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7.14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4.299cm"/>
    </style:style>
    <style:style style:name="co12" style:family="table-column">
      <style:table-column-properties fo:break-before="auto" style:column-width="5.26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5.933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4.14cm"/>
    </style:style>
    <style:style style:name="co18" style:family="table-column">
      <style:table-column-properties fo:break-before="auto" style:column-width="5.075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3" style:family="table-cell" style:parent-style-name="Default">
      <style:table-cell-properties fo:background-color="#ffee58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fo:color="#757575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9">
      <style:table-cell-properties fo:background-color="#b2ebf2" style:text-align-source="fix" style:repeat-content="false" fo:border="0.74pt solid #d3d3d3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0.74pt solid #ababab"/>
    </style:style>
    <style:style style:name="ce4" style:family="table-cell" style:parent-style-name="Default">
      <style:table-cell-properties fo:border="0.74pt solid #ababab"/>
    </style:style>
    <style:style style:name="ce9" style:family="table-cell" style:parent-style-name="Default" style:data-style-name="N121">
      <style:table-cell-properties fo:background-color="#b2ebf2" style:text-align-source="fix" style:repeat-content="false" fo:border="0.74pt solid #d3d3d3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21">
      <style:table-cell-properties fo:border="0.74pt solid #ababab"/>
    </style:style>
    <style:style style:name="ce10" style:family="table-cell" style:parent-style-name="Default" style:data-style-name="N119">
      <style:table-cell-properties style:text-align-source="fix" style:repeat-content="false" fo:border="0.74pt solid #d3d3d3"/>
      <style:paragraph-properties fo:text-align="center" fo:margin-left="0cm"/>
      <style:text-properties fo:color="#0064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fo:border="0.74pt solid #ababab"/>
    </style:style>
    <style:style style:name="ce25" style:family="table-cell" style:parent-style-name="Default" style:data-style-name="N119">
      <style:table-cell-properties fo:background-color="#b2ebf2" style:text-align-source="fix" style:repeat-content="false" fo:wrap-option="wrap" fo:border="0.74pt solid #d3d3d3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19">
      <style:table-cell-properties fo:border="0.74pt solid #ababab"/>
    </style:style>
    <style:style style:name="ce19" style:family="table-cell" style:parent-style-name="Default" style:data-style-name="N61"/>
    <style:style style:name="ce30" style:family="table-cell" style:parent-style-name="Default" style:data-style-name="N119">
      <style:table-cell-properties fo:background-color="#b2ebf2" style:text-align-source="fix" style:repeat-content="false" fo:border="0.74pt solid #bdbdbd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3e5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3e5f5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3e5f5"/>
    </style:style>
    <style:style style:name="ce40" style:family="table-cell" style:parent-style-name="Default">
      <style:table-cell-properties fo:background-color="#fff9c4"/>
    </style:style>
    <style:style style:name="ce41" style:family="table-cell" style:parent-style-name="Default">
      <style:table-cell-properties fo:background-color="#f3e5f5"/>
    </style:style>
    <style:style style:name="ce31" style:family="table-cell" style:parent-style-name="Default">
      <style:table-cell-properties fo:border="0.74pt solid #ababab"/>
    </style:style>
    <style:style style:name="ce43" style:family="table-cell" style:parent-style-name="Default" style:data-style-name="N121">
      <style:table-cell-properties fo:background-color="#b2ebf2" style:text-align-source="fix" style:repeat-content="false" fo:border="0.74pt solid #bdbdbd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19">
      <style:table-cell-properties fo:background-color="#f3e5f5" style:text-align-source="fix" style:repeat-content="false" fo:border="0.74pt solid #bdbdbd"/>
      <style:paragraph-properties fo:text-align="end" fo:margin-left="0cm"/>
      <style:text-properties fo:color="#0064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19">
      <style:table-cell-properties fo:background-color="#fff9c4" style:text-align-source="fix" style:repeat-content="false" fo:border="0.74pt solid #bdbdbd"/>
      <style:paragraph-properties fo:text-align="end" fo:margin-left="0cm"/>
      <style:text-properties fo:color="#0064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119">
      <style:table-cell-properties style:text-align-source="fix" style:repeat-content="false" fo:border="0.74pt solid #d3d3d3"/>
      <style:paragraph-properties fo:text-align="end" fo:margin-left="0cm"/>
      <style:text-properties fo:color="#0064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">
      <style:table-cell-properties fo:background-color="#f3e5f5" style:text-align-source="fix" style:repeat-content="false" fo:border="0.74pt solid #bdbdbd"/>
      <style:paragraph-properties fo:text-align="end" fo:margin-left="0.353cm"/>
    </style:style>
    <style:style style:name="ce48" style:family="table-cell" style:parent-style-name="Default" style:data-style-name="N1">
      <style:table-cell-properties fo:background-color="#fff9c4" style:text-align-source="fix" style:repeat-content="false" fo:border="0.74pt solid #bdbdbd"/>
      <style:paragraph-properties fo:text-align="end" fo:margin-left="0.353cm"/>
    </style:style>
    <style:style style:name="ce33" style:family="table-cell" style:parent-style-name="Default" style:data-style-name="N1">
      <style:table-cell-properties style:text-align-source="fix" style:repeat-content="false" fo:border="0.74pt solid #ababab"/>
      <style:paragraph-properties fo:text-align="end" fo:margin-left="0.353cm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.353cm"/>
    </style:style>
    <style:style style:name="ce51" style:family="table-cell" style:parent-style-name="Default" style:data-style-name="N119">
      <style:table-cell-properties fo:background-color="#b2ebf2" style:text-align-source="fix" style:repeat-content="false" fo:wrap-option="wrap" fo:border="0.74pt solid #bdbdbd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119">
      <style:table-cell-properties fo:background-color="#f3e5f5" fo:border="0.74pt solid #bdbdbd"/>
    </style:style>
    <style:style style:name="ce53" style:family="table-cell" style:parent-style-name="Default" style:data-style-name="N119">
      <style:table-cell-properties fo:background-color="#fff9c4" fo:border="0.74pt solid #bdbdbd"/>
    </style:style>
    <style:style style:name="ce54" style:family="table-cell" style:parent-style-name="Default" style:data-style-name="N61">
      <style:table-cell-properties fo:background-color="#f3e5f5"/>
    </style:style>
    <style:style style:name="ce55" style:family="table-cell" style:parent-style-name="Default" style:data-style-name="N61">
      <style:table-cell-properties fo:background-color="#fff9c4"/>
    </style:style>
    <style:style style:name="ce3" style:family="table-cell" style:parent-style-name="Default" style:data-style-name="N119">
      <style:table-cell-properties fo:background-color="#b2ebf2" style:text-align-source="fix" style:repeat-content="false" fo:border="0.74pt solid #d3d3d3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74pt solid #ababab"/>
    </style:style>
    <style:style style:name="ce58" style:family="table-cell" style:parent-style-name="Default" style:data-style-name="N1">
      <style:table-cell-properties style:text-align-source="fix" style:repeat-content="false" fo:border="0.74pt solid #ababab"/>
      <style:paragraph-properties fo:text-align="end" fo:margin-left="0.353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conf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23" office:value-type="string" calcext:value-type="string">
            <text:p>BASE_URL</text:p>
          </table:table-cell>
          <table:table-cell table:style-name="ce24" office:value-type="string" calcext:value-type="string" table:number-columns-spanned="11" table:number-rows-spanned="1">
            <text:p><text:a xlink:href="http://colecciones.humboldt.org.co/rec/sonidos/publicaciones/MAP/JDT-Yataros" xlink:type="simple">http://colecciones.humboldt.org.co/rec/sonidos/publicaciones/MAP/JDT-Yataros</text:a></text:p>
          </table:table-cell>
          <table:covered-table-cell table:number-columns-repeated="10"/>
        </table:table-row>
      </table:table>
      <table:table table:name="fs0X top 5 9000 fil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5" office:value-type="string" calcext:value-type="string">
            <text:p>Check Type</text:p>
          </table:table-cell>
          <table:table-cell table:style-name="ce5" office:value-type="string" calcext:value-type="string">
            <text:p>Row</text:p>
            <text:p>Index</text:p>
          </table:table-cell>
          <table:table-cell table:style-name="ce5" office:value-type="string" calcext:value-type="string">
            <text:p>Yat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Month</text:p>
          </table:table-cell>
          <table:table-cell table:style-name="ce9" office:value-type="string" calcext:value-type="string">
            <text:p>Day</text:p>
          </table:table-cell>
          <table:table-cell table:style-name="ce5" office:value-type="string" calcext:value-type="string">
            <text:p>Hour</text:p>
          </table:table-cell>
          <table:table-cell table:style-name="ce5" office:value-type="string" calcext:value-type="string">
            <text:p>Minute</text:p>
          </table:table-cell>
          <table:table-cell table:style-name="ce5" office:value-type="string" calcext:value-type="string">
            <text:p>AudioName</text:p>
          </table:table-cell>
          <table:table-cell table:style-name="ce5" office:value-type="string" calcext:value-type="string">
            <text:p>Audio</text:p>
            <text:p>URL</text:p>
          </table:table-cell>
          <table:table-cell table:style-name="ce5" office:value-type="string" calcext:value-type="string">
            <text:p>#</text:p>
          </table:table-cell>
          <table:table-cell table:style-name="ce25" office:value-type="string" calcext:value-type="string">
            <text:p>Scores</text:p>
            <text:p>MeanOn30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table:style-name="ce18" office:value-type="string" calcext:value-type="string">
            <text:p>feature 'SpectralCrestFactor' (with std)</text:p>
          </table:table-cell>
          <table:table-cell table:style-name="ce4" office:value-type="float" office:value="660" calcext:value-type="float">
            <text:p>66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4_173000.WAV</text:p>
          </table:table-cell>
          <table:table-cell table:style-name="ce10" table:formula="of:=HYPERLINK(COM.MICROSOFT.CONCAT([$conf.$C$2];&quot;/YAT&quot;;[.C2];&quot;Audible/&quot;;[.I2]);COM.MICROSOFT.CONCAT(&quot;Yat &quot;;[.C2];&quot; - &quot;;[.D2];&quot; / &quot;;TEXT([.E2];&quot;00&quot;); &quot; / &quot;; TEXT([.F2];&quot;00&quot;);&quot; - &quot;; TEXT([.G2];&quot;00&quot;);&quot; : &quot;; TEXT([.H2];&quot;00&quot;)))" office:value-type="string" office:string-value="Yat 1 - 2020 / 03 / 14 - 17 : 30" calcext:value-type="string">
            <text:p>Yat 1 - 2020 / 03 / 14 - 17 : 30</text:p>
          </table:table-cell>
          <table:table-cell table:style-name="ce11" table:formula="of:=COUNTIF([.$J$2:.$J$191];[.J2])" office:value-type="float" office:value="2" calcext:value-type="float">
            <text:p>2</text:p>
          </table:table-cell>
          <table:table-cell table:style-name="ce22" office:value-type="float" office:value="0.70501" calcext:value-type="float">
            <text:p>0.7050</text:p>
          </table:table-cell>
          <table:table-cell office:value-type="string" calcext:value-type="string">
            <text:p><text:span text:style-name="T1">0:25</text:span>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avg feat all (original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3];&quot;Audible/&quot;;[.I3]);COM.MICROSOFT.CONCAT(&quot;Yat &quot;;[.C3];&quot; - &quot;;[.D3];&quot; / &quot;;TEXT([.E3];&quot;00&quot;); &quot; / &quot;; TEXT([.F3];&quot;00&quot;);&quot; - &quot;; TEXT([.G3];&quot;00&quot;);&quot; : &quot;; TEXT([.H3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3])" office:value-type="float" office:value="14" calcext:value-type="float">
            <text:p>14</text:p>
          </table:table-cell>
          <table:table-cell table:style-name="ce22" office:value-type="float" office:value="0.66519" calcext:value-type="float">
            <text:p>0.6652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avg feat all (with std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4];&quot;Audible/&quot;;[.I4]);COM.MICROSOFT.CONCAT(&quot;Yat &quot;;[.C4];&quot; - &quot;;[.D4];&quot; / &quot;;TEXT([.E4];&quot;00&quot;); &quot; / &quot;; TEXT([.F4];&quot;00&quot;);&quot; - &quot;; TEXT([.G4];&quot;00&quot;);&quot; : &quot;; TEXT([.H4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4])" office:value-type="float" office:value="14" calcext:value-type="float">
            <text:p>14</text:p>
          </table:table-cell>
          <table:table-cell table:style-name="ce22" office:value-type="float" office:value="0.66064" calcext:value-type="float">
            <text:p>0.6606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avg feat tonaless (original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5];&quot;Audible/&quot;;[.I5]);COM.MICROSOFT.CONCAT(&quot;Yat &quot;;[.C5];&quot; - &quot;;[.D5];&quot; / &quot;;TEXT([.E5];&quot;00&quot;); &quot; / &quot;; TEXT([.F5];&quot;00&quot;);&quot; - &quot;; TEXT([.G5];&quot;00&quot;);&quot; : &quot;; TEXT([.H5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5])" office:value-type="float" office:value="14" calcext:value-type="float">
            <text:p>14</text:p>
          </table:table-cell>
          <table:table-cell table:style-name="ce22" office:value-type="float" office:value="0.73996" calcext:value-type="float">
            <text:p>0.7400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avg feat tonaless (with std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6];&quot;Audible/&quot;;[.I6]);COM.MICROSOFT.CONCAT(&quot;Yat &quot;;[.C6];&quot; - &quot;;[.D6];&quot; / &quot;;TEXT([.E6];&quot;00&quot;); &quot; / &quot;; TEXT([.F6];&quot;00&quot;);&quot; - &quot;; TEXT([.G6];&quot;00&quot;);&quot; : &quot;; TEXT([.H6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6])" office:value-type="float" office:value="14" calcext:value-type="float">
            <text:p>14</text:p>
          </table:table-cell>
          <table:table-cell table:style-name="ce22" office:value-type="float" office:value="0.73615" calcext:value-type="float">
            <text:p>0.7362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feat all (original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7];&quot;Audible/&quot;;[.I7]);COM.MICROSOFT.CONCAT(&quot;Yat &quot;;[.C7];&quot; - &quot;;[.D7];&quot; / &quot;;TEXT([.E7];&quot;00&quot;); &quot; / &quot;; TEXT([.F7];&quot;00&quot;);&quot; - &quot;; TEXT([.G7];&quot;00&quot;);&quot; : &quot;; TEXT([.H7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7])" office:value-type="float" office:value="14" calcext:value-type="float">
            <text:p>14</text:p>
          </table:table-cell>
          <table:table-cell table:style-name="ce22" office:value-type="float" office:value="0.64715" calcext:value-type="float">
            <text:p>0.6472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feat all (with std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8];&quot;Audible/&quot;;[.I8]);COM.MICROSOFT.CONCAT(&quot;Yat &quot;;[.C8];&quot; - &quot;;[.D8];&quot; / &quot;;TEXT([.E8];&quot;00&quot;); &quot; / &quot;; TEXT([.F8];&quot;00&quot;);&quot; - &quot;; TEXT([.G8];&quot;00&quot;);&quot; : &quot;; TEXT([.H8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8])" office:value-type="float" office:value="14" calcext:value-type="float">
            <text:p>14</text:p>
          </table:table-cell>
          <table:table-cell table:style-name="ce22" office:value-type="float" office:value="0.64675" calcext:value-type="float">
            <text:p>0.6468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9];&quot;Audible/&quot;;[.I9]);COM.MICROSOFT.CONCAT(&quot;Yat &quot;;[.C9];&quot; - &quot;;[.D9];&quot; / &quot;;TEXT([.E9];&quot;00&quot;); &quot; / &quot;; TEXT([.F9];&quot;00&quot;);&quot; - &quot;; TEXT([.G9];&quot;00&quot;);&quot; : &quot;; TEXT([.H9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9])" office:value-type="float" office:value="14" calcext:value-type="float">
            <text:p>14</text:p>
          </table:table-cell>
          <table:table-cell table:style-name="ce22" office:value-type="float" office:value="0.74474" calcext:value-type="float">
            <text:p>0.7447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0];&quot;Audible/&quot;;[.I10]);COM.MICROSOFT.CONCAT(&quot;Yat &quot;;[.C10];&quot; - &quot;;[.D10];&quot; / &quot;;TEXT([.E10];&quot;00&quot;); &quot; / &quot;; TEXT([.F10];&quot;00&quot;);&quot; - &quot;; TEXT([.G10];&quot;00&quot;);&quot; : &quot;; TEXT([.H10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10])" office:value-type="float" office:value="14" calcext:value-type="float">
            <text:p>14</text:p>
          </table:table-cell>
          <table:table-cell table:style-name="ce22" office:value-type="float" office:value="0.74351" calcext:value-type="float">
            <text:p>0.7435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feature 'SpectralCrestFactor' (original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1];&quot;Audible/&quot;;[.I11]);COM.MICROSOFT.CONCAT(&quot;Yat &quot;;[.C11];&quot; - &quot;;[.D11];&quot; / &quot;;TEXT([.E11];&quot;00&quot;); &quot; / &quot;; TEXT([.F11];&quot;00&quot;);&quot; - &quot;; TEXT([.G11];&quot;00&quot;);&quot; : &quot;; TEXT([.H11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11])" office:value-type="float" office:value="14" calcext:value-type="float">
            <text:p>14</text:p>
          </table:table-cell>
          <table:table-cell table:style-name="ce22" office:value-type="float" office:value="0.7906" calcext:value-type="float">
            <text:p>0.7906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feature 'SpectralCrestFactor' (with std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2];&quot;Audible/&quot;;[.I12]);COM.MICROSOFT.CONCAT(&quot;Yat &quot;;[.C12];&quot; - &quot;;[.D12];&quot; / &quot;;TEXT([.E12];&quot;00&quot;); &quot; / &quot;; TEXT([.F12];&quot;00&quot;);&quot; - &quot;; TEXT([.G12];&quot;00&quot;);&quot; : &quot;; TEXT([.H12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12])" office:value-type="float" office:value="14" calcext:value-type="float">
            <text:p>14</text:p>
          </table:table-cell>
          <table:table-cell table:style-name="ce22" office:value-type="float" office:value="0.78935" calcext:value-type="float">
            <text:p>0.7894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feature 'SpectralTonalPowerRatio' (original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3];&quot;Audible/&quot;;[.I13]);COM.MICROSOFT.CONCAT(&quot;Yat &quot;;[.C13];&quot; - &quot;;[.D13];&quot; / &quot;;TEXT([.E13];&quot;00&quot;); &quot; / &quot;; TEXT([.F13];&quot;00&quot;);&quot; - &quot;; TEXT([.G13];&quot;00&quot;);&quot; : &quot;; TEXT([.H13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13])" office:value-type="float" office:value="14" calcext:value-type="float">
            <text:p>14</text:p>
          </table:table-cell>
          <table:table-cell table:style-name="ce22" office:value-type="float" office:value="0.76247" calcext:value-type="float">
            <text:p>0.7625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feature 'SpectralTonalPowerRatio' (with std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4];&quot;Audible/&quot;;[.I14]);COM.MICROSOFT.CONCAT(&quot;Yat &quot;;[.C14];&quot; - &quot;;[.D14];&quot; / &quot;;TEXT([.E14];&quot;00&quot;); &quot; / &quot;; TEXT([.F14];&quot;00&quot;);&quot; - &quot;; TEXT([.G14];&quot;00&quot;);&quot; : &quot;; TEXT([.H14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14])" office:value-type="float" office:value="14" calcext:value-type="float">
            <text:p>14</text:p>
          </table:table-cell>
          <table:table-cell table:style-name="ce22" office:value-type="float" office:value="0.7632" calcext:value-type="float">
            <text:p>0.7632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feature 'TimeMaxAcf' (original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5];&quot;Audible/&quot;;[.I15]);COM.MICROSOFT.CONCAT(&quot;Yat &quot;;[.C15];&quot; - &quot;;[.D15];&quot; / &quot;;TEXT([.E15];&quot;00&quot;); &quot; / &quot;; TEXT([.F15];&quot;00&quot;);&quot; - &quot;; TEXT([.G15];&quot;00&quot;);&quot; : &quot;; TEXT([.H15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15])" office:value-type="float" office:value="14" calcext:value-type="float">
            <text:p>14</text:p>
          </table:table-cell>
          <table:table-cell table:style-name="ce22" office:value-type="float" office:value="0.68916" calcext:value-type="float">
            <text:p>0.6892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feature 'TimeMaxAcf' (with std)</text:p>
          </table:table-cell>
          <table:table-cell table:style-name="ce4" office:value-type="float" office:value="448" calcext:value-type="float">
            <text:p>4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];&quot;Audible/&quot;;[.I16]);COM.MICROSOFT.CONCAT(&quot;Yat &quot;;[.C16];&quot; - &quot;;[.D16];&quot; / &quot;;TEXT([.E16];&quot;00&quot;); &quot; / &quot;; TEXT([.F16];&quot;00&quot;);&quot; - &quot;; TEXT([.G16];&quot;00&quot;);&quot; : &quot;; TEXT([.H16];&quot;00&quot;)))" office:value-type="string" office:string-value="Yat 1 - 2020 / 03 / 10 - 07 : 30" calcext:value-type="string">
            <text:p>Yat 1 - 2020 / 03 / 10 - 07 : 30</text:p>
          </table:table-cell>
          <table:table-cell table:style-name="ce11" table:formula="of:=COUNTIF([.$J$2:.$J$191];[.J16])" office:value-type="float" office:value="14" calcext:value-type="float">
            <text:p>14</text:p>
          </table:table-cell>
          <table:table-cell table:style-name="ce22" office:value-type="float" office:value="0.68701" calcext:value-type="float">
            <text:p>0.6870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feature 'SpectralCrestFactor' (original)</text:p>
          </table:table-cell>
          <table:table-cell table:style-name="ce4" office:value-type="float" office:value="660" calcext:value-type="float">
            <text:p>66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4_173000.WAV</text:p>
          </table:table-cell>
          <table:table-cell table:style-name="ce10" table:formula="of:=HYPERLINK(COM.MICROSOFT.CONCAT([$conf.$C$2];&quot;/YAT&quot;;[.C17];&quot;Audible/&quot;;[.I17]);COM.MICROSOFT.CONCAT(&quot;Yat &quot;;[.C17];&quot; - &quot;;[.D17];&quot; / &quot;;TEXT([.E17];&quot;00&quot;); &quot; / &quot;; TEXT([.F17];&quot;00&quot;);&quot; - &quot;; TEXT([.G17];&quot;00&quot;);&quot; : &quot;; TEXT([.H17];&quot;00&quot;)))" office:value-type="string" office:string-value="Yat 1 - 2020 / 03 / 14 - 17 : 30" calcext:value-type="string">
            <text:p>Yat 1 - 2020 / 03 / 14 - 17 : 30</text:p>
          </table:table-cell>
          <table:table-cell table:style-name="ce11" table:formula="of:=COUNTIF([.$J$2:.$J$191];[.J17])" office:value-type="float" office:value="2" calcext:value-type="float">
            <text:p>2</text:p>
          </table:table-cell>
          <table:table-cell table:style-name="ce22" office:value-type="float" office:value="0.70781" calcext:value-type="float">
            <text:p>0.7078</text:p>
          </table:table-cell>
          <table:table-cell office:value-type="string" calcext:value-type="string">
            <text:p>0:40 sembra rumore di veicolo (si avvicina e poi si allontana)</text:p>
          </table:table-cell>
        </table:table-row>
        <table:table-row table:style-name="ro1">
          <table:table-cell table:style-name="ce18" office:value-type="string" calcext:value-type="string">
            <text:p>conc avg feat all (with std)</text:p>
          </table:table-cell>
          <table:table-cell table:style-name="ce4" office:value-type="float" office:value="4105" calcext:value-type="float">
            <text:p>410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73000.WAV</text:p>
          </table:table-cell>
          <table:table-cell table:style-name="ce10" table:formula="of:=HYPERLINK(COM.MICROSOFT.CONCAT([$conf.$C$2];&quot;/YAT&quot;;[.C18];&quot;Audible/&quot;;[.I18]);COM.MICROSOFT.CONCAT(&quot;Yat &quot;;[.C18];&quot; - &quot;;[.D18];&quot; / &quot;;TEXT([.E18];&quot;00&quot;); &quot; / &quot;; TEXT([.F18];&quot;00&quot;);&quot; - &quot;; TEXT([.G18];&quot;00&quot;);&quot; : &quot;; TEXT([.H18];&quot;00&quot;)))" office:value-type="string" office:string-value="Yat 2 - 2020 / 03 / 23 - 17 : 30" calcext:value-type="string">
            <text:p>Yat 2 - 2020 / 03 / 23 - 17 : 30</text:p>
          </table:table-cell>
          <table:table-cell table:style-name="ce11" table:formula="of:=COUNTIF([.$J$2:.$J$191];[.J18])" office:value-type="float" office:value="6" calcext:value-type="float">
            <text:p>6</text:p>
          </table:table-cell>
          <table:table-cell table:style-name="ce22" office:value-type="float" office:value="0.67748" calcext:value-type="float">
            <text:p>0.6775</text:p>
          </table:table-cell>
          <table:table-cell table:style-name="ce19" office:value-type="string" calcext:value-type="string">
            <text:p>0:40 sembra veicolo che accelera / motosega</text:p>
          </table:table-cell>
        </table:table-row>
        <table:table-row table:style-name="ro1">
          <table:table-cell table:style-name="ce18" office:value-type="string" calcext:value-type="string">
            <text:p>conc avg feat all (with std)</text:p>
          </table:table-cell>
          <table:table-cell table:style-name="ce4" office:value-type="float" office:value="3403" calcext:value-type="float">
            <text:p>34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8_233000.WAV</text:p>
          </table:table-cell>
          <table:table-cell table:style-name="ce10" table:formula="of:=HYPERLINK(COM.MICROSOFT.CONCAT([$conf.$C$2];&quot;/YAT&quot;;[.C19];&quot;Audible/&quot;;[.I19]);COM.MICROSOFT.CONCAT(&quot;Yat &quot;;[.C19];&quot; - &quot;;[.D19];&quot; / &quot;;TEXT([.E19];&quot;00&quot;); &quot; / &quot;; TEXT([.F19];&quot;00&quot;);&quot; - &quot;; TEXT([.G19];&quot;00&quot;);&quot; : &quot;; TEXT([.H19];&quot;00&quot;)))" office:value-type="string" office:string-value="Yat 2 - 2020 / 03 / 08 - 23 : 30" calcext:value-type="string">
            <text:p>Yat 2 - 2020 / 03 / 08 - 23 : 30</text:p>
          </table:table-cell>
          <table:table-cell table:style-name="ce11" table:formula="of:=COUNTIF([.$J$2:.$J$191];[.J19])" office:value-type="float" office:value="5" calcext:value-type="float">
            <text:p>5</text:p>
          </table:table-cell>
          <table:table-cell table:style-name="ce22" office:value-type="float" office:value="0.65564" calcext:value-type="float">
            <text:p>0.6556</text:p>
          </table:table-cell>
          <table:table-cell office:value-type="string" calcext:value-type="string">
            <text:p>0:50 rumore di veicolo (o temporale)</text:p>
          </table:table-cell>
        </table:table-row>
        <table:table-row table:style-name="ro1">
          <table:table-cell table:style-name="ce18" office:value-type="string" calcext:value-type="string">
            <text:p>feature 'TimeAcfCoeff' (original)</text:p>
          </table:table-cell>
          <table:table-cell table:style-name="ce4" office:value-type="float" office:value="753" calcext:value-type="float">
            <text:p>75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183000.WAV</text:p>
          </table:table-cell>
          <table:table-cell table:style-name="ce10" table:formula="of:=HYPERLINK(COM.MICROSOFT.CONCAT([$conf.$C$2];&quot;/YAT&quot;;[.C20];&quot;Audible/&quot;;[.I20]);COM.MICROSOFT.CONCAT(&quot;Yat &quot;;[.C20];&quot; - &quot;;[.D20];&quot; / &quot;;TEXT([.E20];&quot;00&quot;); &quot; / &quot;; TEXT([.F20];&quot;00&quot;);&quot; - &quot;; TEXT([.G20];&quot;00&quot;);&quot; : &quot;; TEXT([.H20];&quot;00&quot;)))" office:value-type="string" office:string-value="Yat 1 - 2020 / 03 / 16 - 18 : 30" calcext:value-type="string">
            <text:p>Yat 1 - 2020 / 03 / 16 - 18 : 30</text:p>
          </table:table-cell>
          <table:table-cell table:style-name="ce11" table:formula="of:=COUNTIF([.$J$2:.$J$191];[.J20])" office:value-type="float" office:value="2" calcext:value-type="float">
            <text:p>2</text:p>
          </table:table-cell>
          <table:table-cell table:style-name="ce22" office:value-type="float" office:value="0.70529" calcext:value-type="float">
            <text:p>0.7053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AcfCoeff' (with std)</text:p>
          </table:table-cell>
          <table:table-cell table:style-name="ce4" office:value-type="float" office:value="753" calcext:value-type="float">
            <text:p>75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183000.WAV</text:p>
          </table:table-cell>
          <table:table-cell table:style-name="ce10" table:formula="of:=HYPERLINK(COM.MICROSOFT.CONCAT([$conf.$C$2];&quot;/YAT&quot;;[.C21];&quot;Audible/&quot;;[.I21]);COM.MICROSOFT.CONCAT(&quot;Yat &quot;;[.C21];&quot; - &quot;;[.D21];&quot; / &quot;;TEXT([.E21];&quot;00&quot;); &quot; / &quot;; TEXT([.F21];&quot;00&quot;);&quot; - &quot;; TEXT([.G21];&quot;00&quot;);&quot; : &quot;; TEXT([.H21];&quot;00&quot;)))" office:value-type="string" office:string-value="Yat 1 - 2020 / 03 / 16 - 18 : 30" calcext:value-type="string">
            <text:p>Yat 1 - 2020 / 03 / 16 - 18 : 30</text:p>
          </table:table-cell>
          <table:table-cell table:style-name="ce11" table:formula="of:=COUNTIF([.$J$2:.$J$191];[.J21])" office:value-type="float" office:value="2" calcext:value-type="float">
            <text:p>2</text:p>
          </table:table-cell>
          <table:table-cell table:style-name="ce22" office:value-type="float" office:value="0.70659" calcext:value-type="float">
            <text:p>0.7066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original)</text:p>
          </table:table-cell>
          <table:table-cell table:style-name="ce4" office:value-type="float" office:value="755" calcext:value-type="float">
            <text:p>7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193000.WAV</text:p>
          </table:table-cell>
          <table:table-cell table:style-name="ce10" table:formula="of:=HYPERLINK(COM.MICROSOFT.CONCAT([$conf.$C$2];&quot;/YAT&quot;;[.C22];&quot;Audible/&quot;;[.I22]);COM.MICROSOFT.CONCAT(&quot;Yat &quot;;[.C22];&quot; - &quot;;[.D22];&quot; / &quot;;TEXT([.E22];&quot;00&quot;); &quot; / &quot;; TEXT([.F22];&quot;00&quot;);&quot; - &quot;; TEXT([.G22];&quot;00&quot;);&quot; : &quot;; TEXT([.H22];&quot;00&quot;)))" office:value-type="string" office:string-value="Yat 1 - 2020 / 03 / 16 - 19 : 30" calcext:value-type="string">
            <text:p>Yat 1 - 2020 / 03 / 16 - 19 : 30</text:p>
          </table:table-cell>
          <table:table-cell table:style-name="ce11" table:formula="of:=COUNTIF([.$J$2:.$J$191];[.J22])" office:value-type="float" office:value="2" calcext:value-type="float">
            <text:p>2</text:p>
          </table:table-cell>
          <table:table-cell table:style-name="ce22" office:value-type="float" office:value="0.72438" calcext:value-type="float">
            <text:p>0.7244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with std)</text:p>
          </table:table-cell>
          <table:table-cell table:style-name="ce4" office:value-type="float" office:value="755" calcext:value-type="float">
            <text:p>7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193000.WAV</text:p>
          </table:table-cell>
          <table:table-cell table:style-name="ce10" table:formula="of:=HYPERLINK(COM.MICROSOFT.CONCAT([$conf.$C$2];&quot;/YAT&quot;;[.C23];&quot;Audible/&quot;;[.I23]);COM.MICROSOFT.CONCAT(&quot;Yat &quot;;[.C23];&quot; - &quot;;[.D23];&quot; / &quot;;TEXT([.E23];&quot;00&quot;); &quot; / &quot;; TEXT([.F23];&quot;00&quot;);&quot; - &quot;; TEXT([.G23];&quot;00&quot;);&quot; : &quot;; TEXT([.H23];&quot;00&quot;)))" office:value-type="string" office:string-value="Yat 1 - 2020 / 03 / 16 - 19 : 30" calcext:value-type="string">
            <text:p>Yat 1 - 2020 / 03 / 16 - 19 : 30</text:p>
          </table:table-cell>
          <table:table-cell table:style-name="ce11" table:formula="of:=COUNTIF([.$J$2:.$J$191];[.J23])" office:value-type="float" office:value="2" calcext:value-type="float">
            <text:p>2</text:p>
          </table:table-cell>
          <table:table-cell table:style-name="ce22" office:value-type="float" office:value="0.72775" calcext:value-type="float">
            <text:p>0.7278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avg feat spectral (original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24];&quot;Audible/&quot;;[.I24]);COM.MICROSOFT.CONCAT(&quot;Yat &quot;;[.C24];&quot; - &quot;;[.D24];&quot; / &quot;;TEXT([.E24];&quot;00&quot;); &quot; / &quot;; TEXT([.F24];&quot;00&quot;);&quot; - &quot;; TEXT([.G24];&quot;00&quot;);&quot; : &quot;; TEXT([.H24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24])" office:value-type="float" office:value="8" calcext:value-type="float">
            <text:p>8</text:p>
          </table:table-cell>
          <table:table-cell table:style-name="ce22" office:value-type="float" office:value="0.66944" calcext:value-type="float">
            <text:p>0.6694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avg feat spectral (with std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25];&quot;Audible/&quot;;[.I25]);COM.MICROSOFT.CONCAT(&quot;Yat &quot;;[.C25];&quot; - &quot;;[.D25];&quot; / &quot;;TEXT([.E25];&quot;00&quot;); &quot; / &quot;; TEXT([.F25];&quot;00&quot;);&quot; - &quot;; TEXT([.G25];&quot;00&quot;);&quot; : &quot;; TEXT([.H25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25])" office:value-type="float" office:value="8" calcext:value-type="float">
            <text:p>8</text:p>
          </table:table-cell>
          <table:table-cell table:style-name="ce22" office:value-type="float" office:value="0.67075" calcext:value-type="float">
            <text:p>0.6708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26];&quot;Audible/&quot;;[.I26]);COM.MICROSOFT.CONCAT(&quot;Yat &quot;;[.C26];&quot; - &quot;;[.D26];&quot; / &quot;;TEXT([.E26];&quot;00&quot;); &quot; / &quot;; TEXT([.F26];&quot;00&quot;);&quot; - &quot;; TEXT([.G26];&quot;00&quot;);&quot; : &quot;; TEXT([.H26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26])" office:value-type="float" office:value="8" calcext:value-type="float">
            <text:p>8</text:p>
          </table:table-cell>
          <table:table-cell table:style-name="ce22" office:value-type="float" office:value="0.65038" calcext:value-type="float">
            <text:p>0.6504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27];&quot;Audible/&quot;;[.I27]);COM.MICROSOFT.CONCAT(&quot;Yat &quot;;[.C27];&quot; - &quot;;[.D27];&quot; / &quot;;TEXT([.E27];&quot;00&quot;); &quot; / &quot;; TEXT([.F27];&quot;00&quot;);&quot; - &quot;; TEXT([.G27];&quot;00&quot;);&quot; : &quot;; TEXT([.H27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27])" office:value-type="float" office:value="8" calcext:value-type="float">
            <text:p>8</text:p>
          </table:table-cell>
          <table:table-cell table:style-name="ce22" office:value-type="float" office:value="0.65251" calcext:value-type="float">
            <text:p>0.6525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SpectralCentroid' (original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28];&quot;Audible/&quot;;[.I28]);COM.MICROSOFT.CONCAT(&quot;Yat &quot;;[.C28];&quot; - &quot;;[.D28];&quot; / &quot;;TEXT([.E28];&quot;00&quot;); &quot; / &quot;; TEXT([.F28];&quot;00&quot;);&quot; - &quot;; TEXT([.G28];&quot;00&quot;);&quot; : &quot;; TEXT([.H28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28])" office:value-type="float" office:value="8" calcext:value-type="float">
            <text:p>8</text:p>
          </table:table-cell>
          <table:table-cell table:style-name="ce22" office:value-type="float" office:value="0.71438" calcext:value-type="float">
            <text:p>0.7144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SpectralCentroid' (with std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29];&quot;Audible/&quot;;[.I29]);COM.MICROSOFT.CONCAT(&quot;Yat &quot;;[.C29];&quot; - &quot;;[.D29];&quot; / &quot;;TEXT([.E29];&quot;00&quot;); &quot; / &quot;; TEXT([.F29];&quot;00&quot;);&quot; - &quot;; TEXT([.G29];&quot;00&quot;);&quot; : &quot;; TEXT([.H29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29])" office:value-type="float" office:value="8" calcext:value-type="float">
            <text:p>8</text:p>
          </table:table-cell>
          <table:table-cell table:style-name="ce22" office:value-type="float" office:value="0.71624" calcext:value-type="float">
            <text:p>0.7162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original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30];&quot;Audible/&quot;;[.I30]);COM.MICROSOFT.CONCAT(&quot;Yat &quot;;[.C30];&quot; - &quot;;[.D30];&quot; / &quot;;TEXT([.E30];&quot;00&quot;); &quot; / &quot;; TEXT([.F30];&quot;00&quot;);&quot; - &quot;; TEXT([.G30];&quot;00&quot;);&quot; : &quot;; TEXT([.H30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30])" office:value-type="float" office:value="8" calcext:value-type="float">
            <text:p>8</text:p>
          </table:table-cell>
          <table:table-cell table:style-name="ce22" office:value-type="float" office:value="0.73427" calcext:value-type="float">
            <text:p>0.7343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with std)</text:p>
          </table:table-cell>
          <table:table-cell table:style-name="ce4" office:value-type="float" office:value="756" calcext:value-type="float">
            <text:p>7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00000.WAV</text:p>
          </table:table-cell>
          <table:table-cell table:style-name="ce10" table:formula="of:=HYPERLINK(COM.MICROSOFT.CONCAT([$conf.$C$2];&quot;/YAT&quot;;[.C31];&quot;Audible/&quot;;[.I31]);COM.MICROSOFT.CONCAT(&quot;Yat &quot;;[.C31];&quot; - &quot;;[.D31];&quot; / &quot;;TEXT([.E31];&quot;00&quot;); &quot; / &quot;; TEXT([.F31];&quot;00&quot;);&quot; - &quot;; TEXT([.G31];&quot;00&quot;);&quot; : &quot;; TEXT([.H31];&quot;00&quot;)))" office:value-type="string" office:string-value="Yat 1 - 2020 / 03 / 16 - 20 : 00" calcext:value-type="string">
            <text:p>Yat 1 - 2020 / 03 / 16 - 20 : 00</text:p>
          </table:table-cell>
          <table:table-cell table:style-name="ce11" table:formula="of:=COUNTIF([.$J$2:.$J$191];[.J31])" office:value-type="float" office:value="8" calcext:value-type="float">
            <text:p>8</text:p>
          </table:table-cell>
          <table:table-cell table:style-name="ce22" office:value-type="float" office:value="0.73724" calcext:value-type="float">
            <text:p>0.7372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SpectralCentroid' (original)</text:p>
          </table:table-cell>
          <table:table-cell table:style-name="ce4" office:value-type="float" office:value="757" calcext:value-type="float">
            <text:p>7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203000.WAV</text:p>
          </table:table-cell>
          <table:table-cell table:style-name="ce10" table:formula="of:=HYPERLINK(COM.MICROSOFT.CONCAT([$conf.$C$2];&quot;/YAT&quot;;[.C32];&quot;Audible/&quot;;[.I32]);COM.MICROSOFT.CONCAT(&quot;Yat &quot;;[.C32];&quot; - &quot;;[.D32];&quot; / &quot;;TEXT([.E32];&quot;00&quot;); &quot; / &quot;; TEXT([.F32];&quot;00&quot;);&quot; - &quot;; TEXT([.G32];&quot;00&quot;);&quot; : &quot;; TEXT([.H32];&quot;00&quot;)))" office:value-type="string" office:string-value="Yat 1 - 2020 / 03 / 16 - 20 : 30" calcext:value-type="string">
            <text:p>Yat 1 - 2020 / 03 / 16 - 20 : 30</text:p>
          </table:table-cell>
          <table:table-cell table:style-name="ce11" table:formula="of:=COUNTIF([.$J$2:.$J$191];[.J32])" office:value-type="float" office:value="4" calcext:value-type="float">
            <text:p>4</text:p>
          </table:table-cell>
          <table:table-cell table:style-name="ce22" office:value-type="float" office:value="0.7011" calcext:value-type="float">
            <text:p>0.7011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SpectralCentroid' (with std)</text:p>
          </table:table-cell>
          <table:table-cell table:style-name="ce4" office:value-type="float" office:value="757" calcext:value-type="float">
            <text:p>7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203000.WAV</text:p>
          </table:table-cell>
          <table:table-cell table:style-name="ce10" table:formula="of:=HYPERLINK(COM.MICROSOFT.CONCAT([$conf.$C$2];&quot;/YAT&quot;;[.C33];&quot;Audible/&quot;;[.I33]);COM.MICROSOFT.CONCAT(&quot;Yat &quot;;[.C33];&quot; - &quot;;[.D33];&quot; / &quot;;TEXT([.E33];&quot;00&quot;); &quot; / &quot;; TEXT([.F33];&quot;00&quot;);&quot; - &quot;; TEXT([.G33];&quot;00&quot;);&quot; : &quot;; TEXT([.H33];&quot;00&quot;)))" office:value-type="string" office:string-value="Yat 1 - 2020 / 03 / 16 - 20 : 30" calcext:value-type="string">
            <text:p>Yat 1 - 2020 / 03 / 16 - 20 : 30</text:p>
          </table:table-cell>
          <table:table-cell table:style-name="ce11" table:formula="of:=COUNTIF([.$J$2:.$J$191];[.J33])" office:value-type="float" office:value="4" calcext:value-type="float">
            <text:p>4</text:p>
          </table:table-cell>
          <table:table-cell table:style-name="ce22" office:value-type="float" office:value="0.70435" calcext:value-type="float">
            <text:p>0.7044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original)</text:p>
          </table:table-cell>
          <table:table-cell table:style-name="ce4" office:value-type="float" office:value="757" calcext:value-type="float">
            <text:p>7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203000.WAV</text:p>
          </table:table-cell>
          <table:table-cell table:style-name="ce10" table:formula="of:=HYPERLINK(COM.MICROSOFT.CONCAT([$conf.$C$2];&quot;/YAT&quot;;[.C34];&quot;Audible/&quot;;[.I34]);COM.MICROSOFT.CONCAT(&quot;Yat &quot;;[.C34];&quot; - &quot;;[.D34];&quot; / &quot;;TEXT([.E34];&quot;00&quot;); &quot; / &quot;; TEXT([.F34];&quot;00&quot;);&quot; - &quot;; TEXT([.G34];&quot;00&quot;);&quot; : &quot;; TEXT([.H34];&quot;00&quot;)))" office:value-type="string" office:string-value="Yat 1 - 2020 / 03 / 16 - 20 : 30" calcext:value-type="string">
            <text:p>Yat 1 - 2020 / 03 / 16 - 20 : 30</text:p>
          </table:table-cell>
          <table:table-cell table:style-name="ce11" table:formula="of:=COUNTIF([.$J$2:.$J$191];[.J34])" office:value-type="float" office:value="4" calcext:value-type="float">
            <text:p>4</text:p>
          </table:table-cell>
          <table:table-cell table:style-name="ce22" office:value-type="float" office:value="0.72607" calcext:value-type="float">
            <text:p>0.7261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with std)</text:p>
          </table:table-cell>
          <table:table-cell table:style-name="ce4" office:value-type="float" office:value="757" calcext:value-type="float">
            <text:p>7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6_203000.WAV</text:p>
          </table:table-cell>
          <table:table-cell table:style-name="ce10" table:formula="of:=HYPERLINK(COM.MICROSOFT.CONCAT([$conf.$C$2];&quot;/YAT&quot;;[.C35];&quot;Audible/&quot;;[.I35]);COM.MICROSOFT.CONCAT(&quot;Yat &quot;;[.C35];&quot; - &quot;;[.D35];&quot; / &quot;;TEXT([.E35];&quot;00&quot;); &quot; / &quot;; TEXT([.F35];&quot;00&quot;);&quot; - &quot;; TEXT([.G35];&quot;00&quot;);&quot; : &quot;; TEXT([.H35];&quot;00&quot;)))" office:value-type="string" office:string-value="Yat 1 - 2020 / 03 / 16 - 20 : 30" calcext:value-type="string">
            <text:p>Yat 1 - 2020 / 03 / 16 - 20 : 30</text:p>
          </table:table-cell>
          <table:table-cell table:style-name="ce11" table:formula="of:=COUNTIF([.$J$2:.$J$191];[.J35])" office:value-type="float" office:value="4" calcext:value-type="float">
            <text:p>4</text:p>
          </table:table-cell>
          <table:table-cell table:style-name="ce22" office:value-type="float" office:value="0.72931" calcext:value-type="float">
            <text:p>0.7293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SpectralCentroid' (original)</text:p>
          </table:table-cell>
          <table:table-cell table:style-name="ce4" office:value-type="float" office:value="855" calcext:value-type="float">
            <text:p>8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213000.WAV</text:p>
          </table:table-cell>
          <table:table-cell table:style-name="ce10" table:formula="of:=HYPERLINK(COM.MICROSOFT.CONCAT([$conf.$C$2];&quot;/YAT&quot;;[.C36];&quot;Audible/&quot;;[.I36]);COM.MICROSOFT.CONCAT(&quot;Yat &quot;;[.C36];&quot; - &quot;;[.D36];&quot; / &quot;;TEXT([.E36];&quot;00&quot;); &quot; / &quot;; TEXT([.F36];&quot;00&quot;);&quot; - &quot;; TEXT([.G36];&quot;00&quot;);&quot; : &quot;; TEXT([.H36];&quot;00&quot;)))" office:value-type="string" office:string-value="Yat 1 - 2020 / 03 / 18 - 21 : 30" calcext:value-type="string">
            <text:p>Yat 1 - 2020 / 03 / 18 - 21 : 30</text:p>
          </table:table-cell>
          <table:table-cell table:style-name="ce11" table:formula="of:=COUNTIF([.$J$2:.$J$191];[.J36])" office:value-type="float" office:value="4" calcext:value-type="float">
            <text:p>4</text:p>
          </table:table-cell>
          <table:table-cell table:style-name="ce22" office:value-type="float" office:value="0.70109" calcext:value-type="float">
            <text:p>0.7011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SpectralCentroid' (with std)</text:p>
          </table:table-cell>
          <table:table-cell table:style-name="ce4" office:value-type="float" office:value="855" calcext:value-type="float">
            <text:p>8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213000.WAV</text:p>
          </table:table-cell>
          <table:table-cell table:style-name="ce10" table:formula="of:=HYPERLINK(COM.MICROSOFT.CONCAT([$conf.$C$2];&quot;/YAT&quot;;[.C37];&quot;Audible/&quot;;[.I37]);COM.MICROSOFT.CONCAT(&quot;Yat &quot;;[.C37];&quot; - &quot;;[.D37];&quot; / &quot;;TEXT([.E37];&quot;00&quot;); &quot; / &quot;; TEXT([.F37];&quot;00&quot;);&quot; - &quot;; TEXT([.G37];&quot;00&quot;);&quot; : &quot;; TEXT([.H37];&quot;00&quot;)))" office:value-type="string" office:string-value="Yat 1 - 2020 / 03 / 18 - 21 : 30" calcext:value-type="string">
            <text:p>Yat 1 - 2020 / 03 / 18 - 21 : 30</text:p>
          </table:table-cell>
          <table:table-cell table:style-name="ce11" table:formula="of:=COUNTIF([.$J$2:.$J$191];[.J37])" office:value-type="float" office:value="4" calcext:value-type="float">
            <text:p>4</text:p>
          </table:table-cell>
          <table:table-cell table:style-name="ce22" office:value-type="float" office:value="0.70355" calcext:value-type="float">
            <text:p>0.7036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original)</text:p>
          </table:table-cell>
          <table:table-cell table:style-name="ce4" office:value-type="float" office:value="855" calcext:value-type="float">
            <text:p>8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213000.WAV</text:p>
          </table:table-cell>
          <table:table-cell table:style-name="ce10" table:formula="of:=HYPERLINK(COM.MICROSOFT.CONCAT([$conf.$C$2];&quot;/YAT&quot;;[.C38];&quot;Audible/&quot;;[.I38]);COM.MICROSOFT.CONCAT(&quot;Yat &quot;;[.C38];&quot; - &quot;;[.D38];&quot; / &quot;;TEXT([.E38];&quot;00&quot;); &quot; / &quot;; TEXT([.F38];&quot;00&quot;);&quot; - &quot;; TEXT([.G38];&quot;00&quot;);&quot; : &quot;; TEXT([.H38];&quot;00&quot;)))" office:value-type="string" office:string-value="Yat 1 - 2020 / 03 / 18 - 21 : 30" calcext:value-type="string">
            <text:p>Yat 1 - 2020 / 03 / 18 - 21 : 30</text:p>
          </table:table-cell>
          <table:table-cell table:style-name="ce11" table:formula="of:=COUNTIF([.$J$2:.$J$191];[.J38])" office:value-type="float" office:value="4" calcext:value-type="float">
            <text:p>4</text:p>
          </table:table-cell>
          <table:table-cell table:style-name="ce22" office:value-type="float" office:value="0.72575" calcext:value-type="float">
            <text:p>0.7258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with std)</text:p>
          </table:table-cell>
          <table:table-cell table:style-name="ce4" office:value-type="float" office:value="855" calcext:value-type="float">
            <text:p>8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213000.WAV</text:p>
          </table:table-cell>
          <table:table-cell table:style-name="ce10" table:formula="of:=HYPERLINK(COM.MICROSOFT.CONCAT([$conf.$C$2];&quot;/YAT&quot;;[.C39];&quot;Audible/&quot;;[.I39]);COM.MICROSOFT.CONCAT(&quot;Yat &quot;;[.C39];&quot; - &quot;;[.D39];&quot; / &quot;;TEXT([.E39];&quot;00&quot;); &quot; / &quot;; TEXT([.F39];&quot;00&quot;);&quot; - &quot;; TEXT([.G39];&quot;00&quot;);&quot; : &quot;; TEXT([.H39];&quot;00&quot;)))" office:value-type="string" office:string-value="Yat 1 - 2020 / 03 / 18 - 21 : 30" calcext:value-type="string">
            <text:p>Yat 1 - 2020 / 03 / 18 - 21 : 30</text:p>
          </table:table-cell>
          <table:table-cell table:style-name="ce11" table:formula="of:=COUNTIF([.$J$2:.$J$191];[.J39])" office:value-type="float" office:value="4" calcext:value-type="float">
            <text:p>4</text:p>
          </table:table-cell>
          <table:table-cell table:style-name="ce22" office:value-type="float" office:value="0.72899" calcext:value-type="float">
            <text:p>0.7290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original)</text:p>
          </table:table-cell>
          <table:table-cell table:style-name="ce4" office:value-type="float" office:value="857" calcext:value-type="float">
            <text:p>8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223000.WAV</text:p>
          </table:table-cell>
          <table:table-cell table:style-name="ce10" table:formula="of:=HYPERLINK(COM.MICROSOFT.CONCAT([$conf.$C$2];&quot;/YAT&quot;;[.C40];&quot;Audible/&quot;;[.I40]);COM.MICROSOFT.CONCAT(&quot;Yat &quot;;[.C40];&quot; - &quot;;[.D40];&quot; / &quot;;TEXT([.E40];&quot;00&quot;); &quot; / &quot;; TEXT([.F40];&quot;00&quot;);&quot; - &quot;; TEXT([.G40];&quot;00&quot;);&quot; : &quot;; TEXT([.H40];&quot;00&quot;)))" office:value-type="string" office:string-value="Yat 1 - 2020 / 03 / 18 - 22 : 30" calcext:value-type="string">
            <text:p>Yat 1 - 2020 / 03 / 18 - 22 : 30</text:p>
          </table:table-cell>
          <table:table-cell table:style-name="ce11" table:formula="of:=COUNTIF([.$J$2:.$J$191];[.J40])" office:value-type="float" office:value="2" calcext:value-type="float">
            <text:p>2</text:p>
          </table:table-cell>
          <table:table-cell table:style-name="ce22" office:value-type="float" office:value="0.72404" calcext:value-type="float">
            <text:p>0.7240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TimeZeroCrossingRate' (with std)</text:p>
          </table:table-cell>
          <table:table-cell table:style-name="ce4" office:value-type="float" office:value="857" calcext:value-type="float">
            <text:p>8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223000.WAV</text:p>
          </table:table-cell>
          <table:table-cell table:style-name="ce10" table:formula="of:=HYPERLINK(COM.MICROSOFT.CONCAT([$conf.$C$2];&quot;/YAT&quot;;[.C41];&quot;Audible/&quot;;[.I41]);COM.MICROSOFT.CONCAT(&quot;Yat &quot;;[.C41];&quot; - &quot;;[.D41];&quot; / &quot;;TEXT([.E41];&quot;00&quot;); &quot; / &quot;; TEXT([.F41];&quot;00&quot;);&quot; - &quot;; TEXT([.G41];&quot;00&quot;);&quot; : &quot;; TEXT([.H41];&quot;00&quot;)))" office:value-type="string" office:string-value="Yat 1 - 2020 / 03 / 18 - 22 : 30" calcext:value-type="string">
            <text:p>Yat 1 - 2020 / 03 / 18 - 22 : 30</text:p>
          </table:table-cell>
          <table:table-cell table:style-name="ce11" table:formula="of:=COUNTIF([.$J$2:.$J$191];[.J41])" office:value-type="float" office:value="2" calcext:value-type="float">
            <text:p>2</text:p>
          </table:table-cell>
          <table:table-cell table:style-name="ce22" office:value-type="float" office:value="0.72693" calcext:value-type="float">
            <text:p>0.7269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avg feat spectral (original)</text:p>
          </table:table-cell>
          <table:table-cell table:style-name="ce4" office:value-type="float" office:value="900" calcext:value-type="float">
            <text:p>9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9_200000.WAV</text:p>
          </table:table-cell>
          <table:table-cell table:style-name="ce10" table:formula="of:=HYPERLINK(COM.MICROSOFT.CONCAT([$conf.$C$2];&quot;/YAT&quot;;[.C42];&quot;Audible/&quot;;[.I42]);COM.MICROSOFT.CONCAT(&quot;Yat &quot;;[.C42];&quot; - &quot;;[.D42];&quot; / &quot;;TEXT([.E42];&quot;00&quot;); &quot; / &quot;; TEXT([.F42];&quot;00&quot;);&quot; - &quot;; TEXT([.G42];&quot;00&quot;);&quot; : &quot;; TEXT([.H42];&quot;00&quot;)))" office:value-type="string" office:string-value="Yat 1 - 2020 / 03 / 19 - 20 : 00" calcext:value-type="string">
            <text:p>Yat 1 - 2020 / 03 / 19 - 20 : 00</text:p>
          </table:table-cell>
          <table:table-cell table:style-name="ce11" table:formula="of:=COUNTIF([.$J$2:.$J$191];[.J42])" office:value-type="float" office:value="2" calcext:value-type="float">
            <text:p>2</text:p>
          </table:table-cell>
          <table:table-cell table:style-name="ce22" office:value-type="float" office:value="0.66842" calcext:value-type="float">
            <text:p>0.6684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avg feat spectral (with std)</text:p>
          </table:table-cell>
          <table:table-cell table:style-name="ce4" office:value-type="float" office:value="900" calcext:value-type="float">
            <text:p>9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9_200000.WAV</text:p>
          </table:table-cell>
          <table:table-cell table:style-name="ce10" table:formula="of:=HYPERLINK(COM.MICROSOFT.CONCAT([$conf.$C$2];&quot;/YAT&quot;;[.C43];&quot;Audible/&quot;;[.I43]);COM.MICROSOFT.CONCAT(&quot;Yat &quot;;[.C43];&quot; - &quot;;[.D43];&quot; / &quot;;TEXT([.E43];&quot;00&quot;); &quot; / &quot;; TEXT([.F43];&quot;00&quot;);&quot; - &quot;; TEXT([.G43];&quot;00&quot;);&quot; : &quot;; TEXT([.H43];&quot;00&quot;)))" office:value-type="string" office:string-value="Yat 1 - 2020 / 03 / 19 - 20 : 00" calcext:value-type="string">
            <text:p>Yat 1 - 2020 / 03 / 19 - 20 : 00</text:p>
          </table:table-cell>
          <table:table-cell table:style-name="ce11" table:formula="of:=COUNTIF([.$J$2:.$J$191];[.J43])" office:value-type="float" office:value="2" calcext:value-type="float">
            <text:p>2</text:p>
          </table:table-cell>
          <table:table-cell table:style-name="ce22" office:value-type="float" office:value="0.66796" calcext:value-type="float">
            <text:p>0.6680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1046" calcext:value-type="float">
            <text:p>104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210000.WAV</text:p>
          </table:table-cell>
          <table:table-cell table:style-name="ce10" table:formula="of:=HYPERLINK(COM.MICROSOFT.CONCAT([$conf.$C$2];&quot;/YAT&quot;;[.C44];&quot;Audible/&quot;;[.I44]);COM.MICROSOFT.CONCAT(&quot;Yat &quot;;[.C44];&quot; - &quot;;[.D44];&quot; / &quot;;TEXT([.E44];&quot;00&quot;); &quot; / &quot;; TEXT([.F44];&quot;00&quot;);&quot; - &quot;; TEXT([.G44];&quot;00&quot;);&quot; : &quot;; TEXT([.H44];&quot;00&quot;)))" office:value-type="string" office:string-value="Yat 1 - 2020 / 03 / 22 - 21 : 00" calcext:value-type="string">
            <text:p>Yat 1 - 2020 / 03 / 22 - 21 : 00</text:p>
          </table:table-cell>
          <table:table-cell table:style-name="ce11" table:formula="of:=COUNTIF([.$J$2:.$J$191];[.J44])" office:value-type="float" office:value="2" calcext:value-type="float">
            <text:p>2</text:p>
          </table:table-cell>
          <table:table-cell table:style-name="ce22" office:value-type="float" office:value="0.64025" calcext:value-type="float">
            <text:p>0.6403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1046" calcext:value-type="float">
            <text:p>104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210000.WAV</text:p>
          </table:table-cell>
          <table:table-cell table:style-name="ce10" table:formula="of:=HYPERLINK(COM.MICROSOFT.CONCAT([$conf.$C$2];&quot;/YAT&quot;;[.C45];&quot;Audible/&quot;;[.I45]);COM.MICROSOFT.CONCAT(&quot;Yat &quot;;[.C45];&quot; - &quot;;[.D45];&quot; / &quot;;TEXT([.E45];&quot;00&quot;); &quot; / &quot;; TEXT([.F45];&quot;00&quot;);&quot; - &quot;; TEXT([.G45];&quot;00&quot;);&quot; : &quot;; TEXT([.H45];&quot;00&quot;)))" office:value-type="string" office:string-value="Yat 1 - 2020 / 03 / 22 - 21 : 00" calcext:value-type="string">
            <text:p>Yat 1 - 2020 / 03 / 22 - 21 : 00</text:p>
          </table:table-cell>
          <table:table-cell table:style-name="ce11" table:formula="of:=COUNTIF([.$J$2:.$J$191];[.J45])" office:value-type="float" office:value="2" calcext:value-type="float">
            <text:p>2</text:p>
          </table:table-cell>
          <table:table-cell table:style-name="ce22" office:value-type="float" office:value="0.64119" calcext:value-type="float">
            <text:p>0.6412</text:p>
          </table:table-cell>
          <table:table-cell office:value-type="string" calcext:value-type="string">
            <text:p>grilli</text:p>
          </table:table-cell>
        </table:table-row>
        <table:table-row table:style-name="ro1">
          <table:table-cell table:style-name="ce18" office:value-type="string" calcext:value-type="string">
            <text:p>feature 'SpectralFlatness' (original)</text:p>
          </table:table-cell>
          <table:table-cell table:style-name="ce4" office:value-type="float" office:value="701" calcext:value-type="float">
            <text:p>70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5_163000.WAV</text:p>
          </table:table-cell>
          <table:table-cell table:style-name="ce10" table:formula="of:=HYPERLINK(COM.MICROSOFT.CONCAT([$conf.$C$2];&quot;/YAT&quot;;[.C46];&quot;Audible/&quot;;[.I46]);COM.MICROSOFT.CONCAT(&quot;Yat &quot;;[.C46];&quot; - &quot;;[.D46];&quot; / &quot;;TEXT([.E46];&quot;00&quot;); &quot; / &quot;; TEXT([.F46];&quot;00&quot;);&quot; - &quot;; TEXT([.G46];&quot;00&quot;);&quot; : &quot;; TEXT([.H46];&quot;00&quot;)))" office:value-type="string" office:string-value="Yat 1 - 2020 / 03 / 15 - 16 : 30" calcext:value-type="string">
            <text:p>Yat 1 - 2020 / 03 / 15 - 16 : 30</text:p>
          </table:table-cell>
          <table:table-cell table:style-name="ce11" table:formula="of:=COUNTIF([.$J$2:.$J$191];[.J46])" office:value-type="float" office:value="2" calcext:value-type="float">
            <text:p>2</text:p>
          </table:table-cell>
          <table:table-cell table:style-name="ce22" office:value-type="float" office:value="0.6737" calcext:value-type="float">
            <text:p>0.6737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with std)</text:p>
          </table:table-cell>
          <table:table-cell table:style-name="ce4" office:value-type="float" office:value="701" calcext:value-type="float">
            <text:p>70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5_163000.WAV</text:p>
          </table:table-cell>
          <table:table-cell table:style-name="ce10" table:formula="of:=HYPERLINK(COM.MICROSOFT.CONCAT([$conf.$C$2];&quot;/YAT&quot;;[.C47];&quot;Audible/&quot;;[.I47]);COM.MICROSOFT.CONCAT(&quot;Yat &quot;;[.C47];&quot; - &quot;;[.D47];&quot; / &quot;;TEXT([.E47];&quot;00&quot;); &quot; / &quot;; TEXT([.F47];&quot;00&quot;);&quot; - &quot;; TEXT([.G47];&quot;00&quot;);&quot; : &quot;; TEXT([.H47];&quot;00&quot;)))" office:value-type="string" office:string-value="Yat 1 - 2020 / 03 / 15 - 16 : 30" calcext:value-type="string">
            <text:p>Yat 1 - 2020 / 03 / 15 - 16 : 30</text:p>
          </table:table-cell>
          <table:table-cell table:style-name="ce11" table:formula="of:=COUNTIF([.$J$2:.$J$191];[.J47])" office:value-type="float" office:value="2" calcext:value-type="float">
            <text:p>2</text:p>
          </table:table-cell>
          <table:table-cell table:style-name="ce22" office:value-type="float" office:value="0.67675" calcext:value-type="float">
            <text:p>0.6768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original)</text:p>
          </table:table-cell>
          <table:table-cell table:style-name="ce4" office:value-type="float" office:value="702" calcext:value-type="float">
            <text:p>70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70000.WAV</text:p>
          </table:table-cell>
          <table:table-cell table:style-name="ce10" table:formula="of:=HYPERLINK(COM.MICROSOFT.CONCAT([$conf.$C$2];&quot;/YAT&quot;;[.C48];&quot;Audible/&quot;;[.I48]);COM.MICROSOFT.CONCAT(&quot;Yat &quot;;[.C48];&quot; - &quot;;[.D48];&quot; / &quot;;TEXT([.E48];&quot;00&quot;); &quot; / &quot;; TEXT([.F48];&quot;00&quot;);&quot; - &quot;; TEXT([.G48];&quot;00&quot;);&quot; : &quot;; TEXT([.H48];&quot;00&quot;)))" office:value-type="string" office:string-value="Yat 1 - 2020 / 03 / 15 - 17 : 00" calcext:value-type="string">
            <text:p>Yat 1 - 2020 / 03 / 15 - 17 : 00</text:p>
          </table:table-cell>
          <table:table-cell table:style-name="ce11" table:formula="of:=COUNTIF([.$J$2:.$J$191];[.J48])" office:value-type="float" office:value="2" calcext:value-type="float">
            <text:p>2</text:p>
          </table:table-cell>
          <table:table-cell table:style-name="ce22" office:value-type="float" office:value="0.67355" calcext:value-type="float">
            <text:p>0.6736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with std)</text:p>
          </table:table-cell>
          <table:table-cell table:style-name="ce4" office:value-type="float" office:value="702" calcext:value-type="float">
            <text:p>70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70000.WAV</text:p>
          </table:table-cell>
          <table:table-cell table:style-name="ce10" table:formula="of:=HYPERLINK(COM.MICROSOFT.CONCAT([$conf.$C$2];&quot;/YAT&quot;;[.C49];&quot;Audible/&quot;;[.I49]);COM.MICROSOFT.CONCAT(&quot;Yat &quot;;[.C49];&quot; - &quot;;[.D49];&quot; / &quot;;TEXT([.E49];&quot;00&quot;); &quot; / &quot;; TEXT([.F49];&quot;00&quot;);&quot; - &quot;; TEXT([.G49];&quot;00&quot;);&quot; : &quot;; TEXT([.H49];&quot;00&quot;)))" office:value-type="string" office:string-value="Yat 1 - 2020 / 03 / 15 - 17 : 00" calcext:value-type="string">
            <text:p>Yat 1 - 2020 / 03 / 15 - 17 : 00</text:p>
          </table:table-cell>
          <table:table-cell table:style-name="ce11" table:formula="of:=COUNTIF([.$J$2:.$J$191];[.J49])" office:value-type="float" office:value="2" calcext:value-type="float">
            <text:p>2</text:p>
          </table:table-cell>
          <table:table-cell table:style-name="ce22" office:value-type="float" office:value="0.67638" calcext:value-type="float">
            <text:p>0.6764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original)</text:p>
          </table:table-cell>
          <table:table-cell table:style-name="ce4" office:value-type="float" office:value="703" calcext:value-type="float">
            <text:p>70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5_173000.WAV</text:p>
          </table:table-cell>
          <table:table-cell table:style-name="ce10" table:formula="of:=HYPERLINK(COM.MICROSOFT.CONCAT([$conf.$C$2];&quot;/YAT&quot;;[.C50];&quot;Audible/&quot;;[.I50]);COM.MICROSOFT.CONCAT(&quot;Yat &quot;;[.C50];&quot; - &quot;;[.D50];&quot; / &quot;;TEXT([.E50];&quot;00&quot;); &quot; / &quot;; TEXT([.F50];&quot;00&quot;);&quot; - &quot;; TEXT([.G50];&quot;00&quot;);&quot; : &quot;; TEXT([.H50];&quot;00&quot;)))" office:value-type="string" office:string-value="Yat 1 - 2020 / 03 / 15 - 17 : 30" calcext:value-type="string">
            <text:p>Yat 1 - 2020 / 03 / 15 - 17 : 30</text:p>
          </table:table-cell>
          <table:table-cell table:style-name="ce11" table:formula="of:=COUNTIF([.$J$2:.$J$191];[.J50])" office:value-type="float" office:value="2" calcext:value-type="float">
            <text:p>2</text:p>
          </table:table-cell>
          <table:table-cell table:style-name="ce22" office:value-type="float" office:value="0.673" calcext:value-type="float">
            <text:p>0.6730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with std)</text:p>
          </table:table-cell>
          <table:table-cell table:style-name="ce4" office:value-type="float" office:value="703" calcext:value-type="float">
            <text:p>70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5_173000.WAV</text:p>
          </table:table-cell>
          <table:table-cell table:style-name="ce10" table:formula="of:=HYPERLINK(COM.MICROSOFT.CONCAT([$conf.$C$2];&quot;/YAT&quot;;[.C51];&quot;Audible/&quot;;[.I51]);COM.MICROSOFT.CONCAT(&quot;Yat &quot;;[.C51];&quot; - &quot;;[.D51];&quot; / &quot;;TEXT([.E51];&quot;00&quot;); &quot; / &quot;; TEXT([.F51];&quot;00&quot;);&quot; - &quot;; TEXT([.G51];&quot;00&quot;);&quot; : &quot;; TEXT([.H51];&quot;00&quot;)))" office:value-type="string" office:string-value="Yat 1 - 2020 / 03 / 15 - 17 : 30" calcext:value-type="string">
            <text:p>Yat 1 - 2020 / 03 / 15 - 17 : 30</text:p>
          </table:table-cell>
          <table:table-cell table:style-name="ce11" table:formula="of:=COUNTIF([.$J$2:.$J$191];[.J51])" office:value-type="float" office:value="2" calcext:value-type="float">
            <text:p>2</text:p>
          </table:table-cell>
          <table:table-cell table:style-name="ce22" office:value-type="float" office:value="0.67528" calcext:value-type="float">
            <text:p>0.6753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original)</text:p>
          </table:table-cell>
          <table:table-cell table:style-name="ce4" office:value-type="float" office:value="704" calcext:value-type="float">
            <text:p>7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80000.WAV</text:p>
          </table:table-cell>
          <table:table-cell table:style-name="ce10" table:formula="of:=HYPERLINK(COM.MICROSOFT.CONCAT([$conf.$C$2];&quot;/YAT&quot;;[.C52];&quot;Audible/&quot;;[.I52]);COM.MICROSOFT.CONCAT(&quot;Yat &quot;;[.C52];&quot; - &quot;;[.D52];&quot; / &quot;;TEXT([.E52];&quot;00&quot;); &quot; / &quot;; TEXT([.F52];&quot;00&quot;);&quot; - &quot;; TEXT([.G52];&quot;00&quot;);&quot; : &quot;; TEXT([.H52];&quot;00&quot;)))" office:value-type="string" office:string-value="Yat 1 - 2020 / 03 / 15 - 18 : 00" calcext:value-type="string">
            <text:p>Yat 1 - 2020 / 03 / 15 - 18 : 00</text:p>
          </table:table-cell>
          <table:table-cell table:style-name="ce11" table:formula="of:=COUNTIF([.$J$2:.$J$191];[.J52])" office:value-type="float" office:value="2" calcext:value-type="float">
            <text:p>2</text:p>
          </table:table-cell>
          <table:table-cell table:style-name="ce22" office:value-type="float" office:value="0.67301" calcext:value-type="float">
            <text:p>0.6730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with std)</text:p>
          </table:table-cell>
          <table:table-cell table:style-name="ce4" office:value-type="float" office:value="704" calcext:value-type="float">
            <text:p>7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80000.WAV</text:p>
          </table:table-cell>
          <table:table-cell table:style-name="ce10" table:formula="of:=HYPERLINK(COM.MICROSOFT.CONCAT([$conf.$C$2];&quot;/YAT&quot;;[.C53];&quot;Audible/&quot;;[.I53]);COM.MICROSOFT.CONCAT(&quot;Yat &quot;;[.C53];&quot; - &quot;;[.D53];&quot; / &quot;;TEXT([.E53];&quot;00&quot;); &quot; / &quot;; TEXT([.F53];&quot;00&quot;);&quot; - &quot;; TEXT([.G53];&quot;00&quot;);&quot; : &quot;; TEXT([.H53];&quot;00&quot;)))" office:value-type="string" office:string-value="Yat 1 - 2020 / 03 / 15 - 18 : 00" calcext:value-type="string">
            <text:p>Yat 1 - 2020 / 03 / 15 - 18 : 00</text:p>
          </table:table-cell>
          <table:table-cell table:style-name="ce11" table:formula="of:=COUNTIF([.$J$2:.$J$191];[.J53])" office:value-type="float" office:value="2" calcext:value-type="float">
            <text:p>2</text:p>
          </table:table-cell>
          <table:table-cell table:style-name="ce22" office:value-type="float" office:value="0.67599" calcext:value-type="float">
            <text:p>0.6760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original)</text:p>
          </table:table-cell>
          <table:table-cell table:style-name="ce4" office:value-type="float" office:value="705" calcext:value-type="float">
            <text:p>70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5_183000.WAV</text:p>
          </table:table-cell>
          <table:table-cell table:style-name="ce10" table:formula="of:=HYPERLINK(COM.MICROSOFT.CONCAT([$conf.$C$2];&quot;/YAT&quot;;[.C54];&quot;Audible/&quot;;[.I54]);COM.MICROSOFT.CONCAT(&quot;Yat &quot;;[.C54];&quot; - &quot;;[.D54];&quot; / &quot;;TEXT([.E54];&quot;00&quot;); &quot; / &quot;; TEXT([.F54];&quot;00&quot;);&quot; - &quot;; TEXT([.G54];&quot;00&quot;);&quot; : &quot;; TEXT([.H54];&quot;00&quot;)))" office:value-type="string" office:string-value="Yat 1 - 2020 / 03 / 15 - 18 : 30" calcext:value-type="string">
            <text:p>Yat 1 - 2020 / 03 / 15 - 18 : 30</text:p>
          </table:table-cell>
          <table:table-cell table:style-name="ce11" table:formula="of:=COUNTIF([.$J$2:.$J$191];[.J54])" office:value-type="float" office:value="2" calcext:value-type="float">
            <text:p>2</text:p>
          </table:table-cell>
          <table:table-cell table:style-name="ce22" office:value-type="float" office:value="0.67192" calcext:value-type="float">
            <text:p>0.6719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feature 'SpectralFlatness' (with std)</text:p>
          </table:table-cell>
          <table:table-cell table:style-name="ce4" office:value-type="float" office:value="705" calcext:value-type="float">
            <text:p>70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5_183000.WAV</text:p>
          </table:table-cell>
          <table:table-cell table:style-name="ce10" table:formula="of:=HYPERLINK(COM.MICROSOFT.CONCAT([$conf.$C$2];&quot;/YAT&quot;;[.C55];&quot;Audible/&quot;;[.I55]);COM.MICROSOFT.CONCAT(&quot;Yat &quot;;[.C55];&quot; - &quot;;[.D55];&quot; / &quot;;TEXT([.E55];&quot;00&quot;); &quot; / &quot;; TEXT([.F55];&quot;00&quot;);&quot; - &quot;; TEXT([.G55];&quot;00&quot;);&quot; : &quot;; TEXT([.H55];&quot;00&quot;)))" office:value-type="string" office:string-value="Yat 1 - 2020 / 03 / 15 - 18 : 30" calcext:value-type="string">
            <text:p>Yat 1 - 2020 / 03 / 15 - 18 : 30</text:p>
          </table:table-cell>
          <table:table-cell table:style-name="ce11" table:formula="of:=COUNTIF([.$J$2:.$J$191];[.J55])" office:value-type="float" office:value="2" calcext:value-type="float">
            <text:p>2</text:p>
          </table:table-cell>
          <table:table-cell table:style-name="ce22" office:value-type="float" office:value="0.6742" calcext:value-type="float">
            <text:p>0.6742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avg feat time (original)</text:p>
          </table:table-cell>
          <table:table-cell table:style-name="ce4" office:value-type="float" office:value="910" calcext:value-type="float">
            <text:p>9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0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0_010000.WAV</text:p>
          </table:table-cell>
          <table:table-cell table:style-name="ce10" table:formula="of:=HYPERLINK(COM.MICROSOFT.CONCAT([$conf.$C$2];&quot;/YAT&quot;;[.C56];&quot;Audible/&quot;;[.I56]);COM.MICROSOFT.CONCAT(&quot;Yat &quot;;[.C56];&quot; - &quot;;[.D56];&quot; / &quot;;TEXT([.E56];&quot;00&quot;); &quot; / &quot;; TEXT([.F56];&quot;00&quot;);&quot; - &quot;; TEXT([.G56];&quot;00&quot;);&quot; : &quot;; TEXT([.H56];&quot;00&quot;)))" office:value-type="string" office:string-value="Yat 1 - 2020 / 03 / 20 - 01 : 00" calcext:value-type="string">
            <text:p>Yat 1 - 2020 / 03 / 20 - 01 : 00</text:p>
          </table:table-cell>
          <table:table-cell table:style-name="ce11" table:formula="of:=COUNTIF([.$J$2:.$J$191];[.J56])" office:value-type="float" office:value="4" calcext:value-type="float">
            <text:p>4</text:p>
          </table:table-cell>
          <table:table-cell table:style-name="ce22" office:value-type="float" office:value="0.69711" calcext:value-type="float">
            <text:p>0.6971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avg feat time (with std)</text:p>
          </table:table-cell>
          <table:table-cell table:style-name="ce4" office:value-type="float" office:value="910" calcext:value-type="float">
            <text:p>9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0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0_010000.WAV</text:p>
          </table:table-cell>
          <table:table-cell table:style-name="ce10" table:formula="of:=HYPERLINK(COM.MICROSOFT.CONCAT([$conf.$C$2];&quot;/YAT&quot;;[.C57];&quot;Audible/&quot;;[.I57]);COM.MICROSOFT.CONCAT(&quot;Yat &quot;;[.C57];&quot; - &quot;;[.D57];&quot; / &quot;;TEXT([.E57];&quot;00&quot;); &quot; / &quot;; TEXT([.F57];&quot;00&quot;);&quot; - &quot;; TEXT([.G57];&quot;00&quot;);&quot; : &quot;; TEXT([.H57];&quot;00&quot;)))" office:value-type="string" office:string-value="Yat 1 - 2020 / 03 / 20 - 01 : 00" calcext:value-type="string">
            <text:p>Yat 1 - 2020 / 03 / 20 - 01 : 00</text:p>
          </table:table-cell>
          <table:table-cell table:style-name="ce11" table:formula="of:=COUNTIF([.$J$2:.$J$191];[.J57])" office:value-type="float" office:value="4" calcext:value-type="float">
            <text:p>4</text:p>
          </table:table-cell>
          <table:table-cell table:style-name="ce22" office:value-type="float" office:value="0.70083" calcext:value-type="float">
            <text:p>0.7008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feat time (original)</text:p>
          </table:table-cell>
          <table:table-cell table:style-name="ce4" office:value-type="float" office:value="910" calcext:value-type="float">
            <text:p>9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0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0_010000.WAV</text:p>
          </table:table-cell>
          <table:table-cell table:style-name="ce10" table:formula="of:=HYPERLINK(COM.MICROSOFT.CONCAT([$conf.$C$2];&quot;/YAT&quot;;[.C58];&quot;Audible/&quot;;[.I58]);COM.MICROSOFT.CONCAT(&quot;Yat &quot;;[.C58];&quot; - &quot;;[.D58];&quot; / &quot;;TEXT([.E58];&quot;00&quot;); &quot; / &quot;; TEXT([.F58];&quot;00&quot;);&quot; - &quot;; TEXT([.G58];&quot;00&quot;);&quot; : &quot;; TEXT([.H58];&quot;00&quot;)))" office:value-type="string" office:string-value="Yat 1 - 2020 / 03 / 20 - 01 : 00" calcext:value-type="string">
            <text:p>Yat 1 - 2020 / 03 / 20 - 01 : 00</text:p>
          </table:table-cell>
          <table:table-cell table:style-name="ce11" table:formula="of:=COUNTIF([.$J$2:.$J$191];[.J58])" office:value-type="float" office:value="4" calcext:value-type="float">
            <text:p>4</text:p>
          </table:table-cell>
          <table:table-cell table:style-name="ce22" office:value-type="float" office:value="0.66381" calcext:value-type="float">
            <text:p>0.6638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feat time (with std)</text:p>
          </table:table-cell>
          <table:table-cell table:style-name="ce4" office:value-type="float" office:value="910" calcext:value-type="float">
            <text:p>9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0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0_010000.WAV</text:p>
          </table:table-cell>
          <table:table-cell table:style-name="ce10" table:formula="of:=HYPERLINK(COM.MICROSOFT.CONCAT([$conf.$C$2];&quot;/YAT&quot;;[.C59];&quot;Audible/&quot;;[.I59]);COM.MICROSOFT.CONCAT(&quot;Yat &quot;;[.C59];&quot; - &quot;;[.D59];&quot; / &quot;;TEXT([.E59];&quot;00&quot;); &quot; / &quot;; TEXT([.F59];&quot;00&quot;);&quot; - &quot;; TEXT([.G59];&quot;00&quot;);&quot; : &quot;; TEXT([.H59];&quot;00&quot;)))" office:value-type="string" office:string-value="Yat 1 - 2020 / 03 / 20 - 01 : 00" calcext:value-type="string">
            <text:p>Yat 1 - 2020 / 03 / 20 - 01 : 00</text:p>
          </table:table-cell>
          <table:table-cell table:style-name="ce11" table:formula="of:=COUNTIF([.$J$2:.$J$191];[.J59])" office:value-type="float" office:value="4" calcext:value-type="float">
            <text:p>4</text:p>
          </table:table-cell>
          <table:table-cell table:style-name="ce22" office:value-type="float" office:value="0.66267" calcext:value-type="float">
            <text:p>0.6627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avg feat time (original)</text:p>
          </table:table-cell>
          <table:table-cell table:style-name="ce4" office:value-type="float" office:value="1050" calcext:value-type="float">
            <text:p>10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230000.WAV</text:p>
          </table:table-cell>
          <table:table-cell table:style-name="ce10" table:formula="of:=HYPERLINK(COM.MICROSOFT.CONCAT([$conf.$C$2];&quot;/YAT&quot;;[.C60];&quot;Audible/&quot;;[.I60]);COM.MICROSOFT.CONCAT(&quot;Yat &quot;;[.C60];&quot; - &quot;;[.D60];&quot; / &quot;;TEXT([.E60];&quot;00&quot;); &quot; / &quot;; TEXT([.F60];&quot;00&quot;);&quot; - &quot;; TEXT([.G60];&quot;00&quot;);&quot; : &quot;; TEXT([.H60];&quot;00&quot;)))" office:value-type="string" office:string-value="Yat 1 - 2020 / 03 / 22 - 23 : 00" calcext:value-type="string">
            <text:p>Yat 1 - 2020 / 03 / 22 - 23 : 00</text:p>
          </table:table-cell>
          <table:table-cell table:style-name="ce11" table:formula="of:=COUNTIF([.$J$2:.$J$191];[.J60])" office:value-type="float" office:value="4" calcext:value-type="float">
            <text:p>4</text:p>
          </table:table-cell>
          <table:table-cell table:style-name="ce22" office:value-type="float" office:value="0.69193" calcext:value-type="float">
            <text:p>0.6919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avg feat time (with std)</text:p>
          </table:table-cell>
          <table:table-cell table:style-name="ce4" office:value-type="float" office:value="1050" calcext:value-type="float">
            <text:p>10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230000.WAV</text:p>
          </table:table-cell>
          <table:table-cell table:style-name="ce10" table:formula="of:=HYPERLINK(COM.MICROSOFT.CONCAT([$conf.$C$2];&quot;/YAT&quot;;[.C61];&quot;Audible/&quot;;[.I61]);COM.MICROSOFT.CONCAT(&quot;Yat &quot;;[.C61];&quot; - &quot;;[.D61];&quot; / &quot;;TEXT([.E61];&quot;00&quot;); &quot; / &quot;; TEXT([.F61];&quot;00&quot;);&quot; - &quot;; TEXT([.G61];&quot;00&quot;);&quot; : &quot;; TEXT([.H61];&quot;00&quot;)))" office:value-type="string" office:string-value="Yat 1 - 2020 / 03 / 22 - 23 : 00" calcext:value-type="string">
            <text:p>Yat 1 - 2020 / 03 / 22 - 23 : 00</text:p>
          </table:table-cell>
          <table:table-cell table:style-name="ce11" table:formula="of:=COUNTIF([.$J$2:.$J$191];[.J61])" office:value-type="float" office:value="4" calcext:value-type="float">
            <text:p>4</text:p>
          </table:table-cell>
          <table:table-cell table:style-name="ce22" office:value-type="float" office:value="0.69623" calcext:value-type="float">
            <text:p>0.6962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feat time (original)</text:p>
          </table:table-cell>
          <table:table-cell table:style-name="ce4" office:value-type="float" office:value="1050" calcext:value-type="float">
            <text:p>10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230000.WAV</text:p>
          </table:table-cell>
          <table:table-cell table:style-name="ce10" table:formula="of:=HYPERLINK(COM.MICROSOFT.CONCAT([$conf.$C$2];&quot;/YAT&quot;;[.C62];&quot;Audible/&quot;;[.I62]);COM.MICROSOFT.CONCAT(&quot;Yat &quot;;[.C62];&quot; - &quot;;[.D62];&quot; / &quot;;TEXT([.E62];&quot;00&quot;); &quot; / &quot;; TEXT([.F62];&quot;00&quot;);&quot; - &quot;; TEXT([.G62];&quot;00&quot;);&quot; : &quot;; TEXT([.H62];&quot;00&quot;)))" office:value-type="string" office:string-value="Yat 1 - 2020 / 03 / 22 - 23 : 00" calcext:value-type="string">
            <text:p>Yat 1 - 2020 / 03 / 22 - 23 : 00</text:p>
          </table:table-cell>
          <table:table-cell table:style-name="ce11" table:formula="of:=COUNTIF([.$J$2:.$J$191];[.J62])" office:value-type="float" office:value="4" calcext:value-type="float">
            <text:p>4</text:p>
          </table:table-cell>
          <table:table-cell table:style-name="ce22" office:value-type="float" office:value="0.65089" calcext:value-type="float">
            <text:p>0.6509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feat time (with std)</text:p>
          </table:table-cell>
          <table:table-cell table:style-name="ce4" office:value-type="float" office:value="1050" calcext:value-type="float">
            <text:p>10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230000.WAV</text:p>
          </table:table-cell>
          <table:table-cell table:style-name="ce10" table:formula="of:=HYPERLINK(COM.MICROSOFT.CONCAT([$conf.$C$2];&quot;/YAT&quot;;[.C63];&quot;Audible/&quot;;[.I63]);COM.MICROSOFT.CONCAT(&quot;Yat &quot;;[.C63];&quot; - &quot;;[.D63];&quot; / &quot;;TEXT([.E63];&quot;00&quot;); &quot; / &quot;; TEXT([.F63];&quot;00&quot;);&quot; - &quot;; TEXT([.G63];&quot;00&quot;);&quot; : &quot;; TEXT([.H63];&quot;00&quot;)))" office:value-type="string" office:string-value="Yat 1 - 2020 / 03 / 22 - 23 : 00" calcext:value-type="string">
            <text:p>Yat 1 - 2020 / 03 / 22 - 23 : 00</text:p>
          </table:table-cell>
          <table:table-cell table:style-name="ce11" table:formula="of:=COUNTIF([.$J$2:.$J$191];[.J63])" office:value-type="float" office:value="4" calcext:value-type="float">
            <text:p>4</text:p>
          </table:table-cell>
          <table:table-cell table:style-name="ce22" office:value-type="float" office:value="0.64969" calcext:value-type="float">
            <text:p>0.6497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avg feat time (original)</text:p>
          </table:table-cell>
          <table:table-cell table:style-name="ce4" office:value-type="float" office:value="1288" calcext:value-type="float">
            <text:p>128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7_220000.WAV</text:p>
          </table:table-cell>
          <table:table-cell table:style-name="ce10" table:formula="of:=HYPERLINK(COM.MICROSOFT.CONCAT([$conf.$C$2];&quot;/YAT&quot;;[.C64];&quot;Audible/&quot;;[.I64]);COM.MICROSOFT.CONCAT(&quot;Yat &quot;;[.C64];&quot; - &quot;;[.D64];&quot; / &quot;;TEXT([.E64];&quot;00&quot;); &quot; / &quot;; TEXT([.F64];&quot;00&quot;);&quot; - &quot;; TEXT([.G64];&quot;00&quot;);&quot; : &quot;; TEXT([.H64];&quot;00&quot;)))" office:value-type="string" office:string-value="Yat 1 - 2020 / 03 / 27 - 22 : 00" calcext:value-type="string">
            <text:p>Yat 1 - 2020 / 03 / 27 - 22 : 00</text:p>
          </table:table-cell>
          <table:table-cell table:style-name="ce11" table:formula="of:=COUNTIF([.$J$2:.$J$191];[.J64])" office:value-type="float" office:value="4" calcext:value-type="float">
            <text:p>4</text:p>
          </table:table-cell>
          <table:table-cell table:style-name="ce22" office:value-type="float" office:value="0.68703" calcext:value-type="float">
            <text:p>0.6870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avg feat time (with std)</text:p>
          </table:table-cell>
          <table:table-cell table:style-name="ce4" office:value-type="float" office:value="1288" calcext:value-type="float">
            <text:p>128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7_220000.WAV</text:p>
          </table:table-cell>
          <table:table-cell table:style-name="ce10" table:formula="of:=HYPERLINK(COM.MICROSOFT.CONCAT([$conf.$C$2];&quot;/YAT&quot;;[.C65];&quot;Audible/&quot;;[.I65]);COM.MICROSOFT.CONCAT(&quot;Yat &quot;;[.C65];&quot; - &quot;;[.D65];&quot; / &quot;;TEXT([.E65];&quot;00&quot;); &quot; / &quot;; TEXT([.F65];&quot;00&quot;);&quot; - &quot;; TEXT([.G65];&quot;00&quot;);&quot; : &quot;; TEXT([.H65];&quot;00&quot;)))" office:value-type="string" office:string-value="Yat 1 - 2020 / 03 / 27 - 22 : 00" calcext:value-type="string">
            <text:p>Yat 1 - 2020 / 03 / 27 - 22 : 00</text:p>
          </table:table-cell>
          <table:table-cell table:style-name="ce11" table:formula="of:=COUNTIF([.$J$2:.$J$191];[.J65])" office:value-type="float" office:value="4" calcext:value-type="float">
            <text:p>4</text:p>
          </table:table-cell>
          <table:table-cell table:style-name="ce22" office:value-type="float" office:value="0.69075" calcext:value-type="float">
            <text:p>0.6908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feat time (original)</text:p>
          </table:table-cell>
          <table:table-cell table:style-name="ce4" office:value-type="float" office:value="1288" calcext:value-type="float">
            <text:p>128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7_220000.WAV</text:p>
          </table:table-cell>
          <table:table-cell table:style-name="ce10" table:formula="of:=HYPERLINK(COM.MICROSOFT.CONCAT([$conf.$C$2];&quot;/YAT&quot;;[.C66];&quot;Audible/&quot;;[.I66]);COM.MICROSOFT.CONCAT(&quot;Yat &quot;;[.C66];&quot; - &quot;;[.D66];&quot; / &quot;;TEXT([.E66];&quot;00&quot;); &quot; / &quot;; TEXT([.F66];&quot;00&quot;);&quot; - &quot;; TEXT([.G66];&quot;00&quot;);&quot; : &quot;; TEXT([.H66];&quot;00&quot;)))" office:value-type="string" office:string-value="Yat 1 - 2020 / 03 / 27 - 22 : 00" calcext:value-type="string">
            <text:p>Yat 1 - 2020 / 03 / 27 - 22 : 00</text:p>
          </table:table-cell>
          <table:table-cell table:style-name="ce11" table:formula="of:=COUNTIF([.$J$2:.$J$191];[.J66])" office:value-type="float" office:value="4" calcext:value-type="float">
            <text:p>4</text:p>
          </table:table-cell>
          <table:table-cell table:style-name="ce22" office:value-type="float" office:value="0.65538" calcext:value-type="float">
            <text:p>0.6554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feat time (with std)</text:p>
          </table:table-cell>
          <table:table-cell table:style-name="ce4" office:value-type="float" office:value="1288" calcext:value-type="float">
            <text:p>128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7_220000.WAV</text:p>
          </table:table-cell>
          <table:table-cell table:style-name="ce10" table:formula="of:=HYPERLINK(COM.MICROSOFT.CONCAT([$conf.$C$2];&quot;/YAT&quot;;[.C67];&quot;Audible/&quot;;[.I67]);COM.MICROSOFT.CONCAT(&quot;Yat &quot;;[.C67];&quot; - &quot;;[.D67];&quot; / &quot;;TEXT([.E67];&quot;00&quot;); &quot; / &quot;; TEXT([.F67];&quot;00&quot;);&quot; - &quot;; TEXT([.G67];&quot;00&quot;);&quot; : &quot;; TEXT([.H67];&quot;00&quot;)))" office:value-type="string" office:string-value="Yat 1 - 2020 / 03 / 27 - 22 : 00" calcext:value-type="string">
            <text:p>Yat 1 - 2020 / 03 / 27 - 22 : 00</text:p>
          </table:table-cell>
          <table:table-cell table:style-name="ce11" table:formula="of:=COUNTIF([.$J$2:.$J$191];[.J67])" office:value-type="float" office:value="4" calcext:value-type="float">
            <text:p>4</text:p>
          </table:table-cell>
          <table:table-cell table:style-name="ce22" office:value-type="float" office:value="0.65894" calcext:value-type="float">
            <text:p>0.6589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885" calcext:value-type="float">
            <text:p>88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9_123000.WAV</text:p>
          </table:table-cell>
          <table:table-cell table:style-name="ce10" table:formula="of:=HYPERLINK(COM.MICROSOFT.CONCAT([$conf.$C$2];&quot;/YAT&quot;;[.C68];&quot;Audible/&quot;;[.I68]);COM.MICROSOFT.CONCAT(&quot;Yat &quot;;[.C68];&quot; - &quot;;[.D68];&quot; / &quot;;TEXT([.E68];&quot;00&quot;); &quot; / &quot;; TEXT([.F68];&quot;00&quot;);&quot; - &quot;; TEXT([.G68];&quot;00&quot;);&quot; : &quot;; TEXT([.H68];&quot;00&quot;)))" office:value-type="string" office:string-value="Yat 1 - 2020 / 03 / 19 - 12 : 30" calcext:value-type="string">
            <text:p>Yat 1 - 2020 / 03 / 19 - 12 : 30</text:p>
          </table:table-cell>
          <table:table-cell table:style-name="ce11" table:formula="of:=COUNTIF([.$J$2:.$J$191];[.J68])" office:value-type="float" office:value="5" calcext:value-type="float">
            <text:p>5</text:p>
          </table:table-cell>
          <table:table-cell table:style-name="ce22" office:value-type="float" office:value="0.68404" calcext:value-type="float">
            <text:p>0.6840</text:p>
          </table:table-cell>
          <table:table-cell office:value-type="string" calcext:value-type="string">
            <text:p>pioggia,rumore</text:p>
          </table:table-cell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885" calcext:value-type="float">
            <text:p>88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9_123000.WAV</text:p>
          </table:table-cell>
          <table:table-cell table:style-name="ce10" table:formula="of:=HYPERLINK(COM.MICROSOFT.CONCAT([$conf.$C$2];&quot;/YAT&quot;;[.C69];&quot;Audible/&quot;;[.I69]);COM.MICROSOFT.CONCAT(&quot;Yat &quot;;[.C69];&quot; - &quot;;[.D69];&quot; / &quot;;TEXT([.E69];&quot;00&quot;); &quot; / &quot;; TEXT([.F69];&quot;00&quot;);&quot; - &quot;; TEXT([.G69];&quot;00&quot;);&quot; : &quot;; TEXT([.H69];&quot;00&quot;)))" office:value-type="string" office:string-value="Yat 1 - 2020 / 03 / 19 - 12 : 30" calcext:value-type="string">
            <text:p>Yat 1 - 2020 / 03 / 19 - 12 : 30</text:p>
          </table:table-cell>
          <table:table-cell table:style-name="ce11" table:formula="of:=COUNTIF([.$J$2:.$J$191];[.J69])" office:value-type="float" office:value="5" calcext:value-type="float">
            <text:p>5</text:p>
          </table:table-cell>
          <table:table-cell table:style-name="ce22" office:value-type="float" office:value="0.68124" calcext:value-type="float">
            <text:p>0.6812</text:p>
          </table:table-cell>
          <table:table-cell office:value-type="string" calcext:value-type="string">
            <text:p>pioggia,rumore</text:p>
          </table:table-cell>
        </table:table-row>
        <table:table-row table:style-name="ro1">
          <table:table-cell table:style-name="ce18" office:value-type="string" calcext:value-type="string">
            <text:p>feature 'SpectralTonalPowerRatio' (with std)</text:p>
          </table:table-cell>
          <table:table-cell table:style-name="ce4" office:value-type="float" office:value="885" calcext:value-type="float">
            <text:p>88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9_123000.WAV</text:p>
          </table:table-cell>
          <table:table-cell table:style-name="ce10" table:formula="of:=HYPERLINK(COM.MICROSOFT.CONCAT([$conf.$C$2];&quot;/YAT&quot;;[.C70];&quot;Audible/&quot;;[.I70]);COM.MICROSOFT.CONCAT(&quot;Yat &quot;;[.C70];&quot; - &quot;;[.D70];&quot; / &quot;;TEXT([.E70];&quot;00&quot;); &quot; / &quot;; TEXT([.F70];&quot;00&quot;);&quot; - &quot;; TEXT([.G70];&quot;00&quot;);&quot; : &quot;; TEXT([.H70];&quot;00&quot;)))" office:value-type="string" office:string-value="Yat 1 - 2020 / 03 / 19 - 12 : 30" calcext:value-type="string">
            <text:p>Yat 1 - 2020 / 03 / 19 - 12 : 30</text:p>
          </table:table-cell>
          <table:table-cell table:style-name="ce11" table:formula="of:=COUNTIF([.$J$2:.$J$191];[.J70])" office:value-type="float" office:value="5" calcext:value-type="float">
            <text:p>5</text:p>
          </table:table-cell>
          <table:table-cell table:style-name="ce22" office:value-type="float" office:value="0.70497" calcext:value-type="float">
            <text:p>0.7050</text:p>
          </table:table-cell>
          <table:table-cell office:value-type="string" calcext:value-type="string">
            <text:p>pioggia,rumore</text:p>
          </table:table-cell>
        </table:table-row>
        <table:table-row table:style-name="ro1">
          <table:table-cell table:style-name="ce18" office:value-type="string" calcext:value-type="string">
            <text:p>feature 'TimeMaxAcf' (original)</text:p>
          </table:table-cell>
          <table:table-cell table:style-name="ce4" office:value-type="float" office:value="885" calcext:value-type="float">
            <text:p>88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9_123000.WAV</text:p>
          </table:table-cell>
          <table:table-cell table:style-name="ce10" table:formula="of:=HYPERLINK(COM.MICROSOFT.CONCAT([$conf.$C$2];&quot;/YAT&quot;;[.C71];&quot;Audible/&quot;;[.I71]);COM.MICROSOFT.CONCAT(&quot;Yat &quot;;[.C71];&quot; - &quot;;[.D71];&quot; / &quot;;TEXT([.E71];&quot;00&quot;); &quot; / &quot;; TEXT([.F71];&quot;00&quot;);&quot; - &quot;; TEXT([.G71];&quot;00&quot;);&quot; : &quot;; TEXT([.H71];&quot;00&quot;)))" office:value-type="string" office:string-value="Yat 1 - 2020 / 03 / 19 - 12 : 30" calcext:value-type="string">
            <text:p>Yat 1 - 2020 / 03 / 19 - 12 : 30</text:p>
          </table:table-cell>
          <table:table-cell table:style-name="ce11" table:formula="of:=COUNTIF([.$J$2:.$J$191];[.J71])" office:value-type="float" office:value="5" calcext:value-type="float">
            <text:p>5</text:p>
          </table:table-cell>
          <table:table-cell table:style-name="ce22" office:value-type="float" office:value="0.67842" calcext:value-type="float">
            <text:p>0.6784</text:p>
          </table:table-cell>
          <table:table-cell office:value-type="string" calcext:value-type="string">
            <text:p>pioggia,rumore</text:p>
          </table:table-cell>
        </table:table-row>
        <table:table-row table:style-name="ro1">
          <table:table-cell table:style-name="ce18" office:value-type="string" calcext:value-type="string">
            <text:p>feature 'TimeMaxAcf' (with std)</text:p>
          </table:table-cell>
          <table:table-cell table:style-name="ce4" office:value-type="float" office:value="885" calcext:value-type="float">
            <text:p>88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9_123000.WAV</text:p>
          </table:table-cell>
          <table:table-cell table:style-name="ce10" table:formula="of:=HYPERLINK(COM.MICROSOFT.CONCAT([$conf.$C$2];&quot;/YAT&quot;;[.C72];&quot;Audible/&quot;;[.I72]);COM.MICROSOFT.CONCAT(&quot;Yat &quot;;[.C72];&quot; - &quot;;[.D72];&quot; / &quot;;TEXT([.E72];&quot;00&quot;); &quot; / &quot;; TEXT([.F72];&quot;00&quot;);&quot; - &quot;; TEXT([.G72];&quot;00&quot;);&quot; : &quot;; TEXT([.H72];&quot;00&quot;)))" office:value-type="string" office:string-value="Yat 1 - 2020 / 03 / 19 - 12 : 30" calcext:value-type="string">
            <text:p>Yat 1 - 2020 / 03 / 19 - 12 : 30</text:p>
          </table:table-cell>
          <table:table-cell table:style-name="ce11" table:formula="of:=COUNTIF([.$J$2:.$J$191];[.J72])" office:value-type="float" office:value="5" calcext:value-type="float">
            <text:p>5</text:p>
          </table:table-cell>
          <table:table-cell table:style-name="ce22" office:value-type="float" office:value="0.6825" calcext:value-type="float">
            <text:p>0.6825</text:p>
          </table:table-cell>
          <table:table-cell office:value-type="string" calcext:value-type="string">
            <text:p>pioggia,rumore</text:p>
          </table:table-cell>
        </table:table-row>
        <table:table-row table:style-name="ro1">
          <table:table-cell table:style-name="ce18" office:value-type="string" calcext:value-type="string">
            <text:p>feature 'TimeAcfCoeff' (original)</text:p>
          </table:table-cell>
          <table:table-cell table:style-name="ce4" office:value-type="float" office:value="1040" calcext:value-type="float">
            <text:p>104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180000.WAV</text:p>
          </table:table-cell>
          <table:table-cell table:style-name="ce10" table:formula="of:=HYPERLINK(COM.MICROSOFT.CONCAT([$conf.$C$2];&quot;/YAT&quot;;[.C73];&quot;Audible/&quot;;[.I73]);COM.MICROSOFT.CONCAT(&quot;Yat &quot;;[.C73];&quot; - &quot;;[.D73];&quot; / &quot;;TEXT([.E73];&quot;00&quot;); &quot; / &quot;; TEXT([.F73];&quot;00&quot;);&quot; - &quot;; TEXT([.G73];&quot;00&quot;);&quot; : &quot;; TEXT([.H73];&quot;00&quot;)))" office:value-type="string" office:string-value="Yat 1 - 2020 / 03 / 22 - 18 : 00" calcext:value-type="string">
            <text:p>Yat 1 - 2020 / 03 / 22 - 18 : 00</text:p>
          </table:table-cell>
          <table:table-cell table:style-name="ce11" table:formula="of:=COUNTIF([.$J$2:.$J$191];[.J73])" office:value-type="float" office:value="2" calcext:value-type="float">
            <text:p>2</text:p>
          </table:table-cell>
          <table:table-cell table:style-name="ce22" office:value-type="float" office:value="0.69634" calcext:value-type="float">
            <text:p>0.6963</text:p>
          </table:table-cell>
          <table:table-cell office:value-type="string" calcext:value-type="string">
            <text:p>rumore, grilli</text:p>
          </table:table-cell>
        </table:table-row>
        <table:table-row table:style-name="ro1">
          <table:table-cell table:style-name="ce18" office:value-type="string" calcext:value-type="string">
            <text:p>feature 'TimeAcfCoeff' (with std)</text:p>
          </table:table-cell>
          <table:table-cell table:style-name="ce4" office:value-type="float" office:value="1040" calcext:value-type="float">
            <text:p>104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2_180000.WAV</text:p>
          </table:table-cell>
          <table:table-cell table:style-name="ce10" table:formula="of:=HYPERLINK(COM.MICROSOFT.CONCAT([$conf.$C$2];&quot;/YAT&quot;;[.C74];&quot;Audible/&quot;;[.I74]);COM.MICROSOFT.CONCAT(&quot;Yat &quot;;[.C74];&quot; - &quot;;[.D74];&quot; / &quot;;TEXT([.E74];&quot;00&quot;); &quot; / &quot;; TEXT([.F74];&quot;00&quot;);&quot; - &quot;; TEXT([.G74];&quot;00&quot;);&quot; : &quot;; TEXT([.H74];&quot;00&quot;)))" office:value-type="string" office:string-value="Yat 1 - 2020 / 03 / 22 - 18 : 00" calcext:value-type="string">
            <text:p>Yat 1 - 2020 / 03 / 22 - 18 : 00</text:p>
          </table:table-cell>
          <table:table-cell table:style-name="ce11" table:formula="of:=COUNTIF([.$J$2:.$J$191];[.J74])" office:value-type="float" office:value="2" calcext:value-type="float">
            <text:p>2</text:p>
          </table:table-cell>
          <table:table-cell table:style-name="ce22" office:value-type="float" office:value="0.69567" calcext:value-type="float">
            <text:p>0.6957</text:p>
          </table:table-cell>
          <table:table-cell office:value-type="string" calcext:value-type="string">
            <text:p>rumore, grilli</text:p>
          </table:table-cell>
        </table:table-row>
        <table:table-row table:style-name="ro1">
          <table:table-cell table:style-name="ce18" office:value-type="string" calcext:value-type="string">
            <text:p>conc avg feat time (original)</text:p>
          </table:table-cell>
          <table:table-cell table:style-name="ce4" office:value-type="float" office:value="325" calcext:value-type="float">
            <text:p>3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7_180000.WAV</text:p>
          </table:table-cell>
          <table:table-cell table:style-name="ce10" table:formula="of:=HYPERLINK(COM.MICROSOFT.CONCAT([$conf.$C$2];&quot;/YAT&quot;;[.C75];&quot;Audible/&quot;;[.I75]);COM.MICROSOFT.CONCAT(&quot;Yat &quot;;[.C75];&quot; - &quot;;[.D75];&quot; / &quot;;TEXT([.E75];&quot;00&quot;); &quot; / &quot;; TEXT([.F75];&quot;00&quot;);&quot; - &quot;; TEXT([.G75];&quot;00&quot;);&quot; : &quot;; TEXT([.H75];&quot;00&quot;)))" office:value-type="string" office:string-value="Yat 1 - 2020 / 03 / 07 - 18 : 00" calcext:value-type="string">
            <text:p>Yat 1 - 2020 / 03 / 07 - 18 : 00</text:p>
          </table:table-cell>
          <table:table-cell table:style-name="ce11" table:formula="of:=COUNTIF([.$J$2:.$J$191];[.J75])" office:value-type="float" office:value="4" calcext:value-type="float">
            <text:p>4</text:p>
          </table:table-cell>
          <table:table-cell table:style-name="ce22" office:value-type="float" office:value="0.69112" calcext:value-type="float">
            <text:p>0.6911</text:p>
          </table:table-cell>
          <table:table-cell office:value-type="string" calcext:value-type="string">
            <text:p>rumore, niente di particolare</text:p>
          </table:table-cell>
        </table:table-row>
        <table:table-row table:style-name="ro1">
          <table:table-cell table:style-name="ce18" office:value-type="string" calcext:value-type="string">
            <text:p>conc avg feat time (with std)</text:p>
          </table:table-cell>
          <table:table-cell table:style-name="ce4" office:value-type="float" office:value="325" calcext:value-type="float">
            <text:p>3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7_180000.WAV</text:p>
          </table:table-cell>
          <table:table-cell table:style-name="ce10" table:formula="of:=HYPERLINK(COM.MICROSOFT.CONCAT([$conf.$C$2];&quot;/YAT&quot;;[.C76];&quot;Audible/&quot;;[.I76]);COM.MICROSOFT.CONCAT(&quot;Yat &quot;;[.C76];&quot; - &quot;;[.D76];&quot; / &quot;;TEXT([.E76];&quot;00&quot;); &quot; / &quot;; TEXT([.F76];&quot;00&quot;);&quot; - &quot;; TEXT([.G76];&quot;00&quot;);&quot; : &quot;; TEXT([.H76];&quot;00&quot;)))" office:value-type="string" office:string-value="Yat 1 - 2020 / 03 / 07 - 18 : 00" calcext:value-type="string">
            <text:p>Yat 1 - 2020 / 03 / 07 - 18 : 00</text:p>
          </table:table-cell>
          <table:table-cell table:style-name="ce11" table:formula="of:=COUNTIF([.$J$2:.$J$191];[.J76])" office:value-type="float" office:value="4" calcext:value-type="float">
            <text:p>4</text:p>
          </table:table-cell>
          <table:table-cell table:style-name="ce22" office:value-type="float" office:value="0.69484" calcext:value-type="float">
            <text:p>0.6948</text:p>
          </table:table-cell>
          <table:table-cell office:value-type="string" calcext:value-type="string">
            <text:p>rumore, niente di particolare</text:p>
          </table:table-cell>
        </table:table-row>
        <table:table-row table:style-name="ro1">
          <table:table-cell table:style-name="ce18" office:value-type="string" calcext:value-type="string">
            <text:p>conc feat time (original)</text:p>
          </table:table-cell>
          <table:table-cell table:style-name="ce4" office:value-type="float" office:value="325" calcext:value-type="float">
            <text:p>3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7_180000.WAV</text:p>
          </table:table-cell>
          <table:table-cell table:style-name="ce10" table:formula="of:=HYPERLINK(COM.MICROSOFT.CONCAT([$conf.$C$2];&quot;/YAT&quot;;[.C77];&quot;Audible/&quot;;[.I77]);COM.MICROSOFT.CONCAT(&quot;Yat &quot;;[.C77];&quot; - &quot;;[.D77];&quot; / &quot;;TEXT([.E77];&quot;00&quot;); &quot; / &quot;; TEXT([.F77];&quot;00&quot;);&quot; - &quot;; TEXT([.G77];&quot;00&quot;);&quot; : &quot;; TEXT([.H77];&quot;00&quot;)))" office:value-type="string" office:string-value="Yat 1 - 2020 / 03 / 07 - 18 : 00" calcext:value-type="string">
            <text:p>Yat 1 - 2020 / 03 / 07 - 18 : 00</text:p>
          </table:table-cell>
          <table:table-cell table:style-name="ce11" table:formula="of:=COUNTIF([.$J$2:.$J$191];[.J77])" office:value-type="float" office:value="4" calcext:value-type="float">
            <text:p>4</text:p>
          </table:table-cell>
          <table:table-cell table:style-name="ce22" office:value-type="float" office:value="0.65568" calcext:value-type="float">
            <text:p>0.6557</text:p>
          </table:table-cell>
          <table:table-cell office:value-type="string" calcext:value-type="string">
            <text:p>rumore, niente di particolare</text:p>
          </table:table-cell>
        </table:table-row>
        <table:table-row table:style-name="ro1">
          <table:table-cell table:style-name="ce18" office:value-type="string" calcext:value-type="string">
            <text:p>conc feat time (with std)</text:p>
          </table:table-cell>
          <table:table-cell table:style-name="ce4" office:value-type="float" office:value="325" calcext:value-type="float">
            <text:p>3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7_180000.WAV</text:p>
          </table:table-cell>
          <table:table-cell table:style-name="ce10" table:formula="of:=HYPERLINK(COM.MICROSOFT.CONCAT([$conf.$C$2];&quot;/YAT&quot;;[.C78];&quot;Audible/&quot;;[.I78]);COM.MICROSOFT.CONCAT(&quot;Yat &quot;;[.C78];&quot; - &quot;;[.D78];&quot; / &quot;;TEXT([.E78];&quot;00&quot;); &quot; / &quot;; TEXT([.F78];&quot;00&quot;);&quot; - &quot;; TEXT([.G78];&quot;00&quot;);&quot; : &quot;; TEXT([.H78];&quot;00&quot;)))" office:value-type="string" office:string-value="Yat 1 - 2020 / 03 / 07 - 18 : 00" calcext:value-type="string">
            <text:p>Yat 1 - 2020 / 03 / 07 - 18 : 00</text:p>
          </table:table-cell>
          <table:table-cell table:style-name="ce11" table:formula="of:=COUNTIF([.$J$2:.$J$191];[.J78])" office:value-type="float" office:value="4" calcext:value-type="float">
            <text:p>4</text:p>
          </table:table-cell>
          <table:table-cell table:style-name="ce22" office:value-type="float" office:value="0.65971" calcext:value-type="float">
            <text:p>0.6597</text:p>
          </table:table-cell>
          <table:table-cell office:value-type="string" calcext:value-type="string">
            <text:p>rumore, niente di particolare</text:p>
          </table:table-cell>
        </table:table-row>
        <table:table-row table:style-name="ro1">
          <table:table-cell table:style-name="ce18" office:value-type="string" calcext:value-type="string">
            <text:p>feature 'TimeMaxAcf' (original)</text:p>
          </table:table-cell>
          <table:table-cell table:style-name="ce4" office:value-type="float" office:value="375" calcext:value-type="float">
            <text:p>37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8_190000.WAV</text:p>
          </table:table-cell>
          <table:table-cell table:style-name="ce10" table:formula="of:=HYPERLINK(COM.MICROSOFT.CONCAT([$conf.$C$2];&quot;/YAT&quot;;[.C79];&quot;Audible/&quot;;[.I79]);COM.MICROSOFT.CONCAT(&quot;Yat &quot;;[.C79];&quot; - &quot;;[.D79];&quot; / &quot;;TEXT([.E79];&quot;00&quot;); &quot; / &quot;; TEXT([.F79];&quot;00&quot;);&quot; - &quot;; TEXT([.G79];&quot;00&quot;);&quot; : &quot;; TEXT([.H79];&quot;00&quot;)))" office:value-type="string" office:string-value="Yat 1 - 2020 / 03 / 08 - 19 : 00" calcext:value-type="string">
            <text:p>Yat 1 - 2020 / 03 / 08 - 19 : 00</text:p>
          </table:table-cell>
          <table:table-cell table:style-name="ce11" table:formula="of:=COUNTIF([.$J$2:.$J$191];[.J79])" office:value-type="float" office:value="2" calcext:value-type="float">
            <text:p>2</text:p>
          </table:table-cell>
          <table:table-cell table:style-name="ce22" office:value-type="float" office:value="0.69155" calcext:value-type="float">
            <text:p>0.6916</text:p>
          </table:table-cell>
          <table:table-cell office:value-type="string" calcext:value-type="string">
            <text:p>rumore, niente di particolare</text:p>
          </table:table-cell>
        </table:table-row>
        <table:table-row table:style-name="ro1">
          <table:table-cell table:style-name="ce18" office:value-type="string" calcext:value-type="string">
            <text:p>feature 'TimeMaxAcf' (with std)</text:p>
          </table:table-cell>
          <table:table-cell table:style-name="ce4" office:value-type="float" office:value="375" calcext:value-type="float">
            <text:p>37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8_190000.WAV</text:p>
          </table:table-cell>
          <table:table-cell table:style-name="ce10" table:formula="of:=HYPERLINK(COM.MICROSOFT.CONCAT([$conf.$C$2];&quot;/YAT&quot;;[.C80];&quot;Audible/&quot;;[.I80]);COM.MICROSOFT.CONCAT(&quot;Yat &quot;;[.C80];&quot; - &quot;;[.D80];&quot; / &quot;;TEXT([.E80];&quot;00&quot;); &quot; / &quot;; TEXT([.F80];&quot;00&quot;);&quot; - &quot;; TEXT([.G80];&quot;00&quot;);&quot; : &quot;; TEXT([.H80];&quot;00&quot;)))" office:value-type="string" office:string-value="Yat 1 - 2020 / 03 / 08 - 19 : 00" calcext:value-type="string">
            <text:p>Yat 1 - 2020 / 03 / 08 - 19 : 00</text:p>
          </table:table-cell>
          <table:table-cell table:style-name="ce11" table:formula="of:=COUNTIF([.$J$2:.$J$191];[.J80])" office:value-type="float" office:value="2" calcext:value-type="float">
            <text:p>2</text:p>
          </table:table-cell>
          <table:table-cell table:style-name="ce22" office:value-type="float" office:value="0.69752" calcext:value-type="float">
            <text:p>0.6975</text:p>
          </table:table-cell>
          <table:table-cell office:value-type="string" calcext:value-type="string">
            <text:p>rumore, niente di particolare</text:p>
          </table:table-cell>
        </table:table-row>
        <table:table-row table:style-name="ro1">
          <table:table-cell table:style-name="ce18" office:value-type="string" calcext:value-type="string">
            <text:p>conc avg feat all (with std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81];&quot;Audible/&quot;;[.I81]);COM.MICROSOFT.CONCAT(&quot;Yat &quot;;[.C81];&quot; - &quot;;[.D81];&quot; / &quot;;TEXT([.E81];&quot;00&quot;); &quot; / &quot;; TEXT([.F81];&quot;00&quot;);&quot; - &quot;; TEXT([.G81];&quot;00&quot;);&quot; : &quot;; TEXT([.H81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81])" office:value-type="float" office:value="8" calcext:value-type="float">
            <text:p>8</text:p>
          </table:table-cell>
          <table:table-cell table:style-name="ce22" office:value-type="float" office:value="0.68037" calcext:value-type="float">
            <text:p>0.6804</text:p>
          </table:table-cell>
          <table:table-cell office:value-type="string" calcext:value-type="string">
            <text:p>sembra motosega o moto</text:p>
          </table:table-cell>
        </table:table-row>
        <table:table-row table:style-name="ro1">
          <table:table-cell table:style-name="ce18" office:value-type="string" calcext:value-type="string">
            <text:p>conc avg feat all (with std)</text:p>
          </table:table-cell>
          <table:table-cell table:style-name="ce4" office:value-type="float" office:value="4106" calcext:value-type="float">
            <text:p>4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3_180000.WAV</text:p>
          </table:table-cell>
          <table:table-cell table:style-name="ce10" table:formula="of:=HYPERLINK(COM.MICROSOFT.CONCAT([$conf.$C$2];&quot;/YAT&quot;;[.C82];&quot;Audible/&quot;;[.I82]);COM.MICROSOFT.CONCAT(&quot;Yat &quot;;[.C82];&quot; - &quot;;[.D82];&quot; / &quot;;TEXT([.E82];&quot;00&quot;); &quot; / &quot;; TEXT([.F82];&quot;00&quot;);&quot; - &quot;; TEXT([.G82];&quot;00&quot;);&quot; : &quot;; TEXT([.H82];&quot;00&quot;)))" office:value-type="string" office:string-value="Yat 2 - 2020 / 03 / 23 - 18 : 00" calcext:value-type="string">
            <text:p>Yat 2 - 2020 / 03 / 23 - 18 : 00</text:p>
          </table:table-cell>
          <table:table-cell table:style-name="ce11" table:formula="of:=COUNTIF([.$J$2:.$J$191];[.J82])" office:value-type="float" office:value="6" calcext:value-type="float">
            <text:p>6</text:p>
          </table:table-cell>
          <table:table-cell table:style-name="ce22" office:value-type="float" office:value="0.67452" calcext:value-type="float">
            <text:p>0.6745</text:p>
          </table:table-cell>
          <table:table-cell office:value-type="string" calcext:value-type="string">
            <text:p>sembra motosega o moto, molto 0:40/0:50</text:p>
          </table:table-cell>
        </table:table-row>
        <table:table-row table:style-name="ro1">
          <table:table-cell table:style-name="ce18" office:value-type="string" calcext:value-type="string">
            <text:p>conc avg feat spectral (original)</text:p>
          </table:table-cell>
          <table:table-cell table:style-name="ce4" office:value-type="float" office:value="758" calcext:value-type="float">
            <text:p>75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10000.WAV</text:p>
          </table:table-cell>
          <table:table-cell table:style-name="ce10" table:formula="of:=HYPERLINK(COM.MICROSOFT.CONCAT([$conf.$C$2];&quot;/YAT&quot;;[.C83];&quot;Audible/&quot;;[.I83]);COM.MICROSOFT.CONCAT(&quot;Yat &quot;;[.C83];&quot; - &quot;;[.D83];&quot; / &quot;;TEXT([.E83];&quot;00&quot;); &quot; / &quot;; TEXT([.F83];&quot;00&quot;);&quot; - &quot;; TEXT([.G83];&quot;00&quot;);&quot; : &quot;; TEXT([.H83];&quot;00&quot;)))" office:value-type="string" office:string-value="Yat 1 - 2020 / 03 / 16 - 21 : 00" calcext:value-type="string">
            <text:p>Yat 1 - 2020 / 03 / 16 - 21 : 00</text:p>
          </table:table-cell>
          <table:table-cell table:style-name="ce11" table:formula="of:=COUNTIF([.$J$2:.$J$191];[.J83])" office:value-type="float" office:value="2" calcext:value-type="float">
            <text:p>2</text:p>
          </table:table-cell>
          <table:table-cell table:style-name="ce22" office:value-type="float" office:value="0.66869" calcext:value-type="float">
            <text:p>0.6687</text:p>
          </table:table-cell>
          <table:table-cell office:value-type="string" calcext:value-type="string">
            <text:p>temporale</text:p>
          </table:table-cell>
        </table:table-row>
        <table:table-row table:style-name="ro1">
          <table:table-cell table:style-name="ce18" office:value-type="string" calcext:value-type="string">
            <text:p>conc avg feat spectral (with std)</text:p>
          </table:table-cell>
          <table:table-cell table:style-name="ce4" office:value-type="float" office:value="758" calcext:value-type="float">
            <text:p>75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6_210000.WAV</text:p>
          </table:table-cell>
          <table:table-cell table:style-name="ce10" table:formula="of:=HYPERLINK(COM.MICROSOFT.CONCAT([$conf.$C$2];&quot;/YAT&quot;;[.C84];&quot;Audible/&quot;;[.I84]);COM.MICROSOFT.CONCAT(&quot;Yat &quot;;[.C84];&quot; - &quot;;[.D84];&quot; / &quot;;TEXT([.E84];&quot;00&quot;); &quot; / &quot;; TEXT([.F84];&quot;00&quot;);&quot; - &quot;; TEXT([.G84];&quot;00&quot;);&quot; : &quot;; TEXT([.H84];&quot;00&quot;)))" office:value-type="string" office:string-value="Yat 1 - 2020 / 03 / 16 - 21 : 00" calcext:value-type="string">
            <text:p>Yat 1 - 2020 / 03 / 16 - 21 : 00</text:p>
          </table:table-cell>
          <table:table-cell table:style-name="ce11" table:formula="of:=COUNTIF([.$J$2:.$J$191];[.J84])" office:value-type="float" office:value="2" calcext:value-type="float">
            <text:p>2</text:p>
          </table:table-cell>
          <table:table-cell table:style-name="ce22" office:value-type="float" office:value="0.67077" calcext:value-type="float">
            <text:p>0.6708</text:p>
          </table:table-cell>
          <table:table-cell office:value-type="string" calcext:value-type="string">
            <text:p>temporale</text:p>
          </table:table-cell>
        </table:table-row>
        <table:table-row table:style-name="ro1">
          <table:table-cell table:style-name="ce18" office:value-type="string" calcext:value-type="string">
            <text:p>feature 'TimeMaxAcf' (original)</text:p>
          </table:table-cell>
          <table:table-cell table:style-name="ce4" office:value-type="float" office:value="396" calcext:value-type="float">
            <text:p>3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9" calcext:value-type="float">
            <text:p>09</text:p>
          </table:table-cell>
          <table:table-cell table:style-name="ce20" office:value-type="float" office:value="5" calcext:value-type="float">
            <text:p>05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9_053000.WAV</text:p>
          </table:table-cell>
          <table:table-cell table:style-name="ce10" table:formula="of:=HYPERLINK(COM.MICROSOFT.CONCAT([$conf.$C$2];&quot;/YAT&quot;;[.C85];&quot;Audible/&quot;;[.I85]);COM.MICROSOFT.CONCAT(&quot;Yat &quot;;[.C85];&quot; - &quot;;[.D85];&quot; / &quot;;TEXT([.E85];&quot;00&quot;); &quot; / &quot;; TEXT([.F85];&quot;00&quot;);&quot; - &quot;; TEXT([.G85];&quot;00&quot;);&quot; : &quot;; TEXT([.H85];&quot;00&quot;)))" office:value-type="string" office:string-value="Yat 1 - 2020 / 03 / 09 - 05 : 30" calcext:value-type="string">
            <text:p>Yat 1 - 2020 / 03 / 09 - 05 : 30</text:p>
          </table:table-cell>
          <table:table-cell table:style-name="ce11" table:formula="of:=COUNTIF([.$J$2:.$J$191];[.J85])" office:value-type="float" office:value="2" calcext:value-type="float">
            <text:p>2</text:p>
          </table:table-cell>
          <table:table-cell table:style-name="ce22" office:value-type="float" office:value="0.6861" calcext:value-type="float">
            <text:p>0.6861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MaxAcf' (with std)</text:p>
          </table:table-cell>
          <table:table-cell table:style-name="ce4" office:value-type="float" office:value="396" calcext:value-type="float">
            <text:p>3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9" calcext:value-type="float">
            <text:p>09</text:p>
          </table:table-cell>
          <table:table-cell table:style-name="ce20" office:value-type="float" office:value="5" calcext:value-type="float">
            <text:p>05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9_053000.WAV</text:p>
          </table:table-cell>
          <table:table-cell table:style-name="ce10" table:formula="of:=HYPERLINK(COM.MICROSOFT.CONCAT([$conf.$C$2];&quot;/YAT&quot;;[.C86];&quot;Audible/&quot;;[.I86]);COM.MICROSOFT.CONCAT(&quot;Yat &quot;;[.C86];&quot; - &quot;;[.D86];&quot; / &quot;;TEXT([.E86];&quot;00&quot;); &quot; / &quot;; TEXT([.F86];&quot;00&quot;);&quot; - &quot;; TEXT([.G86];&quot;00&quot;);&quot; : &quot;; TEXT([.H86];&quot;00&quot;)))" office:value-type="string" office:string-value="Yat 1 - 2020 / 03 / 09 - 05 : 30" calcext:value-type="string">
            <text:p>Yat 1 - 2020 / 03 / 09 - 05 : 30</text:p>
          </table:table-cell>
          <table:table-cell table:style-name="ce11" table:formula="of:=COUNTIF([.$J$2:.$J$191];[.J86])" office:value-type="float" office:value="2" calcext:value-type="float">
            <text:p>2</text:p>
          </table:table-cell>
          <table:table-cell table:style-name="ce22" office:value-type="float" office:value="0.68957" calcext:value-type="float">
            <text:p>0.6896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entroid' (original)</text:p>
          </table:table-cell>
          <table:table-cell table:style-name="ce4" office:value-type="float" office:value="1621" calcext:value-type="float">
            <text:p>16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3" calcext:value-type="float">
            <text:p>0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403_203000.WAV</text:p>
          </table:table-cell>
          <table:table-cell table:style-name="ce10" table:formula="of:=HYPERLINK(COM.MICROSOFT.CONCAT([$conf.$C$2];&quot;/YAT&quot;;[.C87];&quot;Audible/&quot;;[.I87]);COM.MICROSOFT.CONCAT(&quot;Yat &quot;;[.C87];&quot; - &quot;;[.D87];&quot; / &quot;;TEXT([.E87];&quot;00&quot;); &quot; / &quot;; TEXT([.F87];&quot;00&quot;);&quot; - &quot;; TEXT([.G87];&quot;00&quot;);&quot; : &quot;; TEXT([.H87];&quot;00&quot;)))" office:value-type="string" office:string-value="Yat 1 - 2020 / 04 / 03 - 20 : 30" calcext:value-type="string">
            <text:p>Yat 1 - 2020 / 04 / 03 - 20 : 30</text:p>
          </table:table-cell>
          <table:table-cell table:style-name="ce11" table:formula="of:=COUNTIF([.$J$2:.$J$191];[.J87])" office:value-type="float" office:value="2" calcext:value-type="float">
            <text:p>2</text:p>
          </table:table-cell>
          <table:table-cell table:style-name="ce22" office:value-type="float" office:value="0.70649" calcext:value-type="float">
            <text:p>0.706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entroid' (with std)</text:p>
          </table:table-cell>
          <table:table-cell table:style-name="ce4" office:value-type="float" office:value="1621" calcext:value-type="float">
            <text:p>16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3" calcext:value-type="float">
            <text:p>0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403_203000.WAV</text:p>
          </table:table-cell>
          <table:table-cell table:style-name="ce10" table:formula="of:=HYPERLINK(COM.MICROSOFT.CONCAT([$conf.$C$2];&quot;/YAT&quot;;[.C88];&quot;Audible/&quot;;[.I88]);COM.MICROSOFT.CONCAT(&quot;Yat &quot;;[.C88];&quot; - &quot;;[.D88];&quot; / &quot;;TEXT([.E88];&quot;00&quot;); &quot; / &quot;; TEXT([.F88];&quot;00&quot;);&quot; - &quot;; TEXT([.G88];&quot;00&quot;);&quot; : &quot;; TEXT([.H88];&quot;00&quot;)))" office:value-type="string" office:string-value="Yat 1 - 2020 / 04 / 03 - 20 : 30" calcext:value-type="string">
            <text:p>Yat 1 - 2020 / 04 / 03 - 20 : 30</text:p>
          </table:table-cell>
          <table:table-cell table:style-name="ce11" table:formula="of:=COUNTIF([.$J$2:.$J$191];[.J88])" office:value-type="float" office:value="2" calcext:value-type="float">
            <text:p>2</text:p>
          </table:table-cell>
          <table:table-cell table:style-name="ce22" office:value-type="float" office:value="0.70851" calcext:value-type="float">
            <text:p>0.708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entroid' (original)</text:p>
          </table:table-cell>
          <table:table-cell table:style-name="ce4" office:value-type="float" office:value="1718" calcext:value-type="float">
            <text:p>17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5" calcext:value-type="float">
            <text:p>0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05_210000.WAV</text:p>
          </table:table-cell>
          <table:table-cell table:style-name="ce10" table:formula="of:=HYPERLINK(COM.MICROSOFT.CONCAT([$conf.$C$2];&quot;/YAT&quot;;[.C89];&quot;Audible/&quot;;[.I89]);COM.MICROSOFT.CONCAT(&quot;Yat &quot;;[.C89];&quot; - &quot;;[.D89];&quot; / &quot;;TEXT([.E89];&quot;00&quot;); &quot; / &quot;; TEXT([.F89];&quot;00&quot;);&quot; - &quot;; TEXT([.G89];&quot;00&quot;);&quot; : &quot;; TEXT([.H89];&quot;00&quot;)))" office:value-type="string" office:string-value="Yat 1 - 2020 / 04 / 05 - 21 : 00" calcext:value-type="string">
            <text:p>Yat 1 - 2020 / 04 / 05 - 21 : 00</text:p>
          </table:table-cell>
          <table:table-cell table:style-name="ce11" table:formula="of:=COUNTIF([.$J$2:.$J$191];[.J89])" office:value-type="float" office:value="2" calcext:value-type="float">
            <text:p>2</text:p>
          </table:table-cell>
          <table:table-cell table:style-name="ce22" office:value-type="float" office:value="0.70663" calcext:value-type="float">
            <text:p>0.7066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entroid' (with std)</text:p>
          </table:table-cell>
          <table:table-cell table:style-name="ce4" office:value-type="float" office:value="1718" calcext:value-type="float">
            <text:p>17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5" calcext:value-type="float">
            <text:p>0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05_210000.WAV</text:p>
          </table:table-cell>
          <table:table-cell table:style-name="ce10" table:formula="of:=HYPERLINK(COM.MICROSOFT.CONCAT([$conf.$C$2];&quot;/YAT&quot;;[.C90];&quot;Audible/&quot;;[.I90]);COM.MICROSOFT.CONCAT(&quot;Yat &quot;;[.C90];&quot; - &quot;;[.D90];&quot; / &quot;;TEXT([.E90];&quot;00&quot;); &quot; / &quot;; TEXT([.F90];&quot;00&quot;);&quot; - &quot;; TEXT([.G90];&quot;00&quot;);&quot; : &quot;; TEXT([.H90];&quot;00&quot;)))" office:value-type="string" office:string-value="Yat 1 - 2020 / 04 / 05 - 21 : 00" calcext:value-type="string">
            <text:p>Yat 1 - 2020 / 04 / 05 - 21 : 00</text:p>
          </table:table-cell>
          <table:table-cell table:style-name="ce11" table:formula="of:=COUNTIF([.$J$2:.$J$191];[.J90])" office:value-type="float" office:value="2" calcext:value-type="float">
            <text:p>2</text:p>
          </table:table-cell>
          <table:table-cell table:style-name="ce22" office:value-type="float" office:value="0.71114" calcext:value-type="float">
            <text:p>0.7111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original)</text:p>
          </table:table-cell>
          <table:table-cell table:style-name="ce4" office:value-type="float" office:value="2678" calcext:value-type="float">
            <text:p>267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5_210000.WAV</text:p>
          </table:table-cell>
          <table:table-cell table:style-name="ce10" table:formula="of:=HYPERLINK(COM.MICROSOFT.CONCAT([$conf.$C$2];&quot;/YAT&quot;;[.C91];&quot;Audible/&quot;;[.I91]);COM.MICROSOFT.CONCAT(&quot;Yat &quot;;[.C91];&quot; - &quot;;[.D91];&quot; / &quot;;TEXT([.E91];&quot;00&quot;); &quot; / &quot;; TEXT([.F91];&quot;00&quot;);&quot; - &quot;; TEXT([.G91];&quot;00&quot;);&quot; : &quot;; TEXT([.H91];&quot;00&quot;)))" office:value-type="string" office:string-value="Yat 1 - 2020 / 04 / 25 - 21 : 00" calcext:value-type="string">
            <text:p>Yat 1 - 2020 / 04 / 25 - 21 : 00</text:p>
          </table:table-cell>
          <table:table-cell table:style-name="ce11" table:formula="of:=COUNTIF([.$J$2:.$J$191];[.J91])" office:value-type="float" office:value="2" calcext:value-type="float">
            <text:p>2</text:p>
          </table:table-cell>
          <table:table-cell table:style-name="ce22" office:value-type="float" office:value="0.66592" calcext:value-type="float">
            <text:p>0.6659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with std)</text:p>
          </table:table-cell>
          <table:table-cell table:style-name="ce4" office:value-type="float" office:value="2678" calcext:value-type="float">
            <text:p>267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5_210000.WAV</text:p>
          </table:table-cell>
          <table:table-cell table:style-name="ce10" table:formula="of:=HYPERLINK(COM.MICROSOFT.CONCAT([$conf.$C$2];&quot;/YAT&quot;;[.C92];&quot;Audible/&quot;;[.I92]);COM.MICROSOFT.CONCAT(&quot;Yat &quot;;[.C92];&quot; - &quot;;[.D92];&quot; / &quot;;TEXT([.E92];&quot;00&quot;); &quot; / &quot;; TEXT([.F92];&quot;00&quot;);&quot; - &quot;; TEXT([.G92];&quot;00&quot;);&quot; : &quot;; TEXT([.H92];&quot;00&quot;)))" office:value-type="string" office:string-value="Yat 1 - 2020 / 04 / 25 - 21 : 00" calcext:value-type="string">
            <text:p>Yat 1 - 2020 / 04 / 25 - 21 : 00</text:p>
          </table:table-cell>
          <table:table-cell table:style-name="ce11" table:formula="of:=COUNTIF([.$J$2:.$J$191];[.J92])" office:value-type="float" office:value="2" calcext:value-type="float">
            <text:p>2</text:p>
          </table:table-cell>
          <table:table-cell table:style-name="ce22" office:value-type="float" office:value="0.6669" calcext:value-type="float">
            <text:p>0.6669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original)</text:p>
          </table:table-cell>
          <table:table-cell table:style-name="ce4" office:value-type="float" office:value="2680" calcext:value-type="float">
            <text:p>268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5_220000.WAV</text:p>
          </table:table-cell>
          <table:table-cell table:style-name="ce10" table:formula="of:=HYPERLINK(COM.MICROSOFT.CONCAT([$conf.$C$2];&quot;/YAT&quot;;[.C93];&quot;Audible/&quot;;[.I93]);COM.MICROSOFT.CONCAT(&quot;Yat &quot;;[.C93];&quot; - &quot;;[.D93];&quot; / &quot;;TEXT([.E93];&quot;00&quot;); &quot; / &quot;; TEXT([.F93];&quot;00&quot;);&quot; - &quot;; TEXT([.G93];&quot;00&quot;);&quot; : &quot;; TEXT([.H93];&quot;00&quot;)))" office:value-type="string" office:string-value="Yat 1 - 2020 / 04 / 25 - 22 : 00" calcext:value-type="string">
            <text:p>Yat 1 - 2020 / 04 / 25 - 22 : 00</text:p>
          </table:table-cell>
          <table:table-cell table:style-name="ce11" table:formula="of:=COUNTIF([.$J$2:.$J$191];[.J93])" office:value-type="float" office:value="2" calcext:value-type="float">
            <text:p>2</text:p>
          </table:table-cell>
          <table:table-cell table:style-name="ce22" office:value-type="float" office:value="0.66386" calcext:value-type="float">
            <text:p>0.6639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with std)</text:p>
          </table:table-cell>
          <table:table-cell table:style-name="ce4" office:value-type="float" office:value="2680" calcext:value-type="float">
            <text:p>268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5_220000.WAV</text:p>
          </table:table-cell>
          <table:table-cell table:style-name="ce10" table:formula="of:=HYPERLINK(COM.MICROSOFT.CONCAT([$conf.$C$2];&quot;/YAT&quot;;[.C94];&quot;Audible/&quot;;[.I94]);COM.MICROSOFT.CONCAT(&quot;Yat &quot;;[.C94];&quot; - &quot;;[.D94];&quot; / &quot;;TEXT([.E94];&quot;00&quot;); &quot; / &quot;; TEXT([.F94];&quot;00&quot;);&quot; - &quot;; TEXT([.G94];&quot;00&quot;);&quot; : &quot;; TEXT([.H94];&quot;00&quot;)))" office:value-type="string" office:string-value="Yat 1 - 2020 / 04 / 25 - 22 : 00" calcext:value-type="string">
            <text:p>Yat 1 - 2020 / 04 / 25 - 22 : 00</text:p>
          </table:table-cell>
          <table:table-cell table:style-name="ce11" table:formula="of:=COUNTIF([.$J$2:.$J$191];[.J94])" office:value-type="float" office:value="2" calcext:value-type="float">
            <text:p>2</text:p>
          </table:table-cell>
          <table:table-cell table:style-name="ce22" office:value-type="float" office:value="0.66274" calcext:value-type="float">
            <text:p>0.662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AcfCoeff' (original)</text:p>
          </table:table-cell>
          <table:table-cell table:style-name="ce4" office:value-type="float" office:value="2720" calcext:value-type="float">
            <text:p>272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180000.WAV</text:p>
          </table:table-cell>
          <table:table-cell table:style-name="ce10" table:formula="of:=HYPERLINK(COM.MICROSOFT.CONCAT([$conf.$C$2];&quot;/YAT&quot;;[.C95];&quot;Audible/&quot;;[.I95]);COM.MICROSOFT.CONCAT(&quot;Yat &quot;;[.C95];&quot; - &quot;;[.D95];&quot; / &quot;;TEXT([.E95];&quot;00&quot;); &quot; / &quot;; TEXT([.F95];&quot;00&quot;);&quot; - &quot;; TEXT([.G95];&quot;00&quot;);&quot; : &quot;; TEXT([.H95];&quot;00&quot;)))" office:value-type="string" office:string-value="Yat 1 - 2020 / 04 / 26 - 18 : 00" calcext:value-type="string">
            <text:p>Yat 1 - 2020 / 04 / 26 - 18 : 00</text:p>
          </table:table-cell>
          <table:table-cell table:style-name="ce11" table:formula="of:=COUNTIF([.$J$2:.$J$191];[.J95])" office:value-type="float" office:value="2" calcext:value-type="float">
            <text:p>2</text:p>
          </table:table-cell>
          <table:table-cell table:style-name="ce22" office:value-type="float" office:value="0.71552" calcext:value-type="float">
            <text:p>0.715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AcfCoeff' (with std)</text:p>
          </table:table-cell>
          <table:table-cell table:style-name="ce4" office:value-type="float" office:value="2720" calcext:value-type="float">
            <text:p>272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180000.WAV</text:p>
          </table:table-cell>
          <table:table-cell table:style-name="ce10" table:formula="of:=HYPERLINK(COM.MICROSOFT.CONCAT([$conf.$C$2];&quot;/YAT&quot;;[.C96];&quot;Audible/&quot;;[.I96]);COM.MICROSOFT.CONCAT(&quot;Yat &quot;;[.C96];&quot; - &quot;;[.D96];&quot; / &quot;;TEXT([.E96];&quot;00&quot;); &quot; / &quot;; TEXT([.F96];&quot;00&quot;);&quot; - &quot;; TEXT([.G96];&quot;00&quot;);&quot; : &quot;; TEXT([.H96];&quot;00&quot;)))" office:value-type="string" office:string-value="Yat 1 - 2020 / 04 / 26 - 18 : 00" calcext:value-type="string">
            <text:p>Yat 1 - 2020 / 04 / 26 - 18 : 00</text:p>
          </table:table-cell>
          <table:table-cell table:style-name="ce11" table:formula="of:=COUNTIF([.$J$2:.$J$191];[.J96])" office:value-type="float" office:value="2" calcext:value-type="float">
            <text:p>2</text:p>
          </table:table-cell>
          <table:table-cell table:style-name="ce22" office:value-type="float" office:value="0.71504" calcext:value-type="float">
            <text:p>0.7150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time (original)</text:p>
          </table:table-cell>
          <table:table-cell table:style-name="ce4" office:value-type="float" office:value="2726" calcext:value-type="float">
            <text:p>27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210000.WAV</text:p>
          </table:table-cell>
          <table:table-cell table:style-name="ce10" table:formula="of:=HYPERLINK(COM.MICROSOFT.CONCAT([$conf.$C$2];&quot;/YAT&quot;;[.C97];&quot;Audible/&quot;;[.I97]);COM.MICROSOFT.CONCAT(&quot;Yat &quot;;[.C97];&quot; - &quot;;[.D97];&quot; / &quot;;TEXT([.E97];&quot;00&quot;); &quot; / &quot;; TEXT([.F97];&quot;00&quot;);&quot; - &quot;; TEXT([.G97];&quot;00&quot;);&quot; : &quot;; TEXT([.H97];&quot;00&quot;)))" office:value-type="string" office:string-value="Yat 1 - 2020 / 04 / 26 - 21 : 00" calcext:value-type="string">
            <text:p>Yat 1 - 2020 / 04 / 26 - 21 : 00</text:p>
          </table:table-cell>
          <table:table-cell table:style-name="ce11" table:formula="of:=COUNTIF([.$J$2:.$J$191];[.J97])" office:value-type="float" office:value="2" calcext:value-type="float">
            <text:p>2</text:p>
          </table:table-cell>
          <table:table-cell table:style-name="ce22" office:value-type="float" office:value="0.65049" calcext:value-type="float">
            <text:p>0.6505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time (with std)</text:p>
          </table:table-cell>
          <table:table-cell table:style-name="ce4" office:value-type="float" office:value="2726" calcext:value-type="float">
            <text:p>27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210000.WAV</text:p>
          </table:table-cell>
          <table:table-cell table:style-name="ce10" table:formula="of:=HYPERLINK(COM.MICROSOFT.CONCAT([$conf.$C$2];&quot;/YAT&quot;;[.C98];&quot;Audible/&quot;;[.I98]);COM.MICROSOFT.CONCAT(&quot;Yat &quot;;[.C98];&quot; - &quot;;[.D98];&quot; / &quot;;TEXT([.E98];&quot;00&quot;); &quot; / &quot;; TEXT([.F98];&quot;00&quot;);&quot; - &quot;; TEXT([.G98];&quot;00&quot;);&quot; : &quot;; TEXT([.H98];&quot;00&quot;)))" office:value-type="string" office:string-value="Yat 1 - 2020 / 04 / 26 - 21 : 00" calcext:value-type="string">
            <text:p>Yat 1 - 2020 / 04 / 26 - 21 : 00</text:p>
          </table:table-cell>
          <table:table-cell table:style-name="ce11" table:formula="of:=COUNTIF([.$J$2:.$J$191];[.J98])" office:value-type="float" office:value="2" calcext:value-type="float">
            <text:p>2</text:p>
          </table:table-cell>
          <table:table-cell table:style-name="ce22" office:value-type="float" office:value="0.65015" calcext:value-type="float">
            <text:p>0.6502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original)</text:p>
          </table:table-cell>
          <table:table-cell table:style-name="ce4" office:value-type="float" office:value="2736" calcext:value-type="float">
            <text:p>273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" calcext:value-type="float">
            <text:p>0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7_020000.WAV</text:p>
          </table:table-cell>
          <table:table-cell table:style-name="ce10" table:formula="of:=HYPERLINK(COM.MICROSOFT.CONCAT([$conf.$C$2];&quot;/YAT&quot;;[.C99];&quot;Audible/&quot;;[.I99]);COM.MICROSOFT.CONCAT(&quot;Yat &quot;;[.C99];&quot; - &quot;;[.D99];&quot; / &quot;;TEXT([.E99];&quot;00&quot;); &quot; / &quot;; TEXT([.F99];&quot;00&quot;);&quot; - &quot;; TEXT([.G99];&quot;00&quot;);&quot; : &quot;; TEXT([.H99];&quot;00&quot;)))" office:value-type="string" office:string-value="Yat 1 - 2020 / 04 / 27 - 02 : 00" calcext:value-type="string">
            <text:p>Yat 1 - 2020 / 04 / 27 - 02 : 00</text:p>
          </table:table-cell>
          <table:table-cell table:style-name="ce11" table:formula="of:=COUNTIF([.$J$2:.$J$191];[.J99])" office:value-type="float" office:value="2" calcext:value-type="float">
            <text:p>2</text:p>
          </table:table-cell>
          <table:table-cell table:style-name="ce22" office:value-type="float" office:value="0.6624" calcext:value-type="float">
            <text:p>0.662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with std)</text:p>
          </table:table-cell>
          <table:table-cell table:style-name="ce4" office:value-type="float" office:value="2736" calcext:value-type="float">
            <text:p>273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" calcext:value-type="float">
            <text:p>02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7_020000.WAV</text:p>
          </table:table-cell>
          <table:table-cell table:style-name="ce10" table:formula="of:=HYPERLINK(COM.MICROSOFT.CONCAT([$conf.$C$2];&quot;/YAT&quot;;[.C100];&quot;Audible/&quot;;[.I100]);COM.MICROSOFT.CONCAT(&quot;Yat &quot;;[.C100];&quot; - &quot;;[.D100];&quot; / &quot;;TEXT([.E100];&quot;00&quot;); &quot; / &quot;; TEXT([.F100];&quot;00&quot;);&quot; - &quot;; TEXT([.G100];&quot;00&quot;);&quot; : &quot;; TEXT([.H100];&quot;00&quot;)))" office:value-type="string" office:string-value="Yat 1 - 2020 / 04 / 27 - 02 : 00" calcext:value-type="string">
            <text:p>Yat 1 - 2020 / 04 / 27 - 02 : 00</text:p>
          </table:table-cell>
          <table:table-cell table:style-name="ce11" table:formula="of:=COUNTIF([.$J$2:.$J$191];[.J100])" office:value-type="float" office:value="2" calcext:value-type="float">
            <text:p>2</text:p>
          </table:table-cell>
          <table:table-cell table:style-name="ce22" office:value-type="float" office:value="0.6602" calcext:value-type="float">
            <text:p>0.6602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ime (with std)</text:p>
          </table:table-cell>
          <table:table-cell table:style-name="ce4" office:value-type="float" office:value="2868" calcext:value-type="float">
            <text:p>286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9_200000.WAV</text:p>
          </table:table-cell>
          <table:table-cell table:style-name="ce10" table:formula="of:=HYPERLINK(COM.MICROSOFT.CONCAT([$conf.$C$2];&quot;/YAT&quot;;[.C101];&quot;Audible/&quot;;[.I101]);COM.MICROSOFT.CONCAT(&quot;Yat &quot;;[.C101];&quot; - &quot;;[.D101];&quot; / &quot;;TEXT([.E101];&quot;00&quot;); &quot; / &quot;; TEXT([.F101];&quot;00&quot;);&quot; - &quot;; TEXT([.G101];&quot;00&quot;);&quot; : &quot;; TEXT([.H101];&quot;00&quot;)))" office:value-type="string" office:string-value="Yat 1 - 2020 / 04 / 29 - 20 : 00" calcext:value-type="string">
            <text:p>Yat 1 - 2020 / 04 / 29 - 20 : 00</text:p>
          </table:table-cell>
          <table:table-cell table:style-name="ce11" table:formula="of:=COUNTIF([.$J$2:.$J$191];[.J101])" office:value-type="float" office:value="1" calcext:value-type="float">
            <text:p>1</text:p>
          </table:table-cell>
          <table:table-cell table:style-name="ce22" office:value-type="float" office:value="0.68239" calcext:value-type="float">
            <text:p>0.6824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with std)</text:p>
          </table:table-cell>
          <table:table-cell table:style-name="ce4" office:value-type="float" office:value="3395" calcext:value-type="float">
            <text:p>339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8_193000.WAV</text:p>
          </table:table-cell>
          <table:table-cell table:style-name="ce10" table:formula="of:=HYPERLINK(COM.MICROSOFT.CONCAT([$conf.$C$2];&quot;/YAT&quot;;[.C102];&quot;Audible/&quot;;[.I102]);COM.MICROSOFT.CONCAT(&quot;Yat &quot;;[.C102];&quot; - &quot;;[.D102];&quot; / &quot;;TEXT([.E102];&quot;00&quot;); &quot; / &quot;; TEXT([.F102];&quot;00&quot;);&quot; - &quot;; TEXT([.G102];&quot;00&quot;);&quot; : &quot;; TEXT([.H102];&quot;00&quot;)))" office:value-type="string" office:string-value="Yat 2 - 2020 / 03 / 08 - 19 : 30" calcext:value-type="string">
            <text:p>Yat 2 - 2020 / 03 / 08 - 19 : 30</text:p>
          </table:table-cell>
          <table:table-cell table:style-name="ce11" table:formula="of:=COUNTIF([.$J$2:.$J$191];[.J102])" office:value-type="float" office:value="1" calcext:value-type="float">
            <text:p>1</text:p>
          </table:table-cell>
          <table:table-cell table:style-name="ce22" office:value-type="float" office:value="0.71261" calcext:value-type="float">
            <text:p>0.7126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original)</text:p>
          </table:table-cell>
          <table:table-cell table:style-name="ce4" office:value-type="float" office:value="3403" calcext:value-type="float">
            <text:p>34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8_233000.WAV</text:p>
          </table:table-cell>
          <table:table-cell table:style-name="ce10" table:formula="of:=HYPERLINK(COM.MICROSOFT.CONCAT([$conf.$C$2];&quot;/YAT&quot;;[.C103];&quot;Audible/&quot;;[.I103]);COM.MICROSOFT.CONCAT(&quot;Yat &quot;;[.C103];&quot; - &quot;;[.D103];&quot; / &quot;;TEXT([.E103];&quot;00&quot;); &quot; / &quot;; TEXT([.F103];&quot;00&quot;);&quot; - &quot;; TEXT([.G103];&quot;00&quot;);&quot; : &quot;; TEXT([.H103];&quot;00&quot;)))" office:value-type="string" office:string-value="Yat 2 - 2020 / 03 / 08 - 23 : 30" calcext:value-type="string">
            <text:p>Yat 2 - 2020 / 03 / 08 - 23 : 30</text:p>
          </table:table-cell>
          <table:table-cell table:style-name="ce11" table:formula="of:=COUNTIF([.$J$2:.$J$191];[.J103])" office:value-type="float" office:value="5" calcext:value-type="float">
            <text:p>5</text:p>
          </table:table-cell>
          <table:table-cell table:style-name="ce22" office:value-type="float" office:value="0.72224" calcext:value-type="float">
            <text:p>0.7222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with std)</text:p>
          </table:table-cell>
          <table:table-cell table:style-name="ce4" office:value-type="float" office:value="3403" calcext:value-type="float">
            <text:p>34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8_233000.WAV</text:p>
          </table:table-cell>
          <table:table-cell table:style-name="ce10" table:formula="of:=HYPERLINK(COM.MICROSOFT.CONCAT([$conf.$C$2];&quot;/YAT&quot;;[.C104];&quot;Audible/&quot;;[.I104]);COM.MICROSOFT.CONCAT(&quot;Yat &quot;;[.C104];&quot; - &quot;;[.D104];&quot; / &quot;;TEXT([.E104];&quot;00&quot;); &quot; / &quot;; TEXT([.F104];&quot;00&quot;);&quot; - &quot;; TEXT([.G104];&quot;00&quot;);&quot; : &quot;; TEXT([.H104];&quot;00&quot;)))" office:value-type="string" office:string-value="Yat 2 - 2020 / 03 / 08 - 23 : 30" calcext:value-type="string">
            <text:p>Yat 2 - 2020 / 03 / 08 - 23 : 30</text:p>
          </table:table-cell>
          <table:table-cell table:style-name="ce11" table:formula="of:=COUNTIF([.$J$2:.$J$191];[.J104])" office:value-type="float" office:value="5" calcext:value-type="float">
            <text:p>5</text:p>
          </table:table-cell>
          <table:table-cell table:style-name="ce22" office:value-type="float" office:value="0.72386" calcext:value-type="float">
            <text:p>0.7239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3403" calcext:value-type="float">
            <text:p>34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8_233000.WAV</text:p>
          </table:table-cell>
          <table:table-cell table:style-name="ce10" table:formula="of:=HYPERLINK(COM.MICROSOFT.CONCAT([$conf.$C$2];&quot;/YAT&quot;;[.C105];&quot;Audible/&quot;;[.I105]);COM.MICROSOFT.CONCAT(&quot;Yat &quot;;[.C105];&quot; - &quot;;[.D105];&quot; / &quot;;TEXT([.E105];&quot;00&quot;); &quot; / &quot;; TEXT([.F105];&quot;00&quot;);&quot; - &quot;; TEXT([.G105];&quot;00&quot;);&quot; : &quot;; TEXT([.H105];&quot;00&quot;)))" office:value-type="string" office:string-value="Yat 2 - 2020 / 03 / 08 - 23 : 30" calcext:value-type="string">
            <text:p>Yat 2 - 2020 / 03 / 08 - 23 : 30</text:p>
          </table:table-cell>
          <table:table-cell table:style-name="ce11" table:formula="of:=COUNTIF([.$J$2:.$J$191];[.J105])" office:value-type="float" office:value="5" calcext:value-type="float">
            <text:p>5</text:p>
          </table:table-cell>
          <table:table-cell table:style-name="ce22" office:value-type="float" office:value="0.68934" calcext:value-type="float">
            <text:p>0.6893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3403" calcext:value-type="float">
            <text:p>34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08_233000.WAV</text:p>
          </table:table-cell>
          <table:table-cell table:style-name="ce10" table:formula="of:=HYPERLINK(COM.MICROSOFT.CONCAT([$conf.$C$2];&quot;/YAT&quot;;[.C106];&quot;Audible/&quot;;[.I106]);COM.MICROSOFT.CONCAT(&quot;Yat &quot;;[.C106];&quot; - &quot;;[.D106];&quot; / &quot;;TEXT([.E106];&quot;00&quot;); &quot; / &quot;; TEXT([.F106];&quot;00&quot;);&quot; - &quot;; TEXT([.G106];&quot;00&quot;);&quot; : &quot;; TEXT([.H106];&quot;00&quot;)))" office:value-type="string" office:string-value="Yat 2 - 2020 / 03 / 08 - 23 : 30" calcext:value-type="string">
            <text:p>Yat 2 - 2020 / 03 / 08 - 23 : 30</text:p>
          </table:table-cell>
          <table:table-cell table:style-name="ce11" table:formula="of:=COUNTIF([.$J$2:.$J$191];[.J106])" office:value-type="float" office:value="5" calcext:value-type="float">
            <text:p>5</text:p>
          </table:table-cell>
          <table:table-cell table:style-name="ce22" office:value-type="float" office:value="0.68701" calcext:value-type="float">
            <text:p>0.6870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original)</text:p>
          </table:table-cell>
          <table:table-cell table:style-name="ce4" office:value-type="float" office:value="3404" calcext:value-type="float">
            <text:p>340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9" calcext:value-type="float">
            <text:p>09</text:p>
          </table:table-cell>
          <table:table-cell table:number-columns-repeated="2"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9_000000.WAV</text:p>
          </table:table-cell>
          <table:table-cell table:style-name="ce10" table:formula="of:=HYPERLINK(COM.MICROSOFT.CONCAT([$conf.$C$2];&quot;/YAT&quot;;[.C107];&quot;Audible/&quot;;[.I107]);COM.MICROSOFT.CONCAT(&quot;Yat &quot;;[.C107];&quot; - &quot;;[.D107];&quot; / &quot;;TEXT([.E107];&quot;00&quot;); &quot; / &quot;; TEXT([.F107];&quot;00&quot;);&quot; - &quot;; TEXT([.G107];&quot;00&quot;);&quot; : &quot;; TEXT([.H107];&quot;00&quot;)))" office:value-type="string" office:string-value="Yat 2 - 2020 / 03 / 09 - 00 : 00" calcext:value-type="string">
            <text:p>Yat 2 - 2020 / 03 / 09 - 00 : 00</text:p>
          </table:table-cell>
          <table:table-cell table:style-name="ce11" table:formula="of:=COUNTIF([.$J$2:.$J$191];[.J107])" office:value-type="float" office:value="2" calcext:value-type="float">
            <text:p>2</text:p>
          </table:table-cell>
          <table:table-cell table:style-name="ce22" office:value-type="float" office:value="0.71534" calcext:value-type="float">
            <text:p>0.7153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with std)</text:p>
          </table:table-cell>
          <table:table-cell table:style-name="ce4" office:value-type="float" office:value="3404" calcext:value-type="float">
            <text:p>340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9" calcext:value-type="float">
            <text:p>09</text:p>
          </table:table-cell>
          <table:table-cell table:number-columns-repeated="2"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09_000000.WAV</text:p>
          </table:table-cell>
          <table:table-cell table:style-name="ce10" table:formula="of:=HYPERLINK(COM.MICROSOFT.CONCAT([$conf.$C$2];&quot;/YAT&quot;;[.C108];&quot;Audible/&quot;;[.I108]);COM.MICROSOFT.CONCAT(&quot;Yat &quot;;[.C108];&quot; - &quot;;[.D108];&quot; / &quot;;TEXT([.E108];&quot;00&quot;); &quot; / &quot;; TEXT([.F108];&quot;00&quot;);&quot; - &quot;; TEXT([.G108];&quot;00&quot;);&quot; : &quot;; TEXT([.H108];&quot;00&quot;)))" office:value-type="string" office:string-value="Yat 2 - 2020 / 03 / 09 - 00 : 00" calcext:value-type="string">
            <text:p>Yat 2 - 2020 / 03 / 09 - 00 : 00</text:p>
          </table:table-cell>
          <table:table-cell table:style-name="ce11" table:formula="of:=COUNTIF([.$J$2:.$J$191];[.J108])" office:value-type="float" office:value="2" calcext:value-type="float">
            <text:p>2</text:p>
          </table:table-cell>
          <table:table-cell table:style-name="ce22" office:value-type="float" office:value="0.71583" calcext:value-type="float">
            <text:p>0.7158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restFactor' (original)</text:p>
          </table:table-cell>
          <table:table-cell table:style-name="ce4" office:value-type="float" office:value="3467" calcext:value-type="float">
            <text:p>346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09];&quot;Audible/&quot;;[.I109]);COM.MICROSOFT.CONCAT(&quot;Yat &quot;;[.C109];&quot; - &quot;;[.D109];&quot; / &quot;;TEXT([.E109];&quot;00&quot;); &quot; / &quot;; TEXT([.F109];&quot;00&quot;);&quot; - &quot;; TEXT([.G109];&quot;00&quot;);&quot; : &quot;; TEXT([.H109];&quot;00&quot;)))" office:value-type="string" office:string-value="Yat 2 - 2020 / 03 / 10 - 07 : 30" calcext:value-type="string">
            <text:p>Yat 2 - 2020 / 03 / 10 - 07 : 30</text:p>
          </table:table-cell>
          <table:table-cell table:style-name="ce11" table:formula="of:=COUNTIF([.$J$2:.$J$191];[.J109])" office:value-type="float" office:value="2" calcext:value-type="float">
            <text:p>2</text:p>
          </table:table-cell>
          <table:table-cell table:style-name="ce22" office:value-type="float" office:value="0.73034" calcext:value-type="float">
            <text:p>0.7303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restFactor' (with std)</text:p>
          </table:table-cell>
          <table:table-cell table:style-name="ce4" office:value-type="float" office:value="3467" calcext:value-type="float">
            <text:p>346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10];&quot;Audible/&quot;;[.I110]);COM.MICROSOFT.CONCAT(&quot;Yat &quot;;[.C110];&quot; - &quot;;[.D110];&quot; / &quot;;TEXT([.E110];&quot;00&quot;); &quot; / &quot;; TEXT([.F110];&quot;00&quot;);&quot; - &quot;; TEXT([.G110];&quot;00&quot;);&quot; : &quot;; TEXT([.H110];&quot;00&quot;)))" office:value-type="string" office:string-value="Yat 2 - 2020 / 03 / 10 - 07 : 30" calcext:value-type="string">
            <text:p>Yat 2 - 2020 / 03 / 10 - 07 : 30</text:p>
          </table:table-cell>
          <table:table-cell table:style-name="ce11" table:formula="of:=COUNTIF([.$J$2:.$J$191];[.J110])" office:value-type="float" office:value="2" calcext:value-type="float">
            <text:p>2</text:p>
          </table:table-cell>
          <table:table-cell table:style-name="ce22" office:value-type="float" office:value="0.72763" calcext:value-type="float">
            <text:p>0.7276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all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1];&quot;Audible/&quot;;[.I111]);COM.MICROSOFT.CONCAT(&quot;Yat &quot;;[.C111];&quot; - &quot;;[.D111];&quot; / &quot;;TEXT([.E111];&quot;00&quot;); &quot; / &quot;; TEXT([.F111];&quot;00&quot;);&quot; - &quot;; TEXT([.G111];&quot;00&quot;);&quot; : &quot;; TEXT([.H111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1])" office:value-type="float" office:value="17" calcext:value-type="float">
            <text:p>17</text:p>
          </table:table-cell>
          <table:table-cell table:style-name="ce22" office:value-type="float" office:value="0.65396" calcext:value-type="float">
            <text:p>0.6540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2];&quot;Audible/&quot;;[.I112]);COM.MICROSOFT.CONCAT(&quot;Yat &quot;;[.C112];&quot; - &quot;;[.D112];&quot; / &quot;;TEXT([.E112];&quot;00&quot;); &quot; / &quot;; TEXT([.F112];&quot;00&quot;);&quot; - &quot;; TEXT([.G112];&quot;00&quot;);&quot; : &quot;; TEXT([.H112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2])" office:value-type="float" office:value="17" calcext:value-type="float">
            <text:p>17</text:p>
          </table:table-cell>
          <table:table-cell table:style-name="ce22" office:value-type="float" office:value="0.72019" calcext:value-type="float">
            <text:p>0.7202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3];&quot;Audible/&quot;;[.I113]);COM.MICROSOFT.CONCAT(&quot;Yat &quot;;[.C113];&quot; - &quot;;[.D113];&quot; / &quot;;TEXT([.E113];&quot;00&quot;); &quot; / &quot;; TEXT([.F113];&quot;00&quot;);&quot; - &quot;; TEXT([.G113];&quot;00&quot;);&quot; : &quot;; TEXT([.H113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3])" office:value-type="float" office:value="17" calcext:value-type="float">
            <text:p>17</text:p>
          </table:table-cell>
          <table:table-cell table:style-name="ce22" office:value-type="float" office:value="0.71925" calcext:value-type="float">
            <text:p>0.7193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4];&quot;Audible/&quot;;[.I114]);COM.MICROSOFT.CONCAT(&quot;Yat &quot;;[.C114];&quot; - &quot;;[.D114];&quot; / &quot;;TEXT([.E114];&quot;00&quot;); &quot; / &quot;; TEXT([.F114];&quot;00&quot;);&quot; - &quot;; TEXT([.G114];&quot;00&quot;);&quot; : &quot;; TEXT([.H114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4])" office:value-type="float" office:value="17" calcext:value-type="float">
            <text:p>17</text:p>
          </table:table-cell>
          <table:table-cell table:style-name="ce22" office:value-type="float" office:value="0.66286" calcext:value-type="float">
            <text:p>0.6629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5];&quot;Audible/&quot;;[.I115]);COM.MICROSOFT.CONCAT(&quot;Yat &quot;;[.C115];&quot; - &quot;;[.D115];&quot; / &quot;;TEXT([.E115];&quot;00&quot;); &quot; / &quot;; TEXT([.F115];&quot;00&quot;);&quot; - &quot;; TEXT([.G115];&quot;00&quot;);&quot; : &quot;; TEXT([.H115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5])" office:value-type="float" office:value="17" calcext:value-type="float">
            <text:p>17</text:p>
          </table:table-cell>
          <table:table-cell table:style-name="ce22" office:value-type="float" office:value="0.66397" calcext:value-type="float">
            <text:p>0.6640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6];&quot;Audible/&quot;;[.I116]);COM.MICROSOFT.CONCAT(&quot;Yat &quot;;[.C116];&quot; - &quot;;[.D116];&quot; / &quot;;TEXT([.E116];&quot;00&quot;); &quot; / &quot;; TEXT([.F116];&quot;00&quot;);&quot; - &quot;; TEXT([.G116];&quot;00&quot;);&quot; : &quot;; TEXT([.H116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6])" office:value-type="float" office:value="17" calcext:value-type="float">
            <text:p>17</text:p>
          </table:table-cell>
          <table:table-cell table:style-name="ce22" office:value-type="float" office:value="0.65288" calcext:value-type="float">
            <text:p>0.6529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7];&quot;Audible/&quot;;[.I117]);COM.MICROSOFT.CONCAT(&quot;Yat &quot;;[.C117];&quot; - &quot;;[.D117];&quot; / &quot;;TEXT([.E117];&quot;00&quot;); &quot; / &quot;; TEXT([.F117];&quot;00&quot;);&quot; - &quot;; TEXT([.G117];&quot;00&quot;);&quot; : &quot;; TEXT([.H117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7])" office:value-type="float" office:value="17" calcext:value-type="float">
            <text:p>17</text:p>
          </table:table-cell>
          <table:table-cell table:style-name="ce22" office:value-type="float" office:value="0.70919" calcext:value-type="float">
            <text:p>0.7092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8];&quot;Audible/&quot;;[.I118]);COM.MICROSOFT.CONCAT(&quot;Yat &quot;;[.C118];&quot; - &quot;;[.D118];&quot; / &quot;;TEXT([.E118];&quot;00&quot;); &quot; / &quot;; TEXT([.F118];&quot;00&quot;);&quot; - &quot;; TEXT([.G118];&quot;00&quot;);&quot; : &quot;; TEXT([.H118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8])" office:value-type="float" office:value="17" calcext:value-type="float">
            <text:p>17</text:p>
          </table:table-cell>
          <table:table-cell table:style-name="ce22" office:value-type="float" office:value="0.65116" calcext:value-type="float">
            <text:p>0.6512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19];&quot;Audible/&quot;;[.I119]);COM.MICROSOFT.CONCAT(&quot;Yat &quot;;[.C119];&quot; - &quot;;[.D119];&quot; / &quot;;TEXT([.E119];&quot;00&quot;); &quot; / &quot;; TEXT([.F119];&quot;00&quot;);&quot; - &quot;; TEXT([.G119];&quot;00&quot;);&quot; : &quot;; TEXT([.H119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19])" office:value-type="float" office:value="17" calcext:value-type="float">
            <text:p>17</text:p>
          </table:table-cell>
          <table:table-cell table:style-name="ce22" office:value-type="float" office:value="0.70404" calcext:value-type="float">
            <text:p>0.7040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restFactor'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0];&quot;Audible/&quot;;[.I120]);COM.MICROSOFT.CONCAT(&quot;Yat &quot;;[.C120];&quot; - &quot;;[.D120];&quot; / &quot;;TEXT([.E120];&quot;00&quot;); &quot; / &quot;; TEXT([.F120];&quot;00&quot;);&quot; - &quot;; TEXT([.G120];&quot;00&quot;);&quot; : &quot;; TEXT([.H120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0])" office:value-type="float" office:value="17" calcext:value-type="float">
            <text:p>17</text:p>
          </table:table-cell>
          <table:table-cell table:style-name="ce22" office:value-type="float" office:value="0.71563" calcext:value-type="float">
            <text:p>0.7156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restFactor'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1];&quot;Audible/&quot;;[.I121]);COM.MICROSOFT.CONCAT(&quot;Yat &quot;;[.C121];&quot; - &quot;;[.D121];&quot; / &quot;;TEXT([.E121];&quot;00&quot;); &quot; / &quot;; TEXT([.F121];&quot;00&quot;);&quot; - &quot;; TEXT([.G121];&quot;00&quot;);&quot; : &quot;; TEXT([.H121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1])" office:value-type="float" office:value="17" calcext:value-type="float">
            <text:p>17</text:p>
          </table:table-cell>
          <table:table-cell table:style-name="ce22" office:value-type="float" office:value="0.71484" calcext:value-type="float">
            <text:p>0.7148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2];&quot;Audible/&quot;;[.I122]);COM.MICROSOFT.CONCAT(&quot;Yat &quot;;[.C122];&quot; - &quot;;[.D122];&quot; / &quot;;TEXT([.E122];&quot;00&quot;); &quot; / &quot;; TEXT([.F122];&quot;00&quot;);&quot; - &quot;; TEXT([.G122];&quot;00&quot;);&quot; : &quot;; TEXT([.H122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2])" office:value-type="float" office:value="17" calcext:value-type="float">
            <text:p>17</text:p>
          </table:table-cell>
          <table:table-cell table:style-name="ce22" office:value-type="float" office:value="0.69917" calcext:value-type="float">
            <text:p>0.6992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3];&quot;Audible/&quot;;[.I123]);COM.MICROSOFT.CONCAT(&quot;Yat &quot;;[.C123];&quot; - &quot;;[.D123];&quot; / &quot;;TEXT([.E123];&quot;00&quot;); &quot; / &quot;; TEXT([.F123];&quot;00&quot;);&quot; - &quot;; TEXT([.G123];&quot;00&quot;);&quot; : &quot;; TEXT([.H123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3])" office:value-type="float" office:value="17" calcext:value-type="float">
            <text:p>17</text:p>
          </table:table-cell>
          <table:table-cell table:style-name="ce22" office:value-type="float" office:value="0.70054" calcext:value-type="float">
            <text:p>0.700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4];&quot;Audible/&quot;;[.I124]);COM.MICROSOFT.CONCAT(&quot;Yat &quot;;[.C124];&quot; - &quot;;[.D124];&quot; / &quot;;TEXT([.E124];&quot;00&quot;); &quot; / &quot;; TEXT([.F124];&quot;00&quot;);&quot; - &quot;; TEXT([.G124];&quot;00&quot;);&quot; : &quot;; TEXT([.H124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4])" office:value-type="float" office:value="17" calcext:value-type="float">
            <text:p>17</text:p>
          </table:table-cell>
          <table:table-cell table:style-name="ce22" office:value-type="float" office:value="0.67922" calcext:value-type="float">
            <text:p>0.6792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5];&quot;Audible/&quot;;[.I125]);COM.MICROSOFT.CONCAT(&quot;Yat &quot;;[.C125];&quot; - &quot;;[.D125];&quot; / &quot;;TEXT([.E125];&quot;00&quot;); &quot; / &quot;; TEXT([.F125];&quot;00&quot;);&quot; - &quot;; TEXT([.G125];&quot;00&quot;);&quot; : &quot;; TEXT([.H125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5])" office:value-type="float" office:value="17" calcext:value-type="float">
            <text:p>17</text:p>
          </table:table-cell>
          <table:table-cell table:style-name="ce22" office:value-type="float" office:value="0.67615" calcext:value-type="float">
            <text:p>0.6762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TonalPowerRatio' (original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6];&quot;Audible/&quot;;[.I126]);COM.MICROSOFT.CONCAT(&quot;Yat &quot;;[.C126];&quot; - &quot;;[.D126];&quot; / &quot;;TEXT([.E126];&quot;00&quot;); &quot; / &quot;; TEXT([.F126];&quot;00&quot;);&quot; - &quot;; TEXT([.G126];&quot;00&quot;);&quot; : &quot;; TEXT([.H126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6])" office:value-type="float" office:value="17" calcext:value-type="float">
            <text:p>17</text:p>
          </table:table-cell>
          <table:table-cell table:style-name="ce22" office:value-type="float" office:value="0.73243" calcext:value-type="float">
            <text:p>0.732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TonalPowerRatio' (with std)</text:p>
          </table:table-cell>
          <table:table-cell table:style-name="ce4" office:value-type="float" office:value="3714" calcext:value-type="float">
            <text:p>37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27];&quot;Audible/&quot;;[.I127]);COM.MICROSOFT.CONCAT(&quot;Yat &quot;;[.C127];&quot; - &quot;;[.D127];&quot; / &quot;;TEXT([.E127];&quot;00&quot;); &quot; / &quot;; TEXT([.F127];&quot;00&quot;);&quot; - &quot;; TEXT([.G127];&quot;00&quot;);&quot; : &quot;; TEXT([.H127];&quot;00&quot;)))" office:value-type="string" office:string-value="Yat 2 - 2020 / 03 / 15 - 11 : 00" calcext:value-type="string">
            <text:p>Yat 2 - 2020 / 03 / 15 - 11 : 00</text:p>
          </table:table-cell>
          <table:table-cell table:style-name="ce11" table:formula="of:=COUNTIF([.$J$2:.$J$191];[.J127])" office:value-type="float" office:value="17" calcext:value-type="float">
            <text:p>17</text:p>
          </table:table-cell>
          <table:table-cell table:style-name="ce22" office:value-type="float" office:value="0.73523" calcext:value-type="float">
            <text:p>0.7352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AcfCoeff' (original)</text:p>
          </table:table-cell>
          <table:table-cell table:style-name="ce4" office:value-type="float" office:value="3867" calcext:value-type="float">
            <text:p>386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183000.WAV</text:p>
          </table:table-cell>
          <table:table-cell table:style-name="ce10" table:formula="of:=HYPERLINK(COM.MICROSOFT.CONCAT([$conf.$C$2];&quot;/YAT&quot;;[.C128];&quot;Audible/&quot;;[.I128]);COM.MICROSOFT.CONCAT(&quot;Yat &quot;;[.C128];&quot; - &quot;;[.D128];&quot; / &quot;;TEXT([.E128];&quot;00&quot;); &quot; / &quot;; TEXT([.F128];&quot;00&quot;);&quot; - &quot;; TEXT([.G128];&quot;00&quot;);&quot; : &quot;; TEXT([.H128];&quot;00&quot;)))" office:value-type="string" office:string-value="Yat 2 - 2020 / 03 / 18 - 18 : 30" calcext:value-type="string">
            <text:p>Yat 2 - 2020 / 03 / 18 - 18 : 30</text:p>
          </table:table-cell>
          <table:table-cell table:style-name="ce11" table:formula="of:=COUNTIF([.$J$2:.$J$191];[.J128])" office:value-type="float" office:value="2" calcext:value-type="float">
            <text:p>2</text:p>
          </table:table-cell>
          <table:table-cell table:style-name="ce22" office:value-type="float" office:value="0.72673" calcext:value-type="float">
            <text:p>0.726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AcfCoeff' (with std)</text:p>
          </table:table-cell>
          <table:table-cell table:style-name="ce4" office:value-type="float" office:value="3867" calcext:value-type="float">
            <text:p>386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8_183000.WAV</text:p>
          </table:table-cell>
          <table:table-cell table:style-name="ce10" table:formula="of:=HYPERLINK(COM.MICROSOFT.CONCAT([$conf.$C$2];&quot;/YAT&quot;;[.C129];&quot;Audible/&quot;;[.I129]);COM.MICROSOFT.CONCAT(&quot;Yat &quot;;[.C129];&quot; - &quot;;[.D129];&quot; / &quot;;TEXT([.E129];&quot;00&quot;); &quot; / &quot;; TEXT([.F129];&quot;00&quot;);&quot; - &quot;; TEXT([.G129];&quot;00&quot;);&quot; : &quot;; TEXT([.H129];&quot;00&quot;)))" office:value-type="string" office:string-value="Yat 2 - 2020 / 03 / 18 - 18 : 30" calcext:value-type="string">
            <text:p>Yat 2 - 2020 / 03 / 18 - 18 : 30</text:p>
          </table:table-cell>
          <table:table-cell table:style-name="ce11" table:formula="of:=COUNTIF([.$J$2:.$J$191];[.J129])" office:value-type="float" office:value="2" calcext:value-type="float">
            <text:p>2</text:p>
          </table:table-cell>
          <table:table-cell table:style-name="ce22" office:value-type="float" office:value="0.72506" calcext:value-type="float">
            <text:p>0.7251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AcfCoeff' (original)</text:p>
          </table:table-cell>
          <table:table-cell table:style-name="ce4" office:value-type="float" office:value="3915" calcext:value-type="float">
            <text:p>39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9_183000.WAV</text:p>
          </table:table-cell>
          <table:table-cell table:style-name="ce10" table:formula="of:=HYPERLINK(COM.MICROSOFT.CONCAT([$conf.$C$2];&quot;/YAT&quot;;[.C130];&quot;Audible/&quot;;[.I130]);COM.MICROSOFT.CONCAT(&quot;Yat &quot;;[.C130];&quot; - &quot;;[.D130];&quot; / &quot;;TEXT([.E130];&quot;00&quot;); &quot; / &quot;; TEXT([.F130];&quot;00&quot;);&quot; - &quot;; TEXT([.G130];&quot;00&quot;);&quot; : &quot;; TEXT([.H130];&quot;00&quot;)))" office:value-type="string" office:string-value="Yat 2 - 2020 / 03 / 19 - 18 : 30" calcext:value-type="string">
            <text:p>Yat 2 - 2020 / 03 / 19 - 18 : 30</text:p>
          </table:table-cell>
          <table:table-cell table:style-name="ce11" table:formula="of:=COUNTIF([.$J$2:.$J$191];[.J130])" office:value-type="float" office:value="2" calcext:value-type="float">
            <text:p>2</text:p>
          </table:table-cell>
          <table:table-cell table:style-name="ce22" office:value-type="float" office:value="0.73989" calcext:value-type="float">
            <text:p>0.7399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AcfCoeff' (with std)</text:p>
          </table:table-cell>
          <table:table-cell table:style-name="ce4" office:value-type="float" office:value="3915" calcext:value-type="float">
            <text:p>39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9_183000.WAV</text:p>
          </table:table-cell>
          <table:table-cell table:style-name="ce10" table:formula="of:=HYPERLINK(COM.MICROSOFT.CONCAT([$conf.$C$2];&quot;/YAT&quot;;[.C131];&quot;Audible/&quot;;[.I131]);COM.MICROSOFT.CONCAT(&quot;Yat &quot;;[.C131];&quot; - &quot;;[.D131];&quot; / &quot;;TEXT([.E131];&quot;00&quot;); &quot; / &quot;; TEXT([.F131];&quot;00&quot;);&quot; - &quot;; TEXT([.G131];&quot;00&quot;);&quot; : &quot;; TEXT([.H131];&quot;00&quot;)))" office:value-type="string" office:string-value="Yat 2 - 2020 / 03 / 19 - 18 : 30" calcext:value-type="string">
            <text:p>Yat 2 - 2020 / 03 / 19 - 18 : 30</text:p>
          </table:table-cell>
          <table:table-cell table:style-name="ce11" table:formula="of:=COUNTIF([.$J$2:.$J$191];[.J131])" office:value-type="float" office:value="2" calcext:value-type="float">
            <text:p>2</text:p>
          </table:table-cell>
          <table:table-cell table:style-name="ce22" office:value-type="float" office:value="0.73981" calcext:value-type="float">
            <text:p>0.7398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all (original)</text:p>
          </table:table-cell>
          <table:table-cell table:style-name="ce4" office:value-type="float" office:value="4105" calcext:value-type="float">
            <text:p>410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73000.WAV</text:p>
          </table:table-cell>
          <table:table-cell table:style-name="ce10" table:formula="of:=HYPERLINK(COM.MICROSOFT.CONCAT([$conf.$C$2];&quot;/YAT&quot;;[.C132];&quot;Audible/&quot;;[.I132]);COM.MICROSOFT.CONCAT(&quot;Yat &quot;;[.C132];&quot; - &quot;;[.D132];&quot; / &quot;;TEXT([.E132];&quot;00&quot;); &quot; / &quot;; TEXT([.F132];&quot;00&quot;);&quot; - &quot;; TEXT([.G132];&quot;00&quot;);&quot; : &quot;; TEXT([.H132];&quot;00&quot;)))" office:value-type="string" office:string-value="Yat 2 - 2020 / 03 / 23 - 17 : 30" calcext:value-type="string">
            <text:p>Yat 2 - 2020 / 03 / 23 - 17 : 30</text:p>
          </table:table-cell>
          <table:table-cell table:style-name="ce11" table:formula="of:=COUNTIF([.$J$2:.$J$191];[.J132])" office:value-type="float" office:value="6" calcext:value-type="float">
            <text:p>6</text:p>
          </table:table-cell>
          <table:table-cell table:style-name="ce22" office:value-type="float" office:value="0.67644" calcext:value-type="float">
            <text:p>0.6764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original)</text:p>
          </table:table-cell>
          <table:table-cell table:style-name="ce4" office:value-type="float" office:value="4105" calcext:value-type="float">
            <text:p>410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73000.WAV</text:p>
          </table:table-cell>
          <table:table-cell table:style-name="ce10" table:formula="of:=HYPERLINK(COM.MICROSOFT.CONCAT([$conf.$C$2];&quot;/YAT&quot;;[.C133];&quot;Audible/&quot;;[.I133]);COM.MICROSOFT.CONCAT(&quot;Yat &quot;;[.C133];&quot; - &quot;;[.D133];&quot; / &quot;;TEXT([.E133];&quot;00&quot;); &quot; / &quot;; TEXT([.F133];&quot;00&quot;);&quot; - &quot;; TEXT([.G133];&quot;00&quot;);&quot; : &quot;; TEXT([.H133];&quot;00&quot;)))" office:value-type="string" office:string-value="Yat 2 - 2020 / 03 / 23 - 17 : 30" calcext:value-type="string">
            <text:p>Yat 2 - 2020 / 03 / 23 - 17 : 30</text:p>
          </table:table-cell>
          <table:table-cell table:style-name="ce11" table:formula="of:=COUNTIF([.$J$2:.$J$191];[.J133])" office:value-type="float" office:value="6" calcext:value-type="float">
            <text:p>6</text:p>
          </table:table-cell>
          <table:table-cell table:style-name="ce22" office:value-type="float" office:value="0.64137" calcext:value-type="float">
            <text:p>0.6414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with std)</text:p>
          </table:table-cell>
          <table:table-cell table:style-name="ce4" office:value-type="float" office:value="4105" calcext:value-type="float">
            <text:p>410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73000.WAV</text:p>
          </table:table-cell>
          <table:table-cell table:style-name="ce10" table:formula="of:=HYPERLINK(COM.MICROSOFT.CONCAT([$conf.$C$2];&quot;/YAT&quot;;[.C134];&quot;Audible/&quot;;[.I134]);COM.MICROSOFT.CONCAT(&quot;Yat &quot;;[.C134];&quot; - &quot;;[.D134];&quot; / &quot;;TEXT([.E134];&quot;00&quot;); &quot; / &quot;; TEXT([.F134];&quot;00&quot;);&quot; - &quot;; TEXT([.G134];&quot;00&quot;);&quot; : &quot;; TEXT([.H134];&quot;00&quot;)))" office:value-type="string" office:string-value="Yat 2 - 2020 / 03 / 23 - 17 : 30" calcext:value-type="string">
            <text:p>Yat 2 - 2020 / 03 / 23 - 17 : 30</text:p>
          </table:table-cell>
          <table:table-cell table:style-name="ce11" table:formula="of:=COUNTIF([.$J$2:.$J$191];[.J134])" office:value-type="float" office:value="6" calcext:value-type="float">
            <text:p>6</text:p>
          </table:table-cell>
          <table:table-cell table:style-name="ce22" office:value-type="float" office:value="0.64154" calcext:value-type="float">
            <text:p>0.641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original)</text:p>
          </table:table-cell>
          <table:table-cell table:style-name="ce4" office:value-type="float" office:value="4105" calcext:value-type="float">
            <text:p>410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73000.WAV</text:p>
          </table:table-cell>
          <table:table-cell table:style-name="ce10" table:formula="of:=HYPERLINK(COM.MICROSOFT.CONCAT([$conf.$C$2];&quot;/YAT&quot;;[.C135];&quot;Audible/&quot;;[.I135]);COM.MICROSOFT.CONCAT(&quot;Yat &quot;;[.C135];&quot; - &quot;;[.D135];&quot; / &quot;;TEXT([.E135];&quot;00&quot;); &quot; / &quot;; TEXT([.F135];&quot;00&quot;);&quot; - &quot;; TEXT([.G135];&quot;00&quot;);&quot; : &quot;; TEXT([.H135];&quot;00&quot;)))" office:value-type="string" office:string-value="Yat 2 - 2020 / 03 / 23 - 17 : 30" calcext:value-type="string">
            <text:p>Yat 2 - 2020 / 03 / 23 - 17 : 30</text:p>
          </table:table-cell>
          <table:table-cell table:style-name="ce11" table:formula="of:=COUNTIF([.$J$2:.$J$191];[.J135])" office:value-type="float" office:value="6" calcext:value-type="float">
            <text:p>6</text:p>
          </table:table-cell>
          <table:table-cell table:style-name="ce22" office:value-type="float" office:value="0.7769" calcext:value-type="float">
            <text:p>0.7769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with std)</text:p>
          </table:table-cell>
          <table:table-cell table:style-name="ce4" office:value-type="float" office:value="4105" calcext:value-type="float">
            <text:p>410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73000.WAV</text:p>
          </table:table-cell>
          <table:table-cell table:style-name="ce10" table:formula="of:=HYPERLINK(COM.MICROSOFT.CONCAT([$conf.$C$2];&quot;/YAT&quot;;[.C136];&quot;Audible/&quot;;[.I136]);COM.MICROSOFT.CONCAT(&quot;Yat &quot;;[.C136];&quot; - &quot;;[.D136];&quot; / &quot;;TEXT([.E136];&quot;00&quot;); &quot; / &quot;; TEXT([.F136];&quot;00&quot;);&quot; - &quot;; TEXT([.G136];&quot;00&quot;);&quot; : &quot;; TEXT([.H136];&quot;00&quot;)))" office:value-type="string" office:string-value="Yat 2 - 2020 / 03 / 23 - 17 : 30" calcext:value-type="string">
            <text:p>Yat 2 - 2020 / 03 / 23 - 17 : 30</text:p>
          </table:table-cell>
          <table:table-cell table:style-name="ce11" table:formula="of:=COUNTIF([.$J$2:.$J$191];[.J136])" office:value-type="float" office:value="6" calcext:value-type="float">
            <text:p>6</text:p>
          </table:table-cell>
          <table:table-cell table:style-name="ce22" office:value-type="float" office:value="0.7751" calcext:value-type="float">
            <text:p>0.7751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all (original)</text:p>
          </table:table-cell>
          <table:table-cell table:style-name="ce4" office:value-type="float" office:value="4106" calcext:value-type="float">
            <text:p>4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3_180000.WAV</text:p>
          </table:table-cell>
          <table:table-cell table:style-name="ce10" table:formula="of:=HYPERLINK(COM.MICROSOFT.CONCAT([$conf.$C$2];&quot;/YAT&quot;;[.C137];&quot;Audible/&quot;;[.I137]);COM.MICROSOFT.CONCAT(&quot;Yat &quot;;[.C137];&quot; - &quot;;[.D137];&quot; / &quot;;TEXT([.E137];&quot;00&quot;); &quot; / &quot;; TEXT([.F137];&quot;00&quot;);&quot; - &quot;; TEXT([.G137];&quot;00&quot;);&quot; : &quot;; TEXT([.H137];&quot;00&quot;)))" office:value-type="string" office:string-value="Yat 2 - 2020 / 03 / 23 - 18 : 00" calcext:value-type="string">
            <text:p>Yat 2 - 2020 / 03 / 23 - 18 : 00</text:p>
          </table:table-cell>
          <table:table-cell table:style-name="ce11" table:formula="of:=COUNTIF([.$J$2:.$J$191];[.J137])" office:value-type="float" office:value="6" calcext:value-type="float">
            <text:p>6</text:p>
          </table:table-cell>
          <table:table-cell table:style-name="ce22" office:value-type="float" office:value="0.67108" calcext:value-type="float">
            <text:p>0.6711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original)</text:p>
          </table:table-cell>
          <table:table-cell table:style-name="ce4" office:value-type="float" office:value="4106" calcext:value-type="float">
            <text:p>4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3_180000.WAV</text:p>
          </table:table-cell>
          <table:table-cell table:style-name="ce10" table:formula="of:=HYPERLINK(COM.MICROSOFT.CONCAT([$conf.$C$2];&quot;/YAT&quot;;[.C138];&quot;Audible/&quot;;[.I138]);COM.MICROSOFT.CONCAT(&quot;Yat &quot;;[.C138];&quot; - &quot;;[.D138];&quot; / &quot;;TEXT([.E138];&quot;00&quot;); &quot; / &quot;; TEXT([.F138];&quot;00&quot;);&quot; - &quot;; TEXT([.G138];&quot;00&quot;);&quot; : &quot;; TEXT([.H138];&quot;00&quot;)))" office:value-type="string" office:string-value="Yat 2 - 2020 / 03 / 23 - 18 : 00" calcext:value-type="string">
            <text:p>Yat 2 - 2020 / 03 / 23 - 18 : 00</text:p>
          </table:table-cell>
          <table:table-cell table:style-name="ce11" table:formula="of:=COUNTIF([.$J$2:.$J$191];[.J138])" office:value-type="float" office:value="6" calcext:value-type="float">
            <text:p>6</text:p>
          </table:table-cell>
          <table:table-cell table:style-name="ce22" office:value-type="float" office:value="0.64106" calcext:value-type="float">
            <text:p>0.6411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with std)</text:p>
          </table:table-cell>
          <table:table-cell table:style-name="ce4" office:value-type="float" office:value="4106" calcext:value-type="float">
            <text:p>4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3_180000.WAV</text:p>
          </table:table-cell>
          <table:table-cell table:style-name="ce10" table:formula="of:=HYPERLINK(COM.MICROSOFT.CONCAT([$conf.$C$2];&quot;/YAT&quot;;[.C139];&quot;Audible/&quot;;[.I139]);COM.MICROSOFT.CONCAT(&quot;Yat &quot;;[.C139];&quot; - &quot;;[.D139];&quot; / &quot;;TEXT([.E139];&quot;00&quot;); &quot; / &quot;; TEXT([.F139];&quot;00&quot;);&quot; - &quot;; TEXT([.G139];&quot;00&quot;);&quot; : &quot;; TEXT([.H139];&quot;00&quot;)))" office:value-type="string" office:string-value="Yat 2 - 2020 / 03 / 23 - 18 : 00" calcext:value-type="string">
            <text:p>Yat 2 - 2020 / 03 / 23 - 18 : 00</text:p>
          </table:table-cell>
          <table:table-cell table:style-name="ce11" table:formula="of:=COUNTIF([.$J$2:.$J$191];[.J139])" office:value-type="float" office:value="6" calcext:value-type="float">
            <text:p>6</text:p>
          </table:table-cell>
          <table:table-cell table:style-name="ce22" office:value-type="float" office:value="0.63941" calcext:value-type="float">
            <text:p>0.639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original)</text:p>
          </table:table-cell>
          <table:table-cell table:style-name="ce4" office:value-type="float" office:value="4106" calcext:value-type="float">
            <text:p>4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3_180000.WAV</text:p>
          </table:table-cell>
          <table:table-cell table:style-name="ce10" table:formula="of:=HYPERLINK(COM.MICROSOFT.CONCAT([$conf.$C$2];&quot;/YAT&quot;;[.C140];&quot;Audible/&quot;;[.I140]);COM.MICROSOFT.CONCAT(&quot;Yat &quot;;[.C140];&quot; - &quot;;[.D140];&quot; / &quot;;TEXT([.E140];&quot;00&quot;); &quot; / &quot;; TEXT([.F140];&quot;00&quot;);&quot; - &quot;; TEXT([.G140];&quot;00&quot;);&quot; : &quot;; TEXT([.H140];&quot;00&quot;)))" office:value-type="string" office:string-value="Yat 2 - 2020 / 03 / 23 - 18 : 00" calcext:value-type="string">
            <text:p>Yat 2 - 2020 / 03 / 23 - 18 : 00</text:p>
          </table:table-cell>
          <table:table-cell table:style-name="ce11" table:formula="of:=COUNTIF([.$J$2:.$J$191];[.J140])" office:value-type="float" office:value="6" calcext:value-type="float">
            <text:p>6</text:p>
          </table:table-cell>
          <table:table-cell table:style-name="ce22" office:value-type="float" office:value="0.76936" calcext:value-type="float">
            <text:p>0.769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with std)</text:p>
          </table:table-cell>
          <table:table-cell table:style-name="ce4" office:value-type="float" office:value="4106" calcext:value-type="float">
            <text:p>4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23_180000.WAV</text:p>
          </table:table-cell>
          <table:table-cell table:style-name="ce10" table:formula="of:=HYPERLINK(COM.MICROSOFT.CONCAT([$conf.$C$2];&quot;/YAT&quot;;[.C141];&quot;Audible/&quot;;[.I141]);COM.MICROSOFT.CONCAT(&quot;Yat &quot;;[.C141];&quot; - &quot;;[.D141];&quot; / &quot;;TEXT([.E141];&quot;00&quot;); &quot; / &quot;; TEXT([.F141];&quot;00&quot;);&quot; - &quot;; TEXT([.G141];&quot;00&quot;);&quot; : &quot;; TEXT([.H141];&quot;00&quot;)))" office:value-type="string" office:string-value="Yat 2 - 2020 / 03 / 23 - 18 : 00" calcext:value-type="string">
            <text:p>Yat 2 - 2020 / 03 / 23 - 18 : 00</text:p>
          </table:table-cell>
          <table:table-cell table:style-name="ce11" table:formula="of:=COUNTIF([.$J$2:.$J$191];[.J141])" office:value-type="float" office:value="6" calcext:value-type="float">
            <text:p>6</text:p>
          </table:table-cell>
          <table:table-cell table:style-name="ce22" office:value-type="float" office:value="0.76791" calcext:value-type="float">
            <text:p>0.7679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all (original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142];&quot;Audible/&quot;;[.I142]);COM.MICROSOFT.CONCAT(&quot;Yat &quot;;[.C142];&quot; - &quot;;[.D142];&quot; / &quot;;TEXT([.E142];&quot;00&quot;); &quot; / &quot;; TEXT([.F142];&quot;00&quot;);&quot; - &quot;; TEXT([.G142];&quot;00&quot;);&quot; : &quot;; TEXT([.H142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142])" office:value-type="float" office:value="8" calcext:value-type="float">
            <text:p>8</text:p>
          </table:table-cell>
          <table:table-cell table:style-name="ce22" office:value-type="float" office:value="0.67497" calcext:value-type="float">
            <text:p>0.6750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spectral (original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143];&quot;Audible/&quot;;[.I143]);COM.MICROSOFT.CONCAT(&quot;Yat &quot;;[.C143];&quot; - &quot;;[.D143];&quot; / &quot;;TEXT([.E143];&quot;00&quot;); &quot; / &quot;; TEXT([.F143];&quot;00&quot;);&quot; - &quot;; TEXT([.G143];&quot;00&quot;);&quot; : &quot;; TEXT([.H143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143])" office:value-type="float" office:value="8" calcext:value-type="float">
            <text:p>8</text:p>
          </table:table-cell>
          <table:table-cell table:style-name="ce22" office:value-type="float" office:value="0.66876" calcext:value-type="float">
            <text:p>0.6688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spectral (with std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144];&quot;Audible/&quot;;[.I144]);COM.MICROSOFT.CONCAT(&quot;Yat &quot;;[.C144];&quot; - &quot;;[.D144];&quot; / &quot;;TEXT([.E144];&quot;00&quot;); &quot; / &quot;; TEXT([.F144];&quot;00&quot;);&quot; - &quot;; TEXT([.G144];&quot;00&quot;);&quot; : &quot;; TEXT([.H144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144])" office:value-type="float" office:value="8" calcext:value-type="float">
            <text:p>8</text:p>
          </table:table-cell>
          <table:table-cell table:style-name="ce22" office:value-type="float" office:value="0.66463" calcext:value-type="float">
            <text:p>0.6646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original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145];&quot;Audible/&quot;;[.I145]);COM.MICROSOFT.CONCAT(&quot;Yat &quot;;[.C145];&quot; - &quot;;[.D145];&quot; / &quot;;TEXT([.E145];&quot;00&quot;); &quot; / &quot;; TEXT([.F145];&quot;00&quot;);&quot; - &quot;; TEXT([.G145];&quot;00&quot;);&quot; : &quot;; TEXT([.H145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145])" office:value-type="float" office:value="8" calcext:value-type="float">
            <text:p>8</text:p>
          </table:table-cell>
          <table:table-cell table:style-name="ce22" office:value-type="float" office:value="0.64136" calcext:value-type="float">
            <text:p>0.6414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all (with std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146];&quot;Audible/&quot;;[.I146]);COM.MICROSOFT.CONCAT(&quot;Yat &quot;;[.C146];&quot; - &quot;;[.D146];&quot; / &quot;;TEXT([.E146];&quot;00&quot;); &quot; / &quot;; TEXT([.F146];&quot;00&quot;);&quot; - &quot;; TEXT([.G146];&quot;00&quot;);&quot; : &quot;; TEXT([.H146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146])" office:value-type="float" office:value="8" calcext:value-type="float">
            <text:p>8</text:p>
          </table:table-cell>
          <table:table-cell table:style-name="ce22" office:value-type="float" office:value="0.64249" calcext:value-type="float">
            <text:p>0.642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original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147];&quot;Audible/&quot;;[.I147]);COM.MICROSOFT.CONCAT(&quot;Yat &quot;;[.C147];&quot; - &quot;;[.D147];&quot; / &quot;;TEXT([.E147];&quot;00&quot;); &quot; / &quot;; TEXT([.F147];&quot;00&quot;);&quot; - &quot;; TEXT([.G147];&quot;00&quot;);&quot; : &quot;; TEXT([.H147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147])" office:value-type="float" office:value="8" calcext:value-type="float">
            <text:p>8</text:p>
          </table:table-cell>
          <table:table-cell table:style-name="ce22" office:value-type="float" office:value="0.75274" calcext:value-type="float">
            <text:p>0.752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with std)</text:p>
          </table:table-cell>
          <table:table-cell table:style-name="ce4" office:value-type="float" office:value="4107" calcext:value-type="float">
            <text:p>41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23_183000.WAV</text:p>
          </table:table-cell>
          <table:table-cell table:style-name="ce10" table:formula="of:=HYPERLINK(COM.MICROSOFT.CONCAT([$conf.$C$2];&quot;/YAT&quot;;[.C148];&quot;Audible/&quot;;[.I148]);COM.MICROSOFT.CONCAT(&quot;Yat &quot;;[.C148];&quot; - &quot;;[.D148];&quot; / &quot;;TEXT([.E148];&quot;00&quot;); &quot; / &quot;; TEXT([.F148];&quot;00&quot;);&quot; - &quot;; TEXT([.G148];&quot;00&quot;);&quot; : &quot;; TEXT([.H148];&quot;00&quot;)))" office:value-type="string" office:string-value="Yat 2 - 2020 / 03 / 23 - 18 : 30" calcext:value-type="string">
            <text:p>Yat 2 - 2020 / 03 / 23 - 18 : 30</text:p>
          </table:table-cell>
          <table:table-cell table:style-name="ce11" table:formula="of:=COUNTIF([.$J$2:.$J$191];[.J148])" office:value-type="float" office:value="8" calcext:value-type="float">
            <text:p>8</text:p>
          </table:table-cell>
          <table:table-cell table:style-name="ce22" office:value-type="float" office:value="0.75025" calcext:value-type="float">
            <text:p>0.7503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original)</text:p>
          </table:table-cell>
          <table:table-cell table:style-name="ce4" office:value-type="float" office:value="5153" calcext:value-type="float">
            <text:p>515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414_133000.WAV</text:p>
          </table:table-cell>
          <table:table-cell table:style-name="ce10" table:formula="of:=HYPERLINK(COM.MICROSOFT.CONCAT([$conf.$C$2];&quot;/YAT&quot;;[.C149];&quot;Audible/&quot;;[.I149]);COM.MICROSOFT.CONCAT(&quot;Yat &quot;;[.C149];&quot; - &quot;;[.D149];&quot; / &quot;;TEXT([.E149];&quot;00&quot;); &quot; / &quot;; TEXT([.F149];&quot;00&quot;);&quot; - &quot;; TEXT([.G149];&quot;00&quot;);&quot; : &quot;; TEXT([.H149];&quot;00&quot;)))" office:value-type="string" office:string-value="Yat 2 - 2020 / 04 / 14 - 13 : 30" calcext:value-type="string">
            <text:p>Yat 2 - 2020 / 04 / 14 - 13 : 30</text:p>
          </table:table-cell>
          <table:table-cell table:style-name="ce11" table:formula="of:=COUNTIF([.$J$2:.$J$191];[.J149])" office:value-type="float" office:value="2" calcext:value-type="float">
            <text:p>2</text:p>
          </table:table-cell>
          <table:table-cell table:style-name="ce22" office:value-type="float" office:value="0.65939" calcext:value-type="float">
            <text:p>0.659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with std)</text:p>
          </table:table-cell>
          <table:table-cell table:style-name="ce4" office:value-type="float" office:value="5153" calcext:value-type="float">
            <text:p>515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414_133000.WAV</text:p>
          </table:table-cell>
          <table:table-cell table:style-name="ce10" table:formula="of:=HYPERLINK(COM.MICROSOFT.CONCAT([$conf.$C$2];&quot;/YAT&quot;;[.C150];&quot;Audible/&quot;;[.I150]);COM.MICROSOFT.CONCAT(&quot;Yat &quot;;[.C150];&quot; - &quot;;[.D150];&quot; / &quot;;TEXT([.E150];&quot;00&quot;); &quot; / &quot;; TEXT([.F150];&quot;00&quot;);&quot; - &quot;; TEXT([.G150];&quot;00&quot;);&quot; : &quot;; TEXT([.H150];&quot;00&quot;)))" office:value-type="string" office:string-value="Yat 2 - 2020 / 04 / 14 - 13 : 30" calcext:value-type="string">
            <text:p>Yat 2 - 2020 / 04 / 14 - 13 : 30</text:p>
          </table:table-cell>
          <table:table-cell table:style-name="ce11" table:formula="of:=COUNTIF([.$J$2:.$J$191];[.J150])" office:value-type="float" office:value="2" calcext:value-type="float">
            <text:p>2</text:p>
          </table:table-cell>
          <table:table-cell table:style-name="ce22" office:value-type="float" office:value="0.65668" calcext:value-type="float">
            <text:p>0.656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original)</text:p>
          </table:table-cell>
          <table:table-cell table:style-name="ce4" office:value-type="float" office:value="5156" calcext:value-type="float">
            <text:p>515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14_150000.WAV</text:p>
          </table:table-cell>
          <table:table-cell table:style-name="ce10" table:formula="of:=HYPERLINK(COM.MICROSOFT.CONCAT([$conf.$C$2];&quot;/YAT&quot;;[.C151];&quot;Audible/&quot;;[.I151]);COM.MICROSOFT.CONCAT(&quot;Yat &quot;;[.C151];&quot; - &quot;;[.D151];&quot; / &quot;;TEXT([.E151];&quot;00&quot;); &quot; / &quot;; TEXT([.F151];&quot;00&quot;);&quot; - &quot;; TEXT([.G151];&quot;00&quot;);&quot; : &quot;; TEXT([.H151];&quot;00&quot;)))" office:value-type="string" office:string-value="Yat 2 - 2020 / 04 / 14 - 15 : 00" calcext:value-type="string">
            <text:p>Yat 2 - 2020 / 04 / 14 - 15 : 00</text:p>
          </table:table-cell>
          <table:table-cell table:style-name="ce11" table:formula="of:=COUNTIF([.$J$2:.$J$191];[.J151])" office:value-type="float" office:value="4" calcext:value-type="float">
            <text:p>4</text:p>
          </table:table-cell>
          <table:table-cell table:style-name="ce22" office:value-type="float" office:value="0.66969" calcext:value-type="float">
            <text:p>0.669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with std)</text:p>
          </table:table-cell>
          <table:table-cell table:style-name="ce4" office:value-type="float" office:value="5156" calcext:value-type="float">
            <text:p>515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14_150000.WAV</text:p>
          </table:table-cell>
          <table:table-cell table:style-name="ce10" table:formula="of:=HYPERLINK(COM.MICROSOFT.CONCAT([$conf.$C$2];&quot;/YAT&quot;;[.C152];&quot;Audible/&quot;;[.I152]);COM.MICROSOFT.CONCAT(&quot;Yat &quot;;[.C152];&quot; - &quot;;[.D152];&quot; / &quot;;TEXT([.E152];&quot;00&quot;); &quot; / &quot;; TEXT([.F152];&quot;00&quot;);&quot; - &quot;; TEXT([.G152];&quot;00&quot;);&quot; : &quot;; TEXT([.H152];&quot;00&quot;)))" office:value-type="string" office:string-value="Yat 2 - 2020 / 04 / 14 - 15 : 00" calcext:value-type="string">
            <text:p>Yat 2 - 2020 / 04 / 14 - 15 : 00</text:p>
          </table:table-cell>
          <table:table-cell table:style-name="ce11" table:formula="of:=COUNTIF([.$J$2:.$J$191];[.J152])" office:value-type="float" office:value="4" calcext:value-type="float">
            <text:p>4</text:p>
          </table:table-cell>
          <table:table-cell table:style-name="ce22" office:value-type="float" office:value="0.66565" calcext:value-type="float">
            <text:p>0.665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original)</text:p>
          </table:table-cell>
          <table:table-cell table:style-name="ce4" office:value-type="float" office:value="5156" calcext:value-type="float">
            <text:p>515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14_150000.WAV</text:p>
          </table:table-cell>
          <table:table-cell table:style-name="ce10" table:formula="of:=HYPERLINK(COM.MICROSOFT.CONCAT([$conf.$C$2];&quot;/YAT&quot;;[.C153];&quot;Audible/&quot;;[.I153]);COM.MICROSOFT.CONCAT(&quot;Yat &quot;;[.C153];&quot; - &quot;;[.D153];&quot; / &quot;;TEXT([.E153];&quot;00&quot;); &quot; / &quot;; TEXT([.F153];&quot;00&quot;);&quot; - &quot;; TEXT([.G153];&quot;00&quot;);&quot; : &quot;; TEXT([.H153];&quot;00&quot;)))" office:value-type="string" office:string-value="Yat 2 - 2020 / 04 / 14 - 15 : 00" calcext:value-type="string">
            <text:p>Yat 2 - 2020 / 04 / 14 - 15 : 00</text:p>
          </table:table-cell>
          <table:table-cell table:style-name="ce11" table:formula="of:=COUNTIF([.$J$2:.$J$191];[.J153])" office:value-type="float" office:value="4" calcext:value-type="float">
            <text:p>4</text:p>
          </table:table-cell>
          <table:table-cell table:style-name="ce22" office:value-type="float" office:value="0.65377" calcext:value-type="float">
            <text:p>0.6538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with std)</text:p>
          </table:table-cell>
          <table:table-cell table:style-name="ce4" office:value-type="float" office:value="5156" calcext:value-type="float">
            <text:p>515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14_150000.WAV</text:p>
          </table:table-cell>
          <table:table-cell table:style-name="ce10" table:formula="of:=HYPERLINK(COM.MICROSOFT.CONCAT([$conf.$C$2];&quot;/YAT&quot;;[.C154];&quot;Audible/&quot;;[.I154]);COM.MICROSOFT.CONCAT(&quot;Yat &quot;;[.C154];&quot; - &quot;;[.D154];&quot; / &quot;;TEXT([.E154];&quot;00&quot;); &quot; / &quot;; TEXT([.F154];&quot;00&quot;);&quot; - &quot;; TEXT([.G154];&quot;00&quot;);&quot; : &quot;; TEXT([.H154];&quot;00&quot;)))" office:value-type="string" office:string-value="Yat 2 - 2020 / 04 / 14 - 15 : 00" calcext:value-type="string">
            <text:p>Yat 2 - 2020 / 04 / 14 - 15 : 00</text:p>
          </table:table-cell>
          <table:table-cell table:style-name="ce11" table:formula="of:=COUNTIF([.$J$2:.$J$191];[.J154])" office:value-type="float" office:value="4" calcext:value-type="float">
            <text:p>4</text:p>
          </table:table-cell>
          <table:table-cell table:style-name="ce22" office:value-type="float" office:value="0.65338" calcext:value-type="float">
            <text:p>0.653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original)</text:p>
          </table:table-cell>
          <table:table-cell table:style-name="ce4" office:value-type="float" office:value="5712" calcext:value-type="float">
            <text:p>57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5" calcext:value-type="float">
            <text:p>05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050000.WAV</text:p>
          </table:table-cell>
          <table:table-cell table:style-name="ce10" table:formula="of:=HYPERLINK(COM.MICROSOFT.CONCAT([$conf.$C$2];&quot;/YAT&quot;;[.C155];&quot;Audible/&quot;;[.I155]);COM.MICROSOFT.CONCAT(&quot;Yat &quot;;[.C155];&quot; - &quot;;[.D155];&quot; / &quot;;TEXT([.E155];&quot;00&quot;); &quot; / &quot;; TEXT([.F155];&quot;00&quot;);&quot; - &quot;; TEXT([.G155];&quot;00&quot;);&quot; : &quot;; TEXT([.H155];&quot;00&quot;)))" office:value-type="string" office:string-value="Yat 2 - 2020 / 04 / 26 - 05 : 00" calcext:value-type="string">
            <text:p>Yat 2 - 2020 / 04 / 26 - 05 : 00</text:p>
          </table:table-cell>
          <table:table-cell table:style-name="ce11" table:formula="of:=COUNTIF([.$J$2:.$J$191];[.J155])" office:value-type="float" office:value="2" calcext:value-type="float">
            <text:p>2</text:p>
          </table:table-cell>
          <table:table-cell table:style-name="ce22" office:value-type="float" office:value="0.67467" calcext:value-type="float">
            <text:p>0.674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with std)</text:p>
          </table:table-cell>
          <table:table-cell table:style-name="ce4" office:value-type="float" office:value="5712" calcext:value-type="float">
            <text:p>57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5" calcext:value-type="float">
            <text:p>05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050000.WAV</text:p>
          </table:table-cell>
          <table:table-cell table:style-name="ce10" table:formula="of:=HYPERLINK(COM.MICROSOFT.CONCAT([$conf.$C$2];&quot;/YAT&quot;;[.C156];&quot;Audible/&quot;;[.I156]);COM.MICROSOFT.CONCAT(&quot;Yat &quot;;[.C156];&quot; - &quot;;[.D156];&quot; / &quot;;TEXT([.E156];&quot;00&quot;); &quot; / &quot;; TEXT([.F156];&quot;00&quot;);&quot; - &quot;; TEXT([.G156];&quot;00&quot;);&quot; : &quot;; TEXT([.H156];&quot;00&quot;)))" office:value-type="string" office:string-value="Yat 2 - 2020 / 04 / 26 - 05 : 00" calcext:value-type="string">
            <text:p>Yat 2 - 2020 / 04 / 26 - 05 : 00</text:p>
          </table:table-cell>
          <table:table-cell table:style-name="ce11" table:formula="of:=COUNTIF([.$J$2:.$J$191];[.J156])" office:value-type="float" office:value="2" calcext:value-type="float">
            <text:p>2</text:p>
          </table:table-cell>
          <table:table-cell table:style-name="ce22" office:value-type="float" office:value="0.67157" calcext:value-type="float">
            <text:p>0.6716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original)</text:p>
          </table:table-cell>
          <table:table-cell table:style-name="ce4" office:value-type="float" office:value="5716" calcext:value-type="float">
            <text:p>57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070000.WAV</text:p>
          </table:table-cell>
          <table:table-cell table:style-name="ce10" table:formula="of:=HYPERLINK(COM.MICROSOFT.CONCAT([$conf.$C$2];&quot;/YAT&quot;;[.C157];&quot;Audible/&quot;;[.I157]);COM.MICROSOFT.CONCAT(&quot;Yat &quot;;[.C157];&quot; - &quot;;[.D157];&quot; / &quot;;TEXT([.E157];&quot;00&quot;); &quot; / &quot;; TEXT([.F157];&quot;00&quot;);&quot; - &quot;; TEXT([.G157];&quot;00&quot;);&quot; : &quot;; TEXT([.H157];&quot;00&quot;)))" office:value-type="string" office:string-value="Yat 2 - 2020 / 04 / 26 - 07 : 00" calcext:value-type="string">
            <text:p>Yat 2 - 2020 / 04 / 26 - 07 : 00</text:p>
          </table:table-cell>
          <table:table-cell table:style-name="ce11" table:formula="of:=COUNTIF([.$J$2:.$J$191];[.J157])" office:value-type="float" office:value="2" calcext:value-type="float">
            <text:p>2</text:p>
          </table:table-cell>
          <table:table-cell table:style-name="ce22" office:value-type="float" office:value="0.6572" calcext:value-type="float">
            <text:p>0.6572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Rolloff' (with std)</text:p>
          </table:table-cell>
          <table:table-cell table:style-name="ce4" office:value-type="float" office:value="5716" calcext:value-type="float">
            <text:p>57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426_070000.WAV</text:p>
          </table:table-cell>
          <table:table-cell table:style-name="ce10" table:formula="of:=HYPERLINK(COM.MICROSOFT.CONCAT([$conf.$C$2];&quot;/YAT&quot;;[.C158];&quot;Audible/&quot;;[.I158]);COM.MICROSOFT.CONCAT(&quot;Yat &quot;;[.C158];&quot; - &quot;;[.D158];&quot; / &quot;;TEXT([.E158];&quot;00&quot;); &quot; / &quot;; TEXT([.F158];&quot;00&quot;);&quot; - &quot;; TEXT([.G158];&quot;00&quot;);&quot; : &quot;; TEXT([.H158];&quot;00&quot;)))" office:value-type="string" office:string-value="Yat 2 - 2020 / 04 / 26 - 07 : 00" calcext:value-type="string">
            <text:p>Yat 2 - 2020 / 04 / 26 - 07 : 00</text:p>
          </table:table-cell>
          <table:table-cell table:style-name="ce11" table:formula="of:=COUNTIF([.$J$2:.$J$191];[.J158])" office:value-type="float" office:value="2" calcext:value-type="float">
            <text:p>2</text:p>
          </table:table-cell>
          <table:table-cell table:style-name="ce22" office:value-type="float" office:value="0.6576" calcext:value-type="float">
            <text:p>0.6576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ime (original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59];&quot;Audible/&quot;;[.I159]);COM.MICROSOFT.CONCAT(&quot;Yat &quot;;[.C159];&quot; - &quot;;[.D159];&quot; / &quot;;TEXT([.E159];&quot;00&quot;); &quot; / &quot;; TEXT([.F159];&quot;00&quot;);&quot; - &quot;; TEXT([.G159];&quot;00&quot;);&quot; : &quot;; TEXT([.H159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59])" office:value-type="float" office:value="8" calcext:value-type="float">
            <text:p>8</text:p>
          </table:table-cell>
          <table:table-cell table:style-name="ce22" office:value-type="float" office:value="0.6786" calcext:value-type="float">
            <text:p>0.6786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tonaless (original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0];&quot;Audible/&quot;;[.I160]);COM.MICROSOFT.CONCAT(&quot;Yat &quot;;[.C160];&quot; - &quot;;[.D160];&quot; / &quot;;TEXT([.E160];&quot;00&quot;); &quot; / &quot;; TEXT([.F160];&quot;00&quot;);&quot; - &quot;; TEXT([.G160];&quot;00&quot;);&quot; : &quot;; TEXT([.H160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60])" office:value-type="float" office:value="8" calcext:value-type="float">
            <text:p>8</text:p>
          </table:table-cell>
          <table:table-cell table:style-name="ce22" office:value-type="float" office:value="0.71379" calcext:value-type="float">
            <text:p>0.7138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1];&quot;Audible/&quot;;[.I161]);COM.MICROSOFT.CONCAT(&quot;Yat &quot;;[.C161];&quot; - &quot;;[.D161];&quot; / &quot;;TEXT([.E161];&quot;00&quot;); &quot; / &quot;; TEXT([.F161];&quot;00&quot;);&quot; - &quot;; TEXT([.G161];&quot;00&quot;);&quot; : &quot;; TEXT([.H161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61])" office:value-type="float" office:value="8" calcext:value-type="float">
            <text:p>8</text:p>
          </table:table-cell>
          <table:table-cell table:style-name="ce22" office:value-type="float" office:value="0.69971" calcext:value-type="float">
            <text:p>0.6997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2];&quot;Audible/&quot;;[.I162]);COM.MICROSOFT.CONCAT(&quot;Yat &quot;;[.C162];&quot; - &quot;;[.D162];&quot; / &quot;;TEXT([.E162];&quot;00&quot;); &quot; / &quot;; TEXT([.F162];&quot;00&quot;);&quot; - &quot;; TEXT([.G162];&quot;00&quot;);&quot; : &quot;; TEXT([.H162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62])" office:value-type="float" office:value="8" calcext:value-type="float">
            <text:p>8</text:p>
          </table:table-cell>
          <table:table-cell table:style-name="ce22" office:value-type="float" office:value="0.69771" calcext:value-type="float">
            <text:p>0.697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restFactor' (original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3];&quot;Audible/&quot;;[.I163]);COM.MICROSOFT.CONCAT(&quot;Yat &quot;;[.C163];&quot; - &quot;;[.D163];&quot; / &quot;;TEXT([.E163];&quot;00&quot;); &quot; / &quot;; TEXT([.F163];&quot;00&quot;);&quot; - &quot;; TEXT([.G163];&quot;00&quot;);&quot; : &quot;; TEXT([.H163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63])" office:value-type="float" office:value="8" calcext:value-type="float">
            <text:p>8</text:p>
          </table:table-cell>
          <table:table-cell table:style-name="ce22" office:value-type="float" office:value="0.76112" calcext:value-type="float">
            <text:p>0.7611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CrestFactor' (with std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4];&quot;Audible/&quot;;[.I164]);COM.MICROSOFT.CONCAT(&quot;Yat &quot;;[.C164];&quot; - &quot;;[.D164];&quot; / &quot;;TEXT([.E164];&quot;00&quot;); &quot; / &quot;; TEXT([.F164];&quot;00&quot;);&quot; - &quot;; TEXT([.G164];&quot;00&quot;);&quot; : &quot;; TEXT([.H164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64])" office:value-type="float" office:value="8" calcext:value-type="float">
            <text:p>8</text:p>
          </table:table-cell>
          <table:table-cell table:style-name="ce22" office:value-type="float" office:value="0.76035" calcext:value-type="float">
            <text:p>0.760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TonalPowerRatio' (original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5];&quot;Audible/&quot;;[.I165]);COM.MICROSOFT.CONCAT(&quot;Yat &quot;;[.C165];&quot; - &quot;;[.D165];&quot; / &quot;;TEXT([.E165];&quot;00&quot;); &quot; / &quot;; TEXT([.F165];&quot;00&quot;);&quot; - &quot;; TEXT([.G165];&quot;00&quot;);&quot; : &quot;; TEXT([.H165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65])" office:value-type="float" office:value="8" calcext:value-type="float">
            <text:p>8</text:p>
          </table:table-cell>
          <table:table-cell table:style-name="ce22" office:value-type="float" office:value="0.72859" calcext:value-type="float">
            <text:p>0.7286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TonalPowerRatio' (with std)</text:p>
          </table:table-cell>
          <table:table-cell table:style-name="ce4" office:value-type="float" office:value="6485" calcext:value-type="float">
            <text:p>64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07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73000.WAV</text:p>
          </table:table-cell>
          <table:table-cell table:style-name="ce10" table:formula="of:=HYPERLINK(COM.MICROSOFT.CONCAT([$conf.$C$2];&quot;/YAT&quot;;[.C166];&quot;Audible/&quot;;[.I166]);COM.MICROSOFT.CONCAT(&quot;Yat &quot;;[.C166];&quot; - &quot;;[.D166];&quot; / &quot;;TEXT([.E166];&quot;00&quot;); &quot; / &quot;; TEXT([.F166];&quot;00&quot;);&quot; - &quot;; TEXT([.G166];&quot;00&quot;);&quot; : &quot;; TEXT([.H166];&quot;00&quot;)))" office:value-type="string" office:string-value="Yat 3 - 2020 / 03 / 10 - 07 : 30" calcext:value-type="string">
            <text:p>Yat 3 - 2020 / 03 / 10 - 07 : 30</text:p>
          </table:table-cell>
          <table:table-cell table:style-name="ce11" table:formula="of:=COUNTIF([.$J$2:.$J$191];[.J166])" office:value-type="float" office:value="8" calcext:value-type="float">
            <text:p>8</text:p>
          </table:table-cell>
          <table:table-cell table:style-name="ce22" office:value-type="float" office:value="0.73204" calcext:value-type="float">
            <text:p>0.7320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TonalPowerRatio' (original)</text:p>
          </table:table-cell>
          <table:table-cell table:style-name="ce4" office:value-type="float" office:value="6486" calcext:value-type="float">
            <text:p>648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0_080000.WAV</text:p>
          </table:table-cell>
          <table:table-cell table:style-name="ce10" table:formula="of:=HYPERLINK(COM.MICROSOFT.CONCAT([$conf.$C$2];&quot;/YAT&quot;;[.C167];&quot;Audible/&quot;;[.I167]);COM.MICROSOFT.CONCAT(&quot;Yat &quot;;[.C167];&quot; - &quot;;[.D167];&quot; / &quot;;TEXT([.E167];&quot;00&quot;); &quot; / &quot;; TEXT([.F167];&quot;00&quot;);&quot; - &quot;; TEXT([.G167];&quot;00&quot;);&quot; : &quot;; TEXT([.H167];&quot;00&quot;)))" office:value-type="string" office:string-value="Yat 3 - 2020 / 03 / 10 - 08 : 00" calcext:value-type="string">
            <text:p>Yat 3 - 2020 / 03 / 10 - 08 : 00</text:p>
          </table:table-cell>
          <table:table-cell table:style-name="ce11" table:formula="of:=COUNTIF([.$J$2:.$J$191];[.J167])" office:value-type="float" office:value="1" calcext:value-type="float">
            <text:p>1</text:p>
          </table:table-cell>
          <table:table-cell table:style-name="ce22" office:value-type="float" office:value="0.70443" calcext:value-type="float">
            <text:p>0.704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TonalPowerRatio' (original)</text:p>
          </table:table-cell>
          <table:table-cell table:style-name="ce4" office:value-type="float" office:value="6487" calcext:value-type="float">
            <text:p>648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83000.WAV</text:p>
          </table:table-cell>
          <table:table-cell table:style-name="ce10" table:formula="of:=HYPERLINK(COM.MICROSOFT.CONCAT([$conf.$C$2];&quot;/YAT&quot;;[.C168];&quot;Audible/&quot;;[.I168]);COM.MICROSOFT.CONCAT(&quot;Yat &quot;;[.C168];&quot; - &quot;;[.D168];&quot; / &quot;;TEXT([.E168];&quot;00&quot;); &quot; / &quot;; TEXT([.F168];&quot;00&quot;);&quot; - &quot;; TEXT([.G168];&quot;00&quot;);&quot; : &quot;; TEXT([.H168];&quot;00&quot;)))" office:value-type="string" office:string-value="Yat 3 - 2020 / 03 / 10 - 08 : 30" calcext:value-type="string">
            <text:p>Yat 3 - 2020 / 03 / 10 - 08 : 30</text:p>
          </table:table-cell>
          <table:table-cell table:style-name="ce11" table:formula="of:=COUNTIF([.$J$2:.$J$191];[.J168])" office:value-type="float" office:value="2" calcext:value-type="float">
            <text:p>2</text:p>
          </table:table-cell>
          <table:table-cell table:style-name="ce22" office:value-type="float" office:value="0.71441" calcext:value-type="float">
            <text:p>0.714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TonalPowerRatio' (with std)</text:p>
          </table:table-cell>
          <table:table-cell table:style-name="ce4" office:value-type="float" office:value="6487" calcext:value-type="float">
            <text:p>648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0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83000.WAV</text:p>
          </table:table-cell>
          <table:table-cell table:style-name="ce10" table:formula="of:=HYPERLINK(COM.MICROSOFT.CONCAT([$conf.$C$2];&quot;/YAT&quot;;[.C169];&quot;Audible/&quot;;[.I169]);COM.MICROSOFT.CONCAT(&quot;Yat &quot;;[.C169];&quot; - &quot;;[.D169];&quot; / &quot;;TEXT([.E169];&quot;00&quot;); &quot; / &quot;; TEXT([.F169];&quot;00&quot;);&quot; - &quot;; TEXT([.G169];&quot;00&quot;);&quot; : &quot;; TEXT([.H169];&quot;00&quot;)))" office:value-type="string" office:string-value="Yat 3 - 2020 / 03 / 10 - 08 : 30" calcext:value-type="string">
            <text:p>Yat 3 - 2020 / 03 / 10 - 08 : 30</text:p>
          </table:table-cell>
          <table:table-cell table:style-name="ce11" table:formula="of:=COUNTIF([.$J$2:.$J$191];[.J169])" office:value-type="float" office:value="2" calcext:value-type="float">
            <text:p>2</text:p>
          </table:table-cell>
          <table:table-cell table:style-name="ce22" office:value-type="float" office:value="0.71524" calcext:value-type="float">
            <text:p>0.7152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MaxAcf' (original)</text:p>
          </table:table-cell>
          <table:table-cell table:style-name="ce4" office:value-type="float" office:value="6489" calcext:value-type="float">
            <text:p>648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0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93000.WAV</text:p>
          </table:table-cell>
          <table:table-cell table:style-name="ce10" table:formula="of:=HYPERLINK(COM.MICROSOFT.CONCAT([$conf.$C$2];&quot;/YAT&quot;;[.C170];&quot;Audible/&quot;;[.I170]);COM.MICROSOFT.CONCAT(&quot;Yat &quot;;[.C170];&quot; - &quot;;[.D170];&quot; / &quot;;TEXT([.E170];&quot;00&quot;); &quot; / &quot;; TEXT([.F170];&quot;00&quot;);&quot; - &quot;; TEXT([.G170];&quot;00&quot;);&quot; : &quot;; TEXT([.H170];&quot;00&quot;)))" office:value-type="string" office:string-value="Yat 3 - 2020 / 03 / 10 - 09 : 30" calcext:value-type="string">
            <text:p>Yat 3 - 2020 / 03 / 10 - 09 : 30</text:p>
          </table:table-cell>
          <table:table-cell table:style-name="ce11" table:formula="of:=COUNTIF([.$J$2:.$J$191];[.J170])" office:value-type="float" office:value="2" calcext:value-type="float">
            <text:p>2</text:p>
          </table:table-cell>
          <table:table-cell table:style-name="ce22" office:value-type="float" office:value="0.67174" calcext:value-type="float">
            <text:p>0.671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TimeMaxAcf' (with std)</text:p>
          </table:table-cell>
          <table:table-cell table:style-name="ce4" office:value-type="float" office:value="6489" calcext:value-type="float">
            <text:p>648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0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0_093000.WAV</text:p>
          </table:table-cell>
          <table:table-cell table:style-name="ce10" table:formula="of:=HYPERLINK(COM.MICROSOFT.CONCAT([$conf.$C$2];&quot;/YAT&quot;;[.C171];&quot;Audible/&quot;;[.I171]);COM.MICROSOFT.CONCAT(&quot;Yat &quot;;[.C171];&quot; - &quot;;[.D171];&quot; / &quot;;TEXT([.E171];&quot;00&quot;); &quot; / &quot;; TEXT([.F171];&quot;00&quot;);&quot; - &quot;; TEXT([.G171];&quot;00&quot;);&quot; : &quot;; TEXT([.H171];&quot;00&quot;)))" office:value-type="string" office:string-value="Yat 3 - 2020 / 03 / 10 - 09 : 30" calcext:value-type="string">
            <text:p>Yat 3 - 2020 / 03 / 10 - 09 : 30</text:p>
          </table:table-cell>
          <table:table-cell table:style-name="ce11" table:formula="of:=COUNTIF([.$J$2:.$J$191];[.J171])" office:value-type="float" office:value="2" calcext:value-type="float">
            <text:p>2</text:p>
          </table:table-cell>
          <table:table-cell table:style-name="ce22" office:value-type="float" office:value="0.67609" calcext:value-type="float">
            <text:p>0.6761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spectral (original)</text:p>
          </table:table-cell>
          <table:table-cell table:style-name="ce4" office:value-type="float" office:value="6651" calcext:value-type="float">
            <text:p>665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83000.WAV</text:p>
          </table:table-cell>
          <table:table-cell table:style-name="ce10" table:formula="of:=HYPERLINK(COM.MICROSOFT.CONCAT([$conf.$C$2];&quot;/YAT&quot;;[.C172];&quot;Audible/&quot;;[.I172]);COM.MICROSOFT.CONCAT(&quot;Yat &quot;;[.C172];&quot; - &quot;;[.D172];&quot; / &quot;;TEXT([.E172];&quot;00&quot;); &quot; / &quot;; TEXT([.F172];&quot;00&quot;);&quot; - &quot;; TEXT([.G172];&quot;00&quot;);&quot; : &quot;; TEXT([.H172];&quot;00&quot;)))" office:value-type="string" office:string-value="Yat 3 - 2020 / 03 / 13 - 18 : 30" calcext:value-type="string">
            <text:p>Yat 3 - 2020 / 03 / 13 - 18 : 30</text:p>
          </table:table-cell>
          <table:table-cell table:style-name="ce11" table:formula="of:=COUNTIF([.$J$2:.$J$191];[.J172])" office:value-type="float" office:value="6" calcext:value-type="float">
            <text:p>6</text:p>
          </table:table-cell>
          <table:table-cell table:style-name="ce22" office:value-type="float" office:value="0.67147" calcext:value-type="float">
            <text:p>0.6715</text:p>
          </table:table-cell>
          <table:table-cell/>
        </table:table-row>
        <table:table-row table:style-name="ro1">
          <table:table-cell table:style-name="ce18" office:value-type="string" calcext:value-type="string">
            <text:p>conc avg feat spectral (with std)</text:p>
          </table:table-cell>
          <table:table-cell table:style-name="ce4" office:value-type="float" office:value="6651" calcext:value-type="float">
            <text:p>665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83000.WAV</text:p>
          </table:table-cell>
          <table:table-cell table:style-name="ce10" table:formula="of:=HYPERLINK(COM.MICROSOFT.CONCAT([$conf.$C$2];&quot;/YAT&quot;;[.C173];&quot;Audible/&quot;;[.I173]);COM.MICROSOFT.CONCAT(&quot;Yat &quot;;[.C173];&quot; - &quot;;[.D173];&quot; / &quot;;TEXT([.E173];&quot;00&quot;); &quot; / &quot;; TEXT([.F173];&quot;00&quot;);&quot; - &quot;; TEXT([.G173];&quot;00&quot;);&quot; : &quot;; TEXT([.H173];&quot;00&quot;)))" office:value-type="string" office:string-value="Yat 3 - 2020 / 03 / 13 - 18 : 30" calcext:value-type="string">
            <text:p>Yat 3 - 2020 / 03 / 13 - 18 : 30</text:p>
          </table:table-cell>
          <table:table-cell table:style-name="ce11" table:formula="of:=COUNTIF([.$J$2:.$J$191];[.J173])" office:value-type="float" office:value="6" calcext:value-type="float">
            <text:p>6</text:p>
          </table:table-cell>
          <table:table-cell table:style-name="ce22" office:value-type="float" office:value="0.67363" calcext:value-type="float">
            <text:p>0.6736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6651" calcext:value-type="float">
            <text:p>665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83000.WAV</text:p>
          </table:table-cell>
          <table:table-cell table:style-name="ce10" table:formula="of:=HYPERLINK(COM.MICROSOFT.CONCAT([$conf.$C$2];&quot;/YAT&quot;;[.C174];&quot;Audible/&quot;;[.I174]);COM.MICROSOFT.CONCAT(&quot;Yat &quot;;[.C174];&quot; - &quot;;[.D174];&quot; / &quot;;TEXT([.E174];&quot;00&quot;); &quot; / &quot;; TEXT([.F174];&quot;00&quot;);&quot; - &quot;; TEXT([.G174];&quot;00&quot;);&quot; : &quot;; TEXT([.H174];&quot;00&quot;)))" office:value-type="string" office:string-value="Yat 3 - 2020 / 03 / 13 - 18 : 30" calcext:value-type="string">
            <text:p>Yat 3 - 2020 / 03 / 13 - 18 : 30</text:p>
          </table:table-cell>
          <table:table-cell table:style-name="ce11" table:formula="of:=COUNTIF([.$J$2:.$J$191];[.J174])" office:value-type="float" office:value="6" calcext:value-type="float">
            <text:p>6</text:p>
          </table:table-cell>
          <table:table-cell table:style-name="ce22" office:value-type="float" office:value="0.64507" calcext:value-type="float">
            <text:p>0.6451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6651" calcext:value-type="float">
            <text:p>665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83000.WAV</text:p>
          </table:table-cell>
          <table:table-cell table:style-name="ce10" table:formula="of:=HYPERLINK(COM.MICROSOFT.CONCAT([$conf.$C$2];&quot;/YAT&quot;;[.C175];&quot;Audible/&quot;;[.I175]);COM.MICROSOFT.CONCAT(&quot;Yat &quot;;[.C175];&quot; - &quot;;[.D175];&quot; / &quot;;TEXT([.E175];&quot;00&quot;); &quot; / &quot;; TEXT([.F175];&quot;00&quot;);&quot; - &quot;; TEXT([.G175];&quot;00&quot;);&quot; : &quot;; TEXT([.H175];&quot;00&quot;)))" office:value-type="string" office:string-value="Yat 3 - 2020 / 03 / 13 - 18 : 30" calcext:value-type="string">
            <text:p>Yat 3 - 2020 / 03 / 13 - 18 : 30</text:p>
          </table:table-cell>
          <table:table-cell table:style-name="ce11" table:formula="of:=COUNTIF([.$J$2:.$J$191];[.J175])" office:value-type="float" office:value="6" calcext:value-type="float">
            <text:p>6</text:p>
          </table:table-cell>
          <table:table-cell table:style-name="ce22" office:value-type="float" office:value="0.6463" calcext:value-type="float">
            <text:p>0.6463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original)</text:p>
          </table:table-cell>
          <table:table-cell table:style-name="ce4" office:value-type="float" office:value="6651" calcext:value-type="float">
            <text:p>665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83000.WAV</text:p>
          </table:table-cell>
          <table:table-cell table:style-name="ce10" table:formula="of:=HYPERLINK(COM.MICROSOFT.CONCAT([$conf.$C$2];&quot;/YAT&quot;;[.C176];&quot;Audible/&quot;;[.I176]);COM.MICROSOFT.CONCAT(&quot;Yat &quot;;[.C176];&quot; - &quot;;[.D176];&quot; / &quot;;TEXT([.E176];&quot;00&quot;); &quot; / &quot;; TEXT([.F176];&quot;00&quot;);&quot; - &quot;; TEXT([.G176];&quot;00&quot;);&quot; : &quot;; TEXT([.H176];&quot;00&quot;)))" office:value-type="string" office:string-value="Yat 3 - 2020 / 03 / 13 - 18 : 30" calcext:value-type="string">
            <text:p>Yat 3 - 2020 / 03 / 13 - 18 : 30</text:p>
          </table:table-cell>
          <table:table-cell table:style-name="ce11" table:formula="of:=COUNTIF([.$J$2:.$J$191];[.J176])" office:value-type="float" office:value="6" calcext:value-type="float">
            <text:p>6</text:p>
          </table:table-cell>
          <table:table-cell table:style-name="ce22" office:value-type="float" office:value="0.78049" calcext:value-type="float">
            <text:p>0.780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with std)</text:p>
          </table:table-cell>
          <table:table-cell table:style-name="ce4" office:value-type="float" office:value="6651" calcext:value-type="float">
            <text:p>665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83000.WAV</text:p>
          </table:table-cell>
          <table:table-cell table:style-name="ce10" table:formula="of:=HYPERLINK(COM.MICROSOFT.CONCAT([$conf.$C$2];&quot;/YAT&quot;;[.C177];&quot;Audible/&quot;;[.I177]);COM.MICROSOFT.CONCAT(&quot;Yat &quot;;[.C177];&quot; - &quot;;[.D177];&quot; / &quot;;TEXT([.E177];&quot;00&quot;); &quot; / &quot;; TEXT([.F177];&quot;00&quot;);&quot; - &quot;; TEXT([.G177];&quot;00&quot;);&quot; : &quot;; TEXT([.H177];&quot;00&quot;)))" office:value-type="string" office:string-value="Yat 3 - 2020 / 03 / 13 - 18 : 30" calcext:value-type="string">
            <text:p>Yat 3 - 2020 / 03 / 13 - 18 : 30</text:p>
          </table:table-cell>
          <table:table-cell table:style-name="ce11" table:formula="of:=COUNTIF([.$J$2:.$J$191];[.J177])" office:value-type="float" office:value="6" calcext:value-type="float">
            <text:p>6</text:p>
          </table:table-cell>
          <table:table-cell table:style-name="ce22" office:value-type="float" office:value="0.77732" calcext:value-type="float">
            <text:p>0.7773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original)</text:p>
          </table:table-cell>
          <table:table-cell table:style-name="ce4" office:value-type="float" office:value="6652" calcext:value-type="float">
            <text:p>665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3_190000.WAV</text:p>
          </table:table-cell>
          <table:table-cell table:style-name="ce10" table:formula="of:=HYPERLINK(COM.MICROSOFT.CONCAT([$conf.$C$2];&quot;/YAT&quot;;[.C178];&quot;Audible/&quot;;[.I178]);COM.MICROSOFT.CONCAT(&quot;Yat &quot;;[.C178];&quot; - &quot;;[.D178];&quot; / &quot;;TEXT([.E178];&quot;00&quot;); &quot; / &quot;; TEXT([.F178];&quot;00&quot;);&quot; - &quot;; TEXT([.G178];&quot;00&quot;);&quot; : &quot;; TEXT([.H178];&quot;00&quot;)))" office:value-type="string" office:string-value="Yat 3 - 2020 / 03 / 13 - 19 : 00" calcext:value-type="string">
            <text:p>Yat 3 - 2020 / 03 / 13 - 19 : 00</text:p>
          </table:table-cell>
          <table:table-cell table:style-name="ce11" table:formula="of:=COUNTIF([.$J$2:.$J$191];[.J178])" office:value-type="float" office:value="2" calcext:value-type="float">
            <text:p>2</text:p>
          </table:table-cell>
          <table:table-cell table:style-name="ce22" office:value-type="float" office:value="0.6376" calcext:value-type="float">
            <text:p>0.6376</text:p>
          </table:table-cell>
          <table:table-cell/>
        </table:table-row>
        <table:table-row table:style-name="ro1">
          <table:table-cell table:style-name="ce18" office:value-type="string" calcext:value-type="string">
            <text:p>conc feat spectral (with std)</text:p>
          </table:table-cell>
          <table:table-cell table:style-name="ce4" office:value-type="float" office:value="6652" calcext:value-type="float">
            <text:p>665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3_190000.WAV</text:p>
          </table:table-cell>
          <table:table-cell table:style-name="ce10" table:formula="of:=HYPERLINK(COM.MICROSOFT.CONCAT([$conf.$C$2];&quot;/YAT&quot;;[.C179];&quot;Audible/&quot;;[.I179]);COM.MICROSOFT.CONCAT(&quot;Yat &quot;;[.C179];&quot; - &quot;;[.D179];&quot; / &quot;;TEXT([.E179];&quot;00&quot;); &quot; / &quot;; TEXT([.F179];&quot;00&quot;);&quot; - &quot;; TEXT([.G179];&quot;00&quot;);&quot; : &quot;; TEXT([.H179];&quot;00&quot;)))" office:value-type="string" office:string-value="Yat 3 - 2020 / 03 / 13 - 19 : 00" calcext:value-type="string">
            <text:p>Yat 3 - 2020 / 03 / 13 - 19 : 00</text:p>
          </table:table-cell>
          <table:table-cell table:style-name="ce11" table:formula="of:=COUNTIF([.$J$2:.$J$191];[.J179])" office:value-type="float" office:value="2" calcext:value-type="float">
            <text:p>2</text:p>
          </table:table-cell>
          <table:table-cell table:style-name="ce22" office:value-type="float" office:value="0.64033" calcext:value-type="float">
            <text:p>0.6403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original)</text:p>
          </table:table-cell>
          <table:table-cell table:style-name="ce4" office:value-type="float" office:value="6653" calcext:value-type="float">
            <text:p>665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93000.WAV</text:p>
          </table:table-cell>
          <table:table-cell table:style-name="ce10" table:formula="of:=HYPERLINK(COM.MICROSOFT.CONCAT([$conf.$C$2];&quot;/YAT&quot;;[.C180];&quot;Audible/&quot;;[.I180]);COM.MICROSOFT.CONCAT(&quot;Yat &quot;;[.C180];&quot; - &quot;;[.D180];&quot; / &quot;;TEXT([.E180];&quot;00&quot;); &quot; / &quot;; TEXT([.F180];&quot;00&quot;);&quot; - &quot;; TEXT([.G180];&quot;00&quot;);&quot; : &quot;; TEXT([.H180];&quot;00&quot;)))" office:value-type="string" office:string-value="Yat 3 - 2020 / 03 / 13 - 19 : 30" calcext:value-type="string">
            <text:p>Yat 3 - 2020 / 03 / 13 - 19 : 30</text:p>
          </table:table-cell>
          <table:table-cell table:style-name="ce11" table:formula="of:=COUNTIF([.$J$2:.$J$191];[.J180])" office:value-type="float" office:value="2" calcext:value-type="float">
            <text:p>2</text:p>
          </table:table-cell>
          <table:table-cell table:style-name="ce22" office:value-type="float" office:value="0.7663" calcext:value-type="float">
            <text:p>0.7663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Decrease' (with std)</text:p>
          </table:table-cell>
          <table:table-cell table:style-name="ce4" office:value-type="float" office:value="6653" calcext:value-type="float">
            <text:p>665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3_193000.WAV</text:p>
          </table:table-cell>
          <table:table-cell table:style-name="ce10" table:formula="of:=HYPERLINK(COM.MICROSOFT.CONCAT([$conf.$C$2];&quot;/YAT&quot;;[.C181];&quot;Audible/&quot;;[.I181]);COM.MICROSOFT.CONCAT(&quot;Yat &quot;;[.C181];&quot; - &quot;;[.D181];&quot; / &quot;;TEXT([.E181];&quot;00&quot;); &quot; / &quot;; TEXT([.F181];&quot;00&quot;);&quot; - &quot;; TEXT([.G181];&quot;00&quot;);&quot; : &quot;; TEXT([.H181];&quot;00&quot;)))" office:value-type="string" office:string-value="Yat 3 - 2020 / 03 / 13 - 19 : 30" calcext:value-type="string">
            <text:p>Yat 3 - 2020 / 03 / 13 - 19 : 30</text:p>
          </table:table-cell>
          <table:table-cell table:style-name="ce11" table:formula="of:=COUNTIF([.$J$2:.$J$191];[.J181])" office:value-type="float" office:value="2" calcext:value-type="float">
            <text:p>2</text:p>
          </table:table-cell>
          <table:table-cell table:style-name="ce22" office:value-type="float" office:value="0.76274" calcext:value-type="float">
            <text:p>0.762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original)</text:p>
          </table:table-cell>
          <table:table-cell table:style-name="ce4" office:value-type="float" office:value="6700" calcext:value-type="float">
            <text:p>67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4_190000.WAV</text:p>
          </table:table-cell>
          <table:table-cell table:style-name="ce10" table:formula="of:=HYPERLINK(COM.MICROSOFT.CONCAT([$conf.$C$2];&quot;/YAT&quot;;[.C182];&quot;Audible/&quot;;[.I182]);COM.MICROSOFT.CONCAT(&quot;Yat &quot;;[.C182];&quot; - &quot;;[.D182];&quot; / &quot;;TEXT([.E182];&quot;00&quot;); &quot; / &quot;; TEXT([.F182];&quot;00&quot;);&quot; - &quot;; TEXT([.G182];&quot;00&quot;);&quot; : &quot;; TEXT([.H182];&quot;00&quot;)))" office:value-type="string" office:string-value="Yat 3 - 2020 / 03 / 14 - 19 : 00" calcext:value-type="string">
            <text:p>Yat 3 - 2020 / 03 / 14 - 19 : 00</text:p>
          </table:table-cell>
          <table:table-cell table:style-name="ce11" table:formula="of:=COUNTIF([.$J$2:.$J$191];[.J182])" office:value-type="float" office:value="2" calcext:value-type="float">
            <text:p>2</text:p>
          </table:table-cell>
          <table:table-cell table:style-name="ce22" office:value-type="float" office:value="0.68284" calcext:value-type="float">
            <text:p>0.6828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with std)</text:p>
          </table:table-cell>
          <table:table-cell table:style-name="ce4" office:value-type="float" office:value="6700" calcext:value-type="float">
            <text:p>67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4_190000.WAV</text:p>
          </table:table-cell>
          <table:table-cell table:style-name="ce10" table:formula="of:=HYPERLINK(COM.MICROSOFT.CONCAT([$conf.$C$2];&quot;/YAT&quot;;[.C183];&quot;Audible/&quot;;[.I183]);COM.MICROSOFT.CONCAT(&quot;Yat &quot;;[.C183];&quot; - &quot;;[.D183];&quot; / &quot;;TEXT([.E183];&quot;00&quot;); &quot; / &quot;; TEXT([.F183];&quot;00&quot;);&quot; - &quot;; TEXT([.G183];&quot;00&quot;);&quot; : &quot;; TEXT([.H183];&quot;00&quot;)))" office:value-type="string" office:string-value="Yat 3 - 2020 / 03 / 14 - 19 : 00" calcext:value-type="string">
            <text:p>Yat 3 - 2020 / 03 / 14 - 19 : 00</text:p>
          </table:table-cell>
          <table:table-cell table:style-name="ce11" table:formula="of:=COUNTIF([.$J$2:.$J$191];[.J183])" office:value-type="float" office:value="2" calcext:value-type="float">
            <text:p>2</text:p>
          </table:table-cell>
          <table:table-cell table:style-name="ce22" office:value-type="float" office:value="0.68226" calcext:value-type="float">
            <text:p>0.6823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original)</text:p>
          </table:table-cell>
          <table:table-cell table:style-name="ce4" office:value-type="float" office:value="6701" calcext:value-type="float">
            <text:p>670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4_193000.WAV</text:p>
          </table:table-cell>
          <table:table-cell table:style-name="ce10" table:formula="of:=HYPERLINK(COM.MICROSOFT.CONCAT([$conf.$C$2];&quot;/YAT&quot;;[.C184];&quot;Audible/&quot;;[.I184]);COM.MICROSOFT.CONCAT(&quot;Yat &quot;;[.C184];&quot; - &quot;;[.D184];&quot; / &quot;;TEXT([.E184];&quot;00&quot;); &quot; / &quot;; TEXT([.F184];&quot;00&quot;);&quot; - &quot;; TEXT([.G184];&quot;00&quot;);&quot; : &quot;; TEXT([.H184];&quot;00&quot;)))" office:value-type="string" office:string-value="Yat 3 - 2020 / 03 / 14 - 19 : 30" calcext:value-type="string">
            <text:p>Yat 3 - 2020 / 03 / 14 - 19 : 30</text:p>
          </table:table-cell>
          <table:table-cell table:style-name="ce11" table:formula="of:=COUNTIF([.$J$2:.$J$191];[.J184])" office:value-type="float" office:value="2" calcext:value-type="float">
            <text:p>2</text:p>
          </table:table-cell>
          <table:table-cell table:style-name="ce22" office:value-type="float" office:value="0.68198" calcext:value-type="float">
            <text:p>0.6820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with std)</text:p>
          </table:table-cell>
          <table:table-cell table:style-name="ce4" office:value-type="float" office:value="6701" calcext:value-type="float">
            <text:p>670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4_193000.WAV</text:p>
          </table:table-cell>
          <table:table-cell table:style-name="ce10" table:formula="of:=HYPERLINK(COM.MICROSOFT.CONCAT([$conf.$C$2];&quot;/YAT&quot;;[.C185];&quot;Audible/&quot;;[.I185]);COM.MICROSOFT.CONCAT(&quot;Yat &quot;;[.C185];&quot; - &quot;;[.D185];&quot; / &quot;;TEXT([.E185];&quot;00&quot;); &quot; / &quot;; TEXT([.F185];&quot;00&quot;);&quot; - &quot;; TEXT([.G185];&quot;00&quot;);&quot; : &quot;; TEXT([.H185];&quot;00&quot;)))" office:value-type="string" office:string-value="Yat 3 - 2020 / 03 / 14 - 19 : 30" calcext:value-type="string">
            <text:p>Yat 3 - 2020 / 03 / 14 - 19 : 30</text:p>
          </table:table-cell>
          <table:table-cell table:style-name="ce11" table:formula="of:=COUNTIF([.$J$2:.$J$191];[.J185])" office:value-type="float" office:value="2" calcext:value-type="float">
            <text:p>2</text:p>
          </table:table-cell>
          <table:table-cell table:style-name="ce22" office:value-type="float" office:value="0.68246" calcext:value-type="float">
            <text:p>0.6825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original)</text:p>
          </table:table-cell>
          <table:table-cell table:style-name="ce4" office:value-type="float" office:value="6702" calcext:value-type="float">
            <text:p>670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4_200000.WAV</text:p>
          </table:table-cell>
          <table:table-cell table:style-name="ce10" table:formula="of:=HYPERLINK(COM.MICROSOFT.CONCAT([$conf.$C$2];&quot;/YAT&quot;;[.C186];&quot;Audible/&quot;;[.I186]);COM.MICROSOFT.CONCAT(&quot;Yat &quot;;[.C186];&quot; - &quot;;[.D186];&quot; / &quot;;TEXT([.E186];&quot;00&quot;); &quot; / &quot;; TEXT([.F186];&quot;00&quot;);&quot; - &quot;; TEXT([.G186];&quot;00&quot;);&quot; : &quot;; TEXT([.H186];&quot;00&quot;)))" office:value-type="string" office:string-value="Yat 3 - 2020 / 03 / 14 - 20 : 00" calcext:value-type="string">
            <text:p>Yat 3 - 2020 / 03 / 14 - 20 : 00</text:p>
          </table:table-cell>
          <table:table-cell table:style-name="ce11" table:formula="of:=COUNTIF([.$J$2:.$J$191];[.J186])" office:value-type="float" office:value="2" calcext:value-type="float">
            <text:p>2</text:p>
          </table:table-cell>
          <table:table-cell table:style-name="ce22" office:value-type="float" office:value="0.66171" calcext:value-type="float">
            <text:p>0.6617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with std)</text:p>
          </table:table-cell>
          <table:table-cell table:style-name="ce4" office:value-type="float" office:value="6702" calcext:value-type="float">
            <text:p>670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4_200000.WAV</text:p>
          </table:table-cell>
          <table:table-cell table:style-name="ce10" table:formula="of:=HYPERLINK(COM.MICROSOFT.CONCAT([$conf.$C$2];&quot;/YAT&quot;;[.C187];&quot;Audible/&quot;;[.I187]);COM.MICROSOFT.CONCAT(&quot;Yat &quot;;[.C187];&quot; - &quot;;[.D187];&quot; / &quot;;TEXT([.E187];&quot;00&quot;); &quot; / &quot;; TEXT([.F187];&quot;00&quot;);&quot; - &quot;; TEXT([.G187];&quot;00&quot;);&quot; : &quot;; TEXT([.H187];&quot;00&quot;)))" office:value-type="string" office:string-value="Yat 3 - 2020 / 03 / 14 - 20 : 00" calcext:value-type="string">
            <text:p>Yat 3 - 2020 / 03 / 14 - 20 : 00</text:p>
          </table:table-cell>
          <table:table-cell table:style-name="ce11" table:formula="of:=COUNTIF([.$J$2:.$J$191];[.J187])" office:value-type="float" office:value="2" calcext:value-type="float">
            <text:p>2</text:p>
          </table:table-cell>
          <table:table-cell table:style-name="ce22" office:value-type="float" office:value="0.66157" calcext:value-type="float">
            <text:p>0.6616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original)</text:p>
          </table:table-cell>
          <table:table-cell table:style-name="ce4" office:value-type="float" office:value="6703" calcext:value-type="float">
            <text:p>670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4_203000.WAV</text:p>
          </table:table-cell>
          <table:table-cell table:style-name="ce10" table:formula="of:=HYPERLINK(COM.MICROSOFT.CONCAT([$conf.$C$2];&quot;/YAT&quot;;[.C188];&quot;Audible/&quot;;[.I188]);COM.MICROSOFT.CONCAT(&quot;Yat &quot;;[.C188];&quot; - &quot;;[.D188];&quot; / &quot;;TEXT([.E188];&quot;00&quot;); &quot; / &quot;; TEXT([.F188];&quot;00&quot;);&quot; - &quot;; TEXT([.G188];&quot;00&quot;);&quot; : &quot;; TEXT([.H188];&quot;00&quot;)))" office:value-type="string" office:string-value="Yat 3 - 2020 / 03 / 14 - 20 : 30" calcext:value-type="string">
            <text:p>Yat 3 - 2020 / 03 / 14 - 20 : 30</text:p>
          </table:table-cell>
          <table:table-cell table:style-name="ce11" table:formula="of:=COUNTIF([.$J$2:.$J$191];[.J188])" office:value-type="float" office:value="2" calcext:value-type="float">
            <text:p>2</text:p>
          </table:table-cell>
          <table:table-cell table:style-name="ce22" office:value-type="float" office:value="0.66736" calcext:value-type="float">
            <text:p>0.667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Spread' (with std)</text:p>
          </table:table-cell>
          <table:table-cell table:style-name="ce4" office:value-type="float" office:value="6703" calcext:value-type="float">
            <text:p>670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18" office:value-type="string" calcext:value-type="string">
            <text:p>20200314_203000.WAV</text:p>
          </table:table-cell>
          <table:table-cell table:style-name="ce10" table:formula="of:=HYPERLINK(COM.MICROSOFT.CONCAT([$conf.$C$2];&quot;/YAT&quot;;[.C189];&quot;Audible/&quot;;[.I189]);COM.MICROSOFT.CONCAT(&quot;Yat &quot;;[.C189];&quot; - &quot;;[.D189];&quot; / &quot;;TEXT([.E189];&quot;00&quot;); &quot; / &quot;; TEXT([.F189];&quot;00&quot;);&quot; - &quot;; TEXT([.G189];&quot;00&quot;);&quot; : &quot;; TEXT([.H189];&quot;00&quot;)))" office:value-type="string" office:string-value="Yat 3 - 2020 / 03 / 14 - 20 : 30" calcext:value-type="string">
            <text:p>Yat 3 - 2020 / 03 / 14 - 20 : 30</text:p>
          </table:table-cell>
          <table:table-cell table:style-name="ce11" table:formula="of:=COUNTIF([.$J$2:.$J$191];[.J189])" office:value-type="float" office:value="2" calcext:value-type="float">
            <text:p>2</text:p>
          </table:table-cell>
          <table:table-cell table:style-name="ce22" office:value-type="float" office:value="0.66961" calcext:value-type="float">
            <text:p>0.6696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original)</text:p>
          </table:table-cell>
          <table:table-cell table:style-name="ce4" office:value-type="float" office:value="6732" calcext:value-type="float">
            <text:p>673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90];&quot;Audible/&quot;;[.I190]);COM.MICROSOFT.CONCAT(&quot;Yat &quot;;[.C190];&quot; - &quot;;[.D190];&quot; / &quot;;TEXT([.E190];&quot;00&quot;); &quot; / &quot;; TEXT([.F190];&quot;00&quot;);&quot; - &quot;; TEXT([.G190];&quot;00&quot;);&quot; : &quot;; TEXT([.H190];&quot;00&quot;)))" office:value-type="string" office:string-value="Yat 3 - 2020 / 03 / 15 - 11 : 00" calcext:value-type="string">
            <text:p>Yat 3 - 2020 / 03 / 15 - 11 : 00</text:p>
          </table:table-cell>
          <table:table-cell table:style-name="ce11" table:formula="of:=COUNTIF([.$J$2:.$J$191];[.J190])" office:value-type="float" office:value="2" calcext:value-type="float">
            <text:p>2</text:p>
          </table:table-cell>
          <table:table-cell table:style-name="ce22" office:value-type="float" office:value="0.69639" calcext:value-type="float">
            <text:p>0.6964</text:p>
          </table:table-cell>
          <table:table-cell/>
        </table:table-row>
        <table:table-row table:style-name="ro1">
          <table:table-cell table:style-name="ce18" office:value-type="string" calcext:value-type="string">
            <text:p>feature 'SpectralFlux' (with std)</text:p>
          </table:table-cell>
          <table:table-cell table:style-name="ce4" office:value-type="float" office:value="6732" calcext:value-type="float">
            <text:p>673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0</text:p>
          </table:table-cell>
          <table:table-cell table:style-name="ce18" office:value-type="string" calcext:value-type="string">
            <text:p>20200315_110000.WAV</text:p>
          </table:table-cell>
          <table:table-cell table:style-name="ce10" table:formula="of:=HYPERLINK(COM.MICROSOFT.CONCAT([$conf.$C$2];&quot;/YAT&quot;;[.C191];&quot;Audible/&quot;;[.I191]);COM.MICROSOFT.CONCAT(&quot;Yat &quot;;[.C191];&quot; - &quot;;[.D191];&quot; / &quot;;TEXT([.E191];&quot;00&quot;); &quot; / &quot;; TEXT([.F191];&quot;00&quot;);&quot; - &quot;; TEXT([.G191];&quot;00&quot;);&quot; : &quot;; TEXT([.H191];&quot;00&quot;)))" office:value-type="string" office:string-value="Yat 3 - 2020 / 03 / 15 - 11 : 00" calcext:value-type="string">
            <text:p>Yat 3 - 2020 / 03 / 15 - 11 : 00</text:p>
          </table:table-cell>
          <table:table-cell table:style-name="ce11" table:formula="of:=COUNTIF([.$J$2:.$J$191];[.J191])" office:value-type="float" office:value="2" calcext:value-type="float">
            <text:p>2</text:p>
          </table:table-cell>
          <table:table-cell table:style-name="ce22" office:value-type="float" office:value="0.69962" calcext:value-type="float">
            <text:p>0.6996</text:p>
          </table:table-cell>
          <table:table-cell/>
        </table:table-row>
        <table:table-row table:style-name="ro1" table:number-rows-repeated="104838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fs0X top 5 9000 files'.K2:'fs0X top 5 9000 files'.K191">
            <calcext:color-scale>
              <calcext:color-scale-entry calcext:value="0" calcext:type="minimum" calcext:color="#ffcdd2"/>
              <calcext:color-scale-entry calcext:value="50" calcext:type="percentile" calcext:color="#b3e5fc"/>
              <calcext:color-scale-entry calcext:value="0" calcext:type="maximum" calcext:color="#66bb6a"/>
            </calcext:color-scale>
          </calcext:conditional-format>
          <calcext:conditional-format calcext:target-range-address="'fs0X top 5 9000 files'.B2:'fs0X top 5 9000 files'.B191">
            <calcext:color-scale>
              <calcext:color-scale-entry calcext:value="0" calcext:type="minimum" calcext:color="#c5e1a5"/>
              <calcext:color-scale-entry calcext:value="20" calcext:type="percentile" calcext:color="#bdbdbd"/>
              <calcext:color-scale-entry calcext:value="40" calcext:type="percentile" calcext:color="#e64a19"/>
            </calcext:color-scale>
            <calcext:color-scale>
              <calcext:color-scale-entry calcext:value="60" calcext:type="percentile" calcext:color="#01579b"/>
              <calcext:color-scale-entry calcext:value="50" calcext:type="percentile" calcext:color="#fbc02d"/>
              <calcext:color-scale-entry calcext:value="0" calcext:type="maximum" calcext:color="#5d4037"/>
            </calcext:color-scale>
          </calcext:conditional-format>
        </calcext:conditional-formats>
      </table:table>
      <table:table table:name="top scores 9000 fs0Xs vs fs1" table:style-name="ta1">
        <table:table-column table:style-name="co16" table:default-cell-style-name="ce15"/>
        <table:table-column table:style-name="co1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ce15"/>
        <table:table-column table:style-name="co19" table:default-cell-style-name="ce34"/>
        <table:table-column table:style-name="co20" table:default-cell-style-name="Default"/>
        <table:table-column table:style-name="co15" table:default-cell-style-name="Default"/>
        <table:table-column table:style-name="co1" table:default-cell-style-name="Default"/>
        <table:table-row table:style-name="ro4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Files</text:p>
          </table:table-cell>
          <table:table-cell table:style-name="ce30" office:value-type="string" calcext:value-type="string">
            <text:p>Check Type</text:p>
          </table:table-cell>
          <table:table-cell table:style-name="ce30" office:value-type="string" calcext:value-type="string">
            <text:p>Row</text:p>
            <text:p>Index</text:p>
          </table:table-cell>
          <table:table-cell table:style-name="ce30" office:value-type="string" calcext:value-type="string">
            <text:p>Yat</text:p>
          </table:table-cell>
          <table:table-cell table:style-name="ce30" office:value-type="string" calcext:value-type="string">
            <text:p>Year</text:p>
          </table:table-cell>
          <table:table-cell table:style-name="ce30" office:value-type="string" calcext:value-type="string">
            <text:p>Month</text:p>
          </table:table-cell>
          <table:table-cell table:style-name="ce43" office:value-type="string" calcext:value-type="string">
            <text:p>Day</text:p>
          </table:table-cell>
          <table:table-cell table:style-name="ce30" office:value-type="string" calcext:value-type="string">
            <text:p>Hour</text:p>
          </table:table-cell>
          <table:table-cell table:style-name="ce30" office:value-type="string" calcext:value-type="string">
            <text:p>Minute</text:p>
          </table:table-cell>
          <table:table-cell table:style-name="ce30" office:value-type="string" calcext:value-type="string">
            <text:p>AudioName</text:p>
          </table:table-cell>
          <table:table-cell table:style-name="ce30" office:value-type="string" calcext:value-type="string">
            <text:p>Audio</text:p>
            <text:p>URL</text:p>
          </table:table-cell>
          <table:table-cell table:style-name="ce30" office:value-type="string" calcext:value-type="string">
            <text:p>#</text:p>
          </table:table-cell>
          <table:table-cell table:style-name="ce51" office:value-type="string" calcext:value-type="string">
            <text:p>Scores</text:p>
            <text:p>Mean</text:p>
            <text:p>30</text:p>
          </table:table-cell>
          <table:table-cell table:style-name="ce30" office:value-type="string" calcext:value-type="string">
            <text:p>NOTE</text:p>
          </table:table-cell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39" office:value-type="float" office:value="6455" calcext:value-type="float">
            <text:p>645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309_163000.WAV</text:p>
          </table:table-cell>
          <table:table-cell table:style-name="ce44" table:formula="of:=IF(ISBLANK([.K2]);&quot;&quot;;HYPERLINK(COM.MICROSOFT.CONCAT([$conf.$C$2];&quot;/YAT&quot;;[.E2];&quot;Audible/&quot;;[.K2]);COM.MICROSOFT.CONCAT(&quot;Yat &quot;;[.E2];&quot; - &quot;;[.F2];&quot; / &quot;;TEXT([.G2];&quot;00&quot;); &quot; / &quot;; TEXT([.H2];&quot;00&quot;);&quot; - &quot;; TEXT([.I2];&quot;00&quot;);&quot; : &quot;; TEXT([.J2];&quot;00&quot;))))" office:value-type="string" office:string-value="Yat 3 - 2020 / 03 / 09 - 16 : 30" calcext:value-type="string">
            <text:p>Yat 3 - 2020 / 03 / 09 - 16 : 30</text:p>
          </table:table-cell>
          <table:table-cell table:style-name="ce47" table:formula="of:=IF(ISBLANK([.K2]);&quot;&quot;; COUNTIF([.$L$2:.$L$190]; [.L2]))" office:value-type="float" office:value="2" calcext:value-type="float">
            <text:p>2</text:p>
          </table:table-cell>
          <table:table-cell table:style-name="ce52" office:value-type="float" office:value="0.64815" calcext:value-type="float">
            <text:p>0.6482</text:p>
          </table:table-cell>
          <table:table-cell table:style-name="ce39" office:value-type="string" calcext:value-type="string">
            <text:p>niente di particolare</text:p>
          </table:table-cell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6455" calcext:value-type="float">
            <text:p>645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309_163000.WAV</text:p>
          </table:table-cell>
          <table:table-cell table:style-name="ce44" table:formula="of:=IF(ISBLANK([.K3]);&quot;&quot;;HYPERLINK(COM.MICROSOFT.CONCAT([$conf.$C$2];&quot;/YAT&quot;;[.E3];&quot;Audible/&quot;;[.K3]);COM.MICROSOFT.CONCAT(&quot;Yat &quot;;[.E3];&quot; - &quot;;[.F3];&quot; / &quot;;TEXT([.G3];&quot;00&quot;); &quot; / &quot;; TEXT([.H3];&quot;00&quot;);&quot; - &quot;; TEXT([.I3];&quot;00&quot;);&quot; : &quot;; TEXT([.J3];&quot;00&quot;))))" office:value-type="string" office:string-value="Yat 3 - 2020 / 03 / 09 - 16 : 30" calcext:value-type="string">
            <text:p>Yat 3 - 2020 / 03 / 09 - 16 : 30</text:p>
          </table:table-cell>
          <table:table-cell table:style-name="ce47" table:formula="of:=IF(ISBLANK([.K3]);&quot;&quot;; COUNTIF([.$L$2:.$L$190]; [.L3]))" office:value-type="float" office:value="2" calcext:value-type="float">
            <text:p>2</text:p>
          </table:table-cell>
          <table:table-cell table:style-name="ce52" office:value-type="float" office:value="0.64828" calcext:value-type="float">
            <text:p>0.6483</text:p>
          </table:table-cell>
          <table:table-cell table:style-name="ce39"/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6433" calcext:value-type="float">
            <text:p>643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309_053000.WAV</text:p>
          </table:table-cell>
          <table:table-cell table:style-name="ce44" table:formula="of:=IF(ISBLANK([.K4]);&quot;&quot;;HYPERLINK(COM.MICROSOFT.CONCAT([$conf.$C$2];&quot;/YAT&quot;;[.E4];&quot;Audible/&quot;;[.K4]);COM.MICROSOFT.CONCAT(&quot;Yat &quot;;[.E4];&quot; - &quot;;[.F4];&quot; / &quot;;TEXT([.G4];&quot;00&quot;); &quot; / &quot;; TEXT([.H4];&quot;00&quot;);&quot; - &quot;; TEXT([.I4];&quot;00&quot;);&quot; : &quot;; TEXT([.J4];&quot;00&quot;))))" office:value-type="string" office:string-value="Yat 3 - 2020 / 03 / 09 - 05 : 30" calcext:value-type="string">
            <text:p>Yat 3 - 2020 / 03 / 09 - 05 : 30</text:p>
          </table:table-cell>
          <table:table-cell table:style-name="ce47" table:formula="of:=IF(ISBLANK([.K4]);&quot;&quot;; COUNTIF([.$L$2:.$L$190]; [.L4]))" office:value-type="float" office:value="2" calcext:value-type="float">
            <text:p>2</text:p>
          </table:table-cell>
          <table:table-cell table:style-name="ce52" office:value-type="float" office:value="0.65478" calcext:value-type="float">
            <text:p>0.6548</text:p>
          </table:table-cell>
          <table:table-cell table:style-name="ce39" office:value-type="string" calcext:value-type="string">
            <text:p>0:15 sembra rumore di veicolo (si avvicina e poi si allontana)</text:p>
          </table:table-cell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6433" calcext:value-type="float">
            <text:p>643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309_053000.WAV</text:p>
          </table:table-cell>
          <table:table-cell table:style-name="ce44" table:formula="of:=IF(ISBLANK([.K5]);&quot;&quot;;HYPERLINK(COM.MICROSOFT.CONCAT([$conf.$C$2];&quot;/YAT&quot;;[.E5];&quot;Audible/&quot;;[.K5]);COM.MICROSOFT.CONCAT(&quot;Yat &quot;;[.E5];&quot; - &quot;;[.F5];&quot; / &quot;;TEXT([.G5];&quot;00&quot;); &quot; / &quot;; TEXT([.H5];&quot;00&quot;);&quot; - &quot;; TEXT([.I5];&quot;00&quot;);&quot; : &quot;; TEXT([.J5];&quot;00&quot;))))" office:value-type="string" office:string-value="Yat 3 - 2020 / 03 / 09 - 05 : 30" calcext:value-type="string">
            <text:p>Yat 3 - 2020 / 03 / 09 - 05 : 30</text:p>
          </table:table-cell>
          <table:table-cell table:style-name="ce47" table:formula="of:=IF(ISBLANK([.K5]);&quot;&quot;; COUNTIF([.$L$2:.$L$190]; [.L5]))" office:value-type="float" office:value="2" calcext:value-type="float">
            <text:p>2</text:p>
          </table:table-cell>
          <table:table-cell table:style-name="ce52" office:value-type="float" office:value="0.65573" calcext:value-type="float">
            <text:p>0.6557</text:p>
          </table:table-cell>
          <table:table-cell table:style-name="ce39"/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5307" calcext:value-type="float">
            <text:p>530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417_183000.WAV</text:p>
          </table:table-cell>
          <table:table-cell table:style-name="ce44" table:formula="of:=IF(ISBLANK([.K6]);&quot;&quot;;HYPERLINK(COM.MICROSOFT.CONCAT([$conf.$C$2];&quot;/YAT&quot;;[.E6];&quot;Audible/&quot;;[.K6]);COM.MICROSOFT.CONCAT(&quot;Yat &quot;;[.E6];&quot; - &quot;;[.F6];&quot; / &quot;;TEXT([.G6];&quot;00&quot;); &quot; / &quot;; TEXT([.H6];&quot;00&quot;);&quot; - &quot;; TEXT([.I6];&quot;00&quot;);&quot; : &quot;; TEXT([.J6];&quot;00&quot;))))" office:value-type="string" office:string-value="Yat 2 - 2020 / 04 / 17 - 18 : 30" calcext:value-type="string">
            <text:p>Yat 2 - 2020 / 04 / 17 - 18 : 30</text:p>
          </table:table-cell>
          <table:table-cell table:style-name="ce47" table:formula="of:=IF(ISBLANK([.K6]);&quot;&quot;; COUNTIF([.$L$2:.$L$190]; [.L6]))" office:value-type="float" office:value="2" calcext:value-type="float">
            <text:p>2</text:p>
          </table:table-cell>
          <table:table-cell table:style-name="ce52" office:value-type="float" office:value="0.64826" calcext:value-type="float">
            <text:p>0.6483</text:p>
          </table:table-cell>
          <table:table-cell table:style-name="ce54" office:value-type="string" calcext:value-type="string">
            <text:p>0:35 rumore di veicolo</text:p>
          </table:table-cell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5307" calcext:value-type="float">
            <text:p>530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417_183000.WAV</text:p>
          </table:table-cell>
          <table:table-cell table:style-name="ce44" table:formula="of:=IF(ISBLANK([.K7]);&quot;&quot;;HYPERLINK(COM.MICROSOFT.CONCAT([$conf.$C$2];&quot;/YAT&quot;;[.E7];&quot;Audible/&quot;;[.K7]);COM.MICROSOFT.CONCAT(&quot;Yat &quot;;[.E7];&quot; - &quot;;[.F7];&quot; / &quot;;TEXT([.G7];&quot;00&quot;); &quot; / &quot;; TEXT([.H7];&quot;00&quot;);&quot; - &quot;; TEXT([.I7];&quot;00&quot;);&quot; : &quot;; TEXT([.J7];&quot;00&quot;))))" office:value-type="string" office:string-value="Yat 2 - 2020 / 04 / 17 - 18 : 30" calcext:value-type="string">
            <text:p>Yat 2 - 2020 / 04 / 17 - 18 : 30</text:p>
          </table:table-cell>
          <table:table-cell table:style-name="ce47" table:formula="of:=IF(ISBLANK([.K7]);&quot;&quot;; COUNTIF([.$L$2:.$L$190]; [.L7]))" office:value-type="float" office:value="2" calcext:value-type="float">
            <text:p>2</text:p>
          </table:table-cell>
          <table:table-cell table:style-name="ce52" office:value-type="float" office:value="0.6473" calcext:value-type="float">
            <text:p>0.6473</text:p>
          </table:table-cell>
          <table:table-cell table:style-name="ce39"/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4107" calcext:value-type="float">
            <text:p>410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323_183000.WAV</text:p>
          </table:table-cell>
          <table:table-cell table:style-name="ce44" table:formula="of:=IF(ISBLANK([.K8]);&quot;&quot;;HYPERLINK(COM.MICROSOFT.CONCAT([$conf.$C$2];&quot;/YAT&quot;;[.E8];&quot;Audible/&quot;;[.K8]);COM.MICROSOFT.CONCAT(&quot;Yat &quot;;[.E8];&quot; - &quot;;[.F8];&quot; / &quot;;TEXT([.G8];&quot;00&quot;); &quot; / &quot;; TEXT([.H8];&quot;00&quot;);&quot; - &quot;; TEXT([.I8];&quot;00&quot;);&quot; : &quot;; TEXT([.J8];&quot;00&quot;))))" office:value-type="string" office:string-value="Yat 2 - 2020 / 03 / 23 - 18 : 30" calcext:value-type="string">
            <text:p>Yat 2 - 2020 / 03 / 23 - 18 : 30</text:p>
          </table:table-cell>
          <table:table-cell table:style-name="ce47" table:formula="of:=IF(ISBLANK([.K8]);&quot;&quot;; COUNTIF([.$L$2:.$L$190]; [.L8]))" office:value-type="float" office:value="2" calcext:value-type="float">
            <text:p>2</text:p>
          </table:table-cell>
          <table:table-cell table:style-name="ce52" office:value-type="float" office:value="0.6801" calcext:value-type="float">
            <text:p>0.6801</text:p>
          </table:table-cell>
          <table:table-cell table:style-name="ce39" office:value-type="string" calcext:value-type="string">
            <text:p>0:25 sembra veicolo / 0:30 motosega/moto</text:p>
          </table:table-cell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4107" calcext:value-type="float">
            <text:p>410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20200323_183000.WAV</text:p>
          </table:table-cell>
          <table:table-cell table:style-name="ce44" table:formula="of:=IF(ISBLANK([.K9]);&quot;&quot;;HYPERLINK(COM.MICROSOFT.CONCAT([$conf.$C$2];&quot;/YAT&quot;;[.E9];&quot;Audible/&quot;;[.K9]);COM.MICROSOFT.CONCAT(&quot;Yat &quot;;[.E9];&quot; - &quot;;[.F9];&quot; / &quot;;TEXT([.G9];&quot;00&quot;); &quot; / &quot;; TEXT([.H9];&quot;00&quot;);&quot; - &quot;; TEXT([.I9];&quot;00&quot;);&quot; : &quot;; TEXT([.J9];&quot;00&quot;))))" office:value-type="string" office:string-value="Yat 2 - 2020 / 03 / 23 - 18 : 30" calcext:value-type="string">
            <text:p>Yat 2 - 2020 / 03 / 23 - 18 : 30</text:p>
          </table:table-cell>
          <table:table-cell table:style-name="ce47" table:formula="of:=IF(ISBLANK([.K9]);&quot;&quot;; COUNTIF([.$L$2:.$L$190]; [.L9]))" office:value-type="float" office:value="2" calcext:value-type="float">
            <text:p>2</text:p>
          </table:table-cell>
          <table:table-cell table:style-name="ce52" office:value-type="float" office:value="0.68104" calcext:value-type="float">
            <text:p>0.6810</text:p>
          </table:table-cell>
          <table:table-cell table:style-name="ce39" office:value-type="string" calcext:value-type="string">
            <text:p>0:25 sembra veicolo / 0:30 motosega/moto</text:p>
          </table:table-cell>
          <table:table-cell/>
        </table:table-row>
        <table:table-row table:style-name="ro1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4106" calcext:value-type="float">
            <text:p>410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20200323_180000.WAV</text:p>
          </table:table-cell>
          <table:table-cell table:style-name="ce44" table:formula="of:=IF(ISBLANK([.K10]);&quot;&quot;;HYPERLINK(COM.MICROSOFT.CONCAT([$conf.$C$2];&quot;/YAT&quot;;[.E10];&quot;Audible/&quot;;[.K10]);COM.MICROSOFT.CONCAT(&quot;Yat &quot;;[.E10];&quot; - &quot;;[.F10];&quot; / &quot;;TEXT([.G10];&quot;00&quot;); &quot; / &quot;; TEXT([.H10];&quot;00&quot;);&quot; - &quot;; TEXT([.I10];&quot;00&quot;);&quot; : &quot;; TEXT([.J10];&quot;00&quot;))))" office:value-type="string" office:string-value="Yat 2 - 2020 / 03 / 23 - 18 : 00" calcext:value-type="string">
            <text:p>Yat 2 - 2020 / 03 / 23 - 18 : 00</text:p>
          </table:table-cell>
          <table:table-cell table:style-name="ce47" table:formula="of:=IF(ISBLANK([.K10]);&quot;&quot;; COUNTIF([.$L$2:.$L$190]; [.L10]))" office:value-type="float" office:value="2" calcext:value-type="float">
            <text:p>2</text:p>
          </table:table-cell>
          <table:table-cell table:style-name="ce52" office:value-type="float" office:value="0.67279" calcext:value-type="float">
            <text:p>0.6728</text:p>
          </table:table-cell>
          <table:table-cell table:style-name="ce39" office:value-type="string" calcext:value-type="string">
            <text:p>sembra motosega o moto, molto 0:40/0:50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32" office:value-type="string" calcext:value-type="string">
            <text:p>0Xsec</text:p>
          </table:table-cell>
          <table:table-cell table:style-name="ce37" office:value-type="float" office:value="9000" calcext:value-type="float">
            <text:p>9000</text:p>
          </table:table-cell>
          <table:table-cell table:style-name="ce39" office:value-type="string" calcext:value-type="string">
            <text:p>conc avg feat all (zscore)</text:p>
          </table:table-cell>
          <table:table-cell table:style-name="ce41" office:value-type="float" office:value="4106" calcext:value-type="float">
            <text:p>410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20200323_180000.WAV</text:p>
          </table:table-cell>
          <table:table-cell table:style-name="ce44" table:formula="of:=IF(ISBLANK([.K11]);&quot;&quot;;HYPERLINK(COM.MICROSOFT.CONCAT([$conf.$C$2];&quot;/YAT&quot;;[.E11];&quot;Audible/&quot;;[.K11]);COM.MICROSOFT.CONCAT(&quot;Yat &quot;;[.E11];&quot; - &quot;;[.F11];&quot; / &quot;;TEXT([.G11];&quot;00&quot;); &quot; / &quot;; TEXT([.H11];&quot;00&quot;);&quot; - &quot;; TEXT([.I11];&quot;00&quot;);&quot; : &quot;; TEXT([.J11];&quot;00&quot;))))" office:value-type="string" office:string-value="Yat 2 - 2020 / 03 / 23 - 18 : 00" calcext:value-type="string">
            <text:p>Yat 2 - 2020 / 03 / 23 - 18 : 00</text:p>
          </table:table-cell>
          <table:table-cell table:style-name="ce47" table:formula="of:=IF(ISBLANK([.K11]);&quot;&quot;; COUNTIF([.$L$2:.$L$190]; [.L11]))" office:value-type="float" office:value="2" calcext:value-type="float">
            <text:p>2</text:p>
          </table:table-cell>
          <table:table-cell table:style-name="ce52" office:value-type="float" office:value="0.67123" calcext:value-type="float">
            <text:p>0.6712</text:p>
          </table:table-cell>
          <table:table-cell table:style-name="ce39" office:value-type="string" calcext:value-type="string">
            <text:p>sembra motosega o moto, molto 0:40/0:50</text:p>
          </table:table-cell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4105" calcext:value-type="float">
            <text:p>410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20200323_173000.WAV</text:p>
          </table:table-cell>
          <table:table-cell table:style-name="ce45" table:formula="of:=IF(ISBLANK([.K12]);&quot;&quot;;HYPERLINK(COM.MICROSOFT.CONCAT([$conf.$C$2];&quot;/YAT&quot;;[.E12];&quot;Audible/&quot;;[.K12]);COM.MICROSOFT.CONCAT(&quot;Yat &quot;;[.E12];&quot; - &quot;;[.F12];&quot; / &quot;;TEXT([.G12];&quot;00&quot;); &quot; / &quot;; TEXT([.H12];&quot;00&quot;);&quot; - &quot;; TEXT([.I12];&quot;00&quot;);&quot; : &quot;; TEXT([.J12];&quot;00&quot;))))" office:value-type="string" office:string-value="Yat 2 - 2020 / 03 / 23 - 17 : 30" calcext:value-type="string">
            <text:p>Yat 2 - 2020 / 03 / 23 - 17 : 30</text:p>
          </table:table-cell>
          <table:table-cell table:style-name="ce48" table:formula="of:=IF(ISBLANK([.K12]);&quot;&quot;; COUNTIF([.$L$2:.$L$190]; [.L12]))" office:value-type="float" office:value="2" calcext:value-type="float">
            <text:p>2</text:p>
          </table:table-cell>
          <table:table-cell table:style-name="ce53" office:value-type="float" office:value="0.67693" calcext:value-type="float">
            <text:p>0.6769</text:p>
          </table:table-cell>
          <table:table-cell table:style-name="ce55" office:value-type="string" calcext:value-type="string">
            <text:p>0:40 sembra veicolo che accelera / motosega</text:p>
          </table:table-cell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4105" calcext:value-type="float">
            <text:p>410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20200323_173000.WAV</text:p>
          </table:table-cell>
          <table:table-cell table:style-name="ce45" table:formula="of:=IF(ISBLANK([.K13]);&quot;&quot;;HYPERLINK(COM.MICROSOFT.CONCAT([$conf.$C$2];&quot;/YAT&quot;;[.E13];&quot;Audible/&quot;;[.K13]);COM.MICROSOFT.CONCAT(&quot;Yat &quot;;[.E13];&quot; - &quot;;[.F13];&quot; / &quot;;TEXT([.G13];&quot;00&quot;); &quot; / &quot;; TEXT([.H13];&quot;00&quot;);&quot; - &quot;; TEXT([.I13];&quot;00&quot;);&quot; : &quot;; TEXT([.J13];&quot;00&quot;))))" office:value-type="string" office:string-value="Yat 2 - 2020 / 03 / 23 - 17 : 30" calcext:value-type="string">
            <text:p>Yat 2 - 2020 / 03 / 23 - 17 : 30</text:p>
          </table:table-cell>
          <table:table-cell table:style-name="ce48" table:formula="of:=IF(ISBLANK([.K13]);&quot;&quot;; COUNTIF([.$L$2:.$L$190]; [.L13]))" office:value-type="float" office:value="2" calcext:value-type="float">
            <text:p>2</text:p>
          </table:table-cell>
          <table:table-cell table:style-name="ce53" office:value-type="float" office:value="0.67578" calcext:value-type="float">
            <text:p>0.6758</text:p>
          </table:table-cell>
          <table:table-cell table:style-name="ce55" office:value-type="string" calcext:value-type="string">
            <text:p>0:40 sembra veicolo che accelera / motosega</text:p>
          </table:table-cell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3714" calcext:value-type="float">
            <text:p>371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20200315_110000.WAV</text:p>
          </table:table-cell>
          <table:table-cell table:style-name="ce45" table:formula="of:=IF(ISBLANK([.K14]);&quot;&quot;;HYPERLINK(COM.MICROSOFT.CONCAT([$conf.$C$2];&quot;/YAT&quot;;[.E14];&quot;Audible/&quot;;[.K14]);COM.MICROSOFT.CONCAT(&quot;Yat &quot;;[.E14];&quot; - &quot;;[.F14];&quot; / &quot;;TEXT([.G14];&quot;00&quot;); &quot; / &quot;; TEXT([.H14];&quot;00&quot;);&quot; - &quot;; TEXT([.I14];&quot;00&quot;);&quot; : &quot;; TEXT([.J14];&quot;00&quot;))))" office:value-type="string" office:string-value="Yat 2 - 2020 / 03 / 15 - 11 : 00" calcext:value-type="string">
            <text:p>Yat 2 - 2020 / 03 / 15 - 11 : 00</text:p>
          </table:table-cell>
          <table:table-cell table:style-name="ce48" table:formula="of:=IF(ISBLANK([.K14]);&quot;&quot;; COUNTIF([.$L$2:.$L$190]; [.L14]))" office:value-type="float" office:value="2" calcext:value-type="float">
            <text:p>2</text:p>
          </table:table-cell>
          <table:table-cell table:style-name="ce53" office:value-type="float" office:value="0.65189" calcext:value-type="float">
            <text:p>0.6519</text:p>
          </table:table-cell>
          <table:table-cell table:style-name="ce40" office:value-type="string" calcext:value-type="string">
            <text:p>microfono che viene toccato / sembra rumore di scrittura</text:p>
          </table:table-cell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3714" calcext:value-type="float">
            <text:p>371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20200315_110000.WAV</text:p>
          </table:table-cell>
          <table:table-cell table:style-name="ce45" table:formula="of:=IF(ISBLANK([.K15]);&quot;&quot;;HYPERLINK(COM.MICROSOFT.CONCAT([$conf.$C$2];&quot;/YAT&quot;;[.E15];&quot;Audible/&quot;;[.K15]);COM.MICROSOFT.CONCAT(&quot;Yat &quot;;[.E15];&quot; - &quot;;[.F15];&quot; / &quot;;TEXT([.G15];&quot;00&quot;); &quot; / &quot;; TEXT([.H15];&quot;00&quot;);&quot; - &quot;; TEXT([.I15];&quot;00&quot;);&quot; : &quot;; TEXT([.J15];&quot;00&quot;))))" office:value-type="string" office:string-value="Yat 2 - 2020 / 03 / 15 - 11 : 00" calcext:value-type="string">
            <text:p>Yat 2 - 2020 / 03 / 15 - 11 : 00</text:p>
          </table:table-cell>
          <table:table-cell table:style-name="ce48" table:formula="of:=IF(ISBLANK([.K15]);&quot;&quot;; COUNTIF([.$L$2:.$L$190]; [.L15]))" office:value-type="float" office:value="2" calcext:value-type="float">
            <text:p>2</text:p>
          </table:table-cell>
          <table:table-cell table:style-name="ce53" office:value-type="float" office:value="0.6598" calcext:value-type="float">
            <text:p>0.6598</text:p>
          </table:table-cell>
          <table:table-cell table:style-name="ce40"/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3404" calcext:value-type="float">
            <text:p>340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20200309_000000.WAV</text:p>
          </table:table-cell>
          <table:table-cell table:style-name="ce45" table:formula="of:=IF(ISBLANK([.K16]);&quot;&quot;;HYPERLINK(COM.MICROSOFT.CONCAT([$conf.$C$2];&quot;/YAT&quot;;[.E16];&quot;Audible/&quot;;[.K16]);COM.MICROSOFT.CONCAT(&quot;Yat &quot;;[.E16];&quot; - &quot;;[.F16];&quot; / &quot;;TEXT([.G16];&quot;00&quot;); &quot; / &quot;; TEXT([.H16];&quot;00&quot;);&quot; - &quot;; TEXT([.I16];&quot;00&quot;);&quot; : &quot;; TEXT([.J16];&quot;00&quot;))))" office:value-type="string" office:string-value="Yat 2 - 2020 / 03 / 09 - 00 : 00" calcext:value-type="string">
            <text:p>Yat 2 - 2020 / 03 / 09 - 00 : 00</text:p>
          </table:table-cell>
          <table:table-cell table:style-name="ce48" table:formula="of:=IF(ISBLANK([.K16]);&quot;&quot;; COUNTIF([.$L$2:.$L$190]; [.L16]))" office:value-type="float" office:value="2" calcext:value-type="float">
            <text:p>2</text:p>
          </table:table-cell>
          <table:table-cell table:style-name="ce53" office:value-type="float" office:value="0.64728" calcext:value-type="float">
            <text:p>0.6473</text:p>
          </table:table-cell>
          <table:table-cell table:style-name="ce40" office:value-type="string" calcext:value-type="string">
            <text:p>rumore</text:p>
          </table:table-cell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3404" calcext:value-type="float">
            <text:p>340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20200309_000000.WAV</text:p>
          </table:table-cell>
          <table:table-cell table:style-name="ce45" table:formula="of:=IF(ISBLANK([.K17]);&quot;&quot;;HYPERLINK(COM.MICROSOFT.CONCAT([$conf.$C$2];&quot;/YAT&quot;;[.E17];&quot;Audible/&quot;;[.K17]);COM.MICROSOFT.CONCAT(&quot;Yat &quot;;[.E17];&quot; - &quot;;[.F17];&quot; / &quot;;TEXT([.G17];&quot;00&quot;); &quot; / &quot;; TEXT([.H17];&quot;00&quot;);&quot; - &quot;; TEXT([.I17];&quot;00&quot;);&quot; : &quot;; TEXT([.J17];&quot;00&quot;))))" office:value-type="string" office:string-value="Yat 2 - 2020 / 03 / 09 - 00 : 00" calcext:value-type="string">
            <text:p>Yat 2 - 2020 / 03 / 09 - 00 : 00</text:p>
          </table:table-cell>
          <table:table-cell table:style-name="ce48" table:formula="of:=IF(ISBLANK([.K17]);&quot;&quot;; COUNTIF([.$L$2:.$L$190]; [.L17]))" office:value-type="float" office:value="2" calcext:value-type="float">
            <text:p>2</text:p>
          </table:table-cell>
          <table:table-cell table:style-name="ce53" office:value-type="float" office:value="0.64845" calcext:value-type="float">
            <text:p>0.6485</text:p>
          </table:table-cell>
          <table:table-cell table:style-name="ce40"/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3403" calcext:value-type="float">
            <text:p>340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20200308_233000.WAV</text:p>
          </table:table-cell>
          <table:table-cell table:style-name="ce45" table:formula="of:=IF(ISBLANK([.K18]);&quot;&quot;;HYPERLINK(COM.MICROSOFT.CONCAT([$conf.$C$2];&quot;/YAT&quot;;[.E18];&quot;Audible/&quot;;[.K18]);COM.MICROSOFT.CONCAT(&quot;Yat &quot;;[.E18];&quot; - &quot;;[.F18];&quot; / &quot;;TEXT([.G18];&quot;00&quot;); &quot; / &quot;; TEXT([.H18];&quot;00&quot;);&quot; - &quot;; TEXT([.I18];&quot;00&quot;);&quot; : &quot;; TEXT([.J18];&quot;00&quot;))))" office:value-type="string" office:string-value="Yat 2 - 2020 / 03 / 08 - 23 : 30" calcext:value-type="string">
            <text:p>Yat 2 - 2020 / 03 / 08 - 23 : 30</text:p>
          </table:table-cell>
          <table:table-cell table:style-name="ce48" table:formula="of:=IF(ISBLANK([.K18]);&quot;&quot;; COUNTIF([.$L$2:.$L$190]; [.L18]))" office:value-type="float" office:value="2" calcext:value-type="float">
            <text:p>2</text:p>
          </table:table-cell>
          <table:table-cell table:style-name="ce53" office:value-type="float" office:value="0.65513" calcext:value-type="float">
            <text:p>0.6551</text:p>
          </table:table-cell>
          <table:table-cell table:style-name="ce40" office:value-type="string" calcext:value-type="string">
            <text:p>0:50 rumore di veicolo (o temporale)</text:p>
          </table:table-cell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3403" calcext:value-type="float">
            <text:p>340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20200308_233000.WAV</text:p>
          </table:table-cell>
          <table:table-cell table:style-name="ce45" table:formula="of:=IF(ISBLANK([.K19]);&quot;&quot;;HYPERLINK(COM.MICROSOFT.CONCAT([$conf.$C$2];&quot;/YAT&quot;;[.E19];&quot;Audible/&quot;;[.K19]);COM.MICROSOFT.CONCAT(&quot;Yat &quot;;[.E19];&quot; - &quot;;[.F19];&quot; / &quot;;TEXT([.G19];&quot;00&quot;); &quot; / &quot;; TEXT([.H19];&quot;00&quot;);&quot; - &quot;; TEXT([.I19];&quot;00&quot;);&quot; : &quot;; TEXT([.J19];&quot;00&quot;))))" office:value-type="string" office:string-value="Yat 2 - 2020 / 03 / 08 - 23 : 30" calcext:value-type="string">
            <text:p>Yat 2 - 2020 / 03 / 08 - 23 : 30</text:p>
          </table:table-cell>
          <table:table-cell table:style-name="ce48" table:formula="of:=IF(ISBLANK([.K19]);&quot;&quot;; COUNTIF([.$L$2:.$L$190]; [.L19]))" office:value-type="float" office:value="2" calcext:value-type="float">
            <text:p>2</text:p>
          </table:table-cell>
          <table:table-cell table:style-name="ce53" office:value-type="float" office:value="0.65524" calcext:value-type="float">
            <text:p>0.6552</text:p>
          </table:table-cell>
          <table:table-cell table:style-name="ce40"/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448" calcext:value-type="float">
            <text:p>44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20200310_073000.WAV</text:p>
          </table:table-cell>
          <table:table-cell table:style-name="ce45" table:formula="of:=IF(ISBLANK([.K20]);&quot;&quot;;HYPERLINK(COM.MICROSOFT.CONCAT([$conf.$C$2];&quot;/YAT&quot;;[.E20];&quot;Audible/&quot;;[.K20]);COM.MICROSOFT.CONCAT(&quot;Yat &quot;;[.E20];&quot; - &quot;;[.F20];&quot; / &quot;;TEXT([.G20];&quot;00&quot;); &quot; / &quot;; TEXT([.H20];&quot;00&quot;);&quot; - &quot;; TEXT([.I20];&quot;00&quot;);&quot; : &quot;; TEXT([.J20];&quot;00&quot;))))" office:value-type="string" office:string-value="Yat 1 - 2020 / 03 / 10 - 07 : 30" calcext:value-type="string">
            <text:p>Yat 1 - 2020 / 03 / 10 - 07 : 30</text:p>
          </table:table-cell>
          <table:table-cell table:style-name="ce48" table:formula="of:=IF(ISBLANK([.K20]);&quot;&quot;; COUNTIF([.$L$2:.$L$190]; [.L20]))" office:value-type="float" office:value="2" calcext:value-type="float">
            <text:p>2</text:p>
          </table:table-cell>
          <table:table-cell table:style-name="ce53" office:value-type="float" office:value="0.66302" calcext:value-type="float">
            <text:p>0.6630</text:p>
          </table:table-cell>
          <table:table-cell table:style-name="ce40" office:value-type="string" calcext:value-type="string">
            <text:p>0:40 sembra rumore di veicolo (si avvicina e poi si allontana)</text:p>
          </table:table-cell>
          <table:table-cell/>
        </table:table-row>
        <table:table-row table:style-name="ro1">
          <table:table-cell table:style-name="ce35" office:value-type="string" calcext:value-type="string">
            <text:p>1sec</text:p>
          </table:table-cell>
          <table:table-cell table:style-name="ce38" office:value-type="float" office:value="9000" calcext:value-type="float">
            <text:p>9000</text:p>
          </table:table-cell>
          <table:table-cell table:style-name="ce40" office:value-type="string" calcext:value-type="string">
            <text:p>conc avg feat all (zscore)</text:p>
          </table:table-cell>
          <table:table-cell table:style-name="ce40" office:value-type="float" office:value="448" calcext:value-type="float">
            <text:p>44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20200310_073000.WAV</text:p>
          </table:table-cell>
          <table:table-cell table:style-name="ce45" table:formula="of:=IF(ISBLANK([.K21]);&quot;&quot;;HYPERLINK(COM.MICROSOFT.CONCAT([$conf.$C$2];&quot;/YAT&quot;;[.E21];&quot;Audible/&quot;;[.K21]);COM.MICROSOFT.CONCAT(&quot;Yat &quot;;[.E21];&quot; - &quot;;[.F21];&quot; / &quot;;TEXT([.G21];&quot;00&quot;); &quot; / &quot;; TEXT([.H21];&quot;00&quot;);&quot; - &quot;; TEXT([.I21];&quot;00&quot;);&quot; : &quot;; TEXT([.J21];&quot;00&quot;))))" office:value-type="string" office:string-value="Yat 1 - 2020 / 03 / 10 - 07 : 30" calcext:value-type="string">
            <text:p>Yat 1 - 2020 / 03 / 10 - 07 : 30</text:p>
          </table:table-cell>
          <table:table-cell table:style-name="ce48" table:formula="of:=IF(ISBLANK([.K21]);&quot;&quot;; COUNTIF([.$L$2:.$L$190]; [.L21]))" office:value-type="float" office:value="2" calcext:value-type="float">
            <text:p>2</text:p>
          </table:table-cell>
          <table:table-cell table:style-name="ce53" office:value-type="float" office:value="0.66085" calcext:value-type="float">
            <text:p>0.6609</text:p>
          </table:table-cell>
          <table:table-cell table:style-name="ce40" office:value-type="string" calcext:value-type="string">
            <text:p>0:40 sembra rumore di veicolo (si avvicina e poi si allontana)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2]);&quot;&quot;;HYPERLINK(COM.MICROSOFT.CONCAT([$conf.$C$2];&quot;/YAT&quot;;[.E22];&quot;Audible/&quot;;[.K22]);COM.MICROSOFT.CONCAT(&quot;Yat &quot;;[.E22];&quot; - &quot;;[.F22];&quot; / &quot;;TEXT([.G22];&quot;00&quot;); &quot; / &quot;; TEXT([.H22];&quot;00&quot;);&quot; - &quot;; TEXT([.I22];&quot;00&quot;);&quot; : &quot;; TEXT([.J22];&quot;00&quot;))))">
            <text:p/>
          </table:table-cell>
          <table:table-cell table:style-name="ce33" table:formula="of:=IF(ISBLANK([.K22]);&quot;&quot;; COUNTIF([.$L$2:.$L$190]; [.L2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3]);&quot;&quot;;HYPERLINK(COM.MICROSOFT.CONCAT([$conf.$C$2];&quot;/YAT&quot;;[.E23];&quot;Audible/&quot;;[.K23]);COM.MICROSOFT.CONCAT(&quot;Yat &quot;;[.E23];&quot; - &quot;;[.F23];&quot; / &quot;;TEXT([.G23];&quot;00&quot;); &quot; / &quot;; TEXT([.H23];&quot;00&quot;);&quot; - &quot;; TEXT([.I23];&quot;00&quot;);&quot; : &quot;; TEXT([.J23];&quot;00&quot;))))">
            <text:p/>
          </table:table-cell>
          <table:table-cell table:style-name="ce33" table:formula="of:=IF(ISBLANK([.K23]);&quot;&quot;; COUNTIF([.$L$2:.$L$190]; [.L2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4]);&quot;&quot;;HYPERLINK(COM.MICROSOFT.CONCAT([$conf.$C$2];&quot;/YAT&quot;;[.E24];&quot;Audible/&quot;;[.K24]);COM.MICROSOFT.CONCAT(&quot;Yat &quot;;[.E24];&quot; - &quot;;[.F24];&quot; / &quot;;TEXT([.G24];&quot;00&quot;); &quot; / &quot;; TEXT([.H24];&quot;00&quot;);&quot; - &quot;; TEXT([.I24];&quot;00&quot;);&quot; : &quot;; TEXT([.J24];&quot;00&quot;))))">
            <text:p/>
          </table:table-cell>
          <table:table-cell table:style-name="ce33" table:formula="of:=IF(ISBLANK([.K24]);&quot;&quot;; COUNTIF([.$L$2:.$L$190]; [.L2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5]);&quot;&quot;;HYPERLINK(COM.MICROSOFT.CONCAT([$conf.$C$2];&quot;/YAT&quot;;[.E25];&quot;Audible/&quot;;[.K25]);COM.MICROSOFT.CONCAT(&quot;Yat &quot;;[.E25];&quot; - &quot;;[.F25];&quot; / &quot;;TEXT([.G25];&quot;00&quot;); &quot; / &quot;; TEXT([.H25];&quot;00&quot;);&quot; - &quot;; TEXT([.I25];&quot;00&quot;);&quot; : &quot;; TEXT([.J25];&quot;00&quot;))))">
            <text:p/>
          </table:table-cell>
          <table:table-cell table:style-name="ce33" table:formula="of:=IF(ISBLANK([.K25]);&quot;&quot;; COUNTIF([.$L$2:.$L$190]; [.L2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6]);&quot;&quot;;HYPERLINK(COM.MICROSOFT.CONCAT([$conf.$C$2];&quot;/YAT&quot;;[.E26];&quot;Audible/&quot;;[.K26]);COM.MICROSOFT.CONCAT(&quot;Yat &quot;;[.E26];&quot; - &quot;;[.F26];&quot; / &quot;;TEXT([.G26];&quot;00&quot;); &quot; / &quot;; TEXT([.H26];&quot;00&quot;);&quot; - &quot;; TEXT([.I26];&quot;00&quot;);&quot; : &quot;; TEXT([.J26];&quot;00&quot;))))">
            <text:p/>
          </table:table-cell>
          <table:table-cell table:style-name="ce33" table:formula="of:=IF(ISBLANK([.K26]);&quot;&quot;; COUNTIF([.$L$2:.$L$190]; [.L2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7]);&quot;&quot;;HYPERLINK(COM.MICROSOFT.CONCAT([$conf.$C$2];&quot;/YAT&quot;;[.E27];&quot;Audible/&quot;;[.K27]);COM.MICROSOFT.CONCAT(&quot;Yat &quot;;[.E27];&quot; - &quot;;[.F27];&quot; / &quot;;TEXT([.G27];&quot;00&quot;); &quot; / &quot;; TEXT([.H27];&quot;00&quot;);&quot; - &quot;; TEXT([.I27];&quot;00&quot;);&quot; : &quot;; TEXT([.J27];&quot;00&quot;))))">
            <text:p/>
          </table:table-cell>
          <table:table-cell table:style-name="ce33" table:formula="of:=IF(ISBLANK([.K27]);&quot;&quot;; COUNTIF([.$L$2:.$L$190]; [.L2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8]);&quot;&quot;;HYPERLINK(COM.MICROSOFT.CONCAT([$conf.$C$2];&quot;/YAT&quot;;[.E28];&quot;Audible/&quot;;[.K28]);COM.MICROSOFT.CONCAT(&quot;Yat &quot;;[.E28];&quot; - &quot;;[.F28];&quot; / &quot;;TEXT([.G28];&quot;00&quot;); &quot; / &quot;; TEXT([.H28];&quot;00&quot;);&quot; - &quot;; TEXT([.I28];&quot;00&quot;);&quot; : &quot;; TEXT([.J28];&quot;00&quot;))))">
            <text:p/>
          </table:table-cell>
          <table:table-cell table:style-name="ce33" table:formula="of:=IF(ISBLANK([.K28]);&quot;&quot;; COUNTIF([.$L$2:.$L$190]; [.L2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9]);&quot;&quot;;HYPERLINK(COM.MICROSOFT.CONCAT([$conf.$C$2];&quot;/YAT&quot;;[.E29];&quot;Audible/&quot;;[.K29]);COM.MICROSOFT.CONCAT(&quot;Yat &quot;;[.E29];&quot; - &quot;;[.F29];&quot; / &quot;;TEXT([.G29];&quot;00&quot;); &quot; / &quot;; TEXT([.H29];&quot;00&quot;);&quot; - &quot;; TEXT([.I29];&quot;00&quot;);&quot; : &quot;; TEXT([.J29];&quot;00&quot;))))">
            <text:p/>
          </table:table-cell>
          <table:table-cell table:style-name="ce33" table:formula="of:=IF(ISBLANK([.K29]);&quot;&quot;; COUNTIF([.$L$2:.$L$190]; [.L2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0]);&quot;&quot;;HYPERLINK(COM.MICROSOFT.CONCAT([$conf.$C$2];&quot;/YAT&quot;;[.E30];&quot;Audible/&quot;;[.K30]);COM.MICROSOFT.CONCAT(&quot;Yat &quot;;[.E30];&quot; - &quot;;[.F30];&quot; / &quot;;TEXT([.G30];&quot;00&quot;); &quot; / &quot;; TEXT([.H30];&quot;00&quot;);&quot; - &quot;; TEXT([.I30];&quot;00&quot;);&quot; : &quot;; TEXT([.J30];&quot;00&quot;))))">
            <text:p/>
          </table:table-cell>
          <table:table-cell table:style-name="ce33" table:formula="of:=IF(ISBLANK([.K30]);&quot;&quot;; COUNTIF([.$L$2:.$L$190]; [.L3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1]);&quot;&quot;;HYPERLINK(COM.MICROSOFT.CONCAT([$conf.$C$2];&quot;/YAT&quot;;[.E31];&quot;Audible/&quot;;[.K31]);COM.MICROSOFT.CONCAT(&quot;Yat &quot;;[.E31];&quot; - &quot;;[.F31];&quot; / &quot;;TEXT([.G31];&quot;00&quot;); &quot; / &quot;; TEXT([.H31];&quot;00&quot;);&quot; - &quot;; TEXT([.I31];&quot;00&quot;);&quot; : &quot;; TEXT([.J31];&quot;00&quot;))))">
            <text:p/>
          </table:table-cell>
          <table:table-cell table:style-name="ce33" table:formula="of:=IF(ISBLANK([.K31]);&quot;&quot;; COUNTIF([.$L$2:.$L$190]; [.L3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2]);&quot;&quot;;HYPERLINK(COM.MICROSOFT.CONCAT([$conf.$C$2];&quot;/YAT&quot;;[.E32];&quot;Audible/&quot;;[.K32]);COM.MICROSOFT.CONCAT(&quot;Yat &quot;;[.E32];&quot; - &quot;;[.F32];&quot; / &quot;;TEXT([.G32];&quot;00&quot;); &quot; / &quot;; TEXT([.H32];&quot;00&quot;);&quot; - &quot;; TEXT([.I32];&quot;00&quot;);&quot; : &quot;; TEXT([.J32];&quot;00&quot;))))">
            <text:p/>
          </table:table-cell>
          <table:table-cell table:style-name="ce33" table:formula="of:=IF(ISBLANK([.K32]);&quot;&quot;; COUNTIF([.$L$2:.$L$190]; [.L3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3]);&quot;&quot;;HYPERLINK(COM.MICROSOFT.CONCAT([$conf.$C$2];&quot;/YAT&quot;;[.E33];&quot;Audible/&quot;;[.K33]);COM.MICROSOFT.CONCAT(&quot;Yat &quot;;[.E33];&quot; - &quot;;[.F33];&quot; / &quot;;TEXT([.G33];&quot;00&quot;); &quot; / &quot;; TEXT([.H33];&quot;00&quot;);&quot; - &quot;; TEXT([.I33];&quot;00&quot;);&quot; : &quot;; TEXT([.J33];&quot;00&quot;))))">
            <text:p/>
          </table:table-cell>
          <table:table-cell table:style-name="ce33" table:formula="of:=IF(ISBLANK([.K33]);&quot;&quot;; COUNTIF([.$L$2:.$L$190]; [.L3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4]);&quot;&quot;;HYPERLINK(COM.MICROSOFT.CONCAT([$conf.$C$2];&quot;/YAT&quot;;[.E34];&quot;Audible/&quot;;[.K34]);COM.MICROSOFT.CONCAT(&quot;Yat &quot;;[.E34];&quot; - &quot;;[.F34];&quot; / &quot;;TEXT([.G34];&quot;00&quot;); &quot; / &quot;; TEXT([.H34];&quot;00&quot;);&quot; - &quot;; TEXT([.I34];&quot;00&quot;);&quot; : &quot;; TEXT([.J34];&quot;00&quot;))))">
            <text:p/>
          </table:table-cell>
          <table:table-cell table:style-name="ce33" table:formula="of:=IF(ISBLANK([.K34]);&quot;&quot;; COUNTIF([.$L$2:.$L$190]; [.L3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5]);&quot;&quot;;HYPERLINK(COM.MICROSOFT.CONCAT([$conf.$C$2];&quot;/YAT&quot;;[.E35];&quot;Audible/&quot;;[.K35]);COM.MICROSOFT.CONCAT(&quot;Yat &quot;;[.E35];&quot; - &quot;;[.F35];&quot; / &quot;;TEXT([.G35];&quot;00&quot;); &quot; / &quot;; TEXT([.H35];&quot;00&quot;);&quot; - &quot;; TEXT([.I35];&quot;00&quot;);&quot; : &quot;; TEXT([.J35];&quot;00&quot;))))">
            <text:p/>
          </table:table-cell>
          <table:table-cell table:style-name="ce33" table:formula="of:=IF(ISBLANK([.K35]);&quot;&quot;; COUNTIF([.$L$2:.$L$190]; [.L3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6]);&quot;&quot;;HYPERLINK(COM.MICROSOFT.CONCAT([$conf.$C$2];&quot;/YAT&quot;;[.E36];&quot;Audible/&quot;;[.K36]);COM.MICROSOFT.CONCAT(&quot;Yat &quot;;[.E36];&quot; - &quot;;[.F36];&quot; / &quot;;TEXT([.G36];&quot;00&quot;); &quot; / &quot;; TEXT([.H36];&quot;00&quot;);&quot; - &quot;; TEXT([.I36];&quot;00&quot;);&quot; : &quot;; TEXT([.J36];&quot;00&quot;))))">
            <text:p/>
          </table:table-cell>
          <table:table-cell table:style-name="ce33" table:formula="of:=IF(ISBLANK([.K36]);&quot;&quot;; COUNTIF([.$L$2:.$L$190]; [.L3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7]);&quot;&quot;;HYPERLINK(COM.MICROSOFT.CONCAT([$conf.$C$2];&quot;/YAT&quot;;[.E37];&quot;Audible/&quot;;[.K37]);COM.MICROSOFT.CONCAT(&quot;Yat &quot;;[.E37];&quot; - &quot;;[.F37];&quot; / &quot;;TEXT([.G37];&quot;00&quot;); &quot; / &quot;; TEXT([.H37];&quot;00&quot;);&quot; - &quot;; TEXT([.I37];&quot;00&quot;);&quot; : &quot;; TEXT([.J37];&quot;00&quot;))))">
            <text:p/>
          </table:table-cell>
          <table:table-cell table:style-name="ce33" table:formula="of:=IF(ISBLANK([.K37]);&quot;&quot;; COUNTIF([.$L$2:.$L$190]; [.L3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8]);&quot;&quot;;HYPERLINK(COM.MICROSOFT.CONCAT([$conf.$C$2];&quot;/YAT&quot;;[.E38];&quot;Audible/&quot;;[.K38]);COM.MICROSOFT.CONCAT(&quot;Yat &quot;;[.E38];&quot; - &quot;;[.F38];&quot; / &quot;;TEXT([.G38];&quot;00&quot;); &quot; / &quot;; TEXT([.H38];&quot;00&quot;);&quot; - &quot;; TEXT([.I38];&quot;00&quot;);&quot; : &quot;; TEXT([.J38];&quot;00&quot;))))">
            <text:p/>
          </table:table-cell>
          <table:table-cell table:style-name="ce33" table:formula="of:=IF(ISBLANK([.K38]);&quot;&quot;; COUNTIF([.$L$2:.$L$190]; [.L3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9]);&quot;&quot;;HYPERLINK(COM.MICROSOFT.CONCAT([$conf.$C$2];&quot;/YAT&quot;;[.E39];&quot;Audible/&quot;;[.K39]);COM.MICROSOFT.CONCAT(&quot;Yat &quot;;[.E39];&quot; - &quot;;[.F39];&quot; / &quot;;TEXT([.G39];&quot;00&quot;); &quot; / &quot;; TEXT([.H39];&quot;00&quot;);&quot; - &quot;; TEXT([.I39];&quot;00&quot;);&quot; : &quot;; TEXT([.J39];&quot;00&quot;))))">
            <text:p/>
          </table:table-cell>
          <table:table-cell table:style-name="ce33" table:formula="of:=IF(ISBLANK([.K39]);&quot;&quot;; COUNTIF([.$L$2:.$L$190]; [.L3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0]);&quot;&quot;;HYPERLINK(COM.MICROSOFT.CONCAT([$conf.$C$2];&quot;/YAT&quot;;[.E40];&quot;Audible/&quot;;[.K40]);COM.MICROSOFT.CONCAT(&quot;Yat &quot;;[.E40];&quot; - &quot;;[.F40];&quot; / &quot;;TEXT([.G40];&quot;00&quot;); &quot; / &quot;; TEXT([.H40];&quot;00&quot;);&quot; - &quot;; TEXT([.I40];&quot;00&quot;);&quot; : &quot;; TEXT([.J40];&quot;00&quot;))))">
            <text:p/>
          </table:table-cell>
          <table:table-cell table:style-name="ce33" table:formula="of:=IF(ISBLANK([.K40]);&quot;&quot;; COUNTIF([.$L$2:.$L$190]; [.L4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1]);&quot;&quot;;HYPERLINK(COM.MICROSOFT.CONCAT([$conf.$C$2];&quot;/YAT&quot;;[.E41];&quot;Audible/&quot;;[.K41]);COM.MICROSOFT.CONCAT(&quot;Yat &quot;;[.E41];&quot; - &quot;;[.F41];&quot; / &quot;;TEXT([.G41];&quot;00&quot;); &quot; / &quot;; TEXT([.H41];&quot;00&quot;);&quot; - &quot;; TEXT([.I41];&quot;00&quot;);&quot; : &quot;; TEXT([.J41];&quot;00&quot;))))">
            <text:p/>
          </table:table-cell>
          <table:table-cell table:style-name="ce33" table:formula="of:=IF(ISBLANK([.K41]);&quot;&quot;; COUNTIF([.$L$2:.$L$190]; [.L4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2]);&quot;&quot;;HYPERLINK(COM.MICROSOFT.CONCAT([$conf.$C$2];&quot;/YAT&quot;;[.E42];&quot;Audible/&quot;;[.K42]);COM.MICROSOFT.CONCAT(&quot;Yat &quot;;[.E42];&quot; - &quot;;[.F42];&quot; / &quot;;TEXT([.G42];&quot;00&quot;); &quot; / &quot;; TEXT([.H42];&quot;00&quot;);&quot; - &quot;; TEXT([.I42];&quot;00&quot;);&quot; : &quot;; TEXT([.J42];&quot;00&quot;))))">
            <text:p/>
          </table:table-cell>
          <table:table-cell table:style-name="ce33" table:formula="of:=IF(ISBLANK([.K42]);&quot;&quot;; COUNTIF([.$L$2:.$L$190]; [.L4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3]);&quot;&quot;;HYPERLINK(COM.MICROSOFT.CONCAT([$conf.$C$2];&quot;/YAT&quot;;[.E43];&quot;Audible/&quot;;[.K43]);COM.MICROSOFT.CONCAT(&quot;Yat &quot;;[.E43];&quot; - &quot;;[.F43];&quot; / &quot;;TEXT([.G43];&quot;00&quot;); &quot; / &quot;; TEXT([.H43];&quot;00&quot;);&quot; - &quot;; TEXT([.I43];&quot;00&quot;);&quot; : &quot;; TEXT([.J43];&quot;00&quot;))))">
            <text:p/>
          </table:table-cell>
          <table:table-cell table:style-name="ce33" table:formula="of:=IF(ISBLANK([.K43]);&quot;&quot;; COUNTIF([.$L$2:.$L$190]; [.L4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4]);&quot;&quot;;HYPERLINK(COM.MICROSOFT.CONCAT([$conf.$C$2];&quot;/YAT&quot;;[.E44];&quot;Audible/&quot;;[.K44]);COM.MICROSOFT.CONCAT(&quot;Yat &quot;;[.E44];&quot; - &quot;;[.F44];&quot; / &quot;;TEXT([.G44];&quot;00&quot;); &quot; / &quot;; TEXT([.H44];&quot;00&quot;);&quot; - &quot;; TEXT([.I44];&quot;00&quot;);&quot; : &quot;; TEXT([.J44];&quot;00&quot;))))">
            <text:p/>
          </table:table-cell>
          <table:table-cell table:style-name="ce33" table:formula="of:=IF(ISBLANK([.K44]);&quot;&quot;; COUNTIF([.$L$2:.$L$190]; [.L4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5]);&quot;&quot;;HYPERLINK(COM.MICROSOFT.CONCAT([$conf.$C$2];&quot;/YAT&quot;;[.E45];&quot;Audible/&quot;;[.K45]);COM.MICROSOFT.CONCAT(&quot;Yat &quot;;[.E45];&quot; - &quot;;[.F45];&quot; / &quot;;TEXT([.G45];&quot;00&quot;); &quot; / &quot;; TEXT([.H45];&quot;00&quot;);&quot; - &quot;; TEXT([.I45];&quot;00&quot;);&quot; : &quot;; TEXT([.J45];&quot;00&quot;))))">
            <text:p/>
          </table:table-cell>
          <table:table-cell table:style-name="ce33" table:formula="of:=IF(ISBLANK([.K45]);&quot;&quot;; COUNTIF([.$L$2:.$L$190]; [.L4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6]);&quot;&quot;;HYPERLINK(COM.MICROSOFT.CONCAT([$conf.$C$2];&quot;/YAT&quot;;[.E46];&quot;Audible/&quot;;[.K46]);COM.MICROSOFT.CONCAT(&quot;Yat &quot;;[.E46];&quot; - &quot;;[.F46];&quot; / &quot;;TEXT([.G46];&quot;00&quot;); &quot; / &quot;; TEXT([.H46];&quot;00&quot;);&quot; - &quot;; TEXT([.I46];&quot;00&quot;);&quot; : &quot;; TEXT([.J46];&quot;00&quot;))))">
            <text:p/>
          </table:table-cell>
          <table:table-cell table:style-name="ce33" table:formula="of:=IF(ISBLANK([.K46]);&quot;&quot;; COUNTIF([.$L$2:.$L$190]; [.L4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7]);&quot;&quot;;HYPERLINK(COM.MICROSOFT.CONCAT([$conf.$C$2];&quot;/YAT&quot;;[.E47];&quot;Audible/&quot;;[.K47]);COM.MICROSOFT.CONCAT(&quot;Yat &quot;;[.E47];&quot; - &quot;;[.F47];&quot; / &quot;;TEXT([.G47];&quot;00&quot;); &quot; / &quot;; TEXT([.H47];&quot;00&quot;);&quot; - &quot;; TEXT([.I47];&quot;00&quot;);&quot; : &quot;; TEXT([.J47];&quot;00&quot;))))">
            <text:p/>
          </table:table-cell>
          <table:table-cell table:style-name="ce33" table:formula="of:=IF(ISBLANK([.K47]);&quot;&quot;; COUNTIF([.$L$2:.$L$190]; [.L4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8]);&quot;&quot;;HYPERLINK(COM.MICROSOFT.CONCAT([$conf.$C$2];&quot;/YAT&quot;;[.E48];&quot;Audible/&quot;;[.K48]);COM.MICROSOFT.CONCAT(&quot;Yat &quot;;[.E48];&quot; - &quot;;[.F48];&quot; / &quot;;TEXT([.G48];&quot;00&quot;); &quot; / &quot;; TEXT([.H48];&quot;00&quot;);&quot; - &quot;; TEXT([.I48];&quot;00&quot;);&quot; : &quot;; TEXT([.J48];&quot;00&quot;))))">
            <text:p/>
          </table:table-cell>
          <table:table-cell table:style-name="ce33" table:formula="of:=IF(ISBLANK([.K48]);&quot;&quot;; COUNTIF([.$L$2:.$L$190]; [.L4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9]);&quot;&quot;;HYPERLINK(COM.MICROSOFT.CONCAT([$conf.$C$2];&quot;/YAT&quot;;[.E49];&quot;Audible/&quot;;[.K49]);COM.MICROSOFT.CONCAT(&quot;Yat &quot;;[.E49];&quot; - &quot;;[.F49];&quot; / &quot;;TEXT([.G49];&quot;00&quot;); &quot; / &quot;; TEXT([.H49];&quot;00&quot;);&quot; - &quot;; TEXT([.I49];&quot;00&quot;);&quot; : &quot;; TEXT([.J49];&quot;00&quot;))))">
            <text:p/>
          </table:table-cell>
          <table:table-cell table:style-name="ce33" table:formula="of:=IF(ISBLANK([.K49]);&quot;&quot;; COUNTIF([.$L$2:.$L$190]; [.L4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0]);&quot;&quot;;HYPERLINK(COM.MICROSOFT.CONCAT([$conf.$C$2];&quot;/YAT&quot;;[.E50];&quot;Audible/&quot;;[.K50]);COM.MICROSOFT.CONCAT(&quot;Yat &quot;;[.E50];&quot; - &quot;;[.F50];&quot; / &quot;;TEXT([.G50];&quot;00&quot;); &quot; / &quot;; TEXT([.H50];&quot;00&quot;);&quot; - &quot;; TEXT([.I50];&quot;00&quot;);&quot; : &quot;; TEXT([.J50];&quot;00&quot;))))">
            <text:p/>
          </table:table-cell>
          <table:table-cell table:style-name="ce33" table:formula="of:=IF(ISBLANK([.K50]);&quot;&quot;; COUNTIF([.$L$2:.$L$190]; [.L5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1]);&quot;&quot;;HYPERLINK(COM.MICROSOFT.CONCAT([$conf.$C$2];&quot;/YAT&quot;;[.E51];&quot;Audible/&quot;;[.K51]);COM.MICROSOFT.CONCAT(&quot;Yat &quot;;[.E51];&quot; - &quot;;[.F51];&quot; / &quot;;TEXT([.G51];&quot;00&quot;); &quot; / &quot;; TEXT([.H51];&quot;00&quot;);&quot; - &quot;; TEXT([.I51];&quot;00&quot;);&quot; : &quot;; TEXT([.J51];&quot;00&quot;))))">
            <text:p/>
          </table:table-cell>
          <table:table-cell table:style-name="ce33" table:formula="of:=IF(ISBLANK([.K51]);&quot;&quot;; COUNTIF([.$L$2:.$L$190]; [.L5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2]);&quot;&quot;;HYPERLINK(COM.MICROSOFT.CONCAT([$conf.$C$2];&quot;/YAT&quot;;[.E52];&quot;Audible/&quot;;[.K52]);COM.MICROSOFT.CONCAT(&quot;Yat &quot;;[.E52];&quot; - &quot;;[.F52];&quot; / &quot;;TEXT([.G52];&quot;00&quot;); &quot; / &quot;; TEXT([.H52];&quot;00&quot;);&quot; - &quot;; TEXT([.I52];&quot;00&quot;);&quot; : &quot;; TEXT([.J52];&quot;00&quot;))))">
            <text:p/>
          </table:table-cell>
          <table:table-cell table:style-name="ce33" table:formula="of:=IF(ISBLANK([.K52]);&quot;&quot;; COUNTIF([.$L$2:.$L$190]; [.L5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3]);&quot;&quot;;HYPERLINK(COM.MICROSOFT.CONCAT([$conf.$C$2];&quot;/YAT&quot;;[.E53];&quot;Audible/&quot;;[.K53]);COM.MICROSOFT.CONCAT(&quot;Yat &quot;;[.E53];&quot; - &quot;;[.F53];&quot; / &quot;;TEXT([.G53];&quot;00&quot;); &quot; / &quot;; TEXT([.H53];&quot;00&quot;);&quot; - &quot;; TEXT([.I53];&quot;00&quot;);&quot; : &quot;; TEXT([.J53];&quot;00&quot;))))">
            <text:p/>
          </table:table-cell>
          <table:table-cell table:style-name="ce33" table:formula="of:=IF(ISBLANK([.K53]);&quot;&quot;; COUNTIF([.$L$2:.$L$190]; [.L5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4]);&quot;&quot;;HYPERLINK(COM.MICROSOFT.CONCAT([$conf.$C$2];&quot;/YAT&quot;;[.E54];&quot;Audible/&quot;;[.K54]);COM.MICROSOFT.CONCAT(&quot;Yat &quot;;[.E54];&quot; - &quot;;[.F54];&quot; / &quot;;TEXT([.G54];&quot;00&quot;); &quot; / &quot;; TEXT([.H54];&quot;00&quot;);&quot; - &quot;; TEXT([.I54];&quot;00&quot;);&quot; : &quot;; TEXT([.J54];&quot;00&quot;))))">
            <text:p/>
          </table:table-cell>
          <table:table-cell table:style-name="ce33" table:formula="of:=IF(ISBLANK([.K54]);&quot;&quot;; COUNTIF([.$L$2:.$L$190]; [.L5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5]);&quot;&quot;;HYPERLINK(COM.MICROSOFT.CONCAT([$conf.$C$2];&quot;/YAT&quot;;[.E55];&quot;Audible/&quot;;[.K55]);COM.MICROSOFT.CONCAT(&quot;Yat &quot;;[.E55];&quot; - &quot;;[.F55];&quot; / &quot;;TEXT([.G55];&quot;00&quot;); &quot; / &quot;; TEXT([.H55];&quot;00&quot;);&quot; - &quot;; TEXT([.I55];&quot;00&quot;);&quot; : &quot;; TEXT([.J55];&quot;00&quot;))))">
            <text:p/>
          </table:table-cell>
          <table:table-cell table:style-name="ce33" table:formula="of:=IF(ISBLANK([.K55]);&quot;&quot;; COUNTIF([.$L$2:.$L$190]; [.L5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6]);&quot;&quot;;HYPERLINK(COM.MICROSOFT.CONCAT([$conf.$C$2];&quot;/YAT&quot;;[.E56];&quot;Audible/&quot;;[.K56]);COM.MICROSOFT.CONCAT(&quot;Yat &quot;;[.E56];&quot; - &quot;;[.F56];&quot; / &quot;;TEXT([.G56];&quot;00&quot;); &quot; / &quot;; TEXT([.H56];&quot;00&quot;);&quot; - &quot;; TEXT([.I56];&quot;00&quot;);&quot; : &quot;; TEXT([.J56];&quot;00&quot;))))">
            <text:p/>
          </table:table-cell>
          <table:table-cell table:style-name="ce33" table:formula="of:=IF(ISBLANK([.K56]);&quot;&quot;; COUNTIF([.$L$2:.$L$190]; [.L5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7]);&quot;&quot;;HYPERLINK(COM.MICROSOFT.CONCAT([$conf.$C$2];&quot;/YAT&quot;;[.E57];&quot;Audible/&quot;;[.K57]);COM.MICROSOFT.CONCAT(&quot;Yat &quot;;[.E57];&quot; - &quot;;[.F57];&quot; / &quot;;TEXT([.G57];&quot;00&quot;); &quot; / &quot;; TEXT([.H57];&quot;00&quot;);&quot; - &quot;; TEXT([.I57];&quot;00&quot;);&quot; : &quot;; TEXT([.J57];&quot;00&quot;))))">
            <text:p/>
          </table:table-cell>
          <table:table-cell table:style-name="ce33" table:formula="of:=IF(ISBLANK([.K57]);&quot;&quot;; COUNTIF([.$L$2:.$L$190]; [.L5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8]);&quot;&quot;;HYPERLINK(COM.MICROSOFT.CONCAT([$conf.$C$2];&quot;/YAT&quot;;[.E58];&quot;Audible/&quot;;[.K58]);COM.MICROSOFT.CONCAT(&quot;Yat &quot;;[.E58];&quot; - &quot;;[.F58];&quot; / &quot;;TEXT([.G58];&quot;00&quot;); &quot; / &quot;; TEXT([.H58];&quot;00&quot;);&quot; - &quot;; TEXT([.I58];&quot;00&quot;);&quot; : &quot;; TEXT([.J58];&quot;00&quot;))))">
            <text:p/>
          </table:table-cell>
          <table:table-cell table:style-name="ce33" table:formula="of:=IF(ISBLANK([.K58]);&quot;&quot;; COUNTIF([.$L$2:.$L$190]; [.L5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9]);&quot;&quot;;HYPERLINK(COM.MICROSOFT.CONCAT([$conf.$C$2];&quot;/YAT&quot;;[.E59];&quot;Audible/&quot;;[.K59]);COM.MICROSOFT.CONCAT(&quot;Yat &quot;;[.E59];&quot; - &quot;;[.F59];&quot; / &quot;;TEXT([.G59];&quot;00&quot;); &quot; / &quot;; TEXT([.H59];&quot;00&quot;);&quot; - &quot;; TEXT([.I59];&quot;00&quot;);&quot; : &quot;; TEXT([.J59];&quot;00&quot;))))">
            <text:p/>
          </table:table-cell>
          <table:table-cell table:style-name="ce33" table:formula="of:=IF(ISBLANK([.K59]);&quot;&quot;; COUNTIF([.$L$2:.$L$190]; [.L5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0]);&quot;&quot;;HYPERLINK(COM.MICROSOFT.CONCAT([$conf.$C$2];&quot;/YAT&quot;;[.E60];&quot;Audible/&quot;;[.K60]);COM.MICROSOFT.CONCAT(&quot;Yat &quot;;[.E60];&quot; - &quot;;[.F60];&quot; / &quot;;TEXT([.G60];&quot;00&quot;); &quot; / &quot;; TEXT([.H60];&quot;00&quot;);&quot; - &quot;; TEXT([.I60];&quot;00&quot;);&quot; : &quot;; TEXT([.J60];&quot;00&quot;))))">
            <text:p/>
          </table:table-cell>
          <table:table-cell table:style-name="ce33" table:formula="of:=IF(ISBLANK([.K60]);&quot;&quot;; COUNTIF([.$L$2:.$L$190]; [.L6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1]);&quot;&quot;;HYPERLINK(COM.MICROSOFT.CONCAT([$conf.$C$2];&quot;/YAT&quot;;[.E61];&quot;Audible/&quot;;[.K61]);COM.MICROSOFT.CONCAT(&quot;Yat &quot;;[.E61];&quot; - &quot;;[.F61];&quot; / &quot;;TEXT([.G61];&quot;00&quot;); &quot; / &quot;; TEXT([.H61];&quot;00&quot;);&quot; - &quot;; TEXT([.I61];&quot;00&quot;);&quot; : &quot;; TEXT([.J61];&quot;00&quot;))))">
            <text:p/>
          </table:table-cell>
          <table:table-cell table:style-name="ce33" table:formula="of:=IF(ISBLANK([.K61]);&quot;&quot;; COUNTIF([.$L$2:.$L$190]; [.L6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2]);&quot;&quot;;HYPERLINK(COM.MICROSOFT.CONCAT([$conf.$C$2];&quot;/YAT&quot;;[.E62];&quot;Audible/&quot;;[.K62]);COM.MICROSOFT.CONCAT(&quot;Yat &quot;;[.E62];&quot; - &quot;;[.F62];&quot; / &quot;;TEXT([.G62];&quot;00&quot;); &quot; / &quot;; TEXT([.H62];&quot;00&quot;);&quot; - &quot;; TEXT([.I62];&quot;00&quot;);&quot; : &quot;; TEXT([.J62];&quot;00&quot;))))">
            <text:p/>
          </table:table-cell>
          <table:table-cell table:style-name="ce33" table:formula="of:=IF(ISBLANK([.K62]);&quot;&quot;; COUNTIF([.$L$2:.$L$190]; [.L6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3]);&quot;&quot;;HYPERLINK(COM.MICROSOFT.CONCAT([$conf.$C$2];&quot;/YAT&quot;;[.E63];&quot;Audible/&quot;;[.K63]);COM.MICROSOFT.CONCAT(&quot;Yat &quot;;[.E63];&quot; - &quot;;[.F63];&quot; / &quot;;TEXT([.G63];&quot;00&quot;); &quot; / &quot;; TEXT([.H63];&quot;00&quot;);&quot; - &quot;; TEXT([.I63];&quot;00&quot;);&quot; : &quot;; TEXT([.J63];&quot;00&quot;))))">
            <text:p/>
          </table:table-cell>
          <table:table-cell table:style-name="ce33" table:formula="of:=IF(ISBLANK([.K63]);&quot;&quot;; COUNTIF([.$L$2:.$L$190]; [.L6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4]);&quot;&quot;;HYPERLINK(COM.MICROSOFT.CONCAT([$conf.$C$2];&quot;/YAT&quot;;[.E64];&quot;Audible/&quot;;[.K64]);COM.MICROSOFT.CONCAT(&quot;Yat &quot;;[.E64];&quot; - &quot;;[.F64];&quot; / &quot;;TEXT([.G64];&quot;00&quot;); &quot; / &quot;; TEXT([.H64];&quot;00&quot;);&quot; - &quot;; TEXT([.I64];&quot;00&quot;);&quot; : &quot;; TEXT([.J64];&quot;00&quot;))))">
            <text:p/>
          </table:table-cell>
          <table:table-cell table:style-name="ce33" table:formula="of:=IF(ISBLANK([.K64]);&quot;&quot;; COUNTIF([.$L$2:.$L$190]; [.L6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5]);&quot;&quot;;HYPERLINK(COM.MICROSOFT.CONCAT([$conf.$C$2];&quot;/YAT&quot;;[.E65];&quot;Audible/&quot;;[.K65]);COM.MICROSOFT.CONCAT(&quot;Yat &quot;;[.E65];&quot; - &quot;;[.F65];&quot; / &quot;;TEXT([.G65];&quot;00&quot;); &quot; / &quot;; TEXT([.H65];&quot;00&quot;);&quot; - &quot;; TEXT([.I65];&quot;00&quot;);&quot; : &quot;; TEXT([.J65];&quot;00&quot;))))">
            <text:p/>
          </table:table-cell>
          <table:table-cell table:style-name="ce33" table:formula="of:=IF(ISBLANK([.K65]);&quot;&quot;; COUNTIF([.$L$2:.$L$190]; [.L6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6]);&quot;&quot;;HYPERLINK(COM.MICROSOFT.CONCAT([$conf.$C$2];&quot;/YAT&quot;;[.E66];&quot;Audible/&quot;;[.K66]);COM.MICROSOFT.CONCAT(&quot;Yat &quot;;[.E66];&quot; - &quot;;[.F66];&quot; / &quot;;TEXT([.G66];&quot;00&quot;); &quot; / &quot;; TEXT([.H66];&quot;00&quot;);&quot; - &quot;; TEXT([.I66];&quot;00&quot;);&quot; : &quot;; TEXT([.J66];&quot;00&quot;))))">
            <text:p/>
          </table:table-cell>
          <table:table-cell table:style-name="ce33" table:formula="of:=IF(ISBLANK([.K66]);&quot;&quot;; COUNTIF([.$L$2:.$L$190]; [.L6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7]);&quot;&quot;;HYPERLINK(COM.MICROSOFT.CONCAT([$conf.$C$2];&quot;/YAT&quot;;[.E67];&quot;Audible/&quot;;[.K67]);COM.MICROSOFT.CONCAT(&quot;Yat &quot;;[.E67];&quot; - &quot;;[.F67];&quot; / &quot;;TEXT([.G67];&quot;00&quot;); &quot; / &quot;; TEXT([.H67];&quot;00&quot;);&quot; - &quot;; TEXT([.I67];&quot;00&quot;);&quot; : &quot;; TEXT([.J67];&quot;00&quot;))))">
            <text:p/>
          </table:table-cell>
          <table:table-cell table:style-name="ce33" table:formula="of:=IF(ISBLANK([.K67]);&quot;&quot;; COUNTIF([.$L$2:.$L$190]; [.L6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8]);&quot;&quot;;HYPERLINK(COM.MICROSOFT.CONCAT([$conf.$C$2];&quot;/YAT&quot;;[.E68];&quot;Audible/&quot;;[.K68]);COM.MICROSOFT.CONCAT(&quot;Yat &quot;;[.E68];&quot; - &quot;;[.F68];&quot; / &quot;;TEXT([.G68];&quot;00&quot;); &quot; / &quot;; TEXT([.H68];&quot;00&quot;);&quot; - &quot;; TEXT([.I68];&quot;00&quot;);&quot; : &quot;; TEXT([.J68];&quot;00&quot;))))">
            <text:p/>
          </table:table-cell>
          <table:table-cell table:style-name="ce33" table:formula="of:=IF(ISBLANK([.K68]);&quot;&quot;; COUNTIF([.$L$2:.$L$190]; [.L6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9]);&quot;&quot;;HYPERLINK(COM.MICROSOFT.CONCAT([$conf.$C$2];&quot;/YAT&quot;;[.E69];&quot;Audible/&quot;;[.K69]);COM.MICROSOFT.CONCAT(&quot;Yat &quot;;[.E69];&quot; - &quot;;[.F69];&quot; / &quot;;TEXT([.G69];&quot;00&quot;); &quot; / &quot;; TEXT([.H69];&quot;00&quot;);&quot; - &quot;; TEXT([.I69];&quot;00&quot;);&quot; : &quot;; TEXT([.J69];&quot;00&quot;))))">
            <text:p/>
          </table:table-cell>
          <table:table-cell table:style-name="ce33" table:formula="of:=IF(ISBLANK([.K69]);&quot;&quot;; COUNTIF([.$L$2:.$L$190]; [.L6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0]);&quot;&quot;;HYPERLINK(COM.MICROSOFT.CONCAT([$conf.$C$2];&quot;/YAT&quot;;[.E70];&quot;Audible/&quot;;[.K70]);COM.MICROSOFT.CONCAT(&quot;Yat &quot;;[.E70];&quot; - &quot;;[.F70];&quot; / &quot;;TEXT([.G70];&quot;00&quot;); &quot; / &quot;; TEXT([.H70];&quot;00&quot;);&quot; - &quot;; TEXT([.I70];&quot;00&quot;);&quot; : &quot;; TEXT([.J70];&quot;00&quot;))))">
            <text:p/>
          </table:table-cell>
          <table:table-cell table:style-name="ce33" table:formula="of:=IF(ISBLANK([.K70]);&quot;&quot;; COUNTIF([.$L$2:.$L$190]; [.L7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1]);&quot;&quot;;HYPERLINK(COM.MICROSOFT.CONCAT([$conf.$C$2];&quot;/YAT&quot;;[.E71];&quot;Audible/&quot;;[.K71]);COM.MICROSOFT.CONCAT(&quot;Yat &quot;;[.E71];&quot; - &quot;;[.F71];&quot; / &quot;;TEXT([.G71];&quot;00&quot;); &quot; / &quot;; TEXT([.H71];&quot;00&quot;);&quot; - &quot;; TEXT([.I71];&quot;00&quot;);&quot; : &quot;; TEXT([.J71];&quot;00&quot;))))">
            <text:p/>
          </table:table-cell>
          <table:table-cell table:style-name="ce33" table:formula="of:=IF(ISBLANK([.K71]);&quot;&quot;; COUNTIF([.$L$2:.$L$190]; [.L7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2]);&quot;&quot;;HYPERLINK(COM.MICROSOFT.CONCAT([$conf.$C$2];&quot;/YAT&quot;;[.E72];&quot;Audible/&quot;;[.K72]);COM.MICROSOFT.CONCAT(&quot;Yat &quot;;[.E72];&quot; - &quot;;[.F72];&quot; / &quot;;TEXT([.G72];&quot;00&quot;); &quot; / &quot;; TEXT([.H72];&quot;00&quot;);&quot; - &quot;; TEXT([.I72];&quot;00&quot;);&quot; : &quot;; TEXT([.J72];&quot;00&quot;))))">
            <text:p/>
          </table:table-cell>
          <table:table-cell table:style-name="ce33" table:formula="of:=IF(ISBLANK([.K72]);&quot;&quot;; COUNTIF([.$L$2:.$L$190]; [.L7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3]);&quot;&quot;;HYPERLINK(COM.MICROSOFT.CONCAT([$conf.$C$2];&quot;/YAT&quot;;[.E73];&quot;Audible/&quot;;[.K73]);COM.MICROSOFT.CONCAT(&quot;Yat &quot;;[.E73];&quot; - &quot;;[.F73];&quot; / &quot;;TEXT([.G73];&quot;00&quot;); &quot; / &quot;; TEXT([.H73];&quot;00&quot;);&quot; - &quot;; TEXT([.I73];&quot;00&quot;);&quot; : &quot;; TEXT([.J73];&quot;00&quot;))))">
            <text:p/>
          </table:table-cell>
          <table:table-cell table:style-name="ce33" table:formula="of:=IF(ISBLANK([.K73]);&quot;&quot;; COUNTIF([.$L$2:.$L$190]; [.L7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4]);&quot;&quot;;HYPERLINK(COM.MICROSOFT.CONCAT([$conf.$C$2];&quot;/YAT&quot;;[.E74];&quot;Audible/&quot;;[.K74]);COM.MICROSOFT.CONCAT(&quot;Yat &quot;;[.E74];&quot; - &quot;;[.F74];&quot; / &quot;;TEXT([.G74];&quot;00&quot;); &quot; / &quot;; TEXT([.H74];&quot;00&quot;);&quot; - &quot;; TEXT([.I74];&quot;00&quot;);&quot; : &quot;; TEXT([.J74];&quot;00&quot;))))">
            <text:p/>
          </table:table-cell>
          <table:table-cell table:style-name="ce33" table:formula="of:=IF(ISBLANK([.K74]);&quot;&quot;; COUNTIF([.$L$2:.$L$190]; [.L7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5]);&quot;&quot;;HYPERLINK(COM.MICROSOFT.CONCAT([$conf.$C$2];&quot;/YAT&quot;;[.E75];&quot;Audible/&quot;;[.K75]);COM.MICROSOFT.CONCAT(&quot;Yat &quot;;[.E75];&quot; - &quot;;[.F75];&quot; / &quot;;TEXT([.G75];&quot;00&quot;); &quot; / &quot;; TEXT([.H75];&quot;00&quot;);&quot; - &quot;; TEXT([.I75];&quot;00&quot;);&quot; : &quot;; TEXT([.J75];&quot;00&quot;))))">
            <text:p/>
          </table:table-cell>
          <table:table-cell table:style-name="ce33" table:formula="of:=IF(ISBLANK([.K75]);&quot;&quot;; COUNTIF([.$L$2:.$L$190]; [.L7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6]);&quot;&quot;;HYPERLINK(COM.MICROSOFT.CONCAT([$conf.$C$2];&quot;/YAT&quot;;[.E76];&quot;Audible/&quot;;[.K76]);COM.MICROSOFT.CONCAT(&quot;Yat &quot;;[.E76];&quot; - &quot;;[.F76];&quot; / &quot;;TEXT([.G76];&quot;00&quot;); &quot; / &quot;; TEXT([.H76];&quot;00&quot;);&quot; - &quot;; TEXT([.I76];&quot;00&quot;);&quot; : &quot;; TEXT([.J76];&quot;00&quot;))))">
            <text:p/>
          </table:table-cell>
          <table:table-cell table:style-name="ce33" table:formula="of:=IF(ISBLANK([.K76]);&quot;&quot;; COUNTIF([.$L$2:.$L$190]; [.L7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7]);&quot;&quot;;HYPERLINK(COM.MICROSOFT.CONCAT([$conf.$C$2];&quot;/YAT&quot;;[.E77];&quot;Audible/&quot;;[.K77]);COM.MICROSOFT.CONCAT(&quot;Yat &quot;;[.E77];&quot; - &quot;;[.F77];&quot; / &quot;;TEXT([.G77];&quot;00&quot;); &quot; / &quot;; TEXT([.H77];&quot;00&quot;);&quot; - &quot;; TEXT([.I77];&quot;00&quot;);&quot; : &quot;; TEXT([.J77];&quot;00&quot;))))">
            <text:p/>
          </table:table-cell>
          <table:table-cell table:style-name="ce33" table:formula="of:=IF(ISBLANK([.K77]);&quot;&quot;; COUNTIF([.$L$2:.$L$190]; [.L7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8]);&quot;&quot;;HYPERLINK(COM.MICROSOFT.CONCAT([$conf.$C$2];&quot;/YAT&quot;;[.E78];&quot;Audible/&quot;;[.K78]);COM.MICROSOFT.CONCAT(&quot;Yat &quot;;[.E78];&quot; - &quot;;[.F78];&quot; / &quot;;TEXT([.G78];&quot;00&quot;); &quot; / &quot;; TEXT([.H78];&quot;00&quot;);&quot; - &quot;; TEXT([.I78];&quot;00&quot;);&quot; : &quot;; TEXT([.J78];&quot;00&quot;))))">
            <text:p/>
          </table:table-cell>
          <table:table-cell table:style-name="ce33" table:formula="of:=IF(ISBLANK([.K78]);&quot;&quot;; COUNTIF([.$L$2:.$L$190]; [.L7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9]);&quot;&quot;;HYPERLINK(COM.MICROSOFT.CONCAT([$conf.$C$2];&quot;/YAT&quot;;[.E79];&quot;Audible/&quot;;[.K79]);COM.MICROSOFT.CONCAT(&quot;Yat &quot;;[.E79];&quot; - &quot;;[.F79];&quot; / &quot;;TEXT([.G79];&quot;00&quot;); &quot; / &quot;; TEXT([.H79];&quot;00&quot;);&quot; - &quot;; TEXT([.I79];&quot;00&quot;);&quot; : &quot;; TEXT([.J79];&quot;00&quot;))))">
            <text:p/>
          </table:table-cell>
          <table:table-cell table:style-name="ce33" table:formula="of:=IF(ISBLANK([.K79]);&quot;&quot;; COUNTIF([.$L$2:.$L$190]; [.L7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0]);&quot;&quot;;HYPERLINK(COM.MICROSOFT.CONCAT([$conf.$C$2];&quot;/YAT&quot;;[.E80];&quot;Audible/&quot;;[.K80]);COM.MICROSOFT.CONCAT(&quot;Yat &quot;;[.E80];&quot; - &quot;;[.F80];&quot; / &quot;;TEXT([.G80];&quot;00&quot;); &quot; / &quot;; TEXT([.H80];&quot;00&quot;);&quot; - &quot;; TEXT([.I80];&quot;00&quot;);&quot; : &quot;; TEXT([.J80];&quot;00&quot;))))">
            <text:p/>
          </table:table-cell>
          <table:table-cell table:style-name="ce33" table:formula="of:=IF(ISBLANK([.K80]);&quot;&quot;; COUNTIF([.$L$2:.$L$190]; [.L8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1]);&quot;&quot;;HYPERLINK(COM.MICROSOFT.CONCAT([$conf.$C$2];&quot;/YAT&quot;;[.E81];&quot;Audible/&quot;;[.K81]);COM.MICROSOFT.CONCAT(&quot;Yat &quot;;[.E81];&quot; - &quot;;[.F81];&quot; / &quot;;TEXT([.G81];&quot;00&quot;); &quot; / &quot;; TEXT([.H81];&quot;00&quot;);&quot; - &quot;; TEXT([.I81];&quot;00&quot;);&quot; : &quot;; TEXT([.J81];&quot;00&quot;))))">
            <text:p/>
          </table:table-cell>
          <table:table-cell table:style-name="ce33" table:formula="of:=IF(ISBLANK([.K81]);&quot;&quot;; COUNTIF([.$L$2:.$L$190]; [.L8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2]);&quot;&quot;;HYPERLINK(COM.MICROSOFT.CONCAT([$conf.$C$2];&quot;/YAT&quot;;[.E82];&quot;Audible/&quot;;[.K82]);COM.MICROSOFT.CONCAT(&quot;Yat &quot;;[.E82];&quot; - &quot;;[.F82];&quot; / &quot;;TEXT([.G82];&quot;00&quot;); &quot; / &quot;; TEXT([.H82];&quot;00&quot;);&quot; - &quot;; TEXT([.I82];&quot;00&quot;);&quot; : &quot;; TEXT([.J82];&quot;00&quot;))))">
            <text:p/>
          </table:table-cell>
          <table:table-cell table:style-name="ce33" table:formula="of:=IF(ISBLANK([.K82]);&quot;&quot;; COUNTIF([.$L$2:.$L$190]; [.L8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3]);&quot;&quot;;HYPERLINK(COM.MICROSOFT.CONCAT([$conf.$C$2];&quot;/YAT&quot;;[.E83];&quot;Audible/&quot;;[.K83]);COM.MICROSOFT.CONCAT(&quot;Yat &quot;;[.E83];&quot; - &quot;;[.F83];&quot; / &quot;;TEXT([.G83];&quot;00&quot;); &quot; / &quot;; TEXT([.H83];&quot;00&quot;);&quot; - &quot;; TEXT([.I83];&quot;00&quot;);&quot; : &quot;; TEXT([.J83];&quot;00&quot;))))">
            <text:p/>
          </table:table-cell>
          <table:table-cell table:style-name="ce33" table:formula="of:=IF(ISBLANK([.K83]);&quot;&quot;; COUNTIF([.$L$2:.$L$190]; [.L8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4]);&quot;&quot;;HYPERLINK(COM.MICROSOFT.CONCAT([$conf.$C$2];&quot;/YAT&quot;;[.E84];&quot;Audible/&quot;;[.K84]);COM.MICROSOFT.CONCAT(&quot;Yat &quot;;[.E84];&quot; - &quot;;[.F84];&quot; / &quot;;TEXT([.G84];&quot;00&quot;); &quot; / &quot;; TEXT([.H84];&quot;00&quot;);&quot; - &quot;; TEXT([.I84];&quot;00&quot;);&quot; : &quot;; TEXT([.J84];&quot;00&quot;))))">
            <text:p/>
          </table:table-cell>
          <table:table-cell table:style-name="ce33" table:formula="of:=IF(ISBLANK([.K84]);&quot;&quot;; COUNTIF([.$L$2:.$L$190]; [.L8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5]);&quot;&quot;;HYPERLINK(COM.MICROSOFT.CONCAT([$conf.$C$2];&quot;/YAT&quot;;[.E85];&quot;Audible/&quot;;[.K85]);COM.MICROSOFT.CONCAT(&quot;Yat &quot;;[.E85];&quot; - &quot;;[.F85];&quot; / &quot;;TEXT([.G85];&quot;00&quot;); &quot; / &quot;; TEXT([.H85];&quot;00&quot;);&quot; - &quot;; TEXT([.I85];&quot;00&quot;);&quot; : &quot;; TEXT([.J85];&quot;00&quot;))))">
            <text:p/>
          </table:table-cell>
          <table:table-cell table:style-name="ce33" table:formula="of:=IF(ISBLANK([.K85]);&quot;&quot;; COUNTIF([.$L$2:.$L$190]; [.L8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6]);&quot;&quot;;HYPERLINK(COM.MICROSOFT.CONCAT([$conf.$C$2];&quot;/YAT&quot;;[.E86];&quot;Audible/&quot;;[.K86]);COM.MICROSOFT.CONCAT(&quot;Yat &quot;;[.E86];&quot; - &quot;;[.F86];&quot; / &quot;;TEXT([.G86];&quot;00&quot;); &quot; / &quot;; TEXT([.H86];&quot;00&quot;);&quot; - &quot;; TEXT([.I86];&quot;00&quot;);&quot; : &quot;; TEXT([.J86];&quot;00&quot;))))">
            <text:p/>
          </table:table-cell>
          <table:table-cell table:style-name="ce33" table:formula="of:=IF(ISBLANK([.K86]);&quot;&quot;; COUNTIF([.$L$2:.$L$190]; [.L8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7]);&quot;&quot;;HYPERLINK(COM.MICROSOFT.CONCAT([$conf.$C$2];&quot;/YAT&quot;;[.E87];&quot;Audible/&quot;;[.K87]);COM.MICROSOFT.CONCAT(&quot;Yat &quot;;[.E87];&quot; - &quot;;[.F87];&quot; / &quot;;TEXT([.G87];&quot;00&quot;); &quot; / &quot;; TEXT([.H87];&quot;00&quot;);&quot; - &quot;; TEXT([.I87];&quot;00&quot;);&quot; : &quot;; TEXT([.J87];&quot;00&quot;))))">
            <text:p/>
          </table:table-cell>
          <table:table-cell table:style-name="ce33" table:formula="of:=IF(ISBLANK([.K87]);&quot;&quot;; COUNTIF([.$L$2:.$L$190]; [.L8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8]);&quot;&quot;;HYPERLINK(COM.MICROSOFT.CONCAT([$conf.$C$2];&quot;/YAT&quot;;[.E88];&quot;Audible/&quot;;[.K88]);COM.MICROSOFT.CONCAT(&quot;Yat &quot;;[.E88];&quot; - &quot;;[.F88];&quot; / &quot;;TEXT([.G88];&quot;00&quot;); &quot; / &quot;; TEXT([.H88];&quot;00&quot;);&quot; - &quot;; TEXT([.I88];&quot;00&quot;);&quot; : &quot;; TEXT([.J88];&quot;00&quot;))))">
            <text:p/>
          </table:table-cell>
          <table:table-cell table:style-name="ce33" table:formula="of:=IF(ISBLANK([.K88]);&quot;&quot;; COUNTIF([.$L$2:.$L$190]; [.L8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9]);&quot;&quot;;HYPERLINK(COM.MICROSOFT.CONCAT([$conf.$C$2];&quot;/YAT&quot;;[.E89];&quot;Audible/&quot;;[.K89]);COM.MICROSOFT.CONCAT(&quot;Yat &quot;;[.E89];&quot; - &quot;;[.F89];&quot; / &quot;;TEXT([.G89];&quot;00&quot;); &quot; / &quot;; TEXT([.H89];&quot;00&quot;);&quot; - &quot;; TEXT([.I89];&quot;00&quot;);&quot; : &quot;; TEXT([.J89];&quot;00&quot;))))">
            <text:p/>
          </table:table-cell>
          <table:table-cell table:style-name="ce33" table:formula="of:=IF(ISBLANK([.K89]);&quot;&quot;; COUNTIF([.$L$2:.$L$190]; [.L8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0]);&quot;&quot;;HYPERLINK(COM.MICROSOFT.CONCAT([$conf.$C$2];&quot;/YAT&quot;;[.E90];&quot;Audible/&quot;;[.K90]);COM.MICROSOFT.CONCAT(&quot;Yat &quot;;[.E90];&quot; - &quot;;[.F90];&quot; / &quot;;TEXT([.G90];&quot;00&quot;); &quot; / &quot;; TEXT([.H90];&quot;00&quot;);&quot; - &quot;; TEXT([.I90];&quot;00&quot;);&quot; : &quot;; TEXT([.J90];&quot;00&quot;))))">
            <text:p/>
          </table:table-cell>
          <table:table-cell table:style-name="ce33" table:formula="of:=IF(ISBLANK([.K90]);&quot;&quot;; COUNTIF([.$L$2:.$L$190]; [.L9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1]);&quot;&quot;;HYPERLINK(COM.MICROSOFT.CONCAT([$conf.$C$2];&quot;/YAT&quot;;[.E91];&quot;Audible/&quot;;[.K91]);COM.MICROSOFT.CONCAT(&quot;Yat &quot;;[.E91];&quot; - &quot;;[.F91];&quot; / &quot;;TEXT([.G91];&quot;00&quot;); &quot; / &quot;; TEXT([.H91];&quot;00&quot;);&quot; - &quot;; TEXT([.I91];&quot;00&quot;);&quot; : &quot;; TEXT([.J91];&quot;00&quot;))))">
            <text:p/>
          </table:table-cell>
          <table:table-cell table:style-name="ce33" table:formula="of:=IF(ISBLANK([.K91]);&quot;&quot;; COUNTIF([.$L$2:.$L$190]; [.L9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2]);&quot;&quot;;HYPERLINK(COM.MICROSOFT.CONCAT([$conf.$C$2];&quot;/YAT&quot;;[.E92];&quot;Audible/&quot;;[.K92]);COM.MICROSOFT.CONCAT(&quot;Yat &quot;;[.E92];&quot; - &quot;;[.F92];&quot; / &quot;;TEXT([.G92];&quot;00&quot;); &quot; / &quot;; TEXT([.H92];&quot;00&quot;);&quot; - &quot;; TEXT([.I92];&quot;00&quot;);&quot; : &quot;; TEXT([.J92];&quot;00&quot;))))">
            <text:p/>
          </table:table-cell>
          <table:table-cell table:style-name="ce33" table:formula="of:=IF(ISBLANK([.K92]);&quot;&quot;; COUNTIF([.$L$2:.$L$190]; [.L9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3]);&quot;&quot;;HYPERLINK(COM.MICROSOFT.CONCAT([$conf.$C$2];&quot;/YAT&quot;;[.E93];&quot;Audible/&quot;;[.K93]);COM.MICROSOFT.CONCAT(&quot;Yat &quot;;[.E93];&quot; - &quot;;[.F93];&quot; / &quot;;TEXT([.G93];&quot;00&quot;); &quot; / &quot;; TEXT([.H93];&quot;00&quot;);&quot; - &quot;; TEXT([.I93];&quot;00&quot;);&quot; : &quot;; TEXT([.J93];&quot;00&quot;))))">
            <text:p/>
          </table:table-cell>
          <table:table-cell table:style-name="ce33" table:formula="of:=IF(ISBLANK([.K93]);&quot;&quot;; COUNTIF([.$L$2:.$L$190]; [.L9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4]);&quot;&quot;;HYPERLINK(COM.MICROSOFT.CONCAT([$conf.$C$2];&quot;/YAT&quot;;[.E94];&quot;Audible/&quot;;[.K94]);COM.MICROSOFT.CONCAT(&quot;Yat &quot;;[.E94];&quot; - &quot;;[.F94];&quot; / &quot;;TEXT([.G94];&quot;00&quot;); &quot; / &quot;; TEXT([.H94];&quot;00&quot;);&quot; - &quot;; TEXT([.I94];&quot;00&quot;);&quot; : &quot;; TEXT([.J94];&quot;00&quot;))))">
            <text:p/>
          </table:table-cell>
          <table:table-cell table:style-name="ce33" table:formula="of:=IF(ISBLANK([.K94]);&quot;&quot;; COUNTIF([.$L$2:.$L$190]; [.L9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5]);&quot;&quot;;HYPERLINK(COM.MICROSOFT.CONCAT([$conf.$C$2];&quot;/YAT&quot;;[.E95];&quot;Audible/&quot;;[.K95]);COM.MICROSOFT.CONCAT(&quot;Yat &quot;;[.E95];&quot; - &quot;;[.F95];&quot; / &quot;;TEXT([.G95];&quot;00&quot;); &quot; / &quot;; TEXT([.H95];&quot;00&quot;);&quot; - &quot;; TEXT([.I95];&quot;00&quot;);&quot; : &quot;; TEXT([.J95];&quot;00&quot;))))">
            <text:p/>
          </table:table-cell>
          <table:table-cell table:style-name="ce33" table:formula="of:=IF(ISBLANK([.K95]);&quot;&quot;; COUNTIF([.$L$2:.$L$190]; [.L9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6]);&quot;&quot;;HYPERLINK(COM.MICROSOFT.CONCAT([$conf.$C$2];&quot;/YAT&quot;;[.E96];&quot;Audible/&quot;;[.K96]);COM.MICROSOFT.CONCAT(&quot;Yat &quot;;[.E96];&quot; - &quot;;[.F96];&quot; / &quot;;TEXT([.G96];&quot;00&quot;); &quot; / &quot;; TEXT([.H96];&quot;00&quot;);&quot; - &quot;; TEXT([.I96];&quot;00&quot;);&quot; : &quot;; TEXT([.J96];&quot;00&quot;))))">
            <text:p/>
          </table:table-cell>
          <table:table-cell table:style-name="ce33" table:formula="of:=IF(ISBLANK([.K96]);&quot;&quot;; COUNTIF([.$L$2:.$L$190]; [.L9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7]);&quot;&quot;;HYPERLINK(COM.MICROSOFT.CONCAT([$conf.$C$2];&quot;/YAT&quot;;[.E97];&quot;Audible/&quot;;[.K97]);COM.MICROSOFT.CONCAT(&quot;Yat &quot;;[.E97];&quot; - &quot;;[.F97];&quot; / &quot;;TEXT([.G97];&quot;00&quot;); &quot; / &quot;; TEXT([.H97];&quot;00&quot;);&quot; - &quot;; TEXT([.I97];&quot;00&quot;);&quot; : &quot;; TEXT([.J97];&quot;00&quot;))))">
            <text:p/>
          </table:table-cell>
          <table:table-cell table:style-name="ce33" table:formula="of:=IF(ISBLANK([.K97]);&quot;&quot;; COUNTIF([.$L$2:.$L$190]; [.L9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8]);&quot;&quot;;HYPERLINK(COM.MICROSOFT.CONCAT([$conf.$C$2];&quot;/YAT&quot;;[.E98];&quot;Audible/&quot;;[.K98]);COM.MICROSOFT.CONCAT(&quot;Yat &quot;;[.E98];&quot; - &quot;;[.F98];&quot; / &quot;;TEXT([.G98];&quot;00&quot;); &quot; / &quot;; TEXT([.H98];&quot;00&quot;);&quot; - &quot;; TEXT([.I98];&quot;00&quot;);&quot; : &quot;; TEXT([.J98];&quot;00&quot;))))">
            <text:p/>
          </table:table-cell>
          <table:table-cell table:style-name="ce33" table:formula="of:=IF(ISBLANK([.K98]);&quot;&quot;; COUNTIF([.$L$2:.$L$190]; [.L9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9]);&quot;&quot;;HYPERLINK(COM.MICROSOFT.CONCAT([$conf.$C$2];&quot;/YAT&quot;;[.E99];&quot;Audible/&quot;;[.K99]);COM.MICROSOFT.CONCAT(&quot;Yat &quot;;[.E99];&quot; - &quot;;[.F99];&quot; / &quot;;TEXT([.G99];&quot;00&quot;); &quot; / &quot;; TEXT([.H99];&quot;00&quot;);&quot; - &quot;; TEXT([.I99];&quot;00&quot;);&quot; : &quot;; TEXT([.J99];&quot;00&quot;))))">
            <text:p/>
          </table:table-cell>
          <table:table-cell table:style-name="ce33" table:formula="of:=IF(ISBLANK([.K99]);&quot;&quot;; COUNTIF([.$L$2:.$L$190]; [.L9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0]);&quot;&quot;;HYPERLINK(COM.MICROSOFT.CONCAT([$conf.$C$2];&quot;/YAT&quot;;[.E100];&quot;Audible/&quot;;[.K100]);COM.MICROSOFT.CONCAT(&quot;Yat &quot;;[.E100];&quot; - &quot;;[.F100];&quot; / &quot;;TEXT([.G100];&quot;00&quot;); &quot; / &quot;; TEXT([.H100];&quot;00&quot;);&quot; - &quot;; TEXT([.I100];&quot;00&quot;);&quot; : &quot;; TEXT([.J100];&quot;00&quot;))))">
            <text:p/>
          </table:table-cell>
          <table:table-cell table:style-name="ce33" table:formula="of:=IF(ISBLANK([.K100]);&quot;&quot;; COUNTIF([.$L$2:.$L$190]; [.L10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1]);&quot;&quot;;HYPERLINK(COM.MICROSOFT.CONCAT([$conf.$C$2];&quot;/YAT&quot;;[.E101];&quot;Audible/&quot;;[.K101]);COM.MICROSOFT.CONCAT(&quot;Yat &quot;;[.E101];&quot; - &quot;;[.F101];&quot; / &quot;;TEXT([.G101];&quot;00&quot;); &quot; / &quot;; TEXT([.H101];&quot;00&quot;);&quot; - &quot;; TEXT([.I101];&quot;00&quot;);&quot; : &quot;; TEXT([.J101];&quot;00&quot;))))">
            <text:p/>
          </table:table-cell>
          <table:table-cell table:style-name="ce33" table:formula="of:=IF(ISBLANK([.K101]);&quot;&quot;; COUNTIF([.$L$2:.$L$190]; [.L10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2]);&quot;&quot;;HYPERLINK(COM.MICROSOFT.CONCAT([$conf.$C$2];&quot;/YAT&quot;;[.E102];&quot;Audible/&quot;;[.K102]);COM.MICROSOFT.CONCAT(&quot;Yat &quot;;[.E102];&quot; - &quot;;[.F102];&quot; / &quot;;TEXT([.G102];&quot;00&quot;); &quot; / &quot;; TEXT([.H102];&quot;00&quot;);&quot; - &quot;; TEXT([.I102];&quot;00&quot;);&quot; : &quot;; TEXT([.J102];&quot;00&quot;))))">
            <text:p/>
          </table:table-cell>
          <table:table-cell table:style-name="ce33" table:formula="of:=IF(ISBLANK([.K102]);&quot;&quot;; COUNTIF([.$L$2:.$L$190]; [.L10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3]);&quot;&quot;;HYPERLINK(COM.MICROSOFT.CONCAT([$conf.$C$2];&quot;/YAT&quot;;[.E103];&quot;Audible/&quot;;[.K103]);COM.MICROSOFT.CONCAT(&quot;Yat &quot;;[.E103];&quot; - &quot;;[.F103];&quot; / &quot;;TEXT([.G103];&quot;00&quot;); &quot; / &quot;; TEXT([.H103];&quot;00&quot;);&quot; - &quot;; TEXT([.I103];&quot;00&quot;);&quot; : &quot;; TEXT([.J103];&quot;00&quot;))))">
            <text:p/>
          </table:table-cell>
          <table:table-cell table:style-name="ce33" table:formula="of:=IF(ISBLANK([.K103]);&quot;&quot;; COUNTIF([.$L$2:.$L$190]; [.L10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4]);&quot;&quot;;HYPERLINK(COM.MICROSOFT.CONCAT([$conf.$C$2];&quot;/YAT&quot;;[.E104];&quot;Audible/&quot;;[.K104]);COM.MICROSOFT.CONCAT(&quot;Yat &quot;;[.E104];&quot; - &quot;;[.F104];&quot; / &quot;;TEXT([.G104];&quot;00&quot;); &quot; / &quot;; TEXT([.H104];&quot;00&quot;);&quot; - &quot;; TEXT([.I104];&quot;00&quot;);&quot; : &quot;; TEXT([.J104];&quot;00&quot;))))">
            <text:p/>
          </table:table-cell>
          <table:table-cell table:style-name="ce33" table:formula="of:=IF(ISBLANK([.K104]);&quot;&quot;; COUNTIF([.$L$2:.$L$190]; [.L10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5]);&quot;&quot;;HYPERLINK(COM.MICROSOFT.CONCAT([$conf.$C$2];&quot;/YAT&quot;;[.E105];&quot;Audible/&quot;;[.K105]);COM.MICROSOFT.CONCAT(&quot;Yat &quot;;[.E105];&quot; - &quot;;[.F105];&quot; / &quot;;TEXT([.G105];&quot;00&quot;); &quot; / &quot;; TEXT([.H105];&quot;00&quot;);&quot; - &quot;; TEXT([.I105];&quot;00&quot;);&quot; : &quot;; TEXT([.J105];&quot;00&quot;))))">
            <text:p/>
          </table:table-cell>
          <table:table-cell table:style-name="ce33" table:formula="of:=IF(ISBLANK([.K105]);&quot;&quot;; COUNTIF([.$L$2:.$L$190]; [.L10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6]);&quot;&quot;;HYPERLINK(COM.MICROSOFT.CONCAT([$conf.$C$2];&quot;/YAT&quot;;[.E106];&quot;Audible/&quot;;[.K106]);COM.MICROSOFT.CONCAT(&quot;Yat &quot;;[.E106];&quot; - &quot;;[.F106];&quot; / &quot;;TEXT([.G106];&quot;00&quot;); &quot; / &quot;; TEXT([.H106];&quot;00&quot;);&quot; - &quot;; TEXT([.I106];&quot;00&quot;);&quot; : &quot;; TEXT([.J106];&quot;00&quot;))))">
            <text:p/>
          </table:table-cell>
          <table:table-cell table:style-name="ce33" table:formula="of:=IF(ISBLANK([.K106]);&quot;&quot;; COUNTIF([.$L$2:.$L$190]; [.L10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7]);&quot;&quot;;HYPERLINK(COM.MICROSOFT.CONCAT([$conf.$C$2];&quot;/YAT&quot;;[.E107];&quot;Audible/&quot;;[.K107]);COM.MICROSOFT.CONCAT(&quot;Yat &quot;;[.E107];&quot; - &quot;;[.F107];&quot; / &quot;;TEXT([.G107];&quot;00&quot;); &quot; / &quot;; TEXT([.H107];&quot;00&quot;);&quot; - &quot;; TEXT([.I107];&quot;00&quot;);&quot; : &quot;; TEXT([.J107];&quot;00&quot;))))">
            <text:p/>
          </table:table-cell>
          <table:table-cell table:style-name="ce33" table:formula="of:=IF(ISBLANK([.K107]);&quot;&quot;; COUNTIF([.$L$2:.$L$190]; [.L10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8]);&quot;&quot;;HYPERLINK(COM.MICROSOFT.CONCAT([$conf.$C$2];&quot;/YAT&quot;;[.E108];&quot;Audible/&quot;;[.K108]);COM.MICROSOFT.CONCAT(&quot;Yat &quot;;[.E108];&quot; - &quot;;[.F108];&quot; / &quot;;TEXT([.G108];&quot;00&quot;); &quot; / &quot;; TEXT([.H108];&quot;00&quot;);&quot; - &quot;; TEXT([.I108];&quot;00&quot;);&quot; : &quot;; TEXT([.J108];&quot;00&quot;))))">
            <text:p/>
          </table:table-cell>
          <table:table-cell table:style-name="ce33" table:formula="of:=IF(ISBLANK([.K108]);&quot;&quot;; COUNTIF([.$L$2:.$L$190]; [.L10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9]);&quot;&quot;;HYPERLINK(COM.MICROSOFT.CONCAT([$conf.$C$2];&quot;/YAT&quot;;[.E109];&quot;Audible/&quot;;[.K109]);COM.MICROSOFT.CONCAT(&quot;Yat &quot;;[.E109];&quot; - &quot;;[.F109];&quot; / &quot;;TEXT([.G109];&quot;00&quot;); &quot; / &quot;; TEXT([.H109];&quot;00&quot;);&quot; - &quot;; TEXT([.I109];&quot;00&quot;);&quot; : &quot;; TEXT([.J109];&quot;00&quot;))))">
            <text:p/>
          </table:table-cell>
          <table:table-cell table:style-name="ce33" table:formula="of:=IF(ISBLANK([.K109]);&quot;&quot;; COUNTIF([.$L$2:.$L$190]; [.L10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0]);&quot;&quot;;HYPERLINK(COM.MICROSOFT.CONCAT([$conf.$C$2];&quot;/YAT&quot;;[.E110];&quot;Audible/&quot;;[.K110]);COM.MICROSOFT.CONCAT(&quot;Yat &quot;;[.E110];&quot; - &quot;;[.F110];&quot; / &quot;;TEXT([.G110];&quot;00&quot;); &quot; / &quot;; TEXT([.H110];&quot;00&quot;);&quot; - &quot;; TEXT([.I110];&quot;00&quot;);&quot; : &quot;; TEXT([.J110];&quot;00&quot;))))">
            <text:p/>
          </table:table-cell>
          <table:table-cell table:style-name="ce33" table:formula="of:=IF(ISBLANK([.K110]);&quot;&quot;; COUNTIF([.$L$2:.$L$190]; [.L11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1]);&quot;&quot;;HYPERLINK(COM.MICROSOFT.CONCAT([$conf.$C$2];&quot;/YAT&quot;;[.E111];&quot;Audible/&quot;;[.K111]);COM.MICROSOFT.CONCAT(&quot;Yat &quot;;[.E111];&quot; - &quot;;[.F111];&quot; / &quot;;TEXT([.G111];&quot;00&quot;); &quot; / &quot;; TEXT([.H111];&quot;00&quot;);&quot; - &quot;; TEXT([.I111];&quot;00&quot;);&quot; : &quot;; TEXT([.J111];&quot;00&quot;))))">
            <text:p/>
          </table:table-cell>
          <table:table-cell table:style-name="ce33" table:formula="of:=IF(ISBLANK([.K111]);&quot;&quot;; COUNTIF([.$L$2:.$L$190]; [.L11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2]);&quot;&quot;;HYPERLINK(COM.MICROSOFT.CONCAT([$conf.$C$2];&quot;/YAT&quot;;[.E112];&quot;Audible/&quot;;[.K112]);COM.MICROSOFT.CONCAT(&quot;Yat &quot;;[.E112];&quot; - &quot;;[.F112];&quot; / &quot;;TEXT([.G112];&quot;00&quot;); &quot; / &quot;; TEXT([.H112];&quot;00&quot;);&quot; - &quot;; TEXT([.I112];&quot;00&quot;);&quot; : &quot;; TEXT([.J112];&quot;00&quot;))))">
            <text:p/>
          </table:table-cell>
          <table:table-cell table:style-name="ce33" table:formula="of:=IF(ISBLANK([.K112]);&quot;&quot;; COUNTIF([.$L$2:.$L$190]; [.L11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3]);&quot;&quot;;HYPERLINK(COM.MICROSOFT.CONCAT([$conf.$C$2];&quot;/YAT&quot;;[.E113];&quot;Audible/&quot;;[.K113]);COM.MICROSOFT.CONCAT(&quot;Yat &quot;;[.E113];&quot; - &quot;;[.F113];&quot; / &quot;;TEXT([.G113];&quot;00&quot;); &quot; / &quot;; TEXT([.H113];&quot;00&quot;);&quot; - &quot;; TEXT([.I113];&quot;00&quot;);&quot; : &quot;; TEXT([.J113];&quot;00&quot;))))">
            <text:p/>
          </table:table-cell>
          <table:table-cell table:style-name="ce33" table:formula="of:=IF(ISBLANK([.K113]);&quot;&quot;; COUNTIF([.$L$2:.$L$190]; [.L11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4]);&quot;&quot;;HYPERLINK(COM.MICROSOFT.CONCAT([$conf.$C$2];&quot;/YAT&quot;;[.E114];&quot;Audible/&quot;;[.K114]);COM.MICROSOFT.CONCAT(&quot;Yat &quot;;[.E114];&quot; - &quot;;[.F114];&quot; / &quot;;TEXT([.G114];&quot;00&quot;); &quot; / &quot;; TEXT([.H114];&quot;00&quot;);&quot; - &quot;; TEXT([.I114];&quot;00&quot;);&quot; : &quot;; TEXT([.J114];&quot;00&quot;))))">
            <text:p/>
          </table:table-cell>
          <table:table-cell table:style-name="ce33" table:formula="of:=IF(ISBLANK([.K114]);&quot;&quot;; COUNTIF([.$L$2:.$L$190]; [.L11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5]);&quot;&quot;;HYPERLINK(COM.MICROSOFT.CONCAT([$conf.$C$2];&quot;/YAT&quot;;[.E115];&quot;Audible/&quot;;[.K115]);COM.MICROSOFT.CONCAT(&quot;Yat &quot;;[.E115];&quot; - &quot;;[.F115];&quot; / &quot;;TEXT([.G115];&quot;00&quot;); &quot; / &quot;; TEXT([.H115];&quot;00&quot;);&quot; - &quot;; TEXT([.I115];&quot;00&quot;);&quot; : &quot;; TEXT([.J115];&quot;00&quot;))))">
            <text:p/>
          </table:table-cell>
          <table:table-cell table:style-name="ce33" table:formula="of:=IF(ISBLANK([.K115]);&quot;&quot;; COUNTIF([.$L$2:.$L$190]; [.L11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6]);&quot;&quot;;HYPERLINK(COM.MICROSOFT.CONCAT([$conf.$C$2];&quot;/YAT&quot;;[.E116];&quot;Audible/&quot;;[.K116]);COM.MICROSOFT.CONCAT(&quot;Yat &quot;;[.E116];&quot; - &quot;;[.F116];&quot; / &quot;;TEXT([.G116];&quot;00&quot;); &quot; / &quot;; TEXT([.H116];&quot;00&quot;);&quot; - &quot;; TEXT([.I116];&quot;00&quot;);&quot; : &quot;; TEXT([.J116];&quot;00&quot;))))">
            <text:p/>
          </table:table-cell>
          <table:table-cell table:style-name="ce33" table:formula="of:=IF(ISBLANK([.K116]);&quot;&quot;; COUNTIF([.$L$2:.$L$190]; [.L11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7]);&quot;&quot;;HYPERLINK(COM.MICROSOFT.CONCAT([$conf.$C$2];&quot;/YAT&quot;;[.E117];&quot;Audible/&quot;;[.K117]);COM.MICROSOFT.CONCAT(&quot;Yat &quot;;[.E117];&quot; - &quot;;[.F117];&quot; / &quot;;TEXT([.G117];&quot;00&quot;); &quot; / &quot;; TEXT([.H117];&quot;00&quot;);&quot; - &quot;; TEXT([.I117];&quot;00&quot;);&quot; : &quot;; TEXT([.J117];&quot;00&quot;))))">
            <text:p/>
          </table:table-cell>
          <table:table-cell table:style-name="ce33" table:formula="of:=IF(ISBLANK([.K117]);&quot;&quot;; COUNTIF([.$L$2:.$L$190]; [.L11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8]);&quot;&quot;;HYPERLINK(COM.MICROSOFT.CONCAT([$conf.$C$2];&quot;/YAT&quot;;[.E118];&quot;Audible/&quot;;[.K118]);COM.MICROSOFT.CONCAT(&quot;Yat &quot;;[.E118];&quot; - &quot;;[.F118];&quot; / &quot;;TEXT([.G118];&quot;00&quot;); &quot; / &quot;; TEXT([.H118];&quot;00&quot;);&quot; - &quot;; TEXT([.I118];&quot;00&quot;);&quot; : &quot;; TEXT([.J118];&quot;00&quot;))))">
            <text:p/>
          </table:table-cell>
          <table:table-cell table:style-name="ce33" table:formula="of:=IF(ISBLANK([.K118]);&quot;&quot;; COUNTIF([.$L$2:.$L$190]; [.L11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9]);&quot;&quot;;HYPERLINK(COM.MICROSOFT.CONCAT([$conf.$C$2];&quot;/YAT&quot;;[.E119];&quot;Audible/&quot;;[.K119]);COM.MICROSOFT.CONCAT(&quot;Yat &quot;;[.E119];&quot; - &quot;;[.F119];&quot; / &quot;;TEXT([.G119];&quot;00&quot;); &quot; / &quot;; TEXT([.H119];&quot;00&quot;);&quot; - &quot;; TEXT([.I119];&quot;00&quot;);&quot; : &quot;; TEXT([.J119];&quot;00&quot;))))">
            <text:p/>
          </table:table-cell>
          <table:table-cell table:style-name="ce33" table:formula="of:=IF(ISBLANK([.K119]);&quot;&quot;; COUNTIF([.$L$2:.$L$190]; [.L11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0]);&quot;&quot;;HYPERLINK(COM.MICROSOFT.CONCAT([$conf.$C$2];&quot;/YAT&quot;;[.E120];&quot;Audible/&quot;;[.K120]);COM.MICROSOFT.CONCAT(&quot;Yat &quot;;[.E120];&quot; - &quot;;[.F120];&quot; / &quot;;TEXT([.G120];&quot;00&quot;); &quot; / &quot;; TEXT([.H120];&quot;00&quot;);&quot; - &quot;; TEXT([.I120];&quot;00&quot;);&quot; : &quot;; TEXT([.J120];&quot;00&quot;))))">
            <text:p/>
          </table:table-cell>
          <table:table-cell table:style-name="ce33" table:formula="of:=IF(ISBLANK([.K120]);&quot;&quot;; COUNTIF([.$L$2:.$L$190]; [.L12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1]);&quot;&quot;;HYPERLINK(COM.MICROSOFT.CONCAT([$conf.$C$2];&quot;/YAT&quot;;[.E121];&quot;Audible/&quot;;[.K121]);COM.MICROSOFT.CONCAT(&quot;Yat &quot;;[.E121];&quot; - &quot;;[.F121];&quot; / &quot;;TEXT([.G121];&quot;00&quot;); &quot; / &quot;; TEXT([.H121];&quot;00&quot;);&quot; - &quot;; TEXT([.I121];&quot;00&quot;);&quot; : &quot;; TEXT([.J121];&quot;00&quot;))))">
            <text:p/>
          </table:table-cell>
          <table:table-cell table:style-name="ce33" table:formula="of:=IF(ISBLANK([.K121]);&quot;&quot;; COUNTIF([.$L$2:.$L$190]; [.L12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2]);&quot;&quot;;HYPERLINK(COM.MICROSOFT.CONCAT([$conf.$C$2];&quot;/YAT&quot;;[.E122];&quot;Audible/&quot;;[.K122]);COM.MICROSOFT.CONCAT(&quot;Yat &quot;;[.E122];&quot; - &quot;;[.F122];&quot; / &quot;;TEXT([.G122];&quot;00&quot;); &quot; / &quot;; TEXT([.H122];&quot;00&quot;);&quot; - &quot;; TEXT([.I122];&quot;00&quot;);&quot; : &quot;; TEXT([.J122];&quot;00&quot;))))">
            <text:p/>
          </table:table-cell>
          <table:table-cell table:style-name="ce33" table:formula="of:=IF(ISBLANK([.K122]);&quot;&quot;; COUNTIF([.$L$2:.$L$190]; [.L12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3]);&quot;&quot;;HYPERLINK(COM.MICROSOFT.CONCAT([$conf.$C$2];&quot;/YAT&quot;;[.E123];&quot;Audible/&quot;;[.K123]);COM.MICROSOFT.CONCAT(&quot;Yat &quot;;[.E123];&quot; - &quot;;[.F123];&quot; / &quot;;TEXT([.G123];&quot;00&quot;); &quot; / &quot;; TEXT([.H123];&quot;00&quot;);&quot; - &quot;; TEXT([.I123];&quot;00&quot;);&quot; : &quot;; TEXT([.J123];&quot;00&quot;))))">
            <text:p/>
          </table:table-cell>
          <table:table-cell table:style-name="ce33" table:formula="of:=IF(ISBLANK([.K123]);&quot;&quot;; COUNTIF([.$L$2:.$L$190]; [.L12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4]);&quot;&quot;;HYPERLINK(COM.MICROSOFT.CONCAT([$conf.$C$2];&quot;/YAT&quot;;[.E124];&quot;Audible/&quot;;[.K124]);COM.MICROSOFT.CONCAT(&quot;Yat &quot;;[.E124];&quot; - &quot;;[.F124];&quot; / &quot;;TEXT([.G124];&quot;00&quot;); &quot; / &quot;; TEXT([.H124];&quot;00&quot;);&quot; - &quot;; TEXT([.I124];&quot;00&quot;);&quot; : &quot;; TEXT([.J124];&quot;00&quot;))))">
            <text:p/>
          </table:table-cell>
          <table:table-cell table:style-name="ce33" table:formula="of:=IF(ISBLANK([.K124]);&quot;&quot;; COUNTIF([.$L$2:.$L$190]; [.L12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5]);&quot;&quot;;HYPERLINK(COM.MICROSOFT.CONCAT([$conf.$C$2];&quot;/YAT&quot;;[.E125];&quot;Audible/&quot;;[.K125]);COM.MICROSOFT.CONCAT(&quot;Yat &quot;;[.E125];&quot; - &quot;;[.F125];&quot; / &quot;;TEXT([.G125];&quot;00&quot;); &quot; / &quot;; TEXT([.H125];&quot;00&quot;);&quot; - &quot;; TEXT([.I125];&quot;00&quot;);&quot; : &quot;; TEXT([.J125];&quot;00&quot;))))">
            <text:p/>
          </table:table-cell>
          <table:table-cell table:style-name="ce33" table:formula="of:=IF(ISBLANK([.K125]);&quot;&quot;; COUNTIF([.$L$2:.$L$190]; [.L12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6]);&quot;&quot;;HYPERLINK(COM.MICROSOFT.CONCAT([$conf.$C$2];&quot;/YAT&quot;;[.E126];&quot;Audible/&quot;;[.K126]);COM.MICROSOFT.CONCAT(&quot;Yat &quot;;[.E126];&quot; - &quot;;[.F126];&quot; / &quot;;TEXT([.G126];&quot;00&quot;); &quot; / &quot;; TEXT([.H126];&quot;00&quot;);&quot; - &quot;; TEXT([.I126];&quot;00&quot;);&quot; : &quot;; TEXT([.J126];&quot;00&quot;))))">
            <text:p/>
          </table:table-cell>
          <table:table-cell table:style-name="ce33" table:formula="of:=IF(ISBLANK([.K126]);&quot;&quot;; COUNTIF([.$L$2:.$L$190]; [.L12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7]);&quot;&quot;;HYPERLINK(COM.MICROSOFT.CONCAT([$conf.$C$2];&quot;/YAT&quot;;[.E127];&quot;Audible/&quot;;[.K127]);COM.MICROSOFT.CONCAT(&quot;Yat &quot;;[.E127];&quot; - &quot;;[.F127];&quot; / &quot;;TEXT([.G127];&quot;00&quot;); &quot; / &quot;; TEXT([.H127];&quot;00&quot;);&quot; - &quot;; TEXT([.I127];&quot;00&quot;);&quot; : &quot;; TEXT([.J127];&quot;00&quot;))))">
            <text:p/>
          </table:table-cell>
          <table:table-cell table:style-name="ce33" table:formula="of:=IF(ISBLANK([.K127]);&quot;&quot;; COUNTIF([.$L$2:.$L$190]; [.L12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8]);&quot;&quot;;HYPERLINK(COM.MICROSOFT.CONCAT([$conf.$C$2];&quot;/YAT&quot;;[.E128];&quot;Audible/&quot;;[.K128]);COM.MICROSOFT.CONCAT(&quot;Yat &quot;;[.E128];&quot; - &quot;;[.F128];&quot; / &quot;;TEXT([.G128];&quot;00&quot;); &quot; / &quot;; TEXT([.H128];&quot;00&quot;);&quot; - &quot;; TEXT([.I128];&quot;00&quot;);&quot; : &quot;; TEXT([.J128];&quot;00&quot;))))">
            <text:p/>
          </table:table-cell>
          <table:table-cell table:style-name="ce33" table:formula="of:=IF(ISBLANK([.K128]);&quot;&quot;; COUNTIF([.$L$2:.$L$190]; [.L12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9]);&quot;&quot;;HYPERLINK(COM.MICROSOFT.CONCAT([$conf.$C$2];&quot;/YAT&quot;;[.E129];&quot;Audible/&quot;;[.K129]);COM.MICROSOFT.CONCAT(&quot;Yat &quot;;[.E129];&quot; - &quot;;[.F129];&quot; / &quot;;TEXT([.G129];&quot;00&quot;); &quot; / &quot;; TEXT([.H129];&quot;00&quot;);&quot; - &quot;; TEXT([.I129];&quot;00&quot;);&quot; : &quot;; TEXT([.J129];&quot;00&quot;))))">
            <text:p/>
          </table:table-cell>
          <table:table-cell table:style-name="ce33" table:formula="of:=IF(ISBLANK([.K129]);&quot;&quot;; COUNTIF([.$L$2:.$L$190]; [.L129]))">
            <text:p/>
          </table:table-cell>
          <table:table-cell table:style-name="ce22"/>
          <table:table-cell table:style-name="ce19"/>
          <table:table-cell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0]);&quot;&quot;;HYPERLINK(COM.MICROSOFT.CONCAT([$conf.$C$2];&quot;/YAT&quot;;[.E130];&quot;Audible/&quot;;[.K130]);COM.MICROSOFT.CONCAT(&quot;Yat &quot;;[.E130];&quot; - &quot;;[.F130];&quot; / &quot;;TEXT([.G130];&quot;00&quot;); &quot; / &quot;; TEXT([.H130];&quot;00&quot;);&quot; - &quot;; TEXT([.I130];&quot;00&quot;);&quot; : &quot;; TEXT([.J130];&quot;00&quot;))))">
            <text:p/>
          </table:table-cell>
          <table:table-cell table:style-name="ce33" table:formula="of:=IF(ISBLANK([.K130]);&quot;&quot;; COUNTIF([.$L$2:.$L$190]; [.L13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1]);&quot;&quot;;HYPERLINK(COM.MICROSOFT.CONCAT([$conf.$C$2];&quot;/YAT&quot;;[.E131];&quot;Audible/&quot;;[.K131]);COM.MICROSOFT.CONCAT(&quot;Yat &quot;;[.E131];&quot; - &quot;;[.F131];&quot; / &quot;;TEXT([.G131];&quot;00&quot;); &quot; / &quot;; TEXT([.H131];&quot;00&quot;);&quot; - &quot;; TEXT([.I131];&quot;00&quot;);&quot; : &quot;; TEXT([.J131];&quot;00&quot;))))">
            <text:p/>
          </table:table-cell>
          <table:table-cell table:style-name="ce33" table:formula="of:=IF(ISBLANK([.K131]);&quot;&quot;; COUNTIF([.$L$2:.$L$190]; [.L13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2]);&quot;&quot;;HYPERLINK(COM.MICROSOFT.CONCAT([$conf.$C$2];&quot;/YAT&quot;;[.E132];&quot;Audible/&quot;;[.K132]);COM.MICROSOFT.CONCAT(&quot;Yat &quot;;[.E132];&quot; - &quot;;[.F132];&quot; / &quot;;TEXT([.G132];&quot;00&quot;); &quot; / &quot;; TEXT([.H132];&quot;00&quot;);&quot; - &quot;; TEXT([.I132];&quot;00&quot;);&quot; : &quot;; TEXT([.J132];&quot;00&quot;))))">
            <text:p/>
          </table:table-cell>
          <table:table-cell table:style-name="ce33" table:formula="of:=IF(ISBLANK([.K132]);&quot;&quot;; COUNTIF([.$L$2:.$L$190]; [.L13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3]);&quot;&quot;;HYPERLINK(COM.MICROSOFT.CONCAT([$conf.$C$2];&quot;/YAT&quot;;[.E133];&quot;Audible/&quot;;[.K133]);COM.MICROSOFT.CONCAT(&quot;Yat &quot;;[.E133];&quot; - &quot;;[.F133];&quot; / &quot;;TEXT([.G133];&quot;00&quot;); &quot; / &quot;; TEXT([.H133];&quot;00&quot;);&quot; - &quot;; TEXT([.I133];&quot;00&quot;);&quot; : &quot;; TEXT([.J133];&quot;00&quot;))))">
            <text:p/>
          </table:table-cell>
          <table:table-cell table:style-name="ce33" table:formula="of:=IF(ISBLANK([.K133]);&quot;&quot;; COUNTIF([.$L$2:.$L$190]; [.L13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4]);&quot;&quot;;HYPERLINK(COM.MICROSOFT.CONCAT([$conf.$C$2];&quot;/YAT&quot;;[.E134];&quot;Audible/&quot;;[.K134]);COM.MICROSOFT.CONCAT(&quot;Yat &quot;;[.E134];&quot; - &quot;;[.F134];&quot; / &quot;;TEXT([.G134];&quot;00&quot;); &quot; / &quot;; TEXT([.H134];&quot;00&quot;);&quot; - &quot;; TEXT([.I134];&quot;00&quot;);&quot; : &quot;; TEXT([.J134];&quot;00&quot;))))">
            <text:p/>
          </table:table-cell>
          <table:table-cell table:style-name="ce33" table:formula="of:=IF(ISBLANK([.K134]);&quot;&quot;; COUNTIF([.$L$2:.$L$190]; [.L13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5]);&quot;&quot;;HYPERLINK(COM.MICROSOFT.CONCAT([$conf.$C$2];&quot;/YAT&quot;;[.E135];&quot;Audible/&quot;;[.K135]);COM.MICROSOFT.CONCAT(&quot;Yat &quot;;[.E135];&quot; - &quot;;[.F135];&quot; / &quot;;TEXT([.G135];&quot;00&quot;); &quot; / &quot;; TEXT([.H135];&quot;00&quot;);&quot; - &quot;; TEXT([.I135];&quot;00&quot;);&quot; : &quot;; TEXT([.J135];&quot;00&quot;))))">
            <text:p/>
          </table:table-cell>
          <table:table-cell table:style-name="ce33" table:formula="of:=IF(ISBLANK([.K135]);&quot;&quot;; COUNTIF([.$L$2:.$L$190]; [.L13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6]);&quot;&quot;;HYPERLINK(COM.MICROSOFT.CONCAT([$conf.$C$2];&quot;/YAT&quot;;[.E136];&quot;Audible/&quot;;[.K136]);COM.MICROSOFT.CONCAT(&quot;Yat &quot;;[.E136];&quot; - &quot;;[.F136];&quot; / &quot;;TEXT([.G136];&quot;00&quot;); &quot; / &quot;; TEXT([.H136];&quot;00&quot;);&quot; - &quot;; TEXT([.I136];&quot;00&quot;);&quot; : &quot;; TEXT([.J136];&quot;00&quot;))))">
            <text:p/>
          </table:table-cell>
          <table:table-cell table:style-name="ce33" table:formula="of:=IF(ISBLANK([.K136]);&quot;&quot;; COUNTIF([.$L$2:.$L$190]; [.L13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7]);&quot;&quot;;HYPERLINK(COM.MICROSOFT.CONCAT([$conf.$C$2];&quot;/YAT&quot;;[.E137];&quot;Audible/&quot;;[.K137]);COM.MICROSOFT.CONCAT(&quot;Yat &quot;;[.E137];&quot; - &quot;;[.F137];&quot; / &quot;;TEXT([.G137];&quot;00&quot;); &quot; / &quot;; TEXT([.H137];&quot;00&quot;);&quot; - &quot;; TEXT([.I137];&quot;00&quot;);&quot; : &quot;; TEXT([.J137];&quot;00&quot;))))">
            <text:p/>
          </table:table-cell>
          <table:table-cell table:style-name="ce33" table:formula="of:=IF(ISBLANK([.K137]);&quot;&quot;; COUNTIF([.$L$2:.$L$190]; [.L13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8]);&quot;&quot;;HYPERLINK(COM.MICROSOFT.CONCAT([$conf.$C$2];&quot;/YAT&quot;;[.E138];&quot;Audible/&quot;;[.K138]);COM.MICROSOFT.CONCAT(&quot;Yat &quot;;[.E138];&quot; - &quot;;[.F138];&quot; / &quot;;TEXT([.G138];&quot;00&quot;); &quot; / &quot;; TEXT([.H138];&quot;00&quot;);&quot; - &quot;; TEXT([.I138];&quot;00&quot;);&quot; : &quot;; TEXT([.J138];&quot;00&quot;))))">
            <text:p/>
          </table:table-cell>
          <table:table-cell table:style-name="ce33" table:formula="of:=IF(ISBLANK([.K138]);&quot;&quot;; COUNTIF([.$L$2:.$L$190]; [.L13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9]);&quot;&quot;;HYPERLINK(COM.MICROSOFT.CONCAT([$conf.$C$2];&quot;/YAT&quot;;[.E139];&quot;Audible/&quot;;[.K139]);COM.MICROSOFT.CONCAT(&quot;Yat &quot;;[.E139];&quot; - &quot;;[.F139];&quot; / &quot;;TEXT([.G139];&quot;00&quot;); &quot; / &quot;; TEXT([.H139];&quot;00&quot;);&quot; - &quot;; TEXT([.I139];&quot;00&quot;);&quot; : &quot;; TEXT([.J139];&quot;00&quot;))))">
            <text:p/>
          </table:table-cell>
          <table:table-cell table:style-name="ce33" table:formula="of:=IF(ISBLANK([.K139]);&quot;&quot;; COUNTIF([.$L$2:.$L$190]; [.L13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0]);&quot;&quot;;HYPERLINK(COM.MICROSOFT.CONCAT([$conf.$C$2];&quot;/YAT&quot;;[.E140];&quot;Audible/&quot;;[.K140]);COM.MICROSOFT.CONCAT(&quot;Yat &quot;;[.E140];&quot; - &quot;;[.F140];&quot; / &quot;;TEXT([.G140];&quot;00&quot;); &quot; / &quot;; TEXT([.H140];&quot;00&quot;);&quot; - &quot;; TEXT([.I140];&quot;00&quot;);&quot; : &quot;; TEXT([.J140];&quot;00&quot;))))">
            <text:p/>
          </table:table-cell>
          <table:table-cell table:style-name="ce33" table:formula="of:=IF(ISBLANK([.K140]);&quot;&quot;; COUNTIF([.$L$2:.$L$190]; [.L14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1]);&quot;&quot;;HYPERLINK(COM.MICROSOFT.CONCAT([$conf.$C$2];&quot;/YAT&quot;;[.E141];&quot;Audible/&quot;;[.K141]);COM.MICROSOFT.CONCAT(&quot;Yat &quot;;[.E141];&quot; - &quot;;[.F141];&quot; / &quot;;TEXT([.G141];&quot;00&quot;); &quot; / &quot;; TEXT([.H141];&quot;00&quot;);&quot; - &quot;; TEXT([.I141];&quot;00&quot;);&quot; : &quot;; TEXT([.J141];&quot;00&quot;))))">
            <text:p/>
          </table:table-cell>
          <table:table-cell table:style-name="ce33" table:formula="of:=IF(ISBLANK([.K141]);&quot;&quot;; COUNTIF([.$L$2:.$L$190]; [.L14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2]);&quot;&quot;;HYPERLINK(COM.MICROSOFT.CONCAT([$conf.$C$2];&quot;/YAT&quot;;[.E142];&quot;Audible/&quot;;[.K142]);COM.MICROSOFT.CONCAT(&quot;Yat &quot;;[.E142];&quot; - &quot;;[.F142];&quot; / &quot;;TEXT([.G142];&quot;00&quot;); &quot; / &quot;; TEXT([.H142];&quot;00&quot;);&quot; - &quot;; TEXT([.I142];&quot;00&quot;);&quot; : &quot;; TEXT([.J142];&quot;00&quot;))))">
            <text:p/>
          </table:table-cell>
          <table:table-cell table:style-name="ce33" table:formula="of:=IF(ISBLANK([.K142]);&quot;&quot;; COUNTIF([.$L$2:.$L$190]; [.L14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3]);&quot;&quot;;HYPERLINK(COM.MICROSOFT.CONCAT([$conf.$C$2];&quot;/YAT&quot;;[.E143];&quot;Audible/&quot;;[.K143]);COM.MICROSOFT.CONCAT(&quot;Yat &quot;;[.E143];&quot; - &quot;;[.F143];&quot; / &quot;;TEXT([.G143];&quot;00&quot;); &quot; / &quot;; TEXT([.H143];&quot;00&quot;);&quot; - &quot;; TEXT([.I143];&quot;00&quot;);&quot; : &quot;; TEXT([.J143];&quot;00&quot;))))">
            <text:p/>
          </table:table-cell>
          <table:table-cell table:style-name="ce33" table:formula="of:=IF(ISBLANK([.K143]);&quot;&quot;; COUNTIF([.$L$2:.$L$190]; [.L14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4]);&quot;&quot;;HYPERLINK(COM.MICROSOFT.CONCAT([$conf.$C$2];&quot;/YAT&quot;;[.E144];&quot;Audible/&quot;;[.K144]);COM.MICROSOFT.CONCAT(&quot;Yat &quot;;[.E144];&quot; - &quot;;[.F144];&quot; / &quot;;TEXT([.G144];&quot;00&quot;); &quot; / &quot;; TEXT([.H144];&quot;00&quot;);&quot; - &quot;; TEXT([.I144];&quot;00&quot;);&quot; : &quot;; TEXT([.J144];&quot;00&quot;))))">
            <text:p/>
          </table:table-cell>
          <table:table-cell table:style-name="ce33" table:formula="of:=IF(ISBLANK([.K144]);&quot;&quot;; COUNTIF([.$L$2:.$L$190]; [.L14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5]);&quot;&quot;;HYPERLINK(COM.MICROSOFT.CONCAT([$conf.$C$2];&quot;/YAT&quot;;[.E145];&quot;Audible/&quot;;[.K145]);COM.MICROSOFT.CONCAT(&quot;Yat &quot;;[.E145];&quot; - &quot;;[.F145];&quot; / &quot;;TEXT([.G145];&quot;00&quot;); &quot; / &quot;; TEXT([.H145];&quot;00&quot;);&quot; - &quot;; TEXT([.I145];&quot;00&quot;);&quot; : &quot;; TEXT([.J145];&quot;00&quot;))))">
            <text:p/>
          </table:table-cell>
          <table:table-cell table:style-name="ce33" table:formula="of:=IF(ISBLANK([.K145]);&quot;&quot;; COUNTIF([.$L$2:.$L$190]; [.L14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6]);&quot;&quot;;HYPERLINK(COM.MICROSOFT.CONCAT([$conf.$C$2];&quot;/YAT&quot;;[.E146];&quot;Audible/&quot;;[.K146]);COM.MICROSOFT.CONCAT(&quot;Yat &quot;;[.E146];&quot; - &quot;;[.F146];&quot; / &quot;;TEXT([.G146];&quot;00&quot;); &quot; / &quot;; TEXT([.H146];&quot;00&quot;);&quot; - &quot;; TEXT([.I146];&quot;00&quot;);&quot; : &quot;; TEXT([.J146];&quot;00&quot;))))">
            <text:p/>
          </table:table-cell>
          <table:table-cell table:style-name="ce33" table:formula="of:=IF(ISBLANK([.K146]);&quot;&quot;; COUNTIF([.$L$2:.$L$190]; [.L14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7]);&quot;&quot;;HYPERLINK(COM.MICROSOFT.CONCAT([$conf.$C$2];&quot;/YAT&quot;;[.E147];&quot;Audible/&quot;;[.K147]);COM.MICROSOFT.CONCAT(&quot;Yat &quot;;[.E147];&quot; - &quot;;[.F147];&quot; / &quot;;TEXT([.G147];&quot;00&quot;); &quot; / &quot;; TEXT([.H147];&quot;00&quot;);&quot; - &quot;; TEXT([.I147];&quot;00&quot;);&quot; : &quot;; TEXT([.J147];&quot;00&quot;))))">
            <text:p/>
          </table:table-cell>
          <table:table-cell table:style-name="ce33" table:formula="of:=IF(ISBLANK([.K147]);&quot;&quot;; COUNTIF([.$L$2:.$L$190]; [.L14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8]);&quot;&quot;;HYPERLINK(COM.MICROSOFT.CONCAT([$conf.$C$2];&quot;/YAT&quot;;[.E148];&quot;Audible/&quot;;[.K148]);COM.MICROSOFT.CONCAT(&quot;Yat &quot;;[.E148];&quot; - &quot;;[.F148];&quot; / &quot;;TEXT([.G148];&quot;00&quot;); &quot; / &quot;; TEXT([.H148];&quot;00&quot;);&quot; - &quot;; TEXT([.I148];&quot;00&quot;);&quot; : &quot;; TEXT([.J148];&quot;00&quot;))))">
            <text:p/>
          </table:table-cell>
          <table:table-cell table:style-name="ce33" table:formula="of:=IF(ISBLANK([.K148]);&quot;&quot;; COUNTIF([.$L$2:.$L$190]; [.L14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9]);&quot;&quot;;HYPERLINK(COM.MICROSOFT.CONCAT([$conf.$C$2];&quot;/YAT&quot;;[.E149];&quot;Audible/&quot;;[.K149]);COM.MICROSOFT.CONCAT(&quot;Yat &quot;;[.E149];&quot; - &quot;;[.F149];&quot; / &quot;;TEXT([.G149];&quot;00&quot;); &quot; / &quot;; TEXT([.H149];&quot;00&quot;);&quot; - &quot;; TEXT([.I149];&quot;00&quot;);&quot; : &quot;; TEXT([.J149];&quot;00&quot;))))">
            <text:p/>
          </table:table-cell>
          <table:table-cell table:style-name="ce33" table:formula="of:=IF(ISBLANK([.K149]);&quot;&quot;; COUNTIF([.$L$2:.$L$190]; [.L14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0]);&quot;&quot;;HYPERLINK(COM.MICROSOFT.CONCAT([$conf.$C$2];&quot;/YAT&quot;;[.E150];&quot;Audible/&quot;;[.K150]);COM.MICROSOFT.CONCAT(&quot;Yat &quot;;[.E150];&quot; - &quot;;[.F150];&quot; / &quot;;TEXT([.G150];&quot;00&quot;); &quot; / &quot;; TEXT([.H150];&quot;00&quot;);&quot; - &quot;; TEXT([.I150];&quot;00&quot;);&quot; : &quot;; TEXT([.J150];&quot;00&quot;))))">
            <text:p/>
          </table:table-cell>
          <table:table-cell table:style-name="ce33" table:formula="of:=IF(ISBLANK([.K150]);&quot;&quot;; COUNTIF([.$L$2:.$L$190]; [.L15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1]);&quot;&quot;;HYPERLINK(COM.MICROSOFT.CONCAT([$conf.$C$2];&quot;/YAT&quot;;[.E151];&quot;Audible/&quot;;[.K151]);COM.MICROSOFT.CONCAT(&quot;Yat &quot;;[.E151];&quot; - &quot;;[.F151];&quot; / &quot;;TEXT([.G151];&quot;00&quot;); &quot; / &quot;; TEXT([.H151];&quot;00&quot;);&quot; - &quot;; TEXT([.I151];&quot;00&quot;);&quot; : &quot;; TEXT([.J151];&quot;00&quot;))))">
            <text:p/>
          </table:table-cell>
          <table:table-cell table:style-name="ce33" table:formula="of:=IF(ISBLANK([.K151]);&quot;&quot;; COUNTIF([.$L$2:.$L$190]; [.L15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2]);&quot;&quot;;HYPERLINK(COM.MICROSOFT.CONCAT([$conf.$C$2];&quot;/YAT&quot;;[.E152];&quot;Audible/&quot;;[.K152]);COM.MICROSOFT.CONCAT(&quot;Yat &quot;;[.E152];&quot; - &quot;;[.F152];&quot; / &quot;;TEXT([.G152];&quot;00&quot;); &quot; / &quot;; TEXT([.H152];&quot;00&quot;);&quot; - &quot;; TEXT([.I152];&quot;00&quot;);&quot; : &quot;; TEXT([.J152];&quot;00&quot;))))">
            <text:p/>
          </table:table-cell>
          <table:table-cell table:style-name="ce33" table:formula="of:=IF(ISBLANK([.K152]);&quot;&quot;; COUNTIF([.$L$2:.$L$190]; [.L15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3]);&quot;&quot;;HYPERLINK(COM.MICROSOFT.CONCAT([$conf.$C$2];&quot;/YAT&quot;;[.E153];&quot;Audible/&quot;;[.K153]);COM.MICROSOFT.CONCAT(&quot;Yat &quot;;[.E153];&quot; - &quot;;[.F153];&quot; / &quot;;TEXT([.G153];&quot;00&quot;); &quot; / &quot;; TEXT([.H153];&quot;00&quot;);&quot; - &quot;; TEXT([.I153];&quot;00&quot;);&quot; : &quot;; TEXT([.J153];&quot;00&quot;))))">
            <text:p/>
          </table:table-cell>
          <table:table-cell table:style-name="ce33" table:formula="of:=IF(ISBLANK([.K153]);&quot;&quot;; COUNTIF([.$L$2:.$L$190]; [.L15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4]);&quot;&quot;;HYPERLINK(COM.MICROSOFT.CONCAT([$conf.$C$2];&quot;/YAT&quot;;[.E154];&quot;Audible/&quot;;[.K154]);COM.MICROSOFT.CONCAT(&quot;Yat &quot;;[.E154];&quot; - &quot;;[.F154];&quot; / &quot;;TEXT([.G154];&quot;00&quot;); &quot; / &quot;; TEXT([.H154];&quot;00&quot;);&quot; - &quot;; TEXT([.I154];&quot;00&quot;);&quot; : &quot;; TEXT([.J154];&quot;00&quot;))))">
            <text:p/>
          </table:table-cell>
          <table:table-cell table:style-name="ce33" table:formula="of:=IF(ISBLANK([.K154]);&quot;&quot;; COUNTIF([.$L$2:.$L$190]; [.L15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5]);&quot;&quot;;HYPERLINK(COM.MICROSOFT.CONCAT([$conf.$C$2];&quot;/YAT&quot;;[.E155];&quot;Audible/&quot;;[.K155]);COM.MICROSOFT.CONCAT(&quot;Yat &quot;;[.E155];&quot; - &quot;;[.F155];&quot; / &quot;;TEXT([.G155];&quot;00&quot;); &quot; / &quot;; TEXT([.H155];&quot;00&quot;);&quot; - &quot;; TEXT([.I155];&quot;00&quot;);&quot; : &quot;; TEXT([.J155];&quot;00&quot;))))">
            <text:p/>
          </table:table-cell>
          <table:table-cell table:style-name="ce33" table:formula="of:=IF(ISBLANK([.K155]);&quot;&quot;; COUNTIF([.$L$2:.$L$190]; [.L15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6]);&quot;&quot;;HYPERLINK(COM.MICROSOFT.CONCAT([$conf.$C$2];&quot;/YAT&quot;;[.E156];&quot;Audible/&quot;;[.K156]);COM.MICROSOFT.CONCAT(&quot;Yat &quot;;[.E156];&quot; - &quot;;[.F156];&quot; / &quot;;TEXT([.G156];&quot;00&quot;); &quot; / &quot;; TEXT([.H156];&quot;00&quot;);&quot; - &quot;; TEXT([.I156];&quot;00&quot;);&quot; : &quot;; TEXT([.J156];&quot;00&quot;))))">
            <text:p/>
          </table:table-cell>
          <table:table-cell table:style-name="ce33" table:formula="of:=IF(ISBLANK([.K156]);&quot;&quot;; COUNTIF([.$L$2:.$L$190]; [.L15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7]);&quot;&quot;;HYPERLINK(COM.MICROSOFT.CONCAT([$conf.$C$2];&quot;/YAT&quot;;[.E157];&quot;Audible/&quot;;[.K157]);COM.MICROSOFT.CONCAT(&quot;Yat &quot;;[.E157];&quot; - &quot;;[.F157];&quot; / &quot;;TEXT([.G157];&quot;00&quot;); &quot; / &quot;; TEXT([.H157];&quot;00&quot;);&quot; - &quot;; TEXT([.I157];&quot;00&quot;);&quot; : &quot;; TEXT([.J157];&quot;00&quot;))))">
            <text:p/>
          </table:table-cell>
          <table:table-cell table:style-name="ce33" table:formula="of:=IF(ISBLANK([.K157]);&quot;&quot;; COUNTIF([.$L$2:.$L$190]; [.L15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8]);&quot;&quot;;HYPERLINK(COM.MICROSOFT.CONCAT([$conf.$C$2];&quot;/YAT&quot;;[.E158];&quot;Audible/&quot;;[.K158]);COM.MICROSOFT.CONCAT(&quot;Yat &quot;;[.E158];&quot; - &quot;;[.F158];&quot; / &quot;;TEXT([.G158];&quot;00&quot;); &quot; / &quot;; TEXT([.H158];&quot;00&quot;);&quot; - &quot;; TEXT([.I158];&quot;00&quot;);&quot; : &quot;; TEXT([.J158];&quot;00&quot;))))">
            <text:p/>
          </table:table-cell>
          <table:table-cell table:style-name="ce33" table:formula="of:=IF(ISBLANK([.K158]);&quot;&quot;; COUNTIF([.$L$2:.$L$190]; [.L15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9]);&quot;&quot;;HYPERLINK(COM.MICROSOFT.CONCAT([$conf.$C$2];&quot;/YAT&quot;;[.E159];&quot;Audible/&quot;;[.K159]);COM.MICROSOFT.CONCAT(&quot;Yat &quot;;[.E159];&quot; - &quot;;[.F159];&quot; / &quot;;TEXT([.G159];&quot;00&quot;); &quot; / &quot;; TEXT([.H159];&quot;00&quot;);&quot; - &quot;; TEXT([.I159];&quot;00&quot;);&quot; : &quot;; TEXT([.J159];&quot;00&quot;))))">
            <text:p/>
          </table:table-cell>
          <table:table-cell table:style-name="ce33" table:formula="of:=IF(ISBLANK([.K159]);&quot;&quot;; COUNTIF([.$L$2:.$L$190]; [.L15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0]);&quot;&quot;;HYPERLINK(COM.MICROSOFT.CONCAT([$conf.$C$2];&quot;/YAT&quot;;[.E160];&quot;Audible/&quot;;[.K160]);COM.MICROSOFT.CONCAT(&quot;Yat &quot;;[.E160];&quot; - &quot;;[.F160];&quot; / &quot;;TEXT([.G160];&quot;00&quot;); &quot; / &quot;; TEXT([.H160];&quot;00&quot;);&quot; - &quot;; TEXT([.I160];&quot;00&quot;);&quot; : &quot;; TEXT([.J160];&quot;00&quot;))))">
            <text:p/>
          </table:table-cell>
          <table:table-cell table:style-name="ce33" table:formula="of:=IF(ISBLANK([.K160]);&quot;&quot;; COUNTIF([.$L$2:.$L$190]; [.L16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1]);&quot;&quot;;HYPERLINK(COM.MICROSOFT.CONCAT([$conf.$C$2];&quot;/YAT&quot;;[.E161];&quot;Audible/&quot;;[.K161]);COM.MICROSOFT.CONCAT(&quot;Yat &quot;;[.E161];&quot; - &quot;;[.F161];&quot; / &quot;;TEXT([.G161];&quot;00&quot;); &quot; / &quot;; TEXT([.H161];&quot;00&quot;);&quot; - &quot;; TEXT([.I161];&quot;00&quot;);&quot; : &quot;; TEXT([.J161];&quot;00&quot;))))">
            <text:p/>
          </table:table-cell>
          <table:table-cell table:style-name="ce33" table:formula="of:=IF(ISBLANK([.K161]);&quot;&quot;; COUNTIF([.$L$2:.$L$190]; [.L16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2]);&quot;&quot;;HYPERLINK(COM.MICROSOFT.CONCAT([$conf.$C$2];&quot;/YAT&quot;;[.E162];&quot;Audible/&quot;;[.K162]);COM.MICROSOFT.CONCAT(&quot;Yat &quot;;[.E162];&quot; - &quot;;[.F162];&quot; / &quot;;TEXT([.G162];&quot;00&quot;); &quot; / &quot;; TEXT([.H162];&quot;00&quot;);&quot; - &quot;; TEXT([.I162];&quot;00&quot;);&quot; : &quot;; TEXT([.J162];&quot;00&quot;))))">
            <text:p/>
          </table:table-cell>
          <table:table-cell table:style-name="ce33" table:formula="of:=IF(ISBLANK([.K162]);&quot;&quot;; COUNTIF([.$L$2:.$L$190]; [.L16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3]);&quot;&quot;;HYPERLINK(COM.MICROSOFT.CONCAT([$conf.$C$2];&quot;/YAT&quot;;[.E163];&quot;Audible/&quot;;[.K163]);COM.MICROSOFT.CONCAT(&quot;Yat &quot;;[.E163];&quot; - &quot;;[.F163];&quot; / &quot;;TEXT([.G163];&quot;00&quot;); &quot; / &quot;; TEXT([.H163];&quot;00&quot;);&quot; - &quot;; TEXT([.I163];&quot;00&quot;);&quot; : &quot;; TEXT([.J163];&quot;00&quot;))))">
            <text:p/>
          </table:table-cell>
          <table:table-cell table:style-name="ce33" table:formula="of:=IF(ISBLANK([.K163]);&quot;&quot;; COUNTIF([.$L$2:.$L$190]; [.L16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4]);&quot;&quot;;HYPERLINK(COM.MICROSOFT.CONCAT([$conf.$C$2];&quot;/YAT&quot;;[.E164];&quot;Audible/&quot;;[.K164]);COM.MICROSOFT.CONCAT(&quot;Yat &quot;;[.E164];&quot; - &quot;;[.F164];&quot; / &quot;;TEXT([.G164];&quot;00&quot;); &quot; / &quot;; TEXT([.H164];&quot;00&quot;);&quot; - &quot;; TEXT([.I164];&quot;00&quot;);&quot; : &quot;; TEXT([.J164];&quot;00&quot;))))">
            <text:p/>
          </table:table-cell>
          <table:table-cell table:style-name="ce33" table:formula="of:=IF(ISBLANK([.K164]);&quot;&quot;; COUNTIF([.$L$2:.$L$190]; [.L16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5]);&quot;&quot;;HYPERLINK(COM.MICROSOFT.CONCAT([$conf.$C$2];&quot;/YAT&quot;;[.E165];&quot;Audible/&quot;;[.K165]);COM.MICROSOFT.CONCAT(&quot;Yat &quot;;[.E165];&quot; - &quot;;[.F165];&quot; / &quot;;TEXT([.G165];&quot;00&quot;); &quot; / &quot;; TEXT([.H165];&quot;00&quot;);&quot; - &quot;; TEXT([.I165];&quot;00&quot;);&quot; : &quot;; TEXT([.J165];&quot;00&quot;))))">
            <text:p/>
          </table:table-cell>
          <table:table-cell table:style-name="ce33" table:formula="of:=IF(ISBLANK([.K165]);&quot;&quot;; COUNTIF([.$L$2:.$L$190]; [.L16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6]);&quot;&quot;;HYPERLINK(COM.MICROSOFT.CONCAT([$conf.$C$2];&quot;/YAT&quot;;[.E166];&quot;Audible/&quot;;[.K166]);COM.MICROSOFT.CONCAT(&quot;Yat &quot;;[.E166];&quot; - &quot;;[.F166];&quot; / &quot;;TEXT([.G166];&quot;00&quot;); &quot; / &quot;; TEXT([.H166];&quot;00&quot;);&quot; - &quot;; TEXT([.I166];&quot;00&quot;);&quot; : &quot;; TEXT([.J166];&quot;00&quot;))))">
            <text:p/>
          </table:table-cell>
          <table:table-cell table:style-name="ce33" table:formula="of:=IF(ISBLANK([.K166]);&quot;&quot;; COUNTIF([.$L$2:.$L$190]; [.L16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7]);&quot;&quot;;HYPERLINK(COM.MICROSOFT.CONCAT([$conf.$C$2];&quot;/YAT&quot;;[.E167];&quot;Audible/&quot;;[.K167]);COM.MICROSOFT.CONCAT(&quot;Yat &quot;;[.E167];&quot; - &quot;;[.F167];&quot; / &quot;;TEXT([.G167];&quot;00&quot;); &quot; / &quot;; TEXT([.H167];&quot;00&quot;);&quot; - &quot;; TEXT([.I167];&quot;00&quot;);&quot; : &quot;; TEXT([.J167];&quot;00&quot;))))">
            <text:p/>
          </table:table-cell>
          <table:table-cell table:style-name="ce33" table:formula="of:=IF(ISBLANK([.K167]);&quot;&quot;; COUNTIF([.$L$2:.$L$190]; [.L16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8]);&quot;&quot;;HYPERLINK(COM.MICROSOFT.CONCAT([$conf.$C$2];&quot;/YAT&quot;;[.E168];&quot;Audible/&quot;;[.K168]);COM.MICROSOFT.CONCAT(&quot;Yat &quot;;[.E168];&quot; - &quot;;[.F168];&quot; / &quot;;TEXT([.G168];&quot;00&quot;); &quot; / &quot;; TEXT([.H168];&quot;00&quot;);&quot; - &quot;; TEXT([.I168];&quot;00&quot;);&quot; : &quot;; TEXT([.J168];&quot;00&quot;))))">
            <text:p/>
          </table:table-cell>
          <table:table-cell table:style-name="ce33" table:formula="of:=IF(ISBLANK([.K168]);&quot;&quot;; COUNTIF([.$L$2:.$L$190]; [.L16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9]);&quot;&quot;;HYPERLINK(COM.MICROSOFT.CONCAT([$conf.$C$2];&quot;/YAT&quot;;[.E169];&quot;Audible/&quot;;[.K169]);COM.MICROSOFT.CONCAT(&quot;Yat &quot;;[.E169];&quot; - &quot;;[.F169];&quot; / &quot;;TEXT([.G169];&quot;00&quot;); &quot; / &quot;; TEXT([.H169];&quot;00&quot;);&quot; - &quot;; TEXT([.I169];&quot;00&quot;);&quot; : &quot;; TEXT([.J169];&quot;00&quot;))))">
            <text:p/>
          </table:table-cell>
          <table:table-cell table:style-name="ce33" table:formula="of:=IF(ISBLANK([.K169]);&quot;&quot;; COUNTIF([.$L$2:.$L$190]; [.L16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0]);&quot;&quot;;HYPERLINK(COM.MICROSOFT.CONCAT([$conf.$C$2];&quot;/YAT&quot;;[.E170];&quot;Audible/&quot;;[.K170]);COM.MICROSOFT.CONCAT(&quot;Yat &quot;;[.E170];&quot; - &quot;;[.F170];&quot; / &quot;;TEXT([.G170];&quot;00&quot;); &quot; / &quot;; TEXT([.H170];&quot;00&quot;);&quot; - &quot;; TEXT([.I170];&quot;00&quot;);&quot; : &quot;; TEXT([.J170];&quot;00&quot;))))">
            <text:p/>
          </table:table-cell>
          <table:table-cell table:style-name="ce33" table:formula="of:=IF(ISBLANK([.K170]);&quot;&quot;; COUNTIF([.$L$2:.$L$190]; [.L17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1]);&quot;&quot;;HYPERLINK(COM.MICROSOFT.CONCAT([$conf.$C$2];&quot;/YAT&quot;;[.E171];&quot;Audible/&quot;;[.K171]);COM.MICROSOFT.CONCAT(&quot;Yat &quot;;[.E171];&quot; - &quot;;[.F171];&quot; / &quot;;TEXT([.G171];&quot;00&quot;); &quot; / &quot;; TEXT([.H171];&quot;00&quot;);&quot; - &quot;; TEXT([.I171];&quot;00&quot;);&quot; : &quot;; TEXT([.J171];&quot;00&quot;))))">
            <text:p/>
          </table:table-cell>
          <table:table-cell table:style-name="ce33" table:formula="of:=IF(ISBLANK([.K171]);&quot;&quot;; COUNTIF([.$L$2:.$L$190]; [.L17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2]);&quot;&quot;;HYPERLINK(COM.MICROSOFT.CONCAT([$conf.$C$2];&quot;/YAT&quot;;[.E172];&quot;Audible/&quot;;[.K172]);COM.MICROSOFT.CONCAT(&quot;Yat &quot;;[.E172];&quot; - &quot;;[.F172];&quot; / &quot;;TEXT([.G172];&quot;00&quot;); &quot; / &quot;; TEXT([.H172];&quot;00&quot;);&quot; - &quot;; TEXT([.I172];&quot;00&quot;);&quot; : &quot;; TEXT([.J172];&quot;00&quot;))))">
            <text:p/>
          </table:table-cell>
          <table:table-cell table:style-name="ce33" table:formula="of:=IF(ISBLANK([.K172]);&quot;&quot;; COUNTIF([.$L$2:.$L$190]; [.L17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3]);&quot;&quot;;HYPERLINK(COM.MICROSOFT.CONCAT([$conf.$C$2];&quot;/YAT&quot;;[.E173];&quot;Audible/&quot;;[.K173]);COM.MICROSOFT.CONCAT(&quot;Yat &quot;;[.E173];&quot; - &quot;;[.F173];&quot; / &quot;;TEXT([.G173];&quot;00&quot;); &quot; / &quot;; TEXT([.H173];&quot;00&quot;);&quot; - &quot;; TEXT([.I173];&quot;00&quot;);&quot; : &quot;; TEXT([.J173];&quot;00&quot;))))">
            <text:p/>
          </table:table-cell>
          <table:table-cell table:style-name="ce33" table:formula="of:=IF(ISBLANK([.K173]);&quot;&quot;; COUNTIF([.$L$2:.$L$190]; [.L17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4]);&quot;&quot;;HYPERLINK(COM.MICROSOFT.CONCAT([$conf.$C$2];&quot;/YAT&quot;;[.E174];&quot;Audible/&quot;;[.K174]);COM.MICROSOFT.CONCAT(&quot;Yat &quot;;[.E174];&quot; - &quot;;[.F174];&quot; / &quot;;TEXT([.G174];&quot;00&quot;); &quot; / &quot;; TEXT([.H174];&quot;00&quot;);&quot; - &quot;; TEXT([.I174];&quot;00&quot;);&quot; : &quot;; TEXT([.J174];&quot;00&quot;))))">
            <text:p/>
          </table:table-cell>
          <table:table-cell table:style-name="ce33" table:formula="of:=IF(ISBLANK([.K174]);&quot;&quot;; COUNTIF([.$L$2:.$L$190]; [.L17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5]);&quot;&quot;;HYPERLINK(COM.MICROSOFT.CONCAT([$conf.$C$2];&quot;/YAT&quot;;[.E175];&quot;Audible/&quot;;[.K175]);COM.MICROSOFT.CONCAT(&quot;Yat &quot;;[.E175];&quot; - &quot;;[.F175];&quot; / &quot;;TEXT([.G175];&quot;00&quot;); &quot; / &quot;; TEXT([.H175];&quot;00&quot;);&quot; - &quot;; TEXT([.I175];&quot;00&quot;);&quot; : &quot;; TEXT([.J175];&quot;00&quot;))))">
            <text:p/>
          </table:table-cell>
          <table:table-cell table:style-name="ce33" table:formula="of:=IF(ISBLANK([.K175]);&quot;&quot;; COUNTIF([.$L$2:.$L$190]; [.L17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6]);&quot;&quot;;HYPERLINK(COM.MICROSOFT.CONCAT([$conf.$C$2];&quot;/YAT&quot;;[.E176];&quot;Audible/&quot;;[.K176]);COM.MICROSOFT.CONCAT(&quot;Yat &quot;;[.E176];&quot; - &quot;;[.F176];&quot; / &quot;;TEXT([.G176];&quot;00&quot;); &quot; / &quot;; TEXT([.H176];&quot;00&quot;);&quot; - &quot;; TEXT([.I176];&quot;00&quot;);&quot; : &quot;; TEXT([.J176];&quot;00&quot;))))">
            <text:p/>
          </table:table-cell>
          <table:table-cell table:style-name="ce33" table:formula="of:=IF(ISBLANK([.K176]);&quot;&quot;; COUNTIF([.$L$2:.$L$190]; [.L17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7]);&quot;&quot;;HYPERLINK(COM.MICROSOFT.CONCAT([$conf.$C$2];&quot;/YAT&quot;;[.E177];&quot;Audible/&quot;;[.K177]);COM.MICROSOFT.CONCAT(&quot;Yat &quot;;[.E177];&quot; - &quot;;[.F177];&quot; / &quot;;TEXT([.G177];&quot;00&quot;); &quot; / &quot;; TEXT([.H177];&quot;00&quot;);&quot; - &quot;; TEXT([.I177];&quot;00&quot;);&quot; : &quot;; TEXT([.J177];&quot;00&quot;))))">
            <text:p/>
          </table:table-cell>
          <table:table-cell table:style-name="ce33" table:formula="of:=IF(ISBLANK([.K177]);&quot;&quot;; COUNTIF([.$L$2:.$L$190]; [.L17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8]);&quot;&quot;;HYPERLINK(COM.MICROSOFT.CONCAT([$conf.$C$2];&quot;/YAT&quot;;[.E178];&quot;Audible/&quot;;[.K178]);COM.MICROSOFT.CONCAT(&quot;Yat &quot;;[.E178];&quot; - &quot;;[.F178];&quot; / &quot;;TEXT([.G178];&quot;00&quot;); &quot; / &quot;; TEXT([.H178];&quot;00&quot;);&quot; - &quot;; TEXT([.I178];&quot;00&quot;);&quot; : &quot;; TEXT([.J178];&quot;00&quot;))))">
            <text:p/>
          </table:table-cell>
          <table:table-cell table:style-name="ce33" table:formula="of:=IF(ISBLANK([.K178]);&quot;&quot;; COUNTIF([.$L$2:.$L$190]; [.L17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9]);&quot;&quot;;HYPERLINK(COM.MICROSOFT.CONCAT([$conf.$C$2];&quot;/YAT&quot;;[.E179];&quot;Audible/&quot;;[.K179]);COM.MICROSOFT.CONCAT(&quot;Yat &quot;;[.E179];&quot; - &quot;;[.F179];&quot; / &quot;;TEXT([.G179];&quot;00&quot;); &quot; / &quot;; TEXT([.H179];&quot;00&quot;);&quot; - &quot;; TEXT([.I179];&quot;00&quot;);&quot; : &quot;; TEXT([.J179];&quot;00&quot;))))">
            <text:p/>
          </table:table-cell>
          <table:table-cell table:style-name="ce33" table:formula="of:=IF(ISBLANK([.K179]);&quot;&quot;; COUNTIF([.$L$2:.$L$190]; [.L17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0]);&quot;&quot;;HYPERLINK(COM.MICROSOFT.CONCAT([$conf.$C$2];&quot;/YAT&quot;;[.E180];&quot;Audible/&quot;;[.K180]);COM.MICROSOFT.CONCAT(&quot;Yat &quot;;[.E180];&quot; - &quot;;[.F180];&quot; / &quot;;TEXT([.G180];&quot;00&quot;); &quot; / &quot;; TEXT([.H180];&quot;00&quot;);&quot; - &quot;; TEXT([.I180];&quot;00&quot;);&quot; : &quot;; TEXT([.J180];&quot;00&quot;))))">
            <text:p/>
          </table:table-cell>
          <table:table-cell table:style-name="ce33" table:formula="of:=IF(ISBLANK([.K180]);&quot;&quot;; COUNTIF([.$L$2:.$L$190]; [.L180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1]);&quot;&quot;;HYPERLINK(COM.MICROSOFT.CONCAT([$conf.$C$2];&quot;/YAT&quot;;[.E181];&quot;Audible/&quot;;[.K181]);COM.MICROSOFT.CONCAT(&quot;Yat &quot;;[.E181];&quot; - &quot;;[.F181];&quot; / &quot;;TEXT([.G181];&quot;00&quot;); &quot; / &quot;; TEXT([.H181];&quot;00&quot;);&quot; - &quot;; TEXT([.I181];&quot;00&quot;);&quot; : &quot;; TEXT([.J181];&quot;00&quot;))))">
            <text:p/>
          </table:table-cell>
          <table:table-cell table:style-name="ce33" table:formula="of:=IF(ISBLANK([.K181]);&quot;&quot;; COUNTIF([.$L$2:.$L$190]; [.L181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2]);&quot;&quot;;HYPERLINK(COM.MICROSOFT.CONCAT([$conf.$C$2];&quot;/YAT&quot;;[.E182];&quot;Audible/&quot;;[.K182]);COM.MICROSOFT.CONCAT(&quot;Yat &quot;;[.E182];&quot; - &quot;;[.F182];&quot; / &quot;;TEXT([.G182];&quot;00&quot;); &quot; / &quot;; TEXT([.H182];&quot;00&quot;);&quot; - &quot;; TEXT([.I182];&quot;00&quot;);&quot; : &quot;; TEXT([.J182];&quot;00&quot;))))">
            <text:p/>
          </table:table-cell>
          <table:table-cell table:style-name="ce33" table:formula="of:=IF(ISBLANK([.K182]);&quot;&quot;; COUNTIF([.$L$2:.$L$190]; [.L182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3]);&quot;&quot;;HYPERLINK(COM.MICROSOFT.CONCAT([$conf.$C$2];&quot;/YAT&quot;;[.E183];&quot;Audible/&quot;;[.K183]);COM.MICROSOFT.CONCAT(&quot;Yat &quot;;[.E183];&quot; - &quot;;[.F183];&quot; / &quot;;TEXT([.G183];&quot;00&quot;); &quot; / &quot;; TEXT([.H183];&quot;00&quot;);&quot; - &quot;; TEXT([.I183];&quot;00&quot;);&quot; : &quot;; TEXT([.J183];&quot;00&quot;))))">
            <text:p/>
          </table:table-cell>
          <table:table-cell table:style-name="ce33" table:formula="of:=IF(ISBLANK([.K183]);&quot;&quot;; COUNTIF([.$L$2:.$L$190]; [.L183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4]);&quot;&quot;;HYPERLINK(COM.MICROSOFT.CONCAT([$conf.$C$2];&quot;/YAT&quot;;[.E184];&quot;Audible/&quot;;[.K184]);COM.MICROSOFT.CONCAT(&quot;Yat &quot;;[.E184];&quot; - &quot;;[.F184];&quot; / &quot;;TEXT([.G184];&quot;00&quot;); &quot; / &quot;; TEXT([.H184];&quot;00&quot;);&quot; - &quot;; TEXT([.I184];&quot;00&quot;);&quot; : &quot;; TEXT([.J184];&quot;00&quot;))))">
            <text:p/>
          </table:table-cell>
          <table:table-cell table:style-name="ce33" table:formula="of:=IF(ISBLANK([.K184]);&quot;&quot;; COUNTIF([.$L$2:.$L$190]; [.L184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5]);&quot;&quot;;HYPERLINK(COM.MICROSOFT.CONCAT([$conf.$C$2];&quot;/YAT&quot;;[.E185];&quot;Audible/&quot;;[.K185]);COM.MICROSOFT.CONCAT(&quot;Yat &quot;;[.E185];&quot; - &quot;;[.F185];&quot; / &quot;;TEXT([.G185];&quot;00&quot;); &quot; / &quot;; TEXT([.H185];&quot;00&quot;);&quot; - &quot;; TEXT([.I185];&quot;00&quot;);&quot; : &quot;; TEXT([.J185];&quot;00&quot;))))">
            <text:p/>
          </table:table-cell>
          <table:table-cell table:style-name="ce33" table:formula="of:=IF(ISBLANK([.K185]);&quot;&quot;; COUNTIF([.$L$2:.$L$190]; [.L185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6]);&quot;&quot;;HYPERLINK(COM.MICROSOFT.CONCAT([$conf.$C$2];&quot;/YAT&quot;;[.E186];&quot;Audible/&quot;;[.K186]);COM.MICROSOFT.CONCAT(&quot;Yat &quot;;[.E186];&quot; - &quot;;[.F186];&quot; / &quot;;TEXT([.G186];&quot;00&quot;); &quot; / &quot;; TEXT([.H186];&quot;00&quot;);&quot; - &quot;; TEXT([.I186];&quot;00&quot;);&quot; : &quot;; TEXT([.J186];&quot;00&quot;))))">
            <text:p/>
          </table:table-cell>
          <table:table-cell table:style-name="ce33" table:formula="of:=IF(ISBLANK([.K186]);&quot;&quot;; COUNTIF([.$L$2:.$L$190]; [.L186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7]);&quot;&quot;;HYPERLINK(COM.MICROSOFT.CONCAT([$conf.$C$2];&quot;/YAT&quot;;[.E187];&quot;Audible/&quot;;[.K187]);COM.MICROSOFT.CONCAT(&quot;Yat &quot;;[.E187];&quot; - &quot;;[.F187];&quot; / &quot;;TEXT([.G187];&quot;00&quot;); &quot; / &quot;; TEXT([.H187];&quot;00&quot;);&quot; - &quot;; TEXT([.I187];&quot;00&quot;);&quot; : &quot;; TEXT([.J187];&quot;00&quot;))))">
            <text:p/>
          </table:table-cell>
          <table:table-cell table:style-name="ce33" table:formula="of:=IF(ISBLANK([.K187]);&quot;&quot;; COUNTIF([.$L$2:.$L$190]; [.L187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8]);&quot;&quot;;HYPERLINK(COM.MICROSOFT.CONCAT([$conf.$C$2];&quot;/YAT&quot;;[.E188];&quot;Audible/&quot;;[.K188]);COM.MICROSOFT.CONCAT(&quot;Yat &quot;;[.E188];&quot; - &quot;;[.F188];&quot; / &quot;;TEXT([.G188];&quot;00&quot;); &quot; / &quot;; TEXT([.H188];&quot;00&quot;);&quot; - &quot;; TEXT([.I188];&quot;00&quot;);&quot; : &quot;; TEXT([.J188];&quot;00&quot;))))">
            <text:p/>
          </table:table-cell>
          <table:table-cell table:style-name="ce33" table:formula="of:=IF(ISBLANK([.K188]);&quot;&quot;; COUNTIF([.$L$2:.$L$190]; [.L188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9]);&quot;&quot;;HYPERLINK(COM.MICROSOFT.CONCAT([$conf.$C$2];&quot;/YAT&quot;;[.E189];&quot;Audible/&quot;;[.K189]);COM.MICROSOFT.CONCAT(&quot;Yat &quot;;[.E189];&quot; - &quot;;[.F189];&quot; / &quot;;TEXT([.G189];&quot;00&quot;); &quot; / &quot;; TEXT([.H189];&quot;00&quot;);&quot; - &quot;; TEXT([.I189];&quot;00&quot;);&quot; : &quot;; TEXT([.J189];&quot;00&quot;))))">
            <text:p/>
          </table:table-cell>
          <table:table-cell table:style-name="ce33" table:formula="of:=IF(ISBLANK([.K189]);&quot;&quot;; COUNTIF([.$L$2:.$L$190]; [.L189]))">
            <text:p/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90]);&quot;&quot;;HYPERLINK(COM.MICROSOFT.CONCAT([$conf.$C$2];&quot;/YAT&quot;;[.E190];&quot;Audible/&quot;;[.K190]);COM.MICROSOFT.CONCAT(&quot;Yat &quot;;[.E190];&quot; - &quot;;[.F190];&quot; / &quot;;TEXT([.G190];&quot;00&quot;); &quot; / &quot;; TEXT([.H190];&quot;00&quot;);&quot; - &quot;; TEXT([.I190];&quot;00&quot;);&quot; : &quot;; TEXT([.J190];&quot;00&quot;))))">
            <text:p/>
          </table:table-cell>
          <table:table-cell table:style-name="ce33" table:formula="of:=IF(ISBLANK([.K190]);&quot;&quot;; COUNTIF([.$L$2:.$L$190]; [.L190]))">
            <text:p/>
          </table:table-cell>
          <table:table-cell table:style-name="ce22"/>
          <table:table-cell table:number-columns-repeated="2"/>
        </table:table-row>
        <table:table-row table:style-name="ro1" table:number-rows-repeated="104838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top scores 9000 fs0Xs vs fs1'.D22:'top scores 9000 fs0Xs vs fs1'.D190 'top scores 9000 fs0Xs vs fs1'.D3:'top scores 9000 fs0Xs vs fs1'.D11">
            <calcext:color-scale>
              <calcext:color-scale-entry calcext:value="0" calcext:type="minimum" calcext:color="#c5e1a5"/>
              <calcext:color-scale-entry calcext:value="20" calcext:type="percentile" calcext:color="#bdbdbd"/>
              <calcext:color-scale-entry calcext:value="40" calcext:type="percentile" calcext:color="#e64a19"/>
            </calcext:color-scale>
            <calcext:color-scale>
              <calcext:color-scale-entry calcext:value="60" calcext:type="percentile" calcext:color="#01579b"/>
              <calcext:color-scale-entry calcext:value="50" calcext:type="percentile" calcext:color="#fbc02d"/>
              <calcext:color-scale-entry calcext:value="0" calcext:type="maximum" calcext:color="#5d4037"/>
            </calcext:color-scale>
          </calcext:conditional-format>
          <calcext:conditional-format calcext:target-range-address="'top scores 9000 fs0Xs vs fs1'.M2:'top scores 9000 fs0Xs vs fs1'.M190">
            <calcext:color-scale>
              <calcext:color-scale-entry calcext:value="0" calcext:type="minimum" calcext:color="#fafafa"/>
              <calcext:color-scale-entry calcext:value="50" calcext:type="percentile" calcext:color="#b3e5fc"/>
              <calcext:color-scale-entry calcext:value="0" calcext:type="maximum" calcext:color="#66bb6a"/>
            </calcext:color-scale>
          </calcext:conditional-format>
        </calcext:conditional-formats>
      </table:table>
      <table:table table:name="top scores 92 yat1,month3, h10,11,12" table:style-name="ta1">
        <table:table-column table:style-name="co16" table:default-cell-style-name="ce15"/>
        <table:table-column table:style-name="co1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ce15"/>
        <table:table-column table:style-name="co19" table:default-cell-style-name="ce34"/>
        <table:table-column table:style-name="co20" table:default-cell-style-name="Default"/>
        <table:table-column table:style-name="co15" table:default-cell-style-name="Default"/>
        <table:table-row table:style-name="ro4">
          <table:table-cell table:style-name="ce3" office:value-type="string" calcext:value-type="string">
            <text:p>Fs</text:p>
          </table:table-cell>
          <table:table-cell table:style-name="ce3" office:value-type="string" calcext:value-type="string">
            <text:p>Files</text:p>
          </table:table-cell>
          <table:table-cell table:style-name="ce5" office:value-type="string" calcext:value-type="string">
            <text:p>Check Type</text:p>
          </table:table-cell>
          <table:table-cell table:style-name="ce5" office:value-type="string" calcext:value-type="string">
            <text:p>Row</text:p>
            <text:p>Index</text:p>
          </table:table-cell>
          <table:table-cell table:style-name="ce5" office:value-type="string" calcext:value-type="string">
            <text:p>Yat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Month</text:p>
          </table:table-cell>
          <table:table-cell table:style-name="ce9" office:value-type="string" calcext:value-type="string">
            <text:p>Day</text:p>
          </table:table-cell>
          <table:table-cell table:style-name="ce5" office:value-type="string" calcext:value-type="string">
            <text:p>Hour</text:p>
          </table:table-cell>
          <table:table-cell table:style-name="ce5" office:value-type="string" calcext:value-type="string">
            <text:p>Minute</text:p>
          </table:table-cell>
          <table:table-cell table:style-name="ce5" office:value-type="string" calcext:value-type="string">
            <text:p>AudioName</text:p>
          </table:table-cell>
          <table:table-cell table:style-name="ce5" office:value-type="string" calcext:value-type="string">
            <text:p>Audio</text:p>
            <text:p>URL</text:p>
          </table:table-cell>
          <table:table-cell table:style-name="ce5" office:value-type="string" calcext:value-type="string">
            <text:p>#</text:p>
          </table:table-cell>
          <table:table-cell table:style-name="ce25" office:value-type="string" calcext:value-type="string">
            <text:p>Scores</text:p>
            <text:p>Mean</text:p>
            <text:p>30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14_110000.WAV</text:p>
          </table:table-cell>
          <table:table-cell table:style-name="ce13" table:formula="of:=IF(ISBLANK([.K2]);&quot;&quot;;HYPERLINK(COM.MICROSOFT.CONCAT([$conf.$C$2];&quot;/YAT&quot;;[.E2];&quot;Audible/&quot;;[.K2]);COM.MICROSOFT.CONCAT(&quot;Yat &quot;;[.E2];&quot; - &quot;;[.F2];&quot; / &quot;;TEXT([.G2];&quot;00&quot;); &quot; / &quot;; TEXT([.H2];&quot;00&quot;);&quot; - &quot;; TEXT([.I2];&quot;00&quot;);&quot; : &quot;; TEXT([.J2];&quot;00&quot;))))" office:value-type="string" office:string-value="Yat 1 - 2020 / 03 / 14 - 11 : 00" calcext:value-type="string">
            <text:p>Yat 1 - 2020 / 03 / 14 - 11 : 00</text:p>
          </table:table-cell>
          <table:table-cell table:style-name="ce58" table:formula="of:=IF(ISBLANK([.K2]);&quot;&quot;; COUNTIF([.$L$2:.$L$170]; [.L2]))" office:value-type="float" office:value="1" calcext:value-type="float">
            <text:p>1</text:p>
          </table:table-cell>
          <table:table-cell office:value-type="float" office:value="0.62059" calcext:value-type="float">
            <text:p>0.62059</text:p>
          </table:table-cell>
          <table:table-cell office:value-type="string" calcext:value-type="string">
            <text:p><text:span text:style-name="T1">veicolo/motosega, </text:span>0: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21_100000.WAV</text:p>
          </table:table-cell>
          <table:table-cell table:style-name="ce13" table:formula="of:=IF(ISBLANK([.K3]);&quot;&quot;;HYPERLINK(COM.MICROSOFT.CONCAT([$conf.$C$2];&quot;/YAT&quot;;[.E3];&quot;Audible/&quot;;[.K3]);COM.MICROSOFT.CONCAT(&quot;Yat &quot;;[.E3];&quot; - &quot;;[.F3];&quot; / &quot;;TEXT([.G3];&quot;00&quot;); &quot; / &quot;; TEXT([.H3];&quot;00&quot;);&quot; - &quot;; TEXT([.I3];&quot;00&quot;);&quot; : &quot;; TEXT([.J3];&quot;00&quot;))))" office:value-type="string" office:string-value="Yat 1 - 2020 / 03 / 21 - 10 : 00" calcext:value-type="string">
            <text:p>Yat 1 - 2020 / 03 / 21 - 10 : 00</text:p>
          </table:table-cell>
          <table:table-cell table:style-name="ce58" table:formula="of:=IF(ISBLANK([.K3]);&quot;&quot;; COUNTIF([.$L$2:.$L$170]; [.L3]))" office:value-type="float" office:value="1" calcext:value-type="float">
            <text:p>1</text:p>
          </table:table-cell>
          <table:table-cell office:value-type="float" office:value="0.60823" calcext:value-type="float">
            <text:p>0.60823</text:p>
          </table:table-cell>
          <table:table-cell office:value-type="string" calcext:value-type="string">
            <text:p>piog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26_120000.WAV</text:p>
          </table:table-cell>
          <table:table-cell table:style-name="ce13" table:formula="of:=IF(ISBLANK([.K4]);&quot;&quot;;HYPERLINK(COM.MICROSOFT.CONCAT([$conf.$C$2];&quot;/YAT&quot;;[.E4];&quot;Audible/&quot;;[.K4]);COM.MICROSOFT.CONCAT(&quot;Yat &quot;;[.E4];&quot; - &quot;;[.F4];&quot; / &quot;;TEXT([.G4];&quot;00&quot;); &quot; / &quot;; TEXT([.H4];&quot;00&quot;);&quot; - &quot;; TEXT([.I4];&quot;00&quot;);&quot; : &quot;; TEXT([.J4];&quot;00&quot;))))" office:value-type="string" office:string-value="Yat 1 - 2020 / 03 / 26 - 12 : 00" calcext:value-type="string">
            <text:p>Yat 1 - 2020 / 03 / 26 - 12 : 00</text:p>
          </table:table-cell>
          <table:table-cell table:style-name="ce58" table:formula="of:=IF(ISBLANK([.K4]);&quot;&quot;; COUNTIF([.$L$2:.$L$170]; [.L4]))" office:value-type="float" office:value="1" calcext:value-type="float">
            <text:p>1</text:p>
          </table:table-cell>
          <table:table-cell office:value-type="float" office:value="0.60417" calcext:value-type="float">
            <text:p>0.60417</text:p>
          </table:table-cell>
          <table:table-cell office:value-type="string" calcext:value-type="string">
            <text:p>pioggia, temp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09_110000.WAV</text:p>
          </table:table-cell>
          <table:table-cell table:style-name="ce13" table:formula="of:=IF(ISBLANK([.K5]);&quot;&quot;;HYPERLINK(COM.MICROSOFT.CONCAT([$conf.$C$2];&quot;/YAT&quot;;[.E5];&quot;Audible/&quot;;[.K5]);COM.MICROSOFT.CONCAT(&quot;Yat &quot;;[.E5];&quot; - &quot;;[.F5];&quot; / &quot;;TEXT([.G5];&quot;00&quot;); &quot; / &quot;; TEXT([.H5];&quot;00&quot;);&quot; - &quot;; TEXT([.I5];&quot;00&quot;);&quot; : &quot;; TEXT([.J5];&quot;00&quot;))))" office:value-type="string" office:string-value="Yat 1 - 2020 / 03 / 09 - 11 : 00" calcext:value-type="string">
            <text:p>Yat 1 - 2020 / 03 / 09 - 11 : 00</text:p>
          </table:table-cell>
          <table:table-cell table:style-name="ce58" table:formula="of:=IF(ISBLANK([.K5]);&quot;&quot;; COUNTIF([.$L$2:.$L$170]; [.L5]))" office:value-type="float" office:value="1" calcext:value-type="float">
            <text:p>1</text:p>
          </table:table-cell>
          <table:table-cell office:value-type="float" office:value="0.60374" calcext:value-type="float">
            <text:p>0.60374</text:p>
          </table:table-cell>
          <table:table-cell office:value-type="string" calcext:value-type="string">
            <text:p>veicolo/motosega 0: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14_120000.WAV</text:p>
          </table:table-cell>
          <table:table-cell table:style-name="ce13" table:formula="of:=IF(ISBLANK([.K6]);&quot;&quot;;HYPERLINK(COM.MICROSOFT.CONCAT([$conf.$C$2];&quot;/YAT&quot;;[.E6];&quot;Audible/&quot;;[.K6]);COM.MICROSOFT.CONCAT(&quot;Yat &quot;;[.E6];&quot; - &quot;;[.F6];&quot; / &quot;;TEXT([.G6];&quot;00&quot;); &quot; / &quot;; TEXT([.H6];&quot;00&quot;);&quot; - &quot;; TEXT([.I6];&quot;00&quot;);&quot; : &quot;; TEXT([.J6];&quot;00&quot;))))" office:value-type="string" office:string-value="Yat 1 - 2020 / 03 / 14 - 12 : 00" calcext:value-type="string">
            <text:p>Yat 1 - 2020 / 03 / 14 - 12 : 00</text:p>
          </table:table-cell>
          <table:table-cell table:style-name="ce58" table:formula="of:=IF(ISBLANK([.K6]);&quot;&quot;; COUNTIF([.$L$2:.$L$170]; [.L6]))" office:value-type="float" office:value="1" calcext:value-type="float">
            <text:p>1</text:p>
          </table:table-cell>
          <table:table-cell office:value-type="float" office:value="0.60316" calcext:value-type="float">
            <text:p>0.60316</text:p>
          </table:table-cell>
          <table:table-cell office:value-type="string" calcext:value-type="string">
            <text:p>pioggia, rumori vari non identificabi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20_100000.WAV</text:p>
          </table:table-cell>
          <table:table-cell table:style-name="ce13" table:formula="of:=IF(ISBLANK([.K7]);&quot;&quot;;HYPERLINK(COM.MICROSOFT.CONCAT([$conf.$C$2];&quot;/YAT&quot;;[.E7];&quot;Audible/&quot;;[.K7]);COM.MICROSOFT.CONCAT(&quot;Yat &quot;;[.E7];&quot; - &quot;;[.F7];&quot; / &quot;;TEXT([.G7];&quot;00&quot;); &quot; / &quot;; TEXT([.H7];&quot;00&quot;);&quot; - &quot;; TEXT([.I7];&quot;00&quot;);&quot; : &quot;; TEXT([.J7];&quot;00&quot;))))" office:value-type="string" office:string-value="Yat 1 - 2020 / 03 / 20 - 10 : 00" calcext:value-type="string">
            <text:p>Yat 1 - 2020 / 03 / 20 - 10 : 00</text:p>
          </table:table-cell>
          <table:table-cell table:style-name="ce58" table:formula="of:=IF(ISBLANK([.K7]);&quot;&quot;; COUNTIF([.$L$2:.$L$170]; [.L7]))" office:value-type="float" office:value="1" calcext:value-type="float">
            <text:p>1</text:p>
          </table:table-cell>
          <table:table-cell office:value-type="float" office:value="0.58965" calcext:value-type="float">
            <text:p>0.58965</text:p>
          </table:table-cell>
          <table:table-cell office:value-type="string" calcext:value-type="string">
            <text:p>pioggia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20_120000.WAV</text:p>
          </table:table-cell>
          <table:table-cell table:style-name="ce13" table:formula="of:=IF(ISBLANK([.K8]);&quot;&quot;;HYPERLINK(COM.MICROSOFT.CONCAT([$conf.$C$2];&quot;/YAT&quot;;[.E8];&quot;Audible/&quot;;[.K8]);COM.MICROSOFT.CONCAT(&quot;Yat &quot;;[.E8];&quot; - &quot;;[.F8];&quot; / &quot;;TEXT([.G8];&quot;00&quot;); &quot; / &quot;; TEXT([.H8];&quot;00&quot;);&quot; - &quot;; TEXT([.I8];&quot;00&quot;);&quot; : &quot;; TEXT([.J8];&quot;00&quot;))))" office:value-type="string" office:string-value="Yat 1 - 2020 / 03 / 20 - 12 : 00" calcext:value-type="string">
            <text:p>Yat 1 - 2020 / 03 / 20 - 12 : 00</text:p>
          </table:table-cell>
          <table:table-cell table:style-name="ce58" table:formula="of:=IF(ISBLANK([.K8]);&quot;&quot;; COUNTIF([.$L$2:.$L$170]; [.L8]))" office:value-type="float" office:value="1" calcext:value-type="float">
            <text:p>1</text:p>
          </table:table-cell>
          <table:table-cell office:value-type="float" office:value="0.57195" calcext:value-type="float">
            <text:p>0.571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09_100000.WAV</text:p>
          </table:table-cell>
          <table:table-cell table:style-name="ce13" table:formula="of:=IF(ISBLANK([.K9]);&quot;&quot;;HYPERLINK(COM.MICROSOFT.CONCAT([$conf.$C$2];&quot;/YAT&quot;;[.E9];&quot;Audible/&quot;;[.K9]);COM.MICROSOFT.CONCAT(&quot;Yat &quot;;[.E9];&quot; - &quot;;[.F9];&quot; / &quot;;TEXT([.G9];&quot;00&quot;); &quot; / &quot;; TEXT([.H9];&quot;00&quot;);&quot; - &quot;; TEXT([.I9];&quot;00&quot;);&quot; : &quot;; TEXT([.J9];&quot;00&quot;))))" office:value-type="string" office:string-value="Yat 1 - 2020 / 03 / 09 - 10 : 00" calcext:value-type="string">
            <text:p>Yat 1 - 2020 / 03 / 09 - 10 : 00</text:p>
          </table:table-cell>
          <table:table-cell table:style-name="ce58" table:formula="of:=IF(ISBLANK([.K9]);&quot;&quot;; COUNTIF([.$L$2:.$L$170]; [.L9]))" office:value-type="float" office:value="1" calcext:value-type="float">
            <text:p>1</text:p>
          </table:table-cell>
          <table:table-cell office:value-type="float" office:value="0.5698" calcext:value-type="float">
            <text:p>0.56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21_110000.WAV</text:p>
          </table:table-cell>
          <table:table-cell table:style-name="ce13" table:formula="of:=IF(ISBLANK([.K10]);&quot;&quot;;HYPERLINK(COM.MICROSOFT.CONCAT([$conf.$C$2];&quot;/YAT&quot;;[.E10];&quot;Audible/&quot;;[.K10]);COM.MICROSOFT.CONCAT(&quot;Yat &quot;;[.E10];&quot; - &quot;;[.F10];&quot; / &quot;;TEXT([.G10];&quot;00&quot;); &quot; / &quot;; TEXT([.H10];&quot;00&quot;);&quot; - &quot;; TEXT([.I10];&quot;00&quot;);&quot; : &quot;; TEXT([.J10];&quot;00&quot;))))" office:value-type="string" office:string-value="Yat 1 - 2020 / 03 / 21 - 11 : 00" calcext:value-type="string">
            <text:p>Yat 1 - 2020 / 03 / 21 - 11 : 00</text:p>
          </table:table-cell>
          <table:table-cell table:style-name="ce58" table:formula="of:=IF(ISBLANK([.K10]);&quot;&quot;; COUNTIF([.$L$2:.$L$170]; [.L10]))" office:value-type="float" office:value="1" calcext:value-type="float">
            <text:p>1</text:p>
          </table:table-cell>
          <table:table-cell office:value-type="float" office:value="0.5649" calcext:value-type="float">
            <text:p>0.56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c avg feat all (zscore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0315_100000.WAV</text:p>
          </table:table-cell>
          <table:table-cell table:style-name="ce13" table:formula="of:=IF(ISBLANK([.K11]);&quot;&quot;;HYPERLINK(COM.MICROSOFT.CONCAT([$conf.$C$2];&quot;/YAT&quot;;[.E11];&quot;Audible/&quot;;[.K11]);COM.MICROSOFT.CONCAT(&quot;Yat &quot;;[.E11];&quot; - &quot;;[.F11];&quot; / &quot;;TEXT([.G11];&quot;00&quot;); &quot; / &quot;; TEXT([.H11];&quot;00&quot;);&quot; - &quot;; TEXT([.I11];&quot;00&quot;);&quot; : &quot;; TEXT([.J11];&quot;00&quot;))))" office:value-type="string" office:string-value="Yat 1 - 2020 / 03 / 15 - 10 : 00" calcext:value-type="string">
            <text:p>Yat 1 - 2020 / 03 / 15 - 10 : 00</text:p>
          </table:table-cell>
          <table:table-cell table:style-name="ce58" table:formula="of:=IF(ISBLANK([.K11]);&quot;&quot;; COUNTIF([.$L$2:.$L$170]; [.L11]))" office:value-type="float" office:value="1" calcext:value-type="float">
            <text:p>1</text:p>
          </table:table-cell>
          <table:table-cell office:value-type="float" office:value="0.55666" calcext:value-type="float">
            <text:p>0.55666</text:p>
          </table:table-cell>
          <table:table-cell office:value-type="string" calcext:value-type="string">
            <text:p><text:span text:style-name="T2">veicolo </text:span>0:13 , 0:36 accelera</text:p>
          </table:table-cell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]);&quot;&quot;;HYPERLINK(COM.MICROSOFT.CONCAT([$conf.$C$2];&quot;/YAT&quot;;[.E12];&quot;Audible/&quot;;[.K12]);COM.MICROSOFT.CONCAT(&quot;Yat &quot;;[.E12];&quot; - &quot;;[.F12];&quot; / &quot;;TEXT([.G12];&quot;00&quot;); &quot; / &quot;; TEXT([.H12];&quot;00&quot;);&quot; - &quot;; TEXT([.I12];&quot;00&quot;);&quot; : &quot;; TEXT([.J12];&quot;00&quot;))))">
            <text:p/>
          </table:table-cell>
          <table:table-cell table:style-name="ce58" table:formula="of:=IF(ISBLANK([.K12]);&quot;&quot;; COUNTIF([.$L$2:.$L$170]; [.L1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]);&quot;&quot;;HYPERLINK(COM.MICROSOFT.CONCAT([$conf.$C$2];&quot;/YAT&quot;;[.E13];&quot;Audible/&quot;;[.K13]);COM.MICROSOFT.CONCAT(&quot;Yat &quot;;[.E13];&quot; - &quot;;[.F13];&quot; / &quot;;TEXT([.G13];&quot;00&quot;); &quot; / &quot;; TEXT([.H13];&quot;00&quot;);&quot; - &quot;; TEXT([.I13];&quot;00&quot;);&quot; : &quot;; TEXT([.J13];&quot;00&quot;))))">
            <text:p/>
          </table:table-cell>
          <table:table-cell table:style-name="ce58" table:formula="of:=IF(ISBLANK([.K13]);&quot;&quot;; COUNTIF([.$L$2:.$L$170]; [.L1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]);&quot;&quot;;HYPERLINK(COM.MICROSOFT.CONCAT([$conf.$C$2];&quot;/YAT&quot;;[.E14];&quot;Audible/&quot;;[.K14]);COM.MICROSOFT.CONCAT(&quot;Yat &quot;;[.E14];&quot; - &quot;;[.F14];&quot; / &quot;;TEXT([.G14];&quot;00&quot;); &quot; / &quot;; TEXT([.H14];&quot;00&quot;);&quot; - &quot;; TEXT([.I14];&quot;00&quot;);&quot; : &quot;; TEXT([.J14];&quot;00&quot;))))">
            <text:p/>
          </table:table-cell>
          <table:table-cell table:style-name="ce58" table:formula="of:=IF(ISBLANK([.K14]);&quot;&quot;; COUNTIF([.$L$2:.$L$170]; [.L1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]);&quot;&quot;;HYPERLINK(COM.MICROSOFT.CONCAT([$conf.$C$2];&quot;/YAT&quot;;[.E15];&quot;Audible/&quot;;[.K15]);COM.MICROSOFT.CONCAT(&quot;Yat &quot;;[.E15];&quot; - &quot;;[.F15];&quot; / &quot;;TEXT([.G15];&quot;00&quot;); &quot; / &quot;; TEXT([.H15];&quot;00&quot;);&quot; - &quot;; TEXT([.I15];&quot;00&quot;);&quot; : &quot;; TEXT([.J15];&quot;00&quot;))))">
            <text:p/>
          </table:table-cell>
          <table:table-cell table:style-name="ce58" table:formula="of:=IF(ISBLANK([.K15]);&quot;&quot;; COUNTIF([.$L$2:.$L$170]; [.L1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]);&quot;&quot;;HYPERLINK(COM.MICROSOFT.CONCAT([$conf.$C$2];&quot;/YAT&quot;;[.E16];&quot;Audible/&quot;;[.K16]);COM.MICROSOFT.CONCAT(&quot;Yat &quot;;[.E16];&quot; - &quot;;[.F16];&quot; / &quot;;TEXT([.G16];&quot;00&quot;); &quot; / &quot;; TEXT([.H16];&quot;00&quot;);&quot; - &quot;; TEXT([.I16];&quot;00&quot;);&quot; : &quot;; TEXT([.J16];&quot;00&quot;))))">
            <text:p/>
          </table:table-cell>
          <table:table-cell table:style-name="ce58" table:formula="of:=IF(ISBLANK([.K16]);&quot;&quot;; COUNTIF([.$L$2:.$L$170]; [.L1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]);&quot;&quot;;HYPERLINK(COM.MICROSOFT.CONCAT([$conf.$C$2];&quot;/YAT&quot;;[.E17];&quot;Audible/&quot;;[.K17]);COM.MICROSOFT.CONCAT(&quot;Yat &quot;;[.E17];&quot; - &quot;;[.F17];&quot; / &quot;;TEXT([.G17];&quot;00&quot;); &quot; / &quot;; TEXT([.H17];&quot;00&quot;);&quot; - &quot;; TEXT([.I17];&quot;00&quot;);&quot; : &quot;; TEXT([.J17];&quot;00&quot;))))">
            <text:p/>
          </table:table-cell>
          <table:table-cell table:style-name="ce58" table:formula="of:=IF(ISBLANK([.K17]);&quot;&quot;; COUNTIF([.$L$2:.$L$170]; [.L1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8]);&quot;&quot;;HYPERLINK(COM.MICROSOFT.CONCAT([$conf.$C$2];&quot;/YAT&quot;;[.E18];&quot;Audible/&quot;;[.K18]);COM.MICROSOFT.CONCAT(&quot;Yat &quot;;[.E18];&quot; - &quot;;[.F18];&quot; / &quot;;TEXT([.G18];&quot;00&quot;); &quot; / &quot;; TEXT([.H18];&quot;00&quot;);&quot; - &quot;; TEXT([.I18];&quot;00&quot;);&quot; : &quot;; TEXT([.J18];&quot;00&quot;))))">
            <text:p/>
          </table:table-cell>
          <table:table-cell table:style-name="ce58" table:formula="of:=IF(ISBLANK([.K18]);&quot;&quot;; COUNTIF([.$L$2:.$L$170]; [.L1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9]);&quot;&quot;;HYPERLINK(COM.MICROSOFT.CONCAT([$conf.$C$2];&quot;/YAT&quot;;[.E19];&quot;Audible/&quot;;[.K19]);COM.MICROSOFT.CONCAT(&quot;Yat &quot;;[.E19];&quot; - &quot;;[.F19];&quot; / &quot;;TEXT([.G19];&quot;00&quot;); &quot; / &quot;; TEXT([.H19];&quot;00&quot;);&quot; - &quot;; TEXT([.I19];&quot;00&quot;);&quot; : &quot;; TEXT([.J19];&quot;00&quot;))))">
            <text:p/>
          </table:table-cell>
          <table:table-cell table:style-name="ce58" table:formula="of:=IF(ISBLANK([.K19]);&quot;&quot;; COUNTIF([.$L$2:.$L$170]; [.L1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0]);&quot;&quot;;HYPERLINK(COM.MICROSOFT.CONCAT([$conf.$C$2];&quot;/YAT&quot;;[.E20];&quot;Audible/&quot;;[.K20]);COM.MICROSOFT.CONCAT(&quot;Yat &quot;;[.E20];&quot; - &quot;;[.F20];&quot; / &quot;;TEXT([.G20];&quot;00&quot;); &quot; / &quot;; TEXT([.H20];&quot;00&quot;);&quot; - &quot;; TEXT([.I20];&quot;00&quot;);&quot; : &quot;; TEXT([.J20];&quot;00&quot;))))">
            <text:p/>
          </table:table-cell>
          <table:table-cell table:style-name="ce58" table:formula="of:=IF(ISBLANK([.K20]);&quot;&quot;; COUNTIF([.$L$2:.$L$170]; [.L2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1]);&quot;&quot;;HYPERLINK(COM.MICROSOFT.CONCAT([$conf.$C$2];&quot;/YAT&quot;;[.E21];&quot;Audible/&quot;;[.K21]);COM.MICROSOFT.CONCAT(&quot;Yat &quot;;[.E21];&quot; - &quot;;[.F21];&quot; / &quot;;TEXT([.G21];&quot;00&quot;); &quot; / &quot;; TEXT([.H21];&quot;00&quot;);&quot; - &quot;; TEXT([.I21];&quot;00&quot;);&quot; : &quot;; TEXT([.J21];&quot;00&quot;))))">
            <text:p/>
          </table:table-cell>
          <table:table-cell table:style-name="ce58" table:formula="of:=IF(ISBLANK([.K21]);&quot;&quot;; COUNTIF([.$L$2:.$L$170]; [.L2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2]);&quot;&quot;;HYPERLINK(COM.MICROSOFT.CONCAT([$conf.$C$2];&quot;/YAT&quot;;[.E22];&quot;Audible/&quot;;[.K22]);COM.MICROSOFT.CONCAT(&quot;Yat &quot;;[.E22];&quot; - &quot;;[.F22];&quot; / &quot;;TEXT([.G22];&quot;00&quot;); &quot; / &quot;; TEXT([.H22];&quot;00&quot;);&quot; - &quot;; TEXT([.I22];&quot;00&quot;);&quot; : &quot;; TEXT([.J22];&quot;00&quot;))))">
            <text:p/>
          </table:table-cell>
          <table:table-cell table:style-name="ce58" table:formula="of:=IF(ISBLANK([.K22]);&quot;&quot;; COUNTIF([.$L$2:.$L$170]; [.L2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3]);&quot;&quot;;HYPERLINK(COM.MICROSOFT.CONCAT([$conf.$C$2];&quot;/YAT&quot;;[.E23];&quot;Audible/&quot;;[.K23]);COM.MICROSOFT.CONCAT(&quot;Yat &quot;;[.E23];&quot; - &quot;;[.F23];&quot; / &quot;;TEXT([.G23];&quot;00&quot;); &quot; / &quot;; TEXT([.H23];&quot;00&quot;);&quot; - &quot;; TEXT([.I23];&quot;00&quot;);&quot; : &quot;; TEXT([.J23];&quot;00&quot;))))">
            <text:p/>
          </table:table-cell>
          <table:table-cell table:style-name="ce58" table:formula="of:=IF(ISBLANK([.K23]);&quot;&quot;; COUNTIF([.$L$2:.$L$170]; [.L2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4]);&quot;&quot;;HYPERLINK(COM.MICROSOFT.CONCAT([$conf.$C$2];&quot;/YAT&quot;;[.E24];&quot;Audible/&quot;;[.K24]);COM.MICROSOFT.CONCAT(&quot;Yat &quot;;[.E24];&quot; - &quot;;[.F24];&quot; / &quot;;TEXT([.G24];&quot;00&quot;); &quot; / &quot;; TEXT([.H24];&quot;00&quot;);&quot; - &quot;; TEXT([.I24];&quot;00&quot;);&quot; : &quot;; TEXT([.J24];&quot;00&quot;))))">
            <text:p/>
          </table:table-cell>
          <table:table-cell table:style-name="ce58" table:formula="of:=IF(ISBLANK([.K24]);&quot;&quot;; COUNTIF([.$L$2:.$L$170]; [.L2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5]);&quot;&quot;;HYPERLINK(COM.MICROSOFT.CONCAT([$conf.$C$2];&quot;/YAT&quot;;[.E25];&quot;Audible/&quot;;[.K25]);COM.MICROSOFT.CONCAT(&quot;Yat &quot;;[.E25];&quot; - &quot;;[.F25];&quot; / &quot;;TEXT([.G25];&quot;00&quot;); &quot; / &quot;; TEXT([.H25];&quot;00&quot;);&quot; - &quot;; TEXT([.I25];&quot;00&quot;);&quot; : &quot;; TEXT([.J25];&quot;00&quot;))))">
            <text:p/>
          </table:table-cell>
          <table:table-cell table:style-name="ce58" table:formula="of:=IF(ISBLANK([.K25]);&quot;&quot;; COUNTIF([.$L$2:.$L$170]; [.L2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6]);&quot;&quot;;HYPERLINK(COM.MICROSOFT.CONCAT([$conf.$C$2];&quot;/YAT&quot;;[.E26];&quot;Audible/&quot;;[.K26]);COM.MICROSOFT.CONCAT(&quot;Yat &quot;;[.E26];&quot; - &quot;;[.F26];&quot; / &quot;;TEXT([.G26];&quot;00&quot;); &quot; / &quot;; TEXT([.H26];&quot;00&quot;);&quot; - &quot;; TEXT([.I26];&quot;00&quot;);&quot; : &quot;; TEXT([.J26];&quot;00&quot;))))">
            <text:p/>
          </table:table-cell>
          <table:table-cell table:style-name="ce58" table:formula="of:=IF(ISBLANK([.K26]);&quot;&quot;; COUNTIF([.$L$2:.$L$170]; [.L2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7]);&quot;&quot;;HYPERLINK(COM.MICROSOFT.CONCAT([$conf.$C$2];&quot;/YAT&quot;;[.E27];&quot;Audible/&quot;;[.K27]);COM.MICROSOFT.CONCAT(&quot;Yat &quot;;[.E27];&quot; - &quot;;[.F27];&quot; / &quot;;TEXT([.G27];&quot;00&quot;); &quot; / &quot;; TEXT([.H27];&quot;00&quot;);&quot; - &quot;; TEXT([.I27];&quot;00&quot;);&quot; : &quot;; TEXT([.J27];&quot;00&quot;))))">
            <text:p/>
          </table:table-cell>
          <table:table-cell table:style-name="ce58" table:formula="of:=IF(ISBLANK([.K27]);&quot;&quot;; COUNTIF([.$L$2:.$L$170]; [.L2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8]);&quot;&quot;;HYPERLINK(COM.MICROSOFT.CONCAT([$conf.$C$2];&quot;/YAT&quot;;[.E28];&quot;Audible/&quot;;[.K28]);COM.MICROSOFT.CONCAT(&quot;Yat &quot;;[.E28];&quot; - &quot;;[.F28];&quot; / &quot;;TEXT([.G28];&quot;00&quot;); &quot; / &quot;; TEXT([.H28];&quot;00&quot;);&quot; - &quot;; TEXT([.I28];&quot;00&quot;);&quot; : &quot;; TEXT([.J28];&quot;00&quot;))))">
            <text:p/>
          </table:table-cell>
          <table:table-cell table:style-name="ce58" table:formula="of:=IF(ISBLANK([.K28]);&quot;&quot;; COUNTIF([.$L$2:.$L$170]; [.L2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29]);&quot;&quot;;HYPERLINK(COM.MICROSOFT.CONCAT([$conf.$C$2];&quot;/YAT&quot;;[.E29];&quot;Audible/&quot;;[.K29]);COM.MICROSOFT.CONCAT(&quot;Yat &quot;;[.E29];&quot; - &quot;;[.F29];&quot; / &quot;;TEXT([.G29];&quot;00&quot;); &quot; / &quot;; TEXT([.H29];&quot;00&quot;);&quot; - &quot;; TEXT([.I29];&quot;00&quot;);&quot; : &quot;; TEXT([.J29];&quot;00&quot;))))">
            <text:p/>
          </table:table-cell>
          <table:table-cell table:style-name="ce58" table:formula="of:=IF(ISBLANK([.K29]);&quot;&quot;; COUNTIF([.$L$2:.$L$170]; [.L2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0]);&quot;&quot;;HYPERLINK(COM.MICROSOFT.CONCAT([$conf.$C$2];&quot;/YAT&quot;;[.E30];&quot;Audible/&quot;;[.K30]);COM.MICROSOFT.CONCAT(&quot;Yat &quot;;[.E30];&quot; - &quot;;[.F30];&quot; / &quot;;TEXT([.G30];&quot;00&quot;); &quot; / &quot;; TEXT([.H30];&quot;00&quot;);&quot; - &quot;; TEXT([.I30];&quot;00&quot;);&quot; : &quot;; TEXT([.J30];&quot;00&quot;))))">
            <text:p/>
          </table:table-cell>
          <table:table-cell table:style-name="ce58" table:formula="of:=IF(ISBLANK([.K30]);&quot;&quot;; COUNTIF([.$L$2:.$L$170]; [.L3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1]);&quot;&quot;;HYPERLINK(COM.MICROSOFT.CONCAT([$conf.$C$2];&quot;/YAT&quot;;[.E31];&quot;Audible/&quot;;[.K31]);COM.MICROSOFT.CONCAT(&quot;Yat &quot;;[.E31];&quot; - &quot;;[.F31];&quot; / &quot;;TEXT([.G31];&quot;00&quot;); &quot; / &quot;; TEXT([.H31];&quot;00&quot;);&quot; - &quot;; TEXT([.I31];&quot;00&quot;);&quot; : &quot;; TEXT([.J31];&quot;00&quot;))))">
            <text:p/>
          </table:table-cell>
          <table:table-cell table:style-name="ce58" table:formula="of:=IF(ISBLANK([.K31]);&quot;&quot;; COUNTIF([.$L$2:.$L$170]; [.L3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2]);&quot;&quot;;HYPERLINK(COM.MICROSOFT.CONCAT([$conf.$C$2];&quot;/YAT&quot;;[.E32];&quot;Audible/&quot;;[.K32]);COM.MICROSOFT.CONCAT(&quot;Yat &quot;;[.E32];&quot; - &quot;;[.F32];&quot; / &quot;;TEXT([.G32];&quot;00&quot;); &quot; / &quot;; TEXT([.H32];&quot;00&quot;);&quot; - &quot;; TEXT([.I32];&quot;00&quot;);&quot; : &quot;; TEXT([.J32];&quot;00&quot;))))">
            <text:p/>
          </table:table-cell>
          <table:table-cell table:style-name="ce58" table:formula="of:=IF(ISBLANK([.K32]);&quot;&quot;; COUNTIF([.$L$2:.$L$170]; [.L3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3]);&quot;&quot;;HYPERLINK(COM.MICROSOFT.CONCAT([$conf.$C$2];&quot;/YAT&quot;;[.E33];&quot;Audible/&quot;;[.K33]);COM.MICROSOFT.CONCAT(&quot;Yat &quot;;[.E33];&quot; - &quot;;[.F33];&quot; / &quot;;TEXT([.G33];&quot;00&quot;); &quot; / &quot;; TEXT([.H33];&quot;00&quot;);&quot; - &quot;; TEXT([.I33];&quot;00&quot;);&quot; : &quot;; TEXT([.J33];&quot;00&quot;))))">
            <text:p/>
          </table:table-cell>
          <table:table-cell table:style-name="ce58" table:formula="of:=IF(ISBLANK([.K33]);&quot;&quot;; COUNTIF([.$L$2:.$L$170]; [.L3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4]);&quot;&quot;;HYPERLINK(COM.MICROSOFT.CONCAT([$conf.$C$2];&quot;/YAT&quot;;[.E34];&quot;Audible/&quot;;[.K34]);COM.MICROSOFT.CONCAT(&quot;Yat &quot;;[.E34];&quot; - &quot;;[.F34];&quot; / &quot;;TEXT([.G34];&quot;00&quot;); &quot; / &quot;; TEXT([.H34];&quot;00&quot;);&quot; - &quot;; TEXT([.I34];&quot;00&quot;);&quot; : &quot;; TEXT([.J34];&quot;00&quot;))))">
            <text:p/>
          </table:table-cell>
          <table:table-cell table:style-name="ce58" table:formula="of:=IF(ISBLANK([.K34]);&quot;&quot;; COUNTIF([.$L$2:.$L$170]; [.L3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5]);&quot;&quot;;HYPERLINK(COM.MICROSOFT.CONCAT([$conf.$C$2];&quot;/YAT&quot;;[.E35];&quot;Audible/&quot;;[.K35]);COM.MICROSOFT.CONCAT(&quot;Yat &quot;;[.E35];&quot; - &quot;;[.F35];&quot; / &quot;;TEXT([.G35];&quot;00&quot;); &quot; / &quot;; TEXT([.H35];&quot;00&quot;);&quot; - &quot;; TEXT([.I35];&quot;00&quot;);&quot; : &quot;; TEXT([.J35];&quot;00&quot;))))">
            <text:p/>
          </table:table-cell>
          <table:table-cell table:style-name="ce58" table:formula="of:=IF(ISBLANK([.K35]);&quot;&quot;; COUNTIF([.$L$2:.$L$170]; [.L3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6]);&quot;&quot;;HYPERLINK(COM.MICROSOFT.CONCAT([$conf.$C$2];&quot;/YAT&quot;;[.E36];&quot;Audible/&quot;;[.K36]);COM.MICROSOFT.CONCAT(&quot;Yat &quot;;[.E36];&quot; - &quot;;[.F36];&quot; / &quot;;TEXT([.G36];&quot;00&quot;); &quot; / &quot;; TEXT([.H36];&quot;00&quot;);&quot; - &quot;; TEXT([.I36];&quot;00&quot;);&quot; : &quot;; TEXT([.J36];&quot;00&quot;))))">
            <text:p/>
          </table:table-cell>
          <table:table-cell table:style-name="ce58" table:formula="of:=IF(ISBLANK([.K36]);&quot;&quot;; COUNTIF([.$L$2:.$L$170]; [.L3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7]);&quot;&quot;;HYPERLINK(COM.MICROSOFT.CONCAT([$conf.$C$2];&quot;/YAT&quot;;[.E37];&quot;Audible/&quot;;[.K37]);COM.MICROSOFT.CONCAT(&quot;Yat &quot;;[.E37];&quot; - &quot;;[.F37];&quot; / &quot;;TEXT([.G37];&quot;00&quot;); &quot; / &quot;; TEXT([.H37];&quot;00&quot;);&quot; - &quot;; TEXT([.I37];&quot;00&quot;);&quot; : &quot;; TEXT([.J37];&quot;00&quot;))))">
            <text:p/>
          </table:table-cell>
          <table:table-cell table:style-name="ce58" table:formula="of:=IF(ISBLANK([.K37]);&quot;&quot;; COUNTIF([.$L$2:.$L$170]; [.L3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8]);&quot;&quot;;HYPERLINK(COM.MICROSOFT.CONCAT([$conf.$C$2];&quot;/YAT&quot;;[.E38];&quot;Audible/&quot;;[.K38]);COM.MICROSOFT.CONCAT(&quot;Yat &quot;;[.E38];&quot; - &quot;;[.F38];&quot; / &quot;;TEXT([.G38];&quot;00&quot;); &quot; / &quot;; TEXT([.H38];&quot;00&quot;);&quot; - &quot;; TEXT([.I38];&quot;00&quot;);&quot; : &quot;; TEXT([.J38];&quot;00&quot;))))">
            <text:p/>
          </table:table-cell>
          <table:table-cell table:style-name="ce58" table:formula="of:=IF(ISBLANK([.K38]);&quot;&quot;; COUNTIF([.$L$2:.$L$170]; [.L3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39]);&quot;&quot;;HYPERLINK(COM.MICROSOFT.CONCAT([$conf.$C$2];&quot;/YAT&quot;;[.E39];&quot;Audible/&quot;;[.K39]);COM.MICROSOFT.CONCAT(&quot;Yat &quot;;[.E39];&quot; - &quot;;[.F39];&quot; / &quot;;TEXT([.G39];&quot;00&quot;); &quot; / &quot;; TEXT([.H39];&quot;00&quot;);&quot; - &quot;; TEXT([.I39];&quot;00&quot;);&quot; : &quot;; TEXT([.J39];&quot;00&quot;))))">
            <text:p/>
          </table:table-cell>
          <table:table-cell table:style-name="ce58" table:formula="of:=IF(ISBLANK([.K39]);&quot;&quot;; COUNTIF([.$L$2:.$L$170]; [.L3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0]);&quot;&quot;;HYPERLINK(COM.MICROSOFT.CONCAT([$conf.$C$2];&quot;/YAT&quot;;[.E40];&quot;Audible/&quot;;[.K40]);COM.MICROSOFT.CONCAT(&quot;Yat &quot;;[.E40];&quot; - &quot;;[.F40];&quot; / &quot;;TEXT([.G40];&quot;00&quot;); &quot; / &quot;; TEXT([.H40];&quot;00&quot;);&quot; - &quot;; TEXT([.I40];&quot;00&quot;);&quot; : &quot;; TEXT([.J40];&quot;00&quot;))))">
            <text:p/>
          </table:table-cell>
          <table:table-cell table:style-name="ce58" table:formula="of:=IF(ISBLANK([.K40]);&quot;&quot;; COUNTIF([.$L$2:.$L$170]; [.L4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1]);&quot;&quot;;HYPERLINK(COM.MICROSOFT.CONCAT([$conf.$C$2];&quot;/YAT&quot;;[.E41];&quot;Audible/&quot;;[.K41]);COM.MICROSOFT.CONCAT(&quot;Yat &quot;;[.E41];&quot; - &quot;;[.F41];&quot; / &quot;;TEXT([.G41];&quot;00&quot;); &quot; / &quot;; TEXT([.H41];&quot;00&quot;);&quot; - &quot;; TEXT([.I41];&quot;00&quot;);&quot; : &quot;; TEXT([.J41];&quot;00&quot;))))">
            <text:p/>
          </table:table-cell>
          <table:table-cell table:style-name="ce58" table:formula="of:=IF(ISBLANK([.K41]);&quot;&quot;; COUNTIF([.$L$2:.$L$170]; [.L4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2]);&quot;&quot;;HYPERLINK(COM.MICROSOFT.CONCAT([$conf.$C$2];&quot;/YAT&quot;;[.E42];&quot;Audible/&quot;;[.K42]);COM.MICROSOFT.CONCAT(&quot;Yat &quot;;[.E42];&quot; - &quot;;[.F42];&quot; / &quot;;TEXT([.G42];&quot;00&quot;); &quot; / &quot;; TEXT([.H42];&quot;00&quot;);&quot; - &quot;; TEXT([.I42];&quot;00&quot;);&quot; : &quot;; TEXT([.J42];&quot;00&quot;))))">
            <text:p/>
          </table:table-cell>
          <table:table-cell table:style-name="ce58" table:formula="of:=IF(ISBLANK([.K42]);&quot;&quot;; COUNTIF([.$L$2:.$L$170]; [.L4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3]);&quot;&quot;;HYPERLINK(COM.MICROSOFT.CONCAT([$conf.$C$2];&quot;/YAT&quot;;[.E43];&quot;Audible/&quot;;[.K43]);COM.MICROSOFT.CONCAT(&quot;Yat &quot;;[.E43];&quot; - &quot;;[.F43];&quot; / &quot;;TEXT([.G43];&quot;00&quot;); &quot; / &quot;; TEXT([.H43];&quot;00&quot;);&quot; - &quot;; TEXT([.I43];&quot;00&quot;);&quot; : &quot;; TEXT([.J43];&quot;00&quot;))))">
            <text:p/>
          </table:table-cell>
          <table:table-cell table:style-name="ce58" table:formula="of:=IF(ISBLANK([.K43]);&quot;&quot;; COUNTIF([.$L$2:.$L$170]; [.L4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4]);&quot;&quot;;HYPERLINK(COM.MICROSOFT.CONCAT([$conf.$C$2];&quot;/YAT&quot;;[.E44];&quot;Audible/&quot;;[.K44]);COM.MICROSOFT.CONCAT(&quot;Yat &quot;;[.E44];&quot; - &quot;;[.F44];&quot; / &quot;;TEXT([.G44];&quot;00&quot;); &quot; / &quot;; TEXT([.H44];&quot;00&quot;);&quot; - &quot;; TEXT([.I44];&quot;00&quot;);&quot; : &quot;; TEXT([.J44];&quot;00&quot;))))">
            <text:p/>
          </table:table-cell>
          <table:table-cell table:style-name="ce58" table:formula="of:=IF(ISBLANK([.K44]);&quot;&quot;; COUNTIF([.$L$2:.$L$170]; [.L4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5]);&quot;&quot;;HYPERLINK(COM.MICROSOFT.CONCAT([$conf.$C$2];&quot;/YAT&quot;;[.E45];&quot;Audible/&quot;;[.K45]);COM.MICROSOFT.CONCAT(&quot;Yat &quot;;[.E45];&quot; - &quot;;[.F45];&quot; / &quot;;TEXT([.G45];&quot;00&quot;); &quot; / &quot;; TEXT([.H45];&quot;00&quot;);&quot; - &quot;; TEXT([.I45];&quot;00&quot;);&quot; : &quot;; TEXT([.J45];&quot;00&quot;))))">
            <text:p/>
          </table:table-cell>
          <table:table-cell table:style-name="ce58" table:formula="of:=IF(ISBLANK([.K45]);&quot;&quot;; COUNTIF([.$L$2:.$L$170]; [.L4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6]);&quot;&quot;;HYPERLINK(COM.MICROSOFT.CONCAT([$conf.$C$2];&quot;/YAT&quot;;[.E46];&quot;Audible/&quot;;[.K46]);COM.MICROSOFT.CONCAT(&quot;Yat &quot;;[.E46];&quot; - &quot;;[.F46];&quot; / &quot;;TEXT([.G46];&quot;00&quot;); &quot; / &quot;; TEXT([.H46];&quot;00&quot;);&quot; - &quot;; TEXT([.I46];&quot;00&quot;);&quot; : &quot;; TEXT([.J46];&quot;00&quot;))))">
            <text:p/>
          </table:table-cell>
          <table:table-cell table:style-name="ce58" table:formula="of:=IF(ISBLANK([.K46]);&quot;&quot;; COUNTIF([.$L$2:.$L$170]; [.L4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7]);&quot;&quot;;HYPERLINK(COM.MICROSOFT.CONCAT([$conf.$C$2];&quot;/YAT&quot;;[.E47];&quot;Audible/&quot;;[.K47]);COM.MICROSOFT.CONCAT(&quot;Yat &quot;;[.E47];&quot; - &quot;;[.F47];&quot; / &quot;;TEXT([.G47];&quot;00&quot;); &quot; / &quot;; TEXT([.H47];&quot;00&quot;);&quot; - &quot;; TEXT([.I47];&quot;00&quot;);&quot; : &quot;; TEXT([.J47];&quot;00&quot;))))">
            <text:p/>
          </table:table-cell>
          <table:table-cell table:style-name="ce58" table:formula="of:=IF(ISBLANK([.K47]);&quot;&quot;; COUNTIF([.$L$2:.$L$170]; [.L4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8]);&quot;&quot;;HYPERLINK(COM.MICROSOFT.CONCAT([$conf.$C$2];&quot;/YAT&quot;;[.E48];&quot;Audible/&quot;;[.K48]);COM.MICROSOFT.CONCAT(&quot;Yat &quot;;[.E48];&quot; - &quot;;[.F48];&quot; / &quot;;TEXT([.G48];&quot;00&quot;); &quot; / &quot;; TEXT([.H48];&quot;00&quot;);&quot; - &quot;; TEXT([.I48];&quot;00&quot;);&quot; : &quot;; TEXT([.J48];&quot;00&quot;))))">
            <text:p/>
          </table:table-cell>
          <table:table-cell table:style-name="ce58" table:formula="of:=IF(ISBLANK([.K48]);&quot;&quot;; COUNTIF([.$L$2:.$L$170]; [.L4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49]);&quot;&quot;;HYPERLINK(COM.MICROSOFT.CONCAT([$conf.$C$2];&quot;/YAT&quot;;[.E49];&quot;Audible/&quot;;[.K49]);COM.MICROSOFT.CONCAT(&quot;Yat &quot;;[.E49];&quot; - &quot;;[.F49];&quot; / &quot;;TEXT([.G49];&quot;00&quot;); &quot; / &quot;; TEXT([.H49];&quot;00&quot;);&quot; - &quot;; TEXT([.I49];&quot;00&quot;);&quot; : &quot;; TEXT([.J49];&quot;00&quot;))))">
            <text:p/>
          </table:table-cell>
          <table:table-cell table:style-name="ce58" table:formula="of:=IF(ISBLANK([.K49]);&quot;&quot;; COUNTIF([.$L$2:.$L$170]; [.L4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0]);&quot;&quot;;HYPERLINK(COM.MICROSOFT.CONCAT([$conf.$C$2];&quot;/YAT&quot;;[.E50];&quot;Audible/&quot;;[.K50]);COM.MICROSOFT.CONCAT(&quot;Yat &quot;;[.E50];&quot; - &quot;;[.F50];&quot; / &quot;;TEXT([.G50];&quot;00&quot;); &quot; / &quot;; TEXT([.H50];&quot;00&quot;);&quot; - &quot;; TEXT([.I50];&quot;00&quot;);&quot; : &quot;; TEXT([.J50];&quot;00&quot;))))">
            <text:p/>
          </table:table-cell>
          <table:table-cell table:style-name="ce58" table:formula="of:=IF(ISBLANK([.K50]);&quot;&quot;; COUNTIF([.$L$2:.$L$170]; [.L5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1]);&quot;&quot;;HYPERLINK(COM.MICROSOFT.CONCAT([$conf.$C$2];&quot;/YAT&quot;;[.E51];&quot;Audible/&quot;;[.K51]);COM.MICROSOFT.CONCAT(&quot;Yat &quot;;[.E51];&quot; - &quot;;[.F51];&quot; / &quot;;TEXT([.G51];&quot;00&quot;); &quot; / &quot;; TEXT([.H51];&quot;00&quot;);&quot; - &quot;; TEXT([.I51];&quot;00&quot;);&quot; : &quot;; TEXT([.J51];&quot;00&quot;))))">
            <text:p/>
          </table:table-cell>
          <table:table-cell table:style-name="ce58" table:formula="of:=IF(ISBLANK([.K51]);&quot;&quot;; COUNTIF([.$L$2:.$L$170]; [.L5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2]);&quot;&quot;;HYPERLINK(COM.MICROSOFT.CONCAT([$conf.$C$2];&quot;/YAT&quot;;[.E52];&quot;Audible/&quot;;[.K52]);COM.MICROSOFT.CONCAT(&quot;Yat &quot;;[.E52];&quot; - &quot;;[.F52];&quot; / &quot;;TEXT([.G52];&quot;00&quot;); &quot; / &quot;; TEXT([.H52];&quot;00&quot;);&quot; - &quot;; TEXT([.I52];&quot;00&quot;);&quot; : &quot;; TEXT([.J52];&quot;00&quot;))))">
            <text:p/>
          </table:table-cell>
          <table:table-cell table:style-name="ce58" table:formula="of:=IF(ISBLANK([.K52]);&quot;&quot;; COUNTIF([.$L$2:.$L$170]; [.L5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3]);&quot;&quot;;HYPERLINK(COM.MICROSOFT.CONCAT([$conf.$C$2];&quot;/YAT&quot;;[.E53];&quot;Audible/&quot;;[.K53]);COM.MICROSOFT.CONCAT(&quot;Yat &quot;;[.E53];&quot; - &quot;;[.F53];&quot; / &quot;;TEXT([.G53];&quot;00&quot;); &quot; / &quot;; TEXT([.H53];&quot;00&quot;);&quot; - &quot;; TEXT([.I53];&quot;00&quot;);&quot; : &quot;; TEXT([.J53];&quot;00&quot;))))">
            <text:p/>
          </table:table-cell>
          <table:table-cell table:style-name="ce58" table:formula="of:=IF(ISBLANK([.K53]);&quot;&quot;; COUNTIF([.$L$2:.$L$170]; [.L5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4]);&quot;&quot;;HYPERLINK(COM.MICROSOFT.CONCAT([$conf.$C$2];&quot;/YAT&quot;;[.E54];&quot;Audible/&quot;;[.K54]);COM.MICROSOFT.CONCAT(&quot;Yat &quot;;[.E54];&quot; - &quot;;[.F54];&quot; / &quot;;TEXT([.G54];&quot;00&quot;); &quot; / &quot;; TEXT([.H54];&quot;00&quot;);&quot; - &quot;; TEXT([.I54];&quot;00&quot;);&quot; : &quot;; TEXT([.J54];&quot;00&quot;))))">
            <text:p/>
          </table:table-cell>
          <table:table-cell table:style-name="ce58" table:formula="of:=IF(ISBLANK([.K54]);&quot;&quot;; COUNTIF([.$L$2:.$L$170]; [.L5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5]);&quot;&quot;;HYPERLINK(COM.MICROSOFT.CONCAT([$conf.$C$2];&quot;/YAT&quot;;[.E55];&quot;Audible/&quot;;[.K55]);COM.MICROSOFT.CONCAT(&quot;Yat &quot;;[.E55];&quot; - &quot;;[.F55];&quot; / &quot;;TEXT([.G55];&quot;00&quot;); &quot; / &quot;; TEXT([.H55];&quot;00&quot;);&quot; - &quot;; TEXT([.I55];&quot;00&quot;);&quot; : &quot;; TEXT([.J55];&quot;00&quot;))))">
            <text:p/>
          </table:table-cell>
          <table:table-cell table:style-name="ce58" table:formula="of:=IF(ISBLANK([.K55]);&quot;&quot;; COUNTIF([.$L$2:.$L$170]; [.L5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6]);&quot;&quot;;HYPERLINK(COM.MICROSOFT.CONCAT([$conf.$C$2];&quot;/YAT&quot;;[.E56];&quot;Audible/&quot;;[.K56]);COM.MICROSOFT.CONCAT(&quot;Yat &quot;;[.E56];&quot; - &quot;;[.F56];&quot; / &quot;;TEXT([.G56];&quot;00&quot;); &quot; / &quot;; TEXT([.H56];&quot;00&quot;);&quot; - &quot;; TEXT([.I56];&quot;00&quot;);&quot; : &quot;; TEXT([.J56];&quot;00&quot;))))">
            <text:p/>
          </table:table-cell>
          <table:table-cell table:style-name="ce58" table:formula="of:=IF(ISBLANK([.K56]);&quot;&quot;; COUNTIF([.$L$2:.$L$170]; [.L5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7]);&quot;&quot;;HYPERLINK(COM.MICROSOFT.CONCAT([$conf.$C$2];&quot;/YAT&quot;;[.E57];&quot;Audible/&quot;;[.K57]);COM.MICROSOFT.CONCAT(&quot;Yat &quot;;[.E57];&quot; - &quot;;[.F57];&quot; / &quot;;TEXT([.G57];&quot;00&quot;); &quot; / &quot;; TEXT([.H57];&quot;00&quot;);&quot; - &quot;; TEXT([.I57];&quot;00&quot;);&quot; : &quot;; TEXT([.J57];&quot;00&quot;))))">
            <text:p/>
          </table:table-cell>
          <table:table-cell table:style-name="ce58" table:formula="of:=IF(ISBLANK([.K57]);&quot;&quot;; COUNTIF([.$L$2:.$L$170]; [.L5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8]);&quot;&quot;;HYPERLINK(COM.MICROSOFT.CONCAT([$conf.$C$2];&quot;/YAT&quot;;[.E58];&quot;Audible/&quot;;[.K58]);COM.MICROSOFT.CONCAT(&quot;Yat &quot;;[.E58];&quot; - &quot;;[.F58];&quot; / &quot;;TEXT([.G58];&quot;00&quot;); &quot; / &quot;; TEXT([.H58];&quot;00&quot;);&quot; - &quot;; TEXT([.I58];&quot;00&quot;);&quot; : &quot;; TEXT([.J58];&quot;00&quot;))))">
            <text:p/>
          </table:table-cell>
          <table:table-cell table:style-name="ce58" table:formula="of:=IF(ISBLANK([.K58]);&quot;&quot;; COUNTIF([.$L$2:.$L$170]; [.L5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59]);&quot;&quot;;HYPERLINK(COM.MICROSOFT.CONCAT([$conf.$C$2];&quot;/YAT&quot;;[.E59];&quot;Audible/&quot;;[.K59]);COM.MICROSOFT.CONCAT(&quot;Yat &quot;;[.E59];&quot; - &quot;;[.F59];&quot; / &quot;;TEXT([.G59];&quot;00&quot;); &quot; / &quot;; TEXT([.H59];&quot;00&quot;);&quot; - &quot;; TEXT([.I59];&quot;00&quot;);&quot; : &quot;; TEXT([.J59];&quot;00&quot;))))">
            <text:p/>
          </table:table-cell>
          <table:table-cell table:style-name="ce58" table:formula="of:=IF(ISBLANK([.K59]);&quot;&quot;; COUNTIF([.$L$2:.$L$170]; [.L5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0]);&quot;&quot;;HYPERLINK(COM.MICROSOFT.CONCAT([$conf.$C$2];&quot;/YAT&quot;;[.E60];&quot;Audible/&quot;;[.K60]);COM.MICROSOFT.CONCAT(&quot;Yat &quot;;[.E60];&quot; - &quot;;[.F60];&quot; / &quot;;TEXT([.G60];&quot;00&quot;); &quot; / &quot;; TEXT([.H60];&quot;00&quot;);&quot; - &quot;; TEXT([.I60];&quot;00&quot;);&quot; : &quot;; TEXT([.J60];&quot;00&quot;))))">
            <text:p/>
          </table:table-cell>
          <table:table-cell table:style-name="ce58" table:formula="of:=IF(ISBLANK([.K60]);&quot;&quot;; COUNTIF([.$L$2:.$L$170]; [.L6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1]);&quot;&quot;;HYPERLINK(COM.MICROSOFT.CONCAT([$conf.$C$2];&quot;/YAT&quot;;[.E61];&quot;Audible/&quot;;[.K61]);COM.MICROSOFT.CONCAT(&quot;Yat &quot;;[.E61];&quot; - &quot;;[.F61];&quot; / &quot;;TEXT([.G61];&quot;00&quot;); &quot; / &quot;; TEXT([.H61];&quot;00&quot;);&quot; - &quot;; TEXT([.I61];&quot;00&quot;);&quot; : &quot;; TEXT([.J61];&quot;00&quot;))))">
            <text:p/>
          </table:table-cell>
          <table:table-cell table:style-name="ce58" table:formula="of:=IF(ISBLANK([.K61]);&quot;&quot;; COUNTIF([.$L$2:.$L$170]; [.L6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2]);&quot;&quot;;HYPERLINK(COM.MICROSOFT.CONCAT([$conf.$C$2];&quot;/YAT&quot;;[.E62];&quot;Audible/&quot;;[.K62]);COM.MICROSOFT.CONCAT(&quot;Yat &quot;;[.E62];&quot; - &quot;;[.F62];&quot; / &quot;;TEXT([.G62];&quot;00&quot;); &quot; / &quot;; TEXT([.H62];&quot;00&quot;);&quot; - &quot;; TEXT([.I62];&quot;00&quot;);&quot; : &quot;; TEXT([.J62];&quot;00&quot;))))">
            <text:p/>
          </table:table-cell>
          <table:table-cell table:style-name="ce58" table:formula="of:=IF(ISBLANK([.K62]);&quot;&quot;; COUNTIF([.$L$2:.$L$170]; [.L6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3]);&quot;&quot;;HYPERLINK(COM.MICROSOFT.CONCAT([$conf.$C$2];&quot;/YAT&quot;;[.E63];&quot;Audible/&quot;;[.K63]);COM.MICROSOFT.CONCAT(&quot;Yat &quot;;[.E63];&quot; - &quot;;[.F63];&quot; / &quot;;TEXT([.G63];&quot;00&quot;); &quot; / &quot;; TEXT([.H63];&quot;00&quot;);&quot; - &quot;; TEXT([.I63];&quot;00&quot;);&quot; : &quot;; TEXT([.J63];&quot;00&quot;))))">
            <text:p/>
          </table:table-cell>
          <table:table-cell table:style-name="ce58" table:formula="of:=IF(ISBLANK([.K63]);&quot;&quot;; COUNTIF([.$L$2:.$L$170]; [.L6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4]);&quot;&quot;;HYPERLINK(COM.MICROSOFT.CONCAT([$conf.$C$2];&quot;/YAT&quot;;[.E64];&quot;Audible/&quot;;[.K64]);COM.MICROSOFT.CONCAT(&quot;Yat &quot;;[.E64];&quot; - &quot;;[.F64];&quot; / &quot;;TEXT([.G64];&quot;00&quot;); &quot; / &quot;; TEXT([.H64];&quot;00&quot;);&quot; - &quot;; TEXT([.I64];&quot;00&quot;);&quot; : &quot;; TEXT([.J64];&quot;00&quot;))))">
            <text:p/>
          </table:table-cell>
          <table:table-cell table:style-name="ce58" table:formula="of:=IF(ISBLANK([.K64]);&quot;&quot;; COUNTIF([.$L$2:.$L$170]; [.L6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5]);&quot;&quot;;HYPERLINK(COM.MICROSOFT.CONCAT([$conf.$C$2];&quot;/YAT&quot;;[.E65];&quot;Audible/&quot;;[.K65]);COM.MICROSOFT.CONCAT(&quot;Yat &quot;;[.E65];&quot; - &quot;;[.F65];&quot; / &quot;;TEXT([.G65];&quot;00&quot;); &quot; / &quot;; TEXT([.H65];&quot;00&quot;);&quot; - &quot;; TEXT([.I65];&quot;00&quot;);&quot; : &quot;; TEXT([.J65];&quot;00&quot;))))">
            <text:p/>
          </table:table-cell>
          <table:table-cell table:style-name="ce58" table:formula="of:=IF(ISBLANK([.K65]);&quot;&quot;; COUNTIF([.$L$2:.$L$170]; [.L6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6]);&quot;&quot;;HYPERLINK(COM.MICROSOFT.CONCAT([$conf.$C$2];&quot;/YAT&quot;;[.E66];&quot;Audible/&quot;;[.K66]);COM.MICROSOFT.CONCAT(&quot;Yat &quot;;[.E66];&quot; - &quot;;[.F66];&quot; / &quot;;TEXT([.G66];&quot;00&quot;); &quot; / &quot;; TEXT([.H66];&quot;00&quot;);&quot; - &quot;; TEXT([.I66];&quot;00&quot;);&quot; : &quot;; TEXT([.J66];&quot;00&quot;))))">
            <text:p/>
          </table:table-cell>
          <table:table-cell table:style-name="ce58" table:formula="of:=IF(ISBLANK([.K66]);&quot;&quot;; COUNTIF([.$L$2:.$L$170]; [.L6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7]);&quot;&quot;;HYPERLINK(COM.MICROSOFT.CONCAT([$conf.$C$2];&quot;/YAT&quot;;[.E67];&quot;Audible/&quot;;[.K67]);COM.MICROSOFT.CONCAT(&quot;Yat &quot;;[.E67];&quot; - &quot;;[.F67];&quot; / &quot;;TEXT([.G67];&quot;00&quot;); &quot; / &quot;; TEXT([.H67];&quot;00&quot;);&quot; - &quot;; TEXT([.I67];&quot;00&quot;);&quot; : &quot;; TEXT([.J67];&quot;00&quot;))))">
            <text:p/>
          </table:table-cell>
          <table:table-cell table:style-name="ce58" table:formula="of:=IF(ISBLANK([.K67]);&quot;&quot;; COUNTIF([.$L$2:.$L$170]; [.L6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8]);&quot;&quot;;HYPERLINK(COM.MICROSOFT.CONCAT([$conf.$C$2];&quot;/YAT&quot;;[.E68];&quot;Audible/&quot;;[.K68]);COM.MICROSOFT.CONCAT(&quot;Yat &quot;;[.E68];&quot; - &quot;;[.F68];&quot; / &quot;;TEXT([.G68];&quot;00&quot;); &quot; / &quot;; TEXT([.H68];&quot;00&quot;);&quot; - &quot;; TEXT([.I68];&quot;00&quot;);&quot; : &quot;; TEXT([.J68];&quot;00&quot;))))">
            <text:p/>
          </table:table-cell>
          <table:table-cell table:style-name="ce58" table:formula="of:=IF(ISBLANK([.K68]);&quot;&quot;; COUNTIF([.$L$2:.$L$170]; [.L6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69]);&quot;&quot;;HYPERLINK(COM.MICROSOFT.CONCAT([$conf.$C$2];&quot;/YAT&quot;;[.E69];&quot;Audible/&quot;;[.K69]);COM.MICROSOFT.CONCAT(&quot;Yat &quot;;[.E69];&quot; - &quot;;[.F69];&quot; / &quot;;TEXT([.G69];&quot;00&quot;); &quot; / &quot;; TEXT([.H69];&quot;00&quot;);&quot; - &quot;; TEXT([.I69];&quot;00&quot;);&quot; : &quot;; TEXT([.J69];&quot;00&quot;))))">
            <text:p/>
          </table:table-cell>
          <table:table-cell table:style-name="ce58" table:formula="of:=IF(ISBLANK([.K69]);&quot;&quot;; COUNTIF([.$L$2:.$L$170]; [.L6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0]);&quot;&quot;;HYPERLINK(COM.MICROSOFT.CONCAT([$conf.$C$2];&quot;/YAT&quot;;[.E70];&quot;Audible/&quot;;[.K70]);COM.MICROSOFT.CONCAT(&quot;Yat &quot;;[.E70];&quot; - &quot;;[.F70];&quot; / &quot;;TEXT([.G70];&quot;00&quot;); &quot; / &quot;; TEXT([.H70];&quot;00&quot;);&quot; - &quot;; TEXT([.I70];&quot;00&quot;);&quot; : &quot;; TEXT([.J70];&quot;00&quot;))))">
            <text:p/>
          </table:table-cell>
          <table:table-cell table:style-name="ce58" table:formula="of:=IF(ISBLANK([.K70]);&quot;&quot;; COUNTIF([.$L$2:.$L$170]; [.L7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1]);&quot;&quot;;HYPERLINK(COM.MICROSOFT.CONCAT([$conf.$C$2];&quot;/YAT&quot;;[.E71];&quot;Audible/&quot;;[.K71]);COM.MICROSOFT.CONCAT(&quot;Yat &quot;;[.E71];&quot; - &quot;;[.F71];&quot; / &quot;;TEXT([.G71];&quot;00&quot;); &quot; / &quot;; TEXT([.H71];&quot;00&quot;);&quot; - &quot;; TEXT([.I71];&quot;00&quot;);&quot; : &quot;; TEXT([.J71];&quot;00&quot;))))">
            <text:p/>
          </table:table-cell>
          <table:table-cell table:style-name="ce58" table:formula="of:=IF(ISBLANK([.K71]);&quot;&quot;; COUNTIF([.$L$2:.$L$170]; [.L7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2]);&quot;&quot;;HYPERLINK(COM.MICROSOFT.CONCAT([$conf.$C$2];&quot;/YAT&quot;;[.E72];&quot;Audible/&quot;;[.K72]);COM.MICROSOFT.CONCAT(&quot;Yat &quot;;[.E72];&quot; - &quot;;[.F72];&quot; / &quot;;TEXT([.G72];&quot;00&quot;); &quot; / &quot;; TEXT([.H72];&quot;00&quot;);&quot; - &quot;; TEXT([.I72];&quot;00&quot;);&quot; : &quot;; TEXT([.J72];&quot;00&quot;))))">
            <text:p/>
          </table:table-cell>
          <table:table-cell table:style-name="ce58" table:formula="of:=IF(ISBLANK([.K72]);&quot;&quot;; COUNTIF([.$L$2:.$L$170]; [.L7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3]);&quot;&quot;;HYPERLINK(COM.MICROSOFT.CONCAT([$conf.$C$2];&quot;/YAT&quot;;[.E73];&quot;Audible/&quot;;[.K73]);COM.MICROSOFT.CONCAT(&quot;Yat &quot;;[.E73];&quot; - &quot;;[.F73];&quot; / &quot;;TEXT([.G73];&quot;00&quot;); &quot; / &quot;; TEXT([.H73];&quot;00&quot;);&quot; - &quot;; TEXT([.I73];&quot;00&quot;);&quot; : &quot;; TEXT([.J73];&quot;00&quot;))))">
            <text:p/>
          </table:table-cell>
          <table:table-cell table:style-name="ce58" table:formula="of:=IF(ISBLANK([.K73]);&quot;&quot;; COUNTIF([.$L$2:.$L$170]; [.L7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4]);&quot;&quot;;HYPERLINK(COM.MICROSOFT.CONCAT([$conf.$C$2];&quot;/YAT&quot;;[.E74];&quot;Audible/&quot;;[.K74]);COM.MICROSOFT.CONCAT(&quot;Yat &quot;;[.E74];&quot; - &quot;;[.F74];&quot; / &quot;;TEXT([.G74];&quot;00&quot;); &quot; / &quot;; TEXT([.H74];&quot;00&quot;);&quot; - &quot;; TEXT([.I74];&quot;00&quot;);&quot; : &quot;; TEXT([.J74];&quot;00&quot;))))">
            <text:p/>
          </table:table-cell>
          <table:table-cell table:style-name="ce58" table:formula="of:=IF(ISBLANK([.K74]);&quot;&quot;; COUNTIF([.$L$2:.$L$170]; [.L7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5]);&quot;&quot;;HYPERLINK(COM.MICROSOFT.CONCAT([$conf.$C$2];&quot;/YAT&quot;;[.E75];&quot;Audible/&quot;;[.K75]);COM.MICROSOFT.CONCAT(&quot;Yat &quot;;[.E75];&quot; - &quot;;[.F75];&quot; / &quot;;TEXT([.G75];&quot;00&quot;); &quot; / &quot;; TEXT([.H75];&quot;00&quot;);&quot; - &quot;; TEXT([.I75];&quot;00&quot;);&quot; : &quot;; TEXT([.J75];&quot;00&quot;))))">
            <text:p/>
          </table:table-cell>
          <table:table-cell table:style-name="ce58" table:formula="of:=IF(ISBLANK([.K75]);&quot;&quot;; COUNTIF([.$L$2:.$L$170]; [.L7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6]);&quot;&quot;;HYPERLINK(COM.MICROSOFT.CONCAT([$conf.$C$2];&quot;/YAT&quot;;[.E76];&quot;Audible/&quot;;[.K76]);COM.MICROSOFT.CONCAT(&quot;Yat &quot;;[.E76];&quot; - &quot;;[.F76];&quot; / &quot;;TEXT([.G76];&quot;00&quot;); &quot; / &quot;; TEXT([.H76];&quot;00&quot;);&quot; - &quot;; TEXT([.I76];&quot;00&quot;);&quot; : &quot;; TEXT([.J76];&quot;00&quot;))))">
            <text:p/>
          </table:table-cell>
          <table:table-cell table:style-name="ce58" table:formula="of:=IF(ISBLANK([.K76]);&quot;&quot;; COUNTIF([.$L$2:.$L$170]; [.L7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7]);&quot;&quot;;HYPERLINK(COM.MICROSOFT.CONCAT([$conf.$C$2];&quot;/YAT&quot;;[.E77];&quot;Audible/&quot;;[.K77]);COM.MICROSOFT.CONCAT(&quot;Yat &quot;;[.E77];&quot; - &quot;;[.F77];&quot; / &quot;;TEXT([.G77];&quot;00&quot;); &quot; / &quot;; TEXT([.H77];&quot;00&quot;);&quot; - &quot;; TEXT([.I77];&quot;00&quot;);&quot; : &quot;; TEXT([.J77];&quot;00&quot;))))">
            <text:p/>
          </table:table-cell>
          <table:table-cell table:style-name="ce58" table:formula="of:=IF(ISBLANK([.K77]);&quot;&quot;; COUNTIF([.$L$2:.$L$170]; [.L7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8]);&quot;&quot;;HYPERLINK(COM.MICROSOFT.CONCAT([$conf.$C$2];&quot;/YAT&quot;;[.E78];&quot;Audible/&quot;;[.K78]);COM.MICROSOFT.CONCAT(&quot;Yat &quot;;[.E78];&quot; - &quot;;[.F78];&quot; / &quot;;TEXT([.G78];&quot;00&quot;); &quot; / &quot;; TEXT([.H78];&quot;00&quot;);&quot; - &quot;; TEXT([.I78];&quot;00&quot;);&quot; : &quot;; TEXT([.J78];&quot;00&quot;))))">
            <text:p/>
          </table:table-cell>
          <table:table-cell table:style-name="ce58" table:formula="of:=IF(ISBLANK([.K78]);&quot;&quot;; COUNTIF([.$L$2:.$L$170]; [.L7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79]);&quot;&quot;;HYPERLINK(COM.MICROSOFT.CONCAT([$conf.$C$2];&quot;/YAT&quot;;[.E79];&quot;Audible/&quot;;[.K79]);COM.MICROSOFT.CONCAT(&quot;Yat &quot;;[.E79];&quot; - &quot;;[.F79];&quot; / &quot;;TEXT([.G79];&quot;00&quot;); &quot; / &quot;; TEXT([.H79];&quot;00&quot;);&quot; - &quot;; TEXT([.I79];&quot;00&quot;);&quot; : &quot;; TEXT([.J79];&quot;00&quot;))))">
            <text:p/>
          </table:table-cell>
          <table:table-cell table:style-name="ce58" table:formula="of:=IF(ISBLANK([.K79]);&quot;&quot;; COUNTIF([.$L$2:.$L$170]; [.L7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0]);&quot;&quot;;HYPERLINK(COM.MICROSOFT.CONCAT([$conf.$C$2];&quot;/YAT&quot;;[.E80];&quot;Audible/&quot;;[.K80]);COM.MICROSOFT.CONCAT(&quot;Yat &quot;;[.E80];&quot; - &quot;;[.F80];&quot; / &quot;;TEXT([.G80];&quot;00&quot;); &quot; / &quot;; TEXT([.H80];&quot;00&quot;);&quot; - &quot;; TEXT([.I80];&quot;00&quot;);&quot; : &quot;; TEXT([.J80];&quot;00&quot;))))">
            <text:p/>
          </table:table-cell>
          <table:table-cell table:style-name="ce58" table:formula="of:=IF(ISBLANK([.K80]);&quot;&quot;; COUNTIF([.$L$2:.$L$170]; [.L8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1]);&quot;&quot;;HYPERLINK(COM.MICROSOFT.CONCAT([$conf.$C$2];&quot;/YAT&quot;;[.E81];&quot;Audible/&quot;;[.K81]);COM.MICROSOFT.CONCAT(&quot;Yat &quot;;[.E81];&quot; - &quot;;[.F81];&quot; / &quot;;TEXT([.G81];&quot;00&quot;); &quot; / &quot;; TEXT([.H81];&quot;00&quot;);&quot; - &quot;; TEXT([.I81];&quot;00&quot;);&quot; : &quot;; TEXT([.J81];&quot;00&quot;))))">
            <text:p/>
          </table:table-cell>
          <table:table-cell table:style-name="ce58" table:formula="of:=IF(ISBLANK([.K81]);&quot;&quot;; COUNTIF([.$L$2:.$L$170]; [.L8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2]);&quot;&quot;;HYPERLINK(COM.MICROSOFT.CONCAT([$conf.$C$2];&quot;/YAT&quot;;[.E82];&quot;Audible/&quot;;[.K82]);COM.MICROSOFT.CONCAT(&quot;Yat &quot;;[.E82];&quot; - &quot;;[.F82];&quot; / &quot;;TEXT([.G82];&quot;00&quot;); &quot; / &quot;; TEXT([.H82];&quot;00&quot;);&quot; - &quot;; TEXT([.I82];&quot;00&quot;);&quot; : &quot;; TEXT([.J82];&quot;00&quot;))))">
            <text:p/>
          </table:table-cell>
          <table:table-cell table:style-name="ce58" table:formula="of:=IF(ISBLANK([.K82]);&quot;&quot;; COUNTIF([.$L$2:.$L$170]; [.L8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3]);&quot;&quot;;HYPERLINK(COM.MICROSOFT.CONCAT([$conf.$C$2];&quot;/YAT&quot;;[.E83];&quot;Audible/&quot;;[.K83]);COM.MICROSOFT.CONCAT(&quot;Yat &quot;;[.E83];&quot; - &quot;;[.F83];&quot; / &quot;;TEXT([.G83];&quot;00&quot;); &quot; / &quot;; TEXT([.H83];&quot;00&quot;);&quot; - &quot;; TEXT([.I83];&quot;00&quot;);&quot; : &quot;; TEXT([.J83];&quot;00&quot;))))">
            <text:p/>
          </table:table-cell>
          <table:table-cell table:style-name="ce58" table:formula="of:=IF(ISBLANK([.K83]);&quot;&quot;; COUNTIF([.$L$2:.$L$170]; [.L8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4]);&quot;&quot;;HYPERLINK(COM.MICROSOFT.CONCAT([$conf.$C$2];&quot;/YAT&quot;;[.E84];&quot;Audible/&quot;;[.K84]);COM.MICROSOFT.CONCAT(&quot;Yat &quot;;[.E84];&quot; - &quot;;[.F84];&quot; / &quot;;TEXT([.G84];&quot;00&quot;); &quot; / &quot;; TEXT([.H84];&quot;00&quot;);&quot; - &quot;; TEXT([.I84];&quot;00&quot;);&quot; : &quot;; TEXT([.J84];&quot;00&quot;))))">
            <text:p/>
          </table:table-cell>
          <table:table-cell table:style-name="ce58" table:formula="of:=IF(ISBLANK([.K84]);&quot;&quot;; COUNTIF([.$L$2:.$L$170]; [.L8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5]);&quot;&quot;;HYPERLINK(COM.MICROSOFT.CONCAT([$conf.$C$2];&quot;/YAT&quot;;[.E85];&quot;Audible/&quot;;[.K85]);COM.MICROSOFT.CONCAT(&quot;Yat &quot;;[.E85];&quot; - &quot;;[.F85];&quot; / &quot;;TEXT([.G85];&quot;00&quot;); &quot; / &quot;; TEXT([.H85];&quot;00&quot;);&quot; - &quot;; TEXT([.I85];&quot;00&quot;);&quot; : &quot;; TEXT([.J85];&quot;00&quot;))))">
            <text:p/>
          </table:table-cell>
          <table:table-cell table:style-name="ce58" table:formula="of:=IF(ISBLANK([.K85]);&quot;&quot;; COUNTIF([.$L$2:.$L$170]; [.L8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6]);&quot;&quot;;HYPERLINK(COM.MICROSOFT.CONCAT([$conf.$C$2];&quot;/YAT&quot;;[.E86];&quot;Audible/&quot;;[.K86]);COM.MICROSOFT.CONCAT(&quot;Yat &quot;;[.E86];&quot; - &quot;;[.F86];&quot; / &quot;;TEXT([.G86];&quot;00&quot;); &quot; / &quot;; TEXT([.H86];&quot;00&quot;);&quot; - &quot;; TEXT([.I86];&quot;00&quot;);&quot; : &quot;; TEXT([.J86];&quot;00&quot;))))">
            <text:p/>
          </table:table-cell>
          <table:table-cell table:style-name="ce58" table:formula="of:=IF(ISBLANK([.K86]);&quot;&quot;; COUNTIF([.$L$2:.$L$170]; [.L8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7]);&quot;&quot;;HYPERLINK(COM.MICROSOFT.CONCAT([$conf.$C$2];&quot;/YAT&quot;;[.E87];&quot;Audible/&quot;;[.K87]);COM.MICROSOFT.CONCAT(&quot;Yat &quot;;[.E87];&quot; - &quot;;[.F87];&quot; / &quot;;TEXT([.G87];&quot;00&quot;); &quot; / &quot;; TEXT([.H87];&quot;00&quot;);&quot; - &quot;; TEXT([.I87];&quot;00&quot;);&quot; : &quot;; TEXT([.J87];&quot;00&quot;))))">
            <text:p/>
          </table:table-cell>
          <table:table-cell table:style-name="ce58" table:formula="of:=IF(ISBLANK([.K87]);&quot;&quot;; COUNTIF([.$L$2:.$L$170]; [.L8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8]);&quot;&quot;;HYPERLINK(COM.MICROSOFT.CONCAT([$conf.$C$2];&quot;/YAT&quot;;[.E88];&quot;Audible/&quot;;[.K88]);COM.MICROSOFT.CONCAT(&quot;Yat &quot;;[.E88];&quot; - &quot;;[.F88];&quot; / &quot;;TEXT([.G88];&quot;00&quot;); &quot; / &quot;; TEXT([.H88];&quot;00&quot;);&quot; - &quot;; TEXT([.I88];&quot;00&quot;);&quot; : &quot;; TEXT([.J88];&quot;00&quot;))))">
            <text:p/>
          </table:table-cell>
          <table:table-cell table:style-name="ce58" table:formula="of:=IF(ISBLANK([.K88]);&quot;&quot;; COUNTIF([.$L$2:.$L$170]; [.L8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89]);&quot;&quot;;HYPERLINK(COM.MICROSOFT.CONCAT([$conf.$C$2];&quot;/YAT&quot;;[.E89];&quot;Audible/&quot;;[.K89]);COM.MICROSOFT.CONCAT(&quot;Yat &quot;;[.E89];&quot; - &quot;;[.F89];&quot; / &quot;;TEXT([.G89];&quot;00&quot;); &quot; / &quot;; TEXT([.H89];&quot;00&quot;);&quot; - &quot;; TEXT([.I89];&quot;00&quot;);&quot; : &quot;; TEXT([.J89];&quot;00&quot;))))">
            <text:p/>
          </table:table-cell>
          <table:table-cell table:style-name="ce58" table:formula="of:=IF(ISBLANK([.K89]);&quot;&quot;; COUNTIF([.$L$2:.$L$170]; [.L8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0]);&quot;&quot;;HYPERLINK(COM.MICROSOFT.CONCAT([$conf.$C$2];&quot;/YAT&quot;;[.E90];&quot;Audible/&quot;;[.K90]);COM.MICROSOFT.CONCAT(&quot;Yat &quot;;[.E90];&quot; - &quot;;[.F90];&quot; / &quot;;TEXT([.G90];&quot;00&quot;); &quot; / &quot;; TEXT([.H90];&quot;00&quot;);&quot; - &quot;; TEXT([.I90];&quot;00&quot;);&quot; : &quot;; TEXT([.J90];&quot;00&quot;))))">
            <text:p/>
          </table:table-cell>
          <table:table-cell table:style-name="ce58" table:formula="of:=IF(ISBLANK([.K90]);&quot;&quot;; COUNTIF([.$L$2:.$L$170]; [.L9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1]);&quot;&quot;;HYPERLINK(COM.MICROSOFT.CONCAT([$conf.$C$2];&quot;/YAT&quot;;[.E91];&quot;Audible/&quot;;[.K91]);COM.MICROSOFT.CONCAT(&quot;Yat &quot;;[.E91];&quot; - &quot;;[.F91];&quot; / &quot;;TEXT([.G91];&quot;00&quot;); &quot; / &quot;; TEXT([.H91];&quot;00&quot;);&quot; - &quot;; TEXT([.I91];&quot;00&quot;);&quot; : &quot;; TEXT([.J91];&quot;00&quot;))))">
            <text:p/>
          </table:table-cell>
          <table:table-cell table:style-name="ce58" table:formula="of:=IF(ISBLANK([.K91]);&quot;&quot;; COUNTIF([.$L$2:.$L$170]; [.L9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2]);&quot;&quot;;HYPERLINK(COM.MICROSOFT.CONCAT([$conf.$C$2];&quot;/YAT&quot;;[.E92];&quot;Audible/&quot;;[.K92]);COM.MICROSOFT.CONCAT(&quot;Yat &quot;;[.E92];&quot; - &quot;;[.F92];&quot; / &quot;;TEXT([.G92];&quot;00&quot;); &quot; / &quot;; TEXT([.H92];&quot;00&quot;);&quot; - &quot;; TEXT([.I92];&quot;00&quot;);&quot; : &quot;; TEXT([.J92];&quot;00&quot;))))">
            <text:p/>
          </table:table-cell>
          <table:table-cell table:style-name="ce58" table:formula="of:=IF(ISBLANK([.K92]);&quot;&quot;; COUNTIF([.$L$2:.$L$170]; [.L9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3]);&quot;&quot;;HYPERLINK(COM.MICROSOFT.CONCAT([$conf.$C$2];&quot;/YAT&quot;;[.E93];&quot;Audible/&quot;;[.K93]);COM.MICROSOFT.CONCAT(&quot;Yat &quot;;[.E93];&quot; - &quot;;[.F93];&quot; / &quot;;TEXT([.G93];&quot;00&quot;); &quot; / &quot;; TEXT([.H93];&quot;00&quot;);&quot; - &quot;; TEXT([.I93];&quot;00&quot;);&quot; : &quot;; TEXT([.J93];&quot;00&quot;))))">
            <text:p/>
          </table:table-cell>
          <table:table-cell table:style-name="ce58" table:formula="of:=IF(ISBLANK([.K93]);&quot;&quot;; COUNTIF([.$L$2:.$L$170]; [.L9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4]);&quot;&quot;;HYPERLINK(COM.MICROSOFT.CONCAT([$conf.$C$2];&quot;/YAT&quot;;[.E94];&quot;Audible/&quot;;[.K94]);COM.MICROSOFT.CONCAT(&quot;Yat &quot;;[.E94];&quot; - &quot;;[.F94];&quot; / &quot;;TEXT([.G94];&quot;00&quot;); &quot; / &quot;; TEXT([.H94];&quot;00&quot;);&quot; - &quot;; TEXT([.I94];&quot;00&quot;);&quot; : &quot;; TEXT([.J94];&quot;00&quot;))))">
            <text:p/>
          </table:table-cell>
          <table:table-cell table:style-name="ce58" table:formula="of:=IF(ISBLANK([.K94]);&quot;&quot;; COUNTIF([.$L$2:.$L$170]; [.L9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5]);&quot;&quot;;HYPERLINK(COM.MICROSOFT.CONCAT([$conf.$C$2];&quot;/YAT&quot;;[.E95];&quot;Audible/&quot;;[.K95]);COM.MICROSOFT.CONCAT(&quot;Yat &quot;;[.E95];&quot; - &quot;;[.F95];&quot; / &quot;;TEXT([.G95];&quot;00&quot;); &quot; / &quot;; TEXT([.H95];&quot;00&quot;);&quot; - &quot;; TEXT([.I95];&quot;00&quot;);&quot; : &quot;; TEXT([.J95];&quot;00&quot;))))">
            <text:p/>
          </table:table-cell>
          <table:table-cell table:style-name="ce58" table:formula="of:=IF(ISBLANK([.K95]);&quot;&quot;; COUNTIF([.$L$2:.$L$170]; [.L9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6]);&quot;&quot;;HYPERLINK(COM.MICROSOFT.CONCAT([$conf.$C$2];&quot;/YAT&quot;;[.E96];&quot;Audible/&quot;;[.K96]);COM.MICROSOFT.CONCAT(&quot;Yat &quot;;[.E96];&quot; - &quot;;[.F96];&quot; / &quot;;TEXT([.G96];&quot;00&quot;); &quot; / &quot;; TEXT([.H96];&quot;00&quot;);&quot; - &quot;; TEXT([.I96];&quot;00&quot;);&quot; : &quot;; TEXT([.J96];&quot;00&quot;))))">
            <text:p/>
          </table:table-cell>
          <table:table-cell table:style-name="ce58" table:formula="of:=IF(ISBLANK([.K96]);&quot;&quot;; COUNTIF([.$L$2:.$L$170]; [.L9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7]);&quot;&quot;;HYPERLINK(COM.MICROSOFT.CONCAT([$conf.$C$2];&quot;/YAT&quot;;[.E97];&quot;Audible/&quot;;[.K97]);COM.MICROSOFT.CONCAT(&quot;Yat &quot;;[.E97];&quot; - &quot;;[.F97];&quot; / &quot;;TEXT([.G97];&quot;00&quot;); &quot; / &quot;; TEXT([.H97];&quot;00&quot;);&quot; - &quot;; TEXT([.I97];&quot;00&quot;);&quot; : &quot;; TEXT([.J97];&quot;00&quot;))))">
            <text:p/>
          </table:table-cell>
          <table:table-cell table:style-name="ce58" table:formula="of:=IF(ISBLANK([.K97]);&quot;&quot;; COUNTIF([.$L$2:.$L$170]; [.L9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8]);&quot;&quot;;HYPERLINK(COM.MICROSOFT.CONCAT([$conf.$C$2];&quot;/YAT&quot;;[.E98];&quot;Audible/&quot;;[.K98]);COM.MICROSOFT.CONCAT(&quot;Yat &quot;;[.E98];&quot; - &quot;;[.F98];&quot; / &quot;;TEXT([.G98];&quot;00&quot;); &quot; / &quot;; TEXT([.H98];&quot;00&quot;);&quot; - &quot;; TEXT([.I98];&quot;00&quot;);&quot; : &quot;; TEXT([.J98];&quot;00&quot;))))">
            <text:p/>
          </table:table-cell>
          <table:table-cell table:style-name="ce58" table:formula="of:=IF(ISBLANK([.K98]);&quot;&quot;; COUNTIF([.$L$2:.$L$170]; [.L9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99]);&quot;&quot;;HYPERLINK(COM.MICROSOFT.CONCAT([$conf.$C$2];&quot;/YAT&quot;;[.E99];&quot;Audible/&quot;;[.K99]);COM.MICROSOFT.CONCAT(&quot;Yat &quot;;[.E99];&quot; - &quot;;[.F99];&quot; / &quot;;TEXT([.G99];&quot;00&quot;); &quot; / &quot;; TEXT([.H99];&quot;00&quot;);&quot; - &quot;; TEXT([.I99];&quot;00&quot;);&quot; : &quot;; TEXT([.J99];&quot;00&quot;))))">
            <text:p/>
          </table:table-cell>
          <table:table-cell table:style-name="ce58" table:formula="of:=IF(ISBLANK([.K99]);&quot;&quot;; COUNTIF([.$L$2:.$L$170]; [.L9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0]);&quot;&quot;;HYPERLINK(COM.MICROSOFT.CONCAT([$conf.$C$2];&quot;/YAT&quot;;[.E100];&quot;Audible/&quot;;[.K100]);COM.MICROSOFT.CONCAT(&quot;Yat &quot;;[.E100];&quot; - &quot;;[.F100];&quot; / &quot;;TEXT([.G100];&quot;00&quot;); &quot; / &quot;; TEXT([.H100];&quot;00&quot;);&quot; - &quot;; TEXT([.I100];&quot;00&quot;);&quot; : &quot;; TEXT([.J100];&quot;00&quot;))))">
            <text:p/>
          </table:table-cell>
          <table:table-cell table:style-name="ce58" table:formula="of:=IF(ISBLANK([.K100]);&quot;&quot;; COUNTIF([.$L$2:.$L$170]; [.L10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1]);&quot;&quot;;HYPERLINK(COM.MICROSOFT.CONCAT([$conf.$C$2];&quot;/YAT&quot;;[.E101];&quot;Audible/&quot;;[.K101]);COM.MICROSOFT.CONCAT(&quot;Yat &quot;;[.E101];&quot; - &quot;;[.F101];&quot; / &quot;;TEXT([.G101];&quot;00&quot;); &quot; / &quot;; TEXT([.H101];&quot;00&quot;);&quot; - &quot;; TEXT([.I101];&quot;00&quot;);&quot; : &quot;; TEXT([.J101];&quot;00&quot;))))">
            <text:p/>
          </table:table-cell>
          <table:table-cell table:style-name="ce58" table:formula="of:=IF(ISBLANK([.K101]);&quot;&quot;; COUNTIF([.$L$2:.$L$170]; [.L10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2]);&quot;&quot;;HYPERLINK(COM.MICROSOFT.CONCAT([$conf.$C$2];&quot;/YAT&quot;;[.E102];&quot;Audible/&quot;;[.K102]);COM.MICROSOFT.CONCAT(&quot;Yat &quot;;[.E102];&quot; - &quot;;[.F102];&quot; / &quot;;TEXT([.G102];&quot;00&quot;); &quot; / &quot;; TEXT([.H102];&quot;00&quot;);&quot; - &quot;; TEXT([.I102];&quot;00&quot;);&quot; : &quot;; TEXT([.J102];&quot;00&quot;))))">
            <text:p/>
          </table:table-cell>
          <table:table-cell table:style-name="ce58" table:formula="of:=IF(ISBLANK([.K102]);&quot;&quot;; COUNTIF([.$L$2:.$L$170]; [.L10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3]);&quot;&quot;;HYPERLINK(COM.MICROSOFT.CONCAT([$conf.$C$2];&quot;/YAT&quot;;[.E103];&quot;Audible/&quot;;[.K103]);COM.MICROSOFT.CONCAT(&quot;Yat &quot;;[.E103];&quot; - &quot;;[.F103];&quot; / &quot;;TEXT([.G103];&quot;00&quot;); &quot; / &quot;; TEXT([.H103];&quot;00&quot;);&quot; - &quot;; TEXT([.I103];&quot;00&quot;);&quot; : &quot;; TEXT([.J103];&quot;00&quot;))))">
            <text:p/>
          </table:table-cell>
          <table:table-cell table:style-name="ce58" table:formula="of:=IF(ISBLANK([.K103]);&quot;&quot;; COUNTIF([.$L$2:.$L$170]; [.L10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4]);&quot;&quot;;HYPERLINK(COM.MICROSOFT.CONCAT([$conf.$C$2];&quot;/YAT&quot;;[.E104];&quot;Audible/&quot;;[.K104]);COM.MICROSOFT.CONCAT(&quot;Yat &quot;;[.E104];&quot; - &quot;;[.F104];&quot; / &quot;;TEXT([.G104];&quot;00&quot;); &quot; / &quot;; TEXT([.H104];&quot;00&quot;);&quot; - &quot;; TEXT([.I104];&quot;00&quot;);&quot; : &quot;; TEXT([.J104];&quot;00&quot;))))">
            <text:p/>
          </table:table-cell>
          <table:table-cell table:style-name="ce58" table:formula="of:=IF(ISBLANK([.K104]);&quot;&quot;; COUNTIF([.$L$2:.$L$170]; [.L10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5]);&quot;&quot;;HYPERLINK(COM.MICROSOFT.CONCAT([$conf.$C$2];&quot;/YAT&quot;;[.E105];&quot;Audible/&quot;;[.K105]);COM.MICROSOFT.CONCAT(&quot;Yat &quot;;[.E105];&quot; - &quot;;[.F105];&quot; / &quot;;TEXT([.G105];&quot;00&quot;); &quot; / &quot;; TEXT([.H105];&quot;00&quot;);&quot; - &quot;; TEXT([.I105];&quot;00&quot;);&quot; : &quot;; TEXT([.J105];&quot;00&quot;))))">
            <text:p/>
          </table:table-cell>
          <table:table-cell table:style-name="ce58" table:formula="of:=IF(ISBLANK([.K105]);&quot;&quot;; COUNTIF([.$L$2:.$L$170]; [.L10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6]);&quot;&quot;;HYPERLINK(COM.MICROSOFT.CONCAT([$conf.$C$2];&quot;/YAT&quot;;[.E106];&quot;Audible/&quot;;[.K106]);COM.MICROSOFT.CONCAT(&quot;Yat &quot;;[.E106];&quot; - &quot;;[.F106];&quot; / &quot;;TEXT([.G106];&quot;00&quot;); &quot; / &quot;; TEXT([.H106];&quot;00&quot;);&quot; - &quot;; TEXT([.I106];&quot;00&quot;);&quot; : &quot;; TEXT([.J106];&quot;00&quot;))))">
            <text:p/>
          </table:table-cell>
          <table:table-cell table:style-name="ce58" table:formula="of:=IF(ISBLANK([.K106]);&quot;&quot;; COUNTIF([.$L$2:.$L$170]; [.L10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7]);&quot;&quot;;HYPERLINK(COM.MICROSOFT.CONCAT([$conf.$C$2];&quot;/YAT&quot;;[.E107];&quot;Audible/&quot;;[.K107]);COM.MICROSOFT.CONCAT(&quot;Yat &quot;;[.E107];&quot; - &quot;;[.F107];&quot; / &quot;;TEXT([.G107];&quot;00&quot;); &quot; / &quot;; TEXT([.H107];&quot;00&quot;);&quot; - &quot;; TEXT([.I107];&quot;00&quot;);&quot; : &quot;; TEXT([.J107];&quot;00&quot;))))">
            <text:p/>
          </table:table-cell>
          <table:table-cell table:style-name="ce58" table:formula="of:=IF(ISBLANK([.K107]);&quot;&quot;; COUNTIF([.$L$2:.$L$170]; [.L10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8]);&quot;&quot;;HYPERLINK(COM.MICROSOFT.CONCAT([$conf.$C$2];&quot;/YAT&quot;;[.E108];&quot;Audible/&quot;;[.K108]);COM.MICROSOFT.CONCAT(&quot;Yat &quot;;[.E108];&quot; - &quot;;[.F108];&quot; / &quot;;TEXT([.G108];&quot;00&quot;); &quot; / &quot;; TEXT([.H108];&quot;00&quot;);&quot; - &quot;; TEXT([.I108];&quot;00&quot;);&quot; : &quot;; TEXT([.J108];&quot;00&quot;))))">
            <text:p/>
          </table:table-cell>
          <table:table-cell table:style-name="ce58" table:formula="of:=IF(ISBLANK([.K108]);&quot;&quot;; COUNTIF([.$L$2:.$L$170]; [.L10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09]);&quot;&quot;;HYPERLINK(COM.MICROSOFT.CONCAT([$conf.$C$2];&quot;/YAT&quot;;[.E109];&quot;Audible/&quot;;[.K109]);COM.MICROSOFT.CONCAT(&quot;Yat &quot;;[.E109];&quot; - &quot;;[.F109];&quot; / &quot;;TEXT([.G109];&quot;00&quot;); &quot; / &quot;; TEXT([.H109];&quot;00&quot;);&quot; - &quot;; TEXT([.I109];&quot;00&quot;);&quot; : &quot;; TEXT([.J109];&quot;00&quot;))))">
            <text:p/>
          </table:table-cell>
          <table:table-cell table:style-name="ce58" table:formula="of:=IF(ISBLANK([.K109]);&quot;&quot;; COUNTIF([.$L$2:.$L$170]; [.L109]))">
            <text:p/>
          </table:table-cell>
          <table:table-cell table:style-name="ce22"/>
          <table:table-cell table:style-name="ce19"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0]);&quot;&quot;;HYPERLINK(COM.MICROSOFT.CONCAT([$conf.$C$2];&quot;/YAT&quot;;[.E110];&quot;Audible/&quot;;[.K110]);COM.MICROSOFT.CONCAT(&quot;Yat &quot;;[.E110];&quot; - &quot;;[.F110];&quot; / &quot;;TEXT([.G110];&quot;00&quot;); &quot; / &quot;; TEXT([.H110];&quot;00&quot;);&quot; - &quot;; TEXT([.I110];&quot;00&quot;);&quot; : &quot;; TEXT([.J110];&quot;00&quot;))))">
            <text:p/>
          </table:table-cell>
          <table:table-cell table:style-name="ce58" table:formula="of:=IF(ISBLANK([.K110]);&quot;&quot;; COUNTIF([.$L$2:.$L$170]; [.L11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1]);&quot;&quot;;HYPERLINK(COM.MICROSOFT.CONCAT([$conf.$C$2];&quot;/YAT&quot;;[.E111];&quot;Audible/&quot;;[.K111]);COM.MICROSOFT.CONCAT(&quot;Yat &quot;;[.E111];&quot; - &quot;;[.F111];&quot; / &quot;;TEXT([.G111];&quot;00&quot;); &quot; / &quot;; TEXT([.H111];&quot;00&quot;);&quot; - &quot;; TEXT([.I111];&quot;00&quot;);&quot; : &quot;; TEXT([.J111];&quot;00&quot;))))">
            <text:p/>
          </table:table-cell>
          <table:table-cell table:style-name="ce58" table:formula="of:=IF(ISBLANK([.K111]);&quot;&quot;; COUNTIF([.$L$2:.$L$170]; [.L11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2]);&quot;&quot;;HYPERLINK(COM.MICROSOFT.CONCAT([$conf.$C$2];&quot;/YAT&quot;;[.E112];&quot;Audible/&quot;;[.K112]);COM.MICROSOFT.CONCAT(&quot;Yat &quot;;[.E112];&quot; - &quot;;[.F112];&quot; / &quot;;TEXT([.G112];&quot;00&quot;); &quot; / &quot;; TEXT([.H112];&quot;00&quot;);&quot; - &quot;; TEXT([.I112];&quot;00&quot;);&quot; : &quot;; TEXT([.J112];&quot;00&quot;))))">
            <text:p/>
          </table:table-cell>
          <table:table-cell table:style-name="ce58" table:formula="of:=IF(ISBLANK([.K112]);&quot;&quot;; COUNTIF([.$L$2:.$L$170]; [.L11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3]);&quot;&quot;;HYPERLINK(COM.MICROSOFT.CONCAT([$conf.$C$2];&quot;/YAT&quot;;[.E113];&quot;Audible/&quot;;[.K113]);COM.MICROSOFT.CONCAT(&quot;Yat &quot;;[.E113];&quot; - &quot;;[.F113];&quot; / &quot;;TEXT([.G113];&quot;00&quot;); &quot; / &quot;; TEXT([.H113];&quot;00&quot;);&quot; - &quot;; TEXT([.I113];&quot;00&quot;);&quot; : &quot;; TEXT([.J113];&quot;00&quot;))))">
            <text:p/>
          </table:table-cell>
          <table:table-cell table:style-name="ce58" table:formula="of:=IF(ISBLANK([.K113]);&quot;&quot;; COUNTIF([.$L$2:.$L$170]; [.L11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4]);&quot;&quot;;HYPERLINK(COM.MICROSOFT.CONCAT([$conf.$C$2];&quot;/YAT&quot;;[.E114];&quot;Audible/&quot;;[.K114]);COM.MICROSOFT.CONCAT(&quot;Yat &quot;;[.E114];&quot; - &quot;;[.F114];&quot; / &quot;;TEXT([.G114];&quot;00&quot;); &quot; / &quot;; TEXT([.H114];&quot;00&quot;);&quot; - &quot;; TEXT([.I114];&quot;00&quot;);&quot; : &quot;; TEXT([.J114];&quot;00&quot;))))">
            <text:p/>
          </table:table-cell>
          <table:table-cell table:style-name="ce58" table:formula="of:=IF(ISBLANK([.K114]);&quot;&quot;; COUNTIF([.$L$2:.$L$170]; [.L11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5]);&quot;&quot;;HYPERLINK(COM.MICROSOFT.CONCAT([$conf.$C$2];&quot;/YAT&quot;;[.E115];&quot;Audible/&quot;;[.K115]);COM.MICROSOFT.CONCAT(&quot;Yat &quot;;[.E115];&quot; - &quot;;[.F115];&quot; / &quot;;TEXT([.G115];&quot;00&quot;); &quot; / &quot;; TEXT([.H115];&quot;00&quot;);&quot; - &quot;; TEXT([.I115];&quot;00&quot;);&quot; : &quot;; TEXT([.J115];&quot;00&quot;))))">
            <text:p/>
          </table:table-cell>
          <table:table-cell table:style-name="ce58" table:formula="of:=IF(ISBLANK([.K115]);&quot;&quot;; COUNTIF([.$L$2:.$L$170]; [.L11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6]);&quot;&quot;;HYPERLINK(COM.MICROSOFT.CONCAT([$conf.$C$2];&quot;/YAT&quot;;[.E116];&quot;Audible/&quot;;[.K116]);COM.MICROSOFT.CONCAT(&quot;Yat &quot;;[.E116];&quot; - &quot;;[.F116];&quot; / &quot;;TEXT([.G116];&quot;00&quot;); &quot; / &quot;; TEXT([.H116];&quot;00&quot;);&quot; - &quot;; TEXT([.I116];&quot;00&quot;);&quot; : &quot;; TEXT([.J116];&quot;00&quot;))))">
            <text:p/>
          </table:table-cell>
          <table:table-cell table:style-name="ce58" table:formula="of:=IF(ISBLANK([.K116]);&quot;&quot;; COUNTIF([.$L$2:.$L$170]; [.L11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7]);&quot;&quot;;HYPERLINK(COM.MICROSOFT.CONCAT([$conf.$C$2];&quot;/YAT&quot;;[.E117];&quot;Audible/&quot;;[.K117]);COM.MICROSOFT.CONCAT(&quot;Yat &quot;;[.E117];&quot; - &quot;;[.F117];&quot; / &quot;;TEXT([.G117];&quot;00&quot;); &quot; / &quot;; TEXT([.H117];&quot;00&quot;);&quot; - &quot;; TEXT([.I117];&quot;00&quot;);&quot; : &quot;; TEXT([.J117];&quot;00&quot;))))">
            <text:p/>
          </table:table-cell>
          <table:table-cell table:style-name="ce58" table:formula="of:=IF(ISBLANK([.K117]);&quot;&quot;; COUNTIF([.$L$2:.$L$170]; [.L11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8]);&quot;&quot;;HYPERLINK(COM.MICROSOFT.CONCAT([$conf.$C$2];&quot;/YAT&quot;;[.E118];&quot;Audible/&quot;;[.K118]);COM.MICROSOFT.CONCAT(&quot;Yat &quot;;[.E118];&quot; - &quot;;[.F118];&quot; / &quot;;TEXT([.G118];&quot;00&quot;); &quot; / &quot;; TEXT([.H118];&quot;00&quot;);&quot; - &quot;; TEXT([.I118];&quot;00&quot;);&quot; : &quot;; TEXT([.J118];&quot;00&quot;))))">
            <text:p/>
          </table:table-cell>
          <table:table-cell table:style-name="ce58" table:formula="of:=IF(ISBLANK([.K118]);&quot;&quot;; COUNTIF([.$L$2:.$L$170]; [.L11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19]);&quot;&quot;;HYPERLINK(COM.MICROSOFT.CONCAT([$conf.$C$2];&quot;/YAT&quot;;[.E119];&quot;Audible/&quot;;[.K119]);COM.MICROSOFT.CONCAT(&quot;Yat &quot;;[.E119];&quot; - &quot;;[.F119];&quot; / &quot;;TEXT([.G119];&quot;00&quot;); &quot; / &quot;; TEXT([.H119];&quot;00&quot;);&quot; - &quot;; TEXT([.I119];&quot;00&quot;);&quot; : &quot;; TEXT([.J119];&quot;00&quot;))))">
            <text:p/>
          </table:table-cell>
          <table:table-cell table:style-name="ce58" table:formula="of:=IF(ISBLANK([.K119]);&quot;&quot;; COUNTIF([.$L$2:.$L$170]; [.L11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0]);&quot;&quot;;HYPERLINK(COM.MICROSOFT.CONCAT([$conf.$C$2];&quot;/YAT&quot;;[.E120];&quot;Audible/&quot;;[.K120]);COM.MICROSOFT.CONCAT(&quot;Yat &quot;;[.E120];&quot; - &quot;;[.F120];&quot; / &quot;;TEXT([.G120];&quot;00&quot;); &quot; / &quot;; TEXT([.H120];&quot;00&quot;);&quot; - &quot;; TEXT([.I120];&quot;00&quot;);&quot; : &quot;; TEXT([.J120];&quot;00&quot;))))">
            <text:p/>
          </table:table-cell>
          <table:table-cell table:style-name="ce58" table:formula="of:=IF(ISBLANK([.K120]);&quot;&quot;; COUNTIF([.$L$2:.$L$170]; [.L12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1]);&quot;&quot;;HYPERLINK(COM.MICROSOFT.CONCAT([$conf.$C$2];&quot;/YAT&quot;;[.E121];&quot;Audible/&quot;;[.K121]);COM.MICROSOFT.CONCAT(&quot;Yat &quot;;[.E121];&quot; - &quot;;[.F121];&quot; / &quot;;TEXT([.G121];&quot;00&quot;); &quot; / &quot;; TEXT([.H121];&quot;00&quot;);&quot; - &quot;; TEXT([.I121];&quot;00&quot;);&quot; : &quot;; TEXT([.J121];&quot;00&quot;))))">
            <text:p/>
          </table:table-cell>
          <table:table-cell table:style-name="ce58" table:formula="of:=IF(ISBLANK([.K121]);&quot;&quot;; COUNTIF([.$L$2:.$L$170]; [.L12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2]);&quot;&quot;;HYPERLINK(COM.MICROSOFT.CONCAT([$conf.$C$2];&quot;/YAT&quot;;[.E122];&quot;Audible/&quot;;[.K122]);COM.MICROSOFT.CONCAT(&quot;Yat &quot;;[.E122];&quot; - &quot;;[.F122];&quot; / &quot;;TEXT([.G122];&quot;00&quot;); &quot; / &quot;; TEXT([.H122];&quot;00&quot;);&quot; - &quot;; TEXT([.I122];&quot;00&quot;);&quot; : &quot;; TEXT([.J122];&quot;00&quot;))))">
            <text:p/>
          </table:table-cell>
          <table:table-cell table:style-name="ce58" table:formula="of:=IF(ISBLANK([.K122]);&quot;&quot;; COUNTIF([.$L$2:.$L$170]; [.L12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3]);&quot;&quot;;HYPERLINK(COM.MICROSOFT.CONCAT([$conf.$C$2];&quot;/YAT&quot;;[.E123];&quot;Audible/&quot;;[.K123]);COM.MICROSOFT.CONCAT(&quot;Yat &quot;;[.E123];&quot; - &quot;;[.F123];&quot; / &quot;;TEXT([.G123];&quot;00&quot;); &quot; / &quot;; TEXT([.H123];&quot;00&quot;);&quot; - &quot;; TEXT([.I123];&quot;00&quot;);&quot; : &quot;; TEXT([.J123];&quot;00&quot;))))">
            <text:p/>
          </table:table-cell>
          <table:table-cell table:style-name="ce58" table:formula="of:=IF(ISBLANK([.K123]);&quot;&quot;; COUNTIF([.$L$2:.$L$170]; [.L12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4]);&quot;&quot;;HYPERLINK(COM.MICROSOFT.CONCAT([$conf.$C$2];&quot;/YAT&quot;;[.E124];&quot;Audible/&quot;;[.K124]);COM.MICROSOFT.CONCAT(&quot;Yat &quot;;[.E124];&quot; - &quot;;[.F124];&quot; / &quot;;TEXT([.G124];&quot;00&quot;); &quot; / &quot;; TEXT([.H124];&quot;00&quot;);&quot; - &quot;; TEXT([.I124];&quot;00&quot;);&quot; : &quot;; TEXT([.J124];&quot;00&quot;))))">
            <text:p/>
          </table:table-cell>
          <table:table-cell table:style-name="ce58" table:formula="of:=IF(ISBLANK([.K124]);&quot;&quot;; COUNTIF([.$L$2:.$L$170]; [.L12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5]);&quot;&quot;;HYPERLINK(COM.MICROSOFT.CONCAT([$conf.$C$2];&quot;/YAT&quot;;[.E125];&quot;Audible/&quot;;[.K125]);COM.MICROSOFT.CONCAT(&quot;Yat &quot;;[.E125];&quot; - &quot;;[.F125];&quot; / &quot;;TEXT([.G125];&quot;00&quot;); &quot; / &quot;; TEXT([.H125];&quot;00&quot;);&quot; - &quot;; TEXT([.I125];&quot;00&quot;);&quot; : &quot;; TEXT([.J125];&quot;00&quot;))))">
            <text:p/>
          </table:table-cell>
          <table:table-cell table:style-name="ce58" table:formula="of:=IF(ISBLANK([.K125]);&quot;&quot;; COUNTIF([.$L$2:.$L$170]; [.L12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6]);&quot;&quot;;HYPERLINK(COM.MICROSOFT.CONCAT([$conf.$C$2];&quot;/YAT&quot;;[.E126];&quot;Audible/&quot;;[.K126]);COM.MICROSOFT.CONCAT(&quot;Yat &quot;;[.E126];&quot; - &quot;;[.F126];&quot; / &quot;;TEXT([.G126];&quot;00&quot;); &quot; / &quot;; TEXT([.H126];&quot;00&quot;);&quot; - &quot;; TEXT([.I126];&quot;00&quot;);&quot; : &quot;; TEXT([.J126];&quot;00&quot;))))">
            <text:p/>
          </table:table-cell>
          <table:table-cell table:style-name="ce58" table:formula="of:=IF(ISBLANK([.K126]);&quot;&quot;; COUNTIF([.$L$2:.$L$170]; [.L12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7]);&quot;&quot;;HYPERLINK(COM.MICROSOFT.CONCAT([$conf.$C$2];&quot;/YAT&quot;;[.E127];&quot;Audible/&quot;;[.K127]);COM.MICROSOFT.CONCAT(&quot;Yat &quot;;[.E127];&quot; - &quot;;[.F127];&quot; / &quot;;TEXT([.G127];&quot;00&quot;); &quot; / &quot;; TEXT([.H127];&quot;00&quot;);&quot; - &quot;; TEXT([.I127];&quot;00&quot;);&quot; : &quot;; TEXT([.J127];&quot;00&quot;))))">
            <text:p/>
          </table:table-cell>
          <table:table-cell table:style-name="ce58" table:formula="of:=IF(ISBLANK([.K127]);&quot;&quot;; COUNTIF([.$L$2:.$L$170]; [.L12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8]);&quot;&quot;;HYPERLINK(COM.MICROSOFT.CONCAT([$conf.$C$2];&quot;/YAT&quot;;[.E128];&quot;Audible/&quot;;[.K128]);COM.MICROSOFT.CONCAT(&quot;Yat &quot;;[.E128];&quot; - &quot;;[.F128];&quot; / &quot;;TEXT([.G128];&quot;00&quot;); &quot; / &quot;; TEXT([.H128];&quot;00&quot;);&quot; - &quot;; TEXT([.I128];&quot;00&quot;);&quot; : &quot;; TEXT([.J128];&quot;00&quot;))))">
            <text:p/>
          </table:table-cell>
          <table:table-cell table:style-name="ce58" table:formula="of:=IF(ISBLANK([.K128]);&quot;&quot;; COUNTIF([.$L$2:.$L$170]; [.L12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29]);&quot;&quot;;HYPERLINK(COM.MICROSOFT.CONCAT([$conf.$C$2];&quot;/YAT&quot;;[.E129];&quot;Audible/&quot;;[.K129]);COM.MICROSOFT.CONCAT(&quot;Yat &quot;;[.E129];&quot; - &quot;;[.F129];&quot; / &quot;;TEXT([.G129];&quot;00&quot;); &quot; / &quot;; TEXT([.H129];&quot;00&quot;);&quot; - &quot;; TEXT([.I129];&quot;00&quot;);&quot; : &quot;; TEXT([.J129];&quot;00&quot;))))">
            <text:p/>
          </table:table-cell>
          <table:table-cell table:style-name="ce58" table:formula="of:=IF(ISBLANK([.K129]);&quot;&quot;; COUNTIF([.$L$2:.$L$170]; [.L12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0]);&quot;&quot;;HYPERLINK(COM.MICROSOFT.CONCAT([$conf.$C$2];&quot;/YAT&quot;;[.E130];&quot;Audible/&quot;;[.K130]);COM.MICROSOFT.CONCAT(&quot;Yat &quot;;[.E130];&quot; - &quot;;[.F130];&quot; / &quot;;TEXT([.G130];&quot;00&quot;); &quot; / &quot;; TEXT([.H130];&quot;00&quot;);&quot; - &quot;; TEXT([.I130];&quot;00&quot;);&quot; : &quot;; TEXT([.J130];&quot;00&quot;))))">
            <text:p/>
          </table:table-cell>
          <table:table-cell table:style-name="ce58" table:formula="of:=IF(ISBLANK([.K130]);&quot;&quot;; COUNTIF([.$L$2:.$L$170]; [.L13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1]);&quot;&quot;;HYPERLINK(COM.MICROSOFT.CONCAT([$conf.$C$2];&quot;/YAT&quot;;[.E131];&quot;Audible/&quot;;[.K131]);COM.MICROSOFT.CONCAT(&quot;Yat &quot;;[.E131];&quot; - &quot;;[.F131];&quot; / &quot;;TEXT([.G131];&quot;00&quot;); &quot; / &quot;; TEXT([.H131];&quot;00&quot;);&quot; - &quot;; TEXT([.I131];&quot;00&quot;);&quot; : &quot;; TEXT([.J131];&quot;00&quot;))))">
            <text:p/>
          </table:table-cell>
          <table:table-cell table:style-name="ce58" table:formula="of:=IF(ISBLANK([.K131]);&quot;&quot;; COUNTIF([.$L$2:.$L$170]; [.L13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2]);&quot;&quot;;HYPERLINK(COM.MICROSOFT.CONCAT([$conf.$C$2];&quot;/YAT&quot;;[.E132];&quot;Audible/&quot;;[.K132]);COM.MICROSOFT.CONCAT(&quot;Yat &quot;;[.E132];&quot; - &quot;;[.F132];&quot; / &quot;;TEXT([.G132];&quot;00&quot;); &quot; / &quot;; TEXT([.H132];&quot;00&quot;);&quot; - &quot;; TEXT([.I132];&quot;00&quot;);&quot; : &quot;; TEXT([.J132];&quot;00&quot;))))">
            <text:p/>
          </table:table-cell>
          <table:table-cell table:style-name="ce58" table:formula="of:=IF(ISBLANK([.K132]);&quot;&quot;; COUNTIF([.$L$2:.$L$170]; [.L13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3]);&quot;&quot;;HYPERLINK(COM.MICROSOFT.CONCAT([$conf.$C$2];&quot;/YAT&quot;;[.E133];&quot;Audible/&quot;;[.K133]);COM.MICROSOFT.CONCAT(&quot;Yat &quot;;[.E133];&quot; - &quot;;[.F133];&quot; / &quot;;TEXT([.G133];&quot;00&quot;); &quot; / &quot;; TEXT([.H133];&quot;00&quot;);&quot; - &quot;; TEXT([.I133];&quot;00&quot;);&quot; : &quot;; TEXT([.J133];&quot;00&quot;))))">
            <text:p/>
          </table:table-cell>
          <table:table-cell table:style-name="ce58" table:formula="of:=IF(ISBLANK([.K133]);&quot;&quot;; COUNTIF([.$L$2:.$L$170]; [.L13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4]);&quot;&quot;;HYPERLINK(COM.MICROSOFT.CONCAT([$conf.$C$2];&quot;/YAT&quot;;[.E134];&quot;Audible/&quot;;[.K134]);COM.MICROSOFT.CONCAT(&quot;Yat &quot;;[.E134];&quot; - &quot;;[.F134];&quot; / &quot;;TEXT([.G134];&quot;00&quot;); &quot; / &quot;; TEXT([.H134];&quot;00&quot;);&quot; - &quot;; TEXT([.I134];&quot;00&quot;);&quot; : &quot;; TEXT([.J134];&quot;00&quot;))))">
            <text:p/>
          </table:table-cell>
          <table:table-cell table:style-name="ce58" table:formula="of:=IF(ISBLANK([.K134]);&quot;&quot;; COUNTIF([.$L$2:.$L$170]; [.L13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5]);&quot;&quot;;HYPERLINK(COM.MICROSOFT.CONCAT([$conf.$C$2];&quot;/YAT&quot;;[.E135];&quot;Audible/&quot;;[.K135]);COM.MICROSOFT.CONCAT(&quot;Yat &quot;;[.E135];&quot; - &quot;;[.F135];&quot; / &quot;;TEXT([.G135];&quot;00&quot;); &quot; / &quot;; TEXT([.H135];&quot;00&quot;);&quot; - &quot;; TEXT([.I135];&quot;00&quot;);&quot; : &quot;; TEXT([.J135];&quot;00&quot;))))">
            <text:p/>
          </table:table-cell>
          <table:table-cell table:style-name="ce58" table:formula="of:=IF(ISBLANK([.K135]);&quot;&quot;; COUNTIF([.$L$2:.$L$170]; [.L13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6]);&quot;&quot;;HYPERLINK(COM.MICROSOFT.CONCAT([$conf.$C$2];&quot;/YAT&quot;;[.E136];&quot;Audible/&quot;;[.K136]);COM.MICROSOFT.CONCAT(&quot;Yat &quot;;[.E136];&quot; - &quot;;[.F136];&quot; / &quot;;TEXT([.G136];&quot;00&quot;); &quot; / &quot;; TEXT([.H136];&quot;00&quot;);&quot; - &quot;; TEXT([.I136];&quot;00&quot;);&quot; : &quot;; TEXT([.J136];&quot;00&quot;))))">
            <text:p/>
          </table:table-cell>
          <table:table-cell table:style-name="ce58" table:formula="of:=IF(ISBLANK([.K136]);&quot;&quot;; COUNTIF([.$L$2:.$L$170]; [.L13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7]);&quot;&quot;;HYPERLINK(COM.MICROSOFT.CONCAT([$conf.$C$2];&quot;/YAT&quot;;[.E137];&quot;Audible/&quot;;[.K137]);COM.MICROSOFT.CONCAT(&quot;Yat &quot;;[.E137];&quot; - &quot;;[.F137];&quot; / &quot;;TEXT([.G137];&quot;00&quot;); &quot; / &quot;; TEXT([.H137];&quot;00&quot;);&quot; - &quot;; TEXT([.I137];&quot;00&quot;);&quot; : &quot;; TEXT([.J137];&quot;00&quot;))))">
            <text:p/>
          </table:table-cell>
          <table:table-cell table:style-name="ce58" table:formula="of:=IF(ISBLANK([.K137]);&quot;&quot;; COUNTIF([.$L$2:.$L$170]; [.L13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8]);&quot;&quot;;HYPERLINK(COM.MICROSOFT.CONCAT([$conf.$C$2];&quot;/YAT&quot;;[.E138];&quot;Audible/&quot;;[.K138]);COM.MICROSOFT.CONCAT(&quot;Yat &quot;;[.E138];&quot; - &quot;;[.F138];&quot; / &quot;;TEXT([.G138];&quot;00&quot;); &quot; / &quot;; TEXT([.H138];&quot;00&quot;);&quot; - &quot;; TEXT([.I138];&quot;00&quot;);&quot; : &quot;; TEXT([.J138];&quot;00&quot;))))">
            <text:p/>
          </table:table-cell>
          <table:table-cell table:style-name="ce58" table:formula="of:=IF(ISBLANK([.K138]);&quot;&quot;; COUNTIF([.$L$2:.$L$170]; [.L13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39]);&quot;&quot;;HYPERLINK(COM.MICROSOFT.CONCAT([$conf.$C$2];&quot;/YAT&quot;;[.E139];&quot;Audible/&quot;;[.K139]);COM.MICROSOFT.CONCAT(&quot;Yat &quot;;[.E139];&quot; - &quot;;[.F139];&quot; / &quot;;TEXT([.G139];&quot;00&quot;); &quot; / &quot;; TEXT([.H139];&quot;00&quot;);&quot; - &quot;; TEXT([.I139];&quot;00&quot;);&quot; : &quot;; TEXT([.J139];&quot;00&quot;))))">
            <text:p/>
          </table:table-cell>
          <table:table-cell table:style-name="ce58" table:formula="of:=IF(ISBLANK([.K139]);&quot;&quot;; COUNTIF([.$L$2:.$L$170]; [.L13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0]);&quot;&quot;;HYPERLINK(COM.MICROSOFT.CONCAT([$conf.$C$2];&quot;/YAT&quot;;[.E140];&quot;Audible/&quot;;[.K140]);COM.MICROSOFT.CONCAT(&quot;Yat &quot;;[.E140];&quot; - &quot;;[.F140];&quot; / &quot;;TEXT([.G140];&quot;00&quot;); &quot; / &quot;; TEXT([.H140];&quot;00&quot;);&quot; - &quot;; TEXT([.I140];&quot;00&quot;);&quot; : &quot;; TEXT([.J140];&quot;00&quot;))))">
            <text:p/>
          </table:table-cell>
          <table:table-cell table:style-name="ce58" table:formula="of:=IF(ISBLANK([.K140]);&quot;&quot;; COUNTIF([.$L$2:.$L$170]; [.L14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1]);&quot;&quot;;HYPERLINK(COM.MICROSOFT.CONCAT([$conf.$C$2];&quot;/YAT&quot;;[.E141];&quot;Audible/&quot;;[.K141]);COM.MICROSOFT.CONCAT(&quot;Yat &quot;;[.E141];&quot; - &quot;;[.F141];&quot; / &quot;;TEXT([.G141];&quot;00&quot;); &quot; / &quot;; TEXT([.H141];&quot;00&quot;);&quot; - &quot;; TEXT([.I141];&quot;00&quot;);&quot; : &quot;; TEXT([.J141];&quot;00&quot;))))">
            <text:p/>
          </table:table-cell>
          <table:table-cell table:style-name="ce58" table:formula="of:=IF(ISBLANK([.K141]);&quot;&quot;; COUNTIF([.$L$2:.$L$170]; [.L14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2]);&quot;&quot;;HYPERLINK(COM.MICROSOFT.CONCAT([$conf.$C$2];&quot;/YAT&quot;;[.E142];&quot;Audible/&quot;;[.K142]);COM.MICROSOFT.CONCAT(&quot;Yat &quot;;[.E142];&quot; - &quot;;[.F142];&quot; / &quot;;TEXT([.G142];&quot;00&quot;); &quot; / &quot;; TEXT([.H142];&quot;00&quot;);&quot; - &quot;; TEXT([.I142];&quot;00&quot;);&quot; : &quot;; TEXT([.J142];&quot;00&quot;))))">
            <text:p/>
          </table:table-cell>
          <table:table-cell table:style-name="ce58" table:formula="of:=IF(ISBLANK([.K142]);&quot;&quot;; COUNTIF([.$L$2:.$L$170]; [.L14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3]);&quot;&quot;;HYPERLINK(COM.MICROSOFT.CONCAT([$conf.$C$2];&quot;/YAT&quot;;[.E143];&quot;Audible/&quot;;[.K143]);COM.MICROSOFT.CONCAT(&quot;Yat &quot;;[.E143];&quot; - &quot;;[.F143];&quot; / &quot;;TEXT([.G143];&quot;00&quot;); &quot; / &quot;; TEXT([.H143];&quot;00&quot;);&quot; - &quot;; TEXT([.I143];&quot;00&quot;);&quot; : &quot;; TEXT([.J143];&quot;00&quot;))))">
            <text:p/>
          </table:table-cell>
          <table:table-cell table:style-name="ce58" table:formula="of:=IF(ISBLANK([.K143]);&quot;&quot;; COUNTIF([.$L$2:.$L$170]; [.L14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4]);&quot;&quot;;HYPERLINK(COM.MICROSOFT.CONCAT([$conf.$C$2];&quot;/YAT&quot;;[.E144];&quot;Audible/&quot;;[.K144]);COM.MICROSOFT.CONCAT(&quot;Yat &quot;;[.E144];&quot; - &quot;;[.F144];&quot; / &quot;;TEXT([.G144];&quot;00&quot;); &quot; / &quot;; TEXT([.H144];&quot;00&quot;);&quot; - &quot;; TEXT([.I144];&quot;00&quot;);&quot; : &quot;; TEXT([.J144];&quot;00&quot;))))">
            <text:p/>
          </table:table-cell>
          <table:table-cell table:style-name="ce58" table:formula="of:=IF(ISBLANK([.K144]);&quot;&quot;; COUNTIF([.$L$2:.$L$170]; [.L14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5]);&quot;&quot;;HYPERLINK(COM.MICROSOFT.CONCAT([$conf.$C$2];&quot;/YAT&quot;;[.E145];&quot;Audible/&quot;;[.K145]);COM.MICROSOFT.CONCAT(&quot;Yat &quot;;[.E145];&quot; - &quot;;[.F145];&quot; / &quot;;TEXT([.G145];&quot;00&quot;); &quot; / &quot;; TEXT([.H145];&quot;00&quot;);&quot; - &quot;; TEXT([.I145];&quot;00&quot;);&quot; : &quot;; TEXT([.J145];&quot;00&quot;))))">
            <text:p/>
          </table:table-cell>
          <table:table-cell table:style-name="ce58" table:formula="of:=IF(ISBLANK([.K145]);&quot;&quot;; COUNTIF([.$L$2:.$L$170]; [.L14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6]);&quot;&quot;;HYPERLINK(COM.MICROSOFT.CONCAT([$conf.$C$2];&quot;/YAT&quot;;[.E146];&quot;Audible/&quot;;[.K146]);COM.MICROSOFT.CONCAT(&quot;Yat &quot;;[.E146];&quot; - &quot;;[.F146];&quot; / &quot;;TEXT([.G146];&quot;00&quot;); &quot; / &quot;; TEXT([.H146];&quot;00&quot;);&quot; - &quot;; TEXT([.I146];&quot;00&quot;);&quot; : &quot;; TEXT([.J146];&quot;00&quot;))))">
            <text:p/>
          </table:table-cell>
          <table:table-cell table:style-name="ce58" table:formula="of:=IF(ISBLANK([.K146]);&quot;&quot;; COUNTIF([.$L$2:.$L$170]; [.L14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7]);&quot;&quot;;HYPERLINK(COM.MICROSOFT.CONCAT([$conf.$C$2];&quot;/YAT&quot;;[.E147];&quot;Audible/&quot;;[.K147]);COM.MICROSOFT.CONCAT(&quot;Yat &quot;;[.E147];&quot; - &quot;;[.F147];&quot; / &quot;;TEXT([.G147];&quot;00&quot;); &quot; / &quot;; TEXT([.H147];&quot;00&quot;);&quot; - &quot;; TEXT([.I147];&quot;00&quot;);&quot; : &quot;; TEXT([.J147];&quot;00&quot;))))">
            <text:p/>
          </table:table-cell>
          <table:table-cell table:style-name="ce58" table:formula="of:=IF(ISBLANK([.K147]);&quot;&quot;; COUNTIF([.$L$2:.$L$170]; [.L14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8]);&quot;&quot;;HYPERLINK(COM.MICROSOFT.CONCAT([$conf.$C$2];&quot;/YAT&quot;;[.E148];&quot;Audible/&quot;;[.K148]);COM.MICROSOFT.CONCAT(&quot;Yat &quot;;[.E148];&quot; - &quot;;[.F148];&quot; / &quot;;TEXT([.G148];&quot;00&quot;); &quot; / &quot;; TEXT([.H148];&quot;00&quot;);&quot; - &quot;; TEXT([.I148];&quot;00&quot;);&quot; : &quot;; TEXT([.J148];&quot;00&quot;))))">
            <text:p/>
          </table:table-cell>
          <table:table-cell table:style-name="ce58" table:formula="of:=IF(ISBLANK([.K148]);&quot;&quot;; COUNTIF([.$L$2:.$L$170]; [.L14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49]);&quot;&quot;;HYPERLINK(COM.MICROSOFT.CONCAT([$conf.$C$2];&quot;/YAT&quot;;[.E149];&quot;Audible/&quot;;[.K149]);COM.MICROSOFT.CONCAT(&quot;Yat &quot;;[.E149];&quot; - &quot;;[.F149];&quot; / &quot;;TEXT([.G149];&quot;00&quot;); &quot; / &quot;; TEXT([.H149];&quot;00&quot;);&quot; - &quot;; TEXT([.I149];&quot;00&quot;);&quot; : &quot;; TEXT([.J149];&quot;00&quot;))))">
            <text:p/>
          </table:table-cell>
          <table:table-cell table:style-name="ce58" table:formula="of:=IF(ISBLANK([.K149]);&quot;&quot;; COUNTIF([.$L$2:.$L$170]; [.L14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0]);&quot;&quot;;HYPERLINK(COM.MICROSOFT.CONCAT([$conf.$C$2];&quot;/YAT&quot;;[.E150];&quot;Audible/&quot;;[.K150]);COM.MICROSOFT.CONCAT(&quot;Yat &quot;;[.E150];&quot; - &quot;;[.F150];&quot; / &quot;;TEXT([.G150];&quot;00&quot;); &quot; / &quot;; TEXT([.H150];&quot;00&quot;);&quot; - &quot;; TEXT([.I150];&quot;00&quot;);&quot; : &quot;; TEXT([.J150];&quot;00&quot;))))">
            <text:p/>
          </table:table-cell>
          <table:table-cell table:style-name="ce58" table:formula="of:=IF(ISBLANK([.K150]);&quot;&quot;; COUNTIF([.$L$2:.$L$170]; [.L15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1]);&quot;&quot;;HYPERLINK(COM.MICROSOFT.CONCAT([$conf.$C$2];&quot;/YAT&quot;;[.E151];&quot;Audible/&quot;;[.K151]);COM.MICROSOFT.CONCAT(&quot;Yat &quot;;[.E151];&quot; - &quot;;[.F151];&quot; / &quot;;TEXT([.G151];&quot;00&quot;); &quot; / &quot;; TEXT([.H151];&quot;00&quot;);&quot; - &quot;; TEXT([.I151];&quot;00&quot;);&quot; : &quot;; TEXT([.J151];&quot;00&quot;))))">
            <text:p/>
          </table:table-cell>
          <table:table-cell table:style-name="ce58" table:formula="of:=IF(ISBLANK([.K151]);&quot;&quot;; COUNTIF([.$L$2:.$L$170]; [.L15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2]);&quot;&quot;;HYPERLINK(COM.MICROSOFT.CONCAT([$conf.$C$2];&quot;/YAT&quot;;[.E152];&quot;Audible/&quot;;[.K152]);COM.MICROSOFT.CONCAT(&quot;Yat &quot;;[.E152];&quot; - &quot;;[.F152];&quot; / &quot;;TEXT([.G152];&quot;00&quot;); &quot; / &quot;; TEXT([.H152];&quot;00&quot;);&quot; - &quot;; TEXT([.I152];&quot;00&quot;);&quot; : &quot;; TEXT([.J152];&quot;00&quot;))))">
            <text:p/>
          </table:table-cell>
          <table:table-cell table:style-name="ce58" table:formula="of:=IF(ISBLANK([.K152]);&quot;&quot;; COUNTIF([.$L$2:.$L$170]; [.L15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3]);&quot;&quot;;HYPERLINK(COM.MICROSOFT.CONCAT([$conf.$C$2];&quot;/YAT&quot;;[.E153];&quot;Audible/&quot;;[.K153]);COM.MICROSOFT.CONCAT(&quot;Yat &quot;;[.E153];&quot; - &quot;;[.F153];&quot; / &quot;;TEXT([.G153];&quot;00&quot;); &quot; / &quot;; TEXT([.H153];&quot;00&quot;);&quot; - &quot;; TEXT([.I153];&quot;00&quot;);&quot; : &quot;; TEXT([.J153];&quot;00&quot;))))">
            <text:p/>
          </table:table-cell>
          <table:table-cell table:style-name="ce58" table:formula="of:=IF(ISBLANK([.K153]);&quot;&quot;; COUNTIF([.$L$2:.$L$170]; [.L15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4]);&quot;&quot;;HYPERLINK(COM.MICROSOFT.CONCAT([$conf.$C$2];&quot;/YAT&quot;;[.E154];&quot;Audible/&quot;;[.K154]);COM.MICROSOFT.CONCAT(&quot;Yat &quot;;[.E154];&quot; - &quot;;[.F154];&quot; / &quot;;TEXT([.G154];&quot;00&quot;); &quot; / &quot;; TEXT([.H154];&quot;00&quot;);&quot; - &quot;; TEXT([.I154];&quot;00&quot;);&quot; : &quot;; TEXT([.J154];&quot;00&quot;))))">
            <text:p/>
          </table:table-cell>
          <table:table-cell table:style-name="ce58" table:formula="of:=IF(ISBLANK([.K154]);&quot;&quot;; COUNTIF([.$L$2:.$L$170]; [.L15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5]);&quot;&quot;;HYPERLINK(COM.MICROSOFT.CONCAT([$conf.$C$2];&quot;/YAT&quot;;[.E155];&quot;Audible/&quot;;[.K155]);COM.MICROSOFT.CONCAT(&quot;Yat &quot;;[.E155];&quot; - &quot;;[.F155];&quot; / &quot;;TEXT([.G155];&quot;00&quot;); &quot; / &quot;; TEXT([.H155];&quot;00&quot;);&quot; - &quot;; TEXT([.I155];&quot;00&quot;);&quot; : &quot;; TEXT([.J155];&quot;00&quot;))))">
            <text:p/>
          </table:table-cell>
          <table:table-cell table:style-name="ce58" table:formula="of:=IF(ISBLANK([.K155]);&quot;&quot;; COUNTIF([.$L$2:.$L$170]; [.L15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6]);&quot;&quot;;HYPERLINK(COM.MICROSOFT.CONCAT([$conf.$C$2];&quot;/YAT&quot;;[.E156];&quot;Audible/&quot;;[.K156]);COM.MICROSOFT.CONCAT(&quot;Yat &quot;;[.E156];&quot; - &quot;;[.F156];&quot; / &quot;;TEXT([.G156];&quot;00&quot;); &quot; / &quot;; TEXT([.H156];&quot;00&quot;);&quot; - &quot;; TEXT([.I156];&quot;00&quot;);&quot; : &quot;; TEXT([.J156];&quot;00&quot;))))">
            <text:p/>
          </table:table-cell>
          <table:table-cell table:style-name="ce58" table:formula="of:=IF(ISBLANK([.K156]);&quot;&quot;; COUNTIF([.$L$2:.$L$170]; [.L15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7]);&quot;&quot;;HYPERLINK(COM.MICROSOFT.CONCAT([$conf.$C$2];&quot;/YAT&quot;;[.E157];&quot;Audible/&quot;;[.K157]);COM.MICROSOFT.CONCAT(&quot;Yat &quot;;[.E157];&quot; - &quot;;[.F157];&quot; / &quot;;TEXT([.G157];&quot;00&quot;); &quot; / &quot;; TEXT([.H157];&quot;00&quot;);&quot; - &quot;; TEXT([.I157];&quot;00&quot;);&quot; : &quot;; TEXT([.J157];&quot;00&quot;))))">
            <text:p/>
          </table:table-cell>
          <table:table-cell table:style-name="ce58" table:formula="of:=IF(ISBLANK([.K157]);&quot;&quot;; COUNTIF([.$L$2:.$L$170]; [.L15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8]);&quot;&quot;;HYPERLINK(COM.MICROSOFT.CONCAT([$conf.$C$2];&quot;/YAT&quot;;[.E158];&quot;Audible/&quot;;[.K158]);COM.MICROSOFT.CONCAT(&quot;Yat &quot;;[.E158];&quot; - &quot;;[.F158];&quot; / &quot;;TEXT([.G158];&quot;00&quot;); &quot; / &quot;; TEXT([.H158];&quot;00&quot;);&quot; - &quot;; TEXT([.I158];&quot;00&quot;);&quot; : &quot;; TEXT([.J158];&quot;00&quot;))))">
            <text:p/>
          </table:table-cell>
          <table:table-cell table:style-name="ce58" table:formula="of:=IF(ISBLANK([.K158]);&quot;&quot;; COUNTIF([.$L$2:.$L$170]; [.L15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59]);&quot;&quot;;HYPERLINK(COM.MICROSOFT.CONCAT([$conf.$C$2];&quot;/YAT&quot;;[.E159];&quot;Audible/&quot;;[.K159]);COM.MICROSOFT.CONCAT(&quot;Yat &quot;;[.E159];&quot; - &quot;;[.F159];&quot; / &quot;;TEXT([.G159];&quot;00&quot;); &quot; / &quot;; TEXT([.H159];&quot;00&quot;);&quot; - &quot;; TEXT([.I159];&quot;00&quot;);&quot; : &quot;; TEXT([.J159];&quot;00&quot;))))">
            <text:p/>
          </table:table-cell>
          <table:table-cell table:style-name="ce58" table:formula="of:=IF(ISBLANK([.K159]);&quot;&quot;; COUNTIF([.$L$2:.$L$170]; [.L15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0]);&quot;&quot;;HYPERLINK(COM.MICROSOFT.CONCAT([$conf.$C$2];&quot;/YAT&quot;;[.E160];&quot;Audible/&quot;;[.K160]);COM.MICROSOFT.CONCAT(&quot;Yat &quot;;[.E160];&quot; - &quot;;[.F160];&quot; / &quot;;TEXT([.G160];&quot;00&quot;); &quot; / &quot;; TEXT([.H160];&quot;00&quot;);&quot; - &quot;; TEXT([.I160];&quot;00&quot;);&quot; : &quot;; TEXT([.J160];&quot;00&quot;))))">
            <text:p/>
          </table:table-cell>
          <table:table-cell table:style-name="ce58" table:formula="of:=IF(ISBLANK([.K160]);&quot;&quot;; COUNTIF([.$L$2:.$L$170]; [.L160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1]);&quot;&quot;;HYPERLINK(COM.MICROSOFT.CONCAT([$conf.$C$2];&quot;/YAT&quot;;[.E161];&quot;Audible/&quot;;[.K161]);COM.MICROSOFT.CONCAT(&quot;Yat &quot;;[.E161];&quot; - &quot;;[.F161];&quot; / &quot;;TEXT([.G161];&quot;00&quot;); &quot; / &quot;; TEXT([.H161];&quot;00&quot;);&quot; - &quot;; TEXT([.I161];&quot;00&quot;);&quot; : &quot;; TEXT([.J161];&quot;00&quot;))))">
            <text:p/>
          </table:table-cell>
          <table:table-cell table:style-name="ce58" table:formula="of:=IF(ISBLANK([.K161]);&quot;&quot;; COUNTIF([.$L$2:.$L$170]; [.L161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2]);&quot;&quot;;HYPERLINK(COM.MICROSOFT.CONCAT([$conf.$C$2];&quot;/YAT&quot;;[.E162];&quot;Audible/&quot;;[.K162]);COM.MICROSOFT.CONCAT(&quot;Yat &quot;;[.E162];&quot; - &quot;;[.F162];&quot; / &quot;;TEXT([.G162];&quot;00&quot;); &quot; / &quot;; TEXT([.H162];&quot;00&quot;);&quot; - &quot;; TEXT([.I162];&quot;00&quot;);&quot; : &quot;; TEXT([.J162];&quot;00&quot;))))">
            <text:p/>
          </table:table-cell>
          <table:table-cell table:style-name="ce58" table:formula="of:=IF(ISBLANK([.K162]);&quot;&quot;; COUNTIF([.$L$2:.$L$170]; [.L162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3]);&quot;&quot;;HYPERLINK(COM.MICROSOFT.CONCAT([$conf.$C$2];&quot;/YAT&quot;;[.E163];&quot;Audible/&quot;;[.K163]);COM.MICROSOFT.CONCAT(&quot;Yat &quot;;[.E163];&quot; - &quot;;[.F163];&quot; / &quot;;TEXT([.G163];&quot;00&quot;); &quot; / &quot;; TEXT([.H163];&quot;00&quot;);&quot; - &quot;; TEXT([.I163];&quot;00&quot;);&quot; : &quot;; TEXT([.J163];&quot;00&quot;))))">
            <text:p/>
          </table:table-cell>
          <table:table-cell table:style-name="ce58" table:formula="of:=IF(ISBLANK([.K163]);&quot;&quot;; COUNTIF([.$L$2:.$L$170]; [.L163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4]);&quot;&quot;;HYPERLINK(COM.MICROSOFT.CONCAT([$conf.$C$2];&quot;/YAT&quot;;[.E164];&quot;Audible/&quot;;[.K164]);COM.MICROSOFT.CONCAT(&quot;Yat &quot;;[.E164];&quot; - &quot;;[.F164];&quot; / &quot;;TEXT([.G164];&quot;00&quot;); &quot; / &quot;; TEXT([.H164];&quot;00&quot;);&quot; - &quot;; TEXT([.I164];&quot;00&quot;);&quot; : &quot;; TEXT([.J164];&quot;00&quot;))))">
            <text:p/>
          </table:table-cell>
          <table:table-cell table:style-name="ce58" table:formula="of:=IF(ISBLANK([.K164]);&quot;&quot;; COUNTIF([.$L$2:.$L$170]; [.L164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5]);&quot;&quot;;HYPERLINK(COM.MICROSOFT.CONCAT([$conf.$C$2];&quot;/YAT&quot;;[.E165];&quot;Audible/&quot;;[.K165]);COM.MICROSOFT.CONCAT(&quot;Yat &quot;;[.E165];&quot; - &quot;;[.F165];&quot; / &quot;;TEXT([.G165];&quot;00&quot;); &quot; / &quot;; TEXT([.H165];&quot;00&quot;);&quot; - &quot;; TEXT([.I165];&quot;00&quot;);&quot; : &quot;; TEXT([.J165];&quot;00&quot;))))">
            <text:p/>
          </table:table-cell>
          <table:table-cell table:style-name="ce58" table:formula="of:=IF(ISBLANK([.K165]);&quot;&quot;; COUNTIF([.$L$2:.$L$170]; [.L165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6]);&quot;&quot;;HYPERLINK(COM.MICROSOFT.CONCAT([$conf.$C$2];&quot;/YAT&quot;;[.E166];&quot;Audible/&quot;;[.K166]);COM.MICROSOFT.CONCAT(&quot;Yat &quot;;[.E166];&quot; - &quot;;[.F166];&quot; / &quot;;TEXT([.G166];&quot;00&quot;); &quot; / &quot;; TEXT([.H166];&quot;00&quot;);&quot; - &quot;; TEXT([.I166];&quot;00&quot;);&quot; : &quot;; TEXT([.J166];&quot;00&quot;))))">
            <text:p/>
          </table:table-cell>
          <table:table-cell table:style-name="ce58" table:formula="of:=IF(ISBLANK([.K166]);&quot;&quot;; COUNTIF([.$L$2:.$L$170]; [.L166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7]);&quot;&quot;;HYPERLINK(COM.MICROSOFT.CONCAT([$conf.$C$2];&quot;/YAT&quot;;[.E167];&quot;Audible/&quot;;[.K167]);COM.MICROSOFT.CONCAT(&quot;Yat &quot;;[.E167];&quot; - &quot;;[.F167];&quot; / &quot;;TEXT([.G167];&quot;00&quot;); &quot; / &quot;; TEXT([.H167];&quot;00&quot;);&quot; - &quot;; TEXT([.I167];&quot;00&quot;);&quot; : &quot;; TEXT([.J167];&quot;00&quot;))))">
            <text:p/>
          </table:table-cell>
          <table:table-cell table:style-name="ce58" table:formula="of:=IF(ISBLANK([.K167]);&quot;&quot;; COUNTIF([.$L$2:.$L$170]; [.L167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8]);&quot;&quot;;HYPERLINK(COM.MICROSOFT.CONCAT([$conf.$C$2];&quot;/YAT&quot;;[.E168];&quot;Audible/&quot;;[.K168]);COM.MICROSOFT.CONCAT(&quot;Yat &quot;;[.E168];&quot; - &quot;;[.F168];&quot; / &quot;;TEXT([.G168];&quot;00&quot;); &quot; / &quot;; TEXT([.H168];&quot;00&quot;);&quot; - &quot;; TEXT([.I168];&quot;00&quot;);&quot; : &quot;; TEXT([.J168];&quot;00&quot;))))">
            <text:p/>
          </table:table-cell>
          <table:table-cell table:style-name="ce58" table:formula="of:=IF(ISBLANK([.K168]);&quot;&quot;; COUNTIF([.$L$2:.$L$170]; [.L168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69]);&quot;&quot;;HYPERLINK(COM.MICROSOFT.CONCAT([$conf.$C$2];&quot;/YAT&quot;;[.E169];&quot;Audible/&quot;;[.K169]);COM.MICROSOFT.CONCAT(&quot;Yat &quot;;[.E169];&quot; - &quot;;[.F169];&quot; / &quot;;TEXT([.G169];&quot;00&quot;); &quot; / &quot;; TEXT([.H169];&quot;00&quot;);&quot; - &quot;; TEXT([.I169];&quot;00&quot;);&quot; : &quot;; TEXT([.J169];&quot;00&quot;))))">
            <text:p/>
          </table:table-cell>
          <table:table-cell table:style-name="ce58" table:formula="of:=IF(ISBLANK([.K169]);&quot;&quot;; COUNTIF([.$L$2:.$L$170]; [.L169]))">
            <text:p/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18"/>
          <table:table-cell table:style-name="ce57"/>
          <table:table-cell table:style-name="ce18" table:number-columns-repeated="3"/>
          <table:table-cell table:style-name="ce20" table:number-columns-repeated="3"/>
          <table:table-cell table:style-name="ce18"/>
          <table:table-cell table:style-name="ce13" table:formula="of:=IF(ISBLANK([.K170]);&quot;&quot;;HYPERLINK(COM.MICROSOFT.CONCAT([$conf.$C$2];&quot;/YAT&quot;;[.E170];&quot;Audible/&quot;;[.K170]);COM.MICROSOFT.CONCAT(&quot;Yat &quot;;[.E170];&quot; - &quot;;[.F170];&quot; / &quot;;TEXT([.G170];&quot;00&quot;); &quot; / &quot;; TEXT([.H170];&quot;00&quot;);&quot; - &quot;; TEXT([.I170];&quot;00&quot;);&quot; : &quot;; TEXT([.J170];&quot;00&quot;))))">
            <text:p/>
          </table:table-cell>
          <table:table-cell table:style-name="ce58" table:formula="of:=IF(ISBLANK([.K170]);&quot;&quot;; COUNTIF([.$L$2:.$L$170]; [.L170]))">
            <text:p/>
          </table:table-cell>
          <table:table-cell table:style-name="ce22"/>
          <table:table-cell/>
        </table:table-row>
        <table:table-row table:style-name="ro1" table:number-rows-repeated="104840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top scores 92 yat1,month3, h10,11,12'.D3:'top scores 92 yat1,month3, h10,11,12'.D170">
            <calcext:color-scale>
              <calcext:color-scale-entry calcext:value="0" calcext:type="minimum" calcext:color="#c5e1a5"/>
              <calcext:color-scale-entry calcext:value="20" calcext:type="percentile" calcext:color="#bdbdbd"/>
              <calcext:color-scale-entry calcext:value="40" calcext:type="percentile" calcext:color="#e64a19"/>
            </calcext:color-scale>
            <calcext:color-scale>
              <calcext:color-scale-entry calcext:value="60" calcext:type="percentile" calcext:color="#01579b"/>
              <calcext:color-scale-entry calcext:value="50" calcext:type="percentile" calcext:color="#fbc02d"/>
              <calcext:color-scale-entry calcext:value="0" calcext:type="maximum" calcext:color="#5d4037"/>
            </calcext:color-scale>
          </calcext:conditional-format>
          <calcext:conditional-format calcext:target-range-address="'top scores 92 yat1,month3, h10,11,12'.M2:'top scores 92 yat1,month3, h10,11,12'.M170">
            <calcext:color-scale>
              <calcext:color-scale-entry calcext:value="0" calcext:type="minimum" calcext:color="#fafafa"/>
              <calcext:color-scale-entry calcext:value="50" calcext:type="percentile" calcext:color="#b3e5fc"/>
              <calcext:color-scale-entry calcext:value="0" calcext:type="maximum" calcext:color="#66bb6a"/>
            </calcext:color-scale>
          </calcext:conditional-format>
        </calcext:conditional-formats>
      </table:table>
      <table:table table:name="Sheet5" table:style-name="ta1">
        <table:table-column table:style-name="co1" table:number-columns-repeated="11" table:default-cell-style-name="Default"/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ERROR(INDEX([.H$10:.H$13];MATCH([.J10]; [.I$10:.I$13]; 0)); &quot;Not Found&quot;)" office:value-type="string" office:string-value="C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ERROR(INDEX([.H$10:.H$13];MATCH([.J11]; [.I$10:.I$13]; 0)); &quot;Not Found&quot;)" office:value-type="string" office:string-value="Not Found" calcext:value-type="string">
            <text:p>Not 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ERROR(INDEX([.H$10:.H$13];MATCH([.J12]; [.I$10:.I$13]; 0)); &quot;Not Found&quot;)" office:value-type="string" office:string-value="B" calcext:value-type="string">
            <text:p>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ERROR(INDEX([.H$10:.H$13];MATCH([.J13]; [.I$10:.I$13]; 0)); &quot;Not Found&quot;)" office:value-type="string" office:string-value="Not Found" calcext:value-type="string">
            <text:p>Not Found</text:p>
          </table:table-cell>
        </table:table-row>
      </table:table>
      <table:named-expressions/>
      <table:database-ranges>
        <table:database-range table:name="__Anonymous_Sheet_DB__1" table:target-range-address="'fs0X top 5 9000 files'.A1:'fs0X top 5 9000 files'.M191" table:display-filter-buttons="true">
          <table:sort>
            <table:sort-by table:field-number="12" table:data-type="automatic"/>
          </table:sort>
        </table:database-range>
        <table:database-range table:name="__Anonymous_Sheet_DB__2" table:target-range-address="'top scores 9000 fs0Xs vs fs1'.C1:'top scores 9000 fs0Xs vs fs1'.O190" table:display-filter-buttons="true">
          <table:sort>
            <table:sort-by table:field-number="9" table:order="descending" table:data-type="automatic"/>
          </table:sort>
        </table:database-range>
        <table:database-range table:name="__Anonymous_Sheet_DB__3" table:target-range-address="'top scores 92 yat1,month3, h10,11,12'.C1:'top scores 92 yat1,month3, h10,11,12'.O170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style:diagonal-bl-tr="none" style:diagonal-tl-br="none"/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1:55:19.262294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12:41:09.292177306</dc:date>
    <meta:editing-duration>PT5H52M16S</meta:editing-duration>
    <meta:editing-cycles>83</meta:editing-cycles>
    <meta:generator>LibreOffice/24.2.4.2$Linux_X86_64 LibreOffice_project/420$Build-2</meta:generator>
    <meta:document-statistic meta:table-count="5" meta:cell-count="3502" meta:object-count="0"/>
  </office:meta>
</office:document-meta>
</file>